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49in" svg:x="2.6969in" svg:y="0.5752in">
            <draw:object draw:notify-on-update-of-ranges="Sheet1.A1:Sheet1.A1599 Sheet1.B1:Sheet1.B15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163636363636" calcext:value-type="float">
            <text:p>0.0016363636</text:p>
          </table:table-cell>
          <table:table-cell office:value-type="float" office:value="7386.51726519" calcext:value-type="float">
            <text:p>7386.51726519</text:p>
          </table:table-cell>
        </table:table-row>
        <table:table-row table:style-name="ro1">
          <table:table-cell office:value-type="float" office:value="0.00327272727273" calcext:value-type="float">
            <text:p>0.0032727273</text:p>
          </table:table-cell>
          <table:table-cell office:value-type="float" office:value="7382.92539507" calcext:value-type="float">
            <text:p>7382.92539507</text:p>
          </table:table-cell>
        </table:table-row>
        <table:table-row table:style-name="ro1">
          <table:table-cell office:value-type="float" office:value="0.00490909090909" calcext:value-type="float">
            <text:p>0.0049090909</text:p>
          </table:table-cell>
          <table:table-cell office:value-type="float" office:value="7377.16783763" calcext:value-type="float">
            <text:p>7377.16783763</text:p>
          </table:table-cell>
        </table:table-row>
        <table:table-row table:style-name="ro1">
          <table:table-cell office:value-type="float" office:value="0.00654545454545" calcext:value-type="float">
            <text:p>0.0065454545</text:p>
          </table:table-cell>
          <table:table-cell office:value-type="float" office:value="7369.41421432" calcext:value-type="float">
            <text:p>7369.41421432</text:p>
          </table:table-cell>
        </table:table-row>
        <table:table-row table:style-name="ro1">
          <table:table-cell office:value-type="float" office:value="0.00818181818182" calcext:value-type="float">
            <text:p>0.0081818182</text:p>
          </table:table-cell>
          <table:table-cell office:value-type="float" office:value="7359.85474671" calcext:value-type="float">
            <text:p>7359.85474671</text:p>
          </table:table-cell>
        </table:table-row>
        <table:table-row table:style-name="ro1">
          <table:table-cell office:value-type="float" office:value="0.00981818181818" calcext:value-type="float">
            <text:p>0.0098181818</text:p>
          </table:table-cell>
          <table:table-cell office:value-type="float" office:value="7348.63500974" calcext:value-type="float">
            <text:p>7348.63500974</text:p>
          </table:table-cell>
        </table:table-row>
        <table:table-row table:style-name="ro1">
          <table:table-cell office:value-type="float" office:value="0.0114545454545" calcext:value-type="float">
            <text:p>0.0114545455</text:p>
          </table:table-cell>
          <table:table-cell office:value-type="float" office:value="7335.92783574" calcext:value-type="float">
            <text:p>7335.92783574</text:p>
          </table:table-cell>
        </table:table-row>
        <table:table-row table:style-name="ro1">
          <table:table-cell office:value-type="float" office:value="0.0130909090909" calcext:value-type="float">
            <text:p>0.0130909091</text:p>
          </table:table-cell>
          <table:table-cell office:value-type="float" office:value="7321.88075262" calcext:value-type="float">
            <text:p>7321.88075262</text:p>
          </table:table-cell>
        </table:table-row>
        <table:table-row table:style-name="ro1">
          <table:table-cell office:value-type="float" office:value="0.0147272727273" calcext:value-type="float">
            <text:p>0.0147272727</text:p>
          </table:table-cell>
          <table:table-cell office:value-type="float" office:value="7306.65126365" calcext:value-type="float">
            <text:p>7306.65126365</text:p>
          </table:table-cell>
        </table:table-row>
        <table:table-row table:style-name="ro1">
          <table:table-cell office:value-type="float" office:value="0.0163636363636" calcext:value-type="float">
            <text:p>0.0163636364</text:p>
          </table:table-cell>
          <table:table-cell office:value-type="float" office:value="7290.38584355" calcext:value-type="float">
            <text:p>7290.3858435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7273.22793916" calcext:value-type="float">
            <text:p>7273.22793916</text:p>
          </table:table-cell>
        </table:table-row>
        <table:table-row table:style-name="ro1">
          <table:table-cell office:value-type="float" office:value="0.0196363636364" calcext:value-type="float">
            <text:p>0.0196363636</text:p>
          </table:table-cell>
          <table:table-cell office:value-type="float" office:value="7255.31890099" calcext:value-type="float">
            <text:p>7255.31890099</text:p>
          </table:table-cell>
        </table:table-row>
        <table:table-row table:style-name="ro1">
          <table:table-cell office:value-type="float" office:value="0.0212727272727" calcext:value-type="float">
            <text:p>0.0212727273</text:p>
          </table:table-cell>
          <table:table-cell office:value-type="float" office:value="7236.78975646" calcext:value-type="float">
            <text:p>7236.78975646</text:p>
          </table:table-cell>
        </table:table-row>
        <table:table-row table:style-name="ro1">
          <table:table-cell office:value-type="float" office:value="0.0229090909091" calcext:value-type="float">
            <text:p>0.0229090909</text:p>
          </table:table-cell>
          <table:table-cell office:value-type="float" office:value="7217.77500788" calcext:value-type="float">
            <text:p>7217.77500788</text:p>
          </table:table-cell>
        </table:table-row>
        <table:table-row table:style-name="ro1">
          <table:table-cell office:value-type="float" office:value="0.0245454545455" calcext:value-type="float">
            <text:p>0.0245454545</text:p>
          </table:table-cell>
          <table:table-cell office:value-type="float" office:value="7198.39494339" calcext:value-type="float">
            <text:p>7198.3949433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7192.40012752" calcext:value-type="float">
            <text:p>7192.40012752</text:p>
          </table:table-cell>
        </table:table-row>
        <table:table-row table:style-name="ro1">
          <table:table-cell office:value-type="float" office:value="0.0266363636364" calcext:value-type="float">
            <text:p>0.0266363636</text:p>
          </table:table-cell>
          <table:table-cell office:value-type="float" office:value="7173.00542344" calcext:value-type="float">
            <text:p>7173.00542344</text:p>
          </table:table-cell>
        </table:table-row>
        <table:table-row table:style-name="ro1">
          <table:table-cell office:value-type="float" office:value="0.0282727272727" calcext:value-type="float">
            <text:p>0.0282727273</text:p>
          </table:table-cell>
          <table:table-cell office:value-type="float" office:value="7153.42310405" calcext:value-type="float">
            <text:p>7153.42310405</text:p>
          </table:table-cell>
        </table:table-row>
        <table:table-row table:style-name="ro1">
          <table:table-cell office:value-type="float" office:value="0.0299090909091" calcext:value-type="float">
            <text:p>0.0299090909</text:p>
          </table:table-cell>
          <table:table-cell office:value-type="float" office:value="7133.76593608" calcext:value-type="float">
            <text:p>7133.76593608</text:p>
          </table:table-cell>
        </table:table-row>
        <table:table-row table:style-name="ro1">
          <table:table-cell office:value-type="float" office:value="0.0315454545455" calcext:value-type="float">
            <text:p>0.0315454545</text:p>
          </table:table-cell>
          <table:table-cell office:value-type="float" office:value="7114.18667824" calcext:value-type="float">
            <text:p>7114.18667824</text:p>
          </table:table-cell>
        </table:table-row>
        <table:table-row table:style-name="ro1">
          <table:table-cell office:value-type="float" office:value="0.0331818181818" calcext:value-type="float">
            <text:p>0.0331818182</text:p>
          </table:table-cell>
          <table:table-cell office:value-type="float" office:value="7094.81263162" calcext:value-type="float">
            <text:p>7094.81263162</text:p>
          </table:table-cell>
        </table:table-row>
        <table:table-row table:style-name="ro1">
          <table:table-cell office:value-type="float" office:value="0.0348181818182" calcext:value-type="float">
            <text:p>0.0348181818</text:p>
          </table:table-cell>
          <table:table-cell office:value-type="float" office:value="7075.75065404" calcext:value-type="float">
            <text:p>7075.75065404</text:p>
          </table:table-cell>
        </table:table-row>
        <table:table-row table:style-name="ro1">
          <table:table-cell office:value-type="float" office:value="0.0364545454545" calcext:value-type="float">
            <text:p>0.0364545455</text:p>
          </table:table-cell>
          <table:table-cell office:value-type="float" office:value="7057.1025854" calcext:value-type="float">
            <text:p>7057.1025854</text:p>
          </table:table-cell>
        </table:table-row>
        <table:table-row table:style-name="ro1">
          <table:table-cell office:value-type="float" office:value="0.0380909090909" calcext:value-type="float">
            <text:p>0.0380909091</text:p>
          </table:table-cell>
          <table:table-cell office:value-type="float" office:value="7038.95779456" calcext:value-type="float">
            <text:p>7038.95779456</text:p>
          </table:table-cell>
        </table:table-row>
        <table:table-row table:style-name="ro1">
          <table:table-cell office:value-type="float" office:value="0.0397272727273" calcext:value-type="float">
            <text:p>0.0397272727</text:p>
          </table:table-cell>
          <table:table-cell office:value-type="float" office:value="7021.40547067" calcext:value-type="float">
            <text:p>7021.40547067</text:p>
          </table:table-cell>
        </table:table-row>
        <table:table-row table:style-name="ro1">
          <table:table-cell office:value-type="float" office:value="0.0413636363636" calcext:value-type="float">
            <text:p>0.0413636364</text:p>
          </table:table-cell>
          <table:table-cell office:value-type="float" office:value="7004.52322573" calcext:value-type="float">
            <text:p>7004.52322573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6988.38980254" calcext:value-type="float">
            <text:p>6988.38980254</text:p>
          </table:table-cell>
        </table:table-row>
        <table:table-row table:style-name="ro1">
          <table:table-cell office:value-type="float" office:value="0.0446363636364" calcext:value-type="float">
            <text:p>0.0446363636</text:p>
          </table:table-cell>
          <table:table-cell office:value-type="float" office:value="6973.07309268" calcext:value-type="float">
            <text:p>6973.07309268</text:p>
          </table:table-cell>
        </table:table-row>
        <table:table-row table:style-name="ro1">
          <table:table-cell office:value-type="float" office:value="0.0462727272727" calcext:value-type="float">
            <text:p>0.0462727273</text:p>
          </table:table-cell>
          <table:table-cell office:value-type="float" office:value="6958.64261667" calcext:value-type="float">
            <text:p>6958.64261667</text:p>
          </table:table-cell>
        </table:table-row>
        <table:table-row table:style-name="ro1">
          <table:table-cell office:value-type="float" office:value="0.0479090909091" calcext:value-type="float">
            <text:p>0.0479090909</text:p>
          </table:table-cell>
          <table:table-cell office:value-type="float" office:value="6945.15752202" calcext:value-type="float">
            <text:p>6945.15752202</text:p>
          </table:table-cell>
        </table:table-row>
        <table:table-row table:style-name="ro1">
          <table:table-cell office:value-type="float" office:value="0.0495454545455" calcext:value-type="float">
            <text:p>0.0495454545</text:p>
          </table:table-cell>
          <table:table-cell office:value-type="float" office:value="6932.67841718" calcext:value-type="float">
            <text:p>6932.678417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927.74207242" calcext:value-type="float">
            <text:p>6927.74207242</text:p>
          </table:table-cell>
        </table:table-row>
        <table:table-row table:style-name="ro1">
          <table:table-cell office:value-type="float" office:value="0.0516363636364" calcext:value-type="float">
            <text:p>0.0516363636</text:p>
          </table:table-cell>
          <table:table-cell office:value-type="float" office:value="6917.35492202" calcext:value-type="float">
            <text:p>6917.35492202</text:p>
          </table:table-cell>
        </table:table-row>
        <table:table-row table:style-name="ro1">
          <table:table-cell office:value-type="float" office:value="0.0532727272727" calcext:value-type="float">
            <text:p>0.0532727273</text:p>
          </table:table-cell>
          <table:table-cell office:value-type="float" office:value="6907.87406604" calcext:value-type="float">
            <text:p>6907.87406604</text:p>
          </table:table-cell>
        </table:table-row>
        <table:table-row table:style-name="ro1">
          <table:table-cell office:value-type="float" office:value="0.0549090909091" calcext:value-type="float">
            <text:p>0.0549090909</text:p>
          </table:table-cell>
          <table:table-cell office:value-type="float" office:value="6899.29837473" calcext:value-type="float">
            <text:p>6899.29837473</text:p>
          </table:table-cell>
        </table:table-row>
        <table:table-row table:style-name="ro1">
          <table:table-cell office:value-type="float" office:value="0.0565454545455" calcext:value-type="float">
            <text:p>0.0565454545</text:p>
          </table:table-cell>
          <table:table-cell office:value-type="float" office:value="6891.78680718" calcext:value-type="float">
            <text:p>6891.78680718</text:p>
          </table:table-cell>
        </table:table-row>
        <table:table-row table:style-name="ro1">
          <table:table-cell office:value-type="float" office:value="0.0581818181818" calcext:value-type="float">
            <text:p>0.0581818182</text:p>
          </table:table-cell>
          <table:table-cell office:value-type="float" office:value="6885.43954421" calcext:value-type="float">
            <text:p>6885.43954421</text:p>
          </table:table-cell>
        </table:table-row>
        <table:table-row table:style-name="ro1">
          <table:table-cell office:value-type="float" office:value="0.0598181818182" calcext:value-type="float">
            <text:p>0.0598181818</text:p>
          </table:table-cell>
          <table:table-cell office:value-type="float" office:value="6880.32347829" calcext:value-type="float">
            <text:p>6880.32347829</text:p>
          </table:table-cell>
        </table:table-row>
        <table:table-row table:style-name="ro1">
          <table:table-cell office:value-type="float" office:value="0.0614545454545" calcext:value-type="float">
            <text:p>0.0614545455</text:p>
          </table:table-cell>
          <table:table-cell office:value-type="float" office:value="6876.48325499" calcext:value-type="float">
            <text:p>6876.48325499</text:p>
          </table:table-cell>
        </table:table-row>
        <table:table-row table:style-name="ro1">
          <table:table-cell office:value-type="float" office:value="0.0630909090909" calcext:value-type="float">
            <text:p>0.0630909091</text:p>
          </table:table-cell>
          <table:table-cell office:value-type="float" office:value="6873.95155146" calcext:value-type="float">
            <text:p>6873.95155146</text:p>
          </table:table-cell>
        </table:table-row>
        <table:table-row table:style-name="ro1">
          <table:table-cell office:value-type="float" office:value="0.0647272727273" calcext:value-type="float">
            <text:p>0.0647272727</text:p>
          </table:table-cell>
          <table:table-cell office:value-type="float" office:value="6872.7497311" calcext:value-type="float">
            <text:p>6872.7497311</text:p>
          </table:table-cell>
        </table:table-row>
        <table:table-row table:style-name="ro1">
          <table:table-cell office:value-type="float" office:value="0.0663636363636" calcext:value-type="float">
            <text:p>0.0663636364</text:p>
          </table:table-cell>
          <table:table-cell office:value-type="float" office:value="6872.89272539" calcext:value-type="float">
            <text:p>6872.8927253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6874.38815443" calcext:value-type="float">
            <text:p>6874.38815443</text:p>
          </table:table-cell>
        </table:table-row>
        <table:table-row table:style-name="ro1">
          <table:table-cell office:value-type="float" office:value="0.0696363636364" calcext:value-type="float">
            <text:p>0.0696363636</text:p>
          </table:table-cell>
          <table:table-cell office:value-type="float" office:value="6877.23951059" calcext:value-type="float">
            <text:p>6877.23951059</text:p>
          </table:table-cell>
        </table:table-row>
        <table:table-row table:style-name="ro1">
          <table:table-cell office:value-type="float" office:value="0.0712727272727" calcext:value-type="float">
            <text:p>0.0712727273</text:p>
          </table:table-cell>
          <table:table-cell office:value-type="float" office:value="6881.44509655" calcext:value-type="float">
            <text:p>6881.44509655</text:p>
          </table:table-cell>
        </table:table-row>
        <table:table-row table:style-name="ro1">
          <table:table-cell office:value-type="float" office:value="0.0729090909091" calcext:value-type="float">
            <text:p>0.0729090909</text:p>
          </table:table-cell>
          <table:table-cell office:value-type="float" office:value="6886.99950289" calcext:value-type="float">
            <text:p>6886.99950289</text:p>
          </table:table-cell>
        </table:table-row>
        <table:table-row table:style-name="ro1">
          <table:table-cell office:value-type="float" office:value="0.0745454545455" calcext:value-type="float">
            <text:p>0.0745454545</text:p>
          </table:table-cell>
          <table:table-cell office:value-type="float" office:value="6893.89298761" calcext:value-type="float">
            <text:p>6893.8929876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6893.32949816" calcext:value-type="float">
            <text:p>6893.32949816</text:p>
          </table:table-cell>
        </table:table-row>
        <table:table-row table:style-name="ro1">
          <table:table-cell office:value-type="float" office:value="0.0766363636364" calcext:value-type="float">
            <text:p>0.0766363636</text:p>
          </table:table-cell>
          <table:table-cell office:value-type="float" office:value="6903.00612709" calcext:value-type="float">
            <text:p>6903.00612709</text:p>
          </table:table-cell>
        </table:table-row>
        <table:table-row table:style-name="ro1">
          <table:table-cell office:value-type="float" office:value="0.0782727272727" calcext:value-type="float">
            <text:p>0.0782727273</text:p>
          </table:table-cell>
          <table:table-cell office:value-type="float" office:value="6913.74843063" calcext:value-type="float">
            <text:p>6913.74843063</text:p>
          </table:table-cell>
        </table:table-row>
        <table:table-row table:style-name="ro1">
          <table:table-cell office:value-type="float" office:value="0.0799090909091" calcext:value-type="float">
            <text:p>0.0799090909</text:p>
          </table:table-cell>
          <table:table-cell office:value-type="float" office:value="6925.37993564" calcext:value-type="float">
            <text:p>6925.37993564</text:p>
          </table:table-cell>
        </table:table-row>
        <table:table-row table:style-name="ro1">
          <table:table-cell office:value-type="float" office:value="0.0815454545455" calcext:value-type="float">
            <text:p>0.0815454545</text:p>
          </table:table-cell>
          <table:table-cell office:value-type="float" office:value="6938.02254203" calcext:value-type="float">
            <text:p>6938.02254203</text:p>
          </table:table-cell>
        </table:table-row>
        <table:table-row table:style-name="ro1">
          <table:table-cell office:value-type="float" office:value="0.0831818181818" calcext:value-type="float">
            <text:p>0.0831818182</text:p>
          </table:table-cell>
          <table:table-cell office:value-type="float" office:value="6951.74887051" calcext:value-type="float">
            <text:p>6951.74887051</text:p>
          </table:table-cell>
        </table:table-row>
        <table:table-row table:style-name="ro1">
          <table:table-cell office:value-type="float" office:value="0.0848181818182" calcext:value-type="float">
            <text:p>0.0848181818</text:p>
          </table:table-cell>
          <table:table-cell office:value-type="float" office:value="6966.58969627" calcext:value-type="float">
            <text:p>6966.58969627</text:p>
          </table:table-cell>
        </table:table-row>
        <table:table-row table:style-name="ro1">
          <table:table-cell office:value-type="float" office:value="0.0864545454545" calcext:value-type="float">
            <text:p>0.0864545455</text:p>
          </table:table-cell>
          <table:table-cell office:value-type="float" office:value="6982.54159314" calcext:value-type="float">
            <text:p>6982.54159314</text:p>
          </table:table-cell>
        </table:table-row>
        <table:table-row table:style-name="ro1">
          <table:table-cell office:value-type="float" office:value="0.0880909090909" calcext:value-type="float">
            <text:p>0.0880909091</text:p>
          </table:table-cell>
          <table:table-cell office:value-type="float" office:value="6999.58157162" calcext:value-type="float">
            <text:p>6999.58157162</text:p>
          </table:table-cell>
        </table:table-row>
        <table:table-row table:style-name="ro1">
          <table:table-cell office:value-type="float" office:value="0.0897272727273" calcext:value-type="float">
            <text:p>0.0897272727</text:p>
          </table:table-cell>
          <table:table-cell office:value-type="float" office:value="7017.66963305" calcext:value-type="float">
            <text:p>7017.66963305</text:p>
          </table:table-cell>
        </table:table-row>
        <table:table-row table:style-name="ro1">
          <table:table-cell office:value-type="float" office:value="0.0913636363636" calcext:value-type="float">
            <text:p>0.0913636364</text:p>
          </table:table-cell>
          <table:table-cell office:value-type="float" office:value="7036.75778725" calcext:value-type="float">
            <text:p>7036.75778725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7056.78823659" calcext:value-type="float">
            <text:p>7056.78823659</text:p>
          </table:table-cell>
        </table:table-row>
        <table:table-row table:style-name="ro1">
          <table:table-cell office:value-type="float" office:value="0.0946363636364" calcext:value-type="float">
            <text:p>0.0946363636</text:p>
          </table:table-cell>
          <table:table-cell office:value-type="float" office:value="7077.7008568" calcext:value-type="float">
            <text:p>7077.7008568</text:p>
          </table:table-cell>
        </table:table-row>
        <table:table-row table:style-name="ro1">
          <table:table-cell office:value-type="float" office:value="0.0962727272727" calcext:value-type="float">
            <text:p>0.0962727273</text:p>
          </table:table-cell>
          <table:table-cell office:value-type="float" office:value="7099.42841196" calcext:value-type="float">
            <text:p>7099.42841196</text:p>
          </table:table-cell>
        </table:table-row>
        <table:table-row table:style-name="ro1">
          <table:table-cell office:value-type="float" office:value="0.0979090909091" calcext:value-type="float">
            <text:p>0.0979090909</text:p>
          </table:table-cell>
          <table:table-cell office:value-type="float" office:value="7121.90352399" calcext:value-type="float">
            <text:p>7121.90352399</text:p>
          </table:table-cell>
        </table:table-row>
        <table:table-row table:style-name="ro1">
          <table:table-cell office:value-type="float" office:value="0.0995454545455" calcext:value-type="float">
            <text:p>0.0995454545</text:p>
          </table:table-cell>
          <table:table-cell office:value-type="float" office:value="7145.05169838" calcext:value-type="float">
            <text:p>7145.0516983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148.12005765" calcext:value-type="float">
            <text:p>7148.12005765</text:p>
          </table:table-cell>
        </table:table-row>
        <table:table-row table:style-name="ro1">
          <table:table-cell office:value-type="float" office:value="0.101636363636" calcext:value-type="float">
            <text:p>0.1016363636</text:p>
          </table:table-cell>
          <table:table-cell office:value-type="float" office:value="7173.29406753" calcext:value-type="float">
            <text:p>7173.29406753</text:p>
          </table:table-cell>
        </table:table-row>
        <table:table-row table:style-name="ro1">
          <table:table-cell office:value-type="float" office:value="0.103272727273" calcext:value-type="float">
            <text:p>0.1032727273</text:p>
          </table:table-cell>
          <table:table-cell office:value-type="float" office:value="7198.78768608" calcext:value-type="float">
            <text:p>7198.78768608</text:p>
          </table:table-cell>
        </table:table-row>
        <table:table-row table:style-name="ro1">
          <table:table-cell office:value-type="float" office:value="0.104909090909" calcext:value-type="float">
            <text:p>0.1049090909</text:p>
          </table:table-cell>
          <table:table-cell office:value-type="float" office:value="7224.25310744" calcext:value-type="float">
            <text:p>7224.25310744</text:p>
          </table:table-cell>
        </table:table-row>
        <table:table-row table:style-name="ro1">
          <table:table-cell office:value-type="float" office:value="0.106545454545" calcext:value-type="float">
            <text:p>0.1065454545</text:p>
          </table:table-cell>
          <table:table-cell office:value-type="float" office:value="7249.71687065" calcext:value-type="float">
            <text:p>7249.71687065</text:p>
          </table:table-cell>
        </table:table-row>
        <table:table-row table:style-name="ro1">
          <table:table-cell office:value-type="float" office:value="0.108181818182" calcext:value-type="float">
            <text:p>0.1081818182</text:p>
          </table:table-cell>
          <table:table-cell office:value-type="float" office:value="7275.21965451" calcext:value-type="float">
            <text:p>7275.21965451</text:p>
          </table:table-cell>
        </table:table-row>
        <table:table-row table:style-name="ro1">
          <table:table-cell office:value-type="float" office:value="0.109818181818" calcext:value-type="float">
            <text:p>0.1098181818</text:p>
          </table:table-cell>
          <table:table-cell office:value-type="float" office:value="7300.76033646" calcext:value-type="float">
            <text:p>7300.76033646</text:p>
          </table:table-cell>
        </table:table-row>
        <table:table-row table:style-name="ro1">
          <table:table-cell office:value-type="float" office:value="0.111454545455" calcext:value-type="float">
            <text:p>0.1114545455</text:p>
          </table:table-cell>
          <table:table-cell office:value-type="float" office:value="7326.30312597" calcext:value-type="float">
            <text:p>7326.30312597</text:p>
          </table:table-cell>
        </table:table-row>
        <table:table-row table:style-name="ro1">
          <table:table-cell office:value-type="float" office:value="0.113090909091" calcext:value-type="float">
            <text:p>0.1130909091</text:p>
          </table:table-cell>
          <table:table-cell office:value-type="float" office:value="7351.77014589" calcext:value-type="float">
            <text:p>7351.77014589</text:p>
          </table:table-cell>
        </table:table-row>
        <table:table-row table:style-name="ro1">
          <table:table-cell office:value-type="float" office:value="0.114727272727" calcext:value-type="float">
            <text:p>0.1147272727</text:p>
          </table:table-cell>
          <table:table-cell office:value-type="float" office:value="7377.08184936" calcext:value-type="float">
            <text:p>7377.08184936</text:p>
          </table:table-cell>
        </table:table-row>
        <table:table-row table:style-name="ro1">
          <table:table-cell office:value-type="float" office:value="0.116363636364" calcext:value-type="float">
            <text:p>0.1163636364</text:p>
          </table:table-cell>
          <table:table-cell office:value-type="float" office:value="7402.1922708" calcext:value-type="float">
            <text:p>7402.1922708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7427.09125557" calcext:value-type="float">
            <text:p>7427.09125557</text:p>
          </table:table-cell>
        </table:table-row>
        <table:table-row table:style-name="ro1">
          <table:table-cell office:value-type="float" office:value="0.119636363636" calcext:value-type="float">
            <text:p>0.1196363636</text:p>
          </table:table-cell>
          <table:table-cell office:value-type="float" office:value="7451.76310695" calcext:value-type="float">
            <text:p>7451.76310695</text:p>
          </table:table-cell>
        </table:table-row>
        <table:table-row table:style-name="ro1">
          <table:table-cell office:value-type="float" office:value="0.121272727273" calcext:value-type="float">
            <text:p>0.1212727273</text:p>
          </table:table-cell>
          <table:table-cell office:value-type="float" office:value="7476.19484825" calcext:value-type="float">
            <text:p>7476.19484825</text:p>
          </table:table-cell>
        </table:table-row>
        <table:table-row table:style-name="ro1">
          <table:table-cell office:value-type="float" office:value="0.122909090909" calcext:value-type="float">
            <text:p>0.1229090909</text:p>
          </table:table-cell>
          <table:table-cell office:value-type="float" office:value="7500.36683396" calcext:value-type="float">
            <text:p>7500.36683396</text:p>
          </table:table-cell>
        </table:table-row>
        <table:table-row table:style-name="ro1">
          <table:table-cell office:value-type="float" office:value="0.124545454545" calcext:value-type="float">
            <text:p>0.1245454545</text:p>
          </table:table-cell>
          <table:table-cell office:value-type="float" office:value="7524.26962967" calcext:value-type="float">
            <text:p>7524.269629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527.00235325" calcext:value-type="float">
            <text:p>7527.00235325</text:p>
          </table:table-cell>
        </table:table-row>
        <table:table-row table:style-name="ro1">
          <table:table-cell office:value-type="float" office:value="0.126636363636" calcext:value-type="float">
            <text:p>0.1266363636</text:p>
          </table:table-cell>
          <table:table-cell office:value-type="float" office:value="7551.85625234" calcext:value-type="float">
            <text:p>7551.85625234</text:p>
          </table:table-cell>
        </table:table-row>
        <table:table-row table:style-name="ro1">
          <table:table-cell office:value-type="float" office:value="0.128272727273" calcext:value-type="float">
            <text:p>0.1282727273</text:p>
          </table:table-cell>
          <table:table-cell office:value-type="float" office:value="7576.28325399" calcext:value-type="float">
            <text:p>7576.28325399</text:p>
          </table:table-cell>
        </table:table-row>
        <table:table-row table:style-name="ro1">
          <table:table-cell office:value-type="float" office:value="0.129909090909" calcext:value-type="float">
            <text:p>0.1299090909</text:p>
          </table:table-cell>
          <table:table-cell office:value-type="float" office:value="7599.96752282" calcext:value-type="float">
            <text:p>7599.96752282</text:p>
          </table:table-cell>
        </table:table-row>
        <table:table-row table:style-name="ro1">
          <table:table-cell office:value-type="float" office:value="0.131545454545" calcext:value-type="float">
            <text:p>0.1315454545</text:p>
          </table:table-cell>
          <table:table-cell office:value-type="float" office:value="7622.93470676" calcext:value-type="float">
            <text:p>7622.93470676</text:p>
          </table:table-cell>
        </table:table-row>
        <table:table-row table:style-name="ro1">
          <table:table-cell office:value-type="float" office:value="0.133181818182" calcext:value-type="float">
            <text:p>0.1331818182</text:p>
          </table:table-cell>
          <table:table-cell office:value-type="float" office:value="7645.30293337" calcext:value-type="float">
            <text:p>7645.30293337</text:p>
          </table:table-cell>
        </table:table-row>
        <table:table-row table:style-name="ro1">
          <table:table-cell office:value-type="float" office:value="0.134818181818" calcext:value-type="float">
            <text:p>0.1348181818</text:p>
          </table:table-cell>
          <table:table-cell office:value-type="float" office:value="7667.17534785" calcext:value-type="float">
            <text:p>7667.17534785</text:p>
          </table:table-cell>
        </table:table-row>
        <table:table-row table:style-name="ro1">
          <table:table-cell office:value-type="float" office:value="0.136454545455" calcext:value-type="float">
            <text:p>0.1364545455</text:p>
          </table:table-cell>
          <table:table-cell office:value-type="float" office:value="7688.60725192" calcext:value-type="float">
            <text:p>7688.60725192</text:p>
          </table:table-cell>
        </table:table-row>
        <table:table-row table:style-name="ro1">
          <table:table-cell office:value-type="float" office:value="0.138090909091" calcext:value-type="float">
            <text:p>0.1380909091</text:p>
          </table:table-cell>
          <table:table-cell office:value-type="float" office:value="7709.62585141" calcext:value-type="float">
            <text:p>7709.62585141</text:p>
          </table:table-cell>
        </table:table-row>
        <table:table-row table:style-name="ro1">
          <table:table-cell office:value-type="float" office:value="0.139727272727" calcext:value-type="float">
            <text:p>0.1397272727</text:p>
          </table:table-cell>
          <table:table-cell office:value-type="float" office:value="7730.21715579" calcext:value-type="float">
            <text:p>7730.21715579</text:p>
          </table:table-cell>
        </table:table-row>
        <table:table-row table:style-name="ro1">
          <table:table-cell office:value-type="float" office:value="0.141363636364" calcext:value-type="float">
            <text:p>0.1413636364</text:p>
          </table:table-cell>
          <table:table-cell office:value-type="float" office:value="7750.38116405" calcext:value-type="float">
            <text:p>7750.3811640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7770.10135014" calcext:value-type="float">
            <text:p>7770.10135014</text:p>
          </table:table-cell>
        </table:table-row>
        <table:table-row table:style-name="ro1">
          <table:table-cell office:value-type="float" office:value="0.144636363636" calcext:value-type="float">
            <text:p>0.1446363636</text:p>
          </table:table-cell>
          <table:table-cell office:value-type="float" office:value="7789.36485236" calcext:value-type="float">
            <text:p>7789.36485236</text:p>
          </table:table-cell>
        </table:table-row>
        <table:table-row table:style-name="ro1">
          <table:table-cell office:value-type="float" office:value="0.146272727273" calcext:value-type="float">
            <text:p>0.1462727273</text:p>
          </table:table-cell>
          <table:table-cell office:value-type="float" office:value="7808.14421227" calcext:value-type="float">
            <text:p>7808.14421227</text:p>
          </table:table-cell>
        </table:table-row>
        <table:table-row table:style-name="ro1">
          <table:table-cell office:value-type="float" office:value="0.147909090909" calcext:value-type="float">
            <text:p>0.1479090909</text:p>
          </table:table-cell>
          <table:table-cell office:value-type="float" office:value="7826.42317891" calcext:value-type="float">
            <text:p>7826.42317891</text:p>
          </table:table-cell>
        </table:table-row>
        <table:table-row table:style-name="ro1">
          <table:table-cell office:value-type="float" office:value="0.149545454545" calcext:value-type="float">
            <text:p>0.1495454545</text:p>
          </table:table-cell>
          <table:table-cell office:value-type="float" office:value="7844.18724596" calcext:value-type="float">
            <text:p>7844.1872459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845.18403926" calcext:value-type="float">
            <text:p>7845.18403926</text:p>
          </table:table-cell>
        </table:table-row>
        <table:table-row table:style-name="ro1">
          <table:table-cell office:value-type="float" office:value="0.151636363636" calcext:value-type="float">
            <text:p>0.1516363636</text:p>
          </table:table-cell>
          <table:table-cell office:value-type="float" office:value="7863.51170635" calcext:value-type="float">
            <text:p>7863.51170635</text:p>
          </table:table-cell>
        </table:table-row>
        <table:table-row table:style-name="ro1">
          <table:table-cell office:value-type="float" office:value="0.153272727273" calcext:value-type="float">
            <text:p>0.1532727273</text:p>
          </table:table-cell>
          <table:table-cell office:value-type="float" office:value="7881.21211648" calcext:value-type="float">
            <text:p>7881.21211648</text:p>
          </table:table-cell>
        </table:table-row>
        <table:table-row table:style-name="ro1">
          <table:table-cell office:value-type="float" office:value="0.154909090909" calcext:value-type="float">
            <text:p>0.1549090909</text:p>
          </table:table-cell>
          <table:table-cell office:value-type="float" office:value="7897.96688735" calcext:value-type="float">
            <text:p>7897.96688735</text:p>
          </table:table-cell>
        </table:table-row>
        <table:table-row table:style-name="ro1">
          <table:table-cell office:value-type="float" office:value="0.156545454545" calcext:value-type="float">
            <text:p>0.1565454545</text:p>
          </table:table-cell>
          <table:table-cell office:value-type="float" office:value="7913.76914089" calcext:value-type="float">
            <text:p>7913.76914089</text:p>
          </table:table-cell>
        </table:table-row>
        <table:table-row table:style-name="ro1">
          <table:table-cell office:value-type="float" office:value="0.158181818182" calcext:value-type="float">
            <text:p>0.1581818182</text:p>
          </table:table-cell>
          <table:table-cell office:value-type="float" office:value="7928.71945538" calcext:value-type="float">
            <text:p>7928.71945538</text:p>
          </table:table-cell>
        </table:table-row>
        <table:table-row table:style-name="ro1">
          <table:table-cell office:value-type="float" office:value="0.159818181818" calcext:value-type="float">
            <text:p>0.1598181818</text:p>
          </table:table-cell>
          <table:table-cell office:value-type="float" office:value="7942.90890762" calcext:value-type="float">
            <text:p>7942.90890762</text:p>
          </table:table-cell>
        </table:table-row>
        <table:table-row table:style-name="ro1">
          <table:table-cell office:value-type="float" office:value="0.161454545455" calcext:value-type="float">
            <text:p>0.1614545455</text:p>
          </table:table-cell>
          <table:table-cell office:value-type="float" office:value="7956.40978825" calcext:value-type="float">
            <text:p>7956.40978825</text:p>
          </table:table-cell>
        </table:table-row>
        <table:table-row table:style-name="ro1">
          <table:table-cell office:value-type="float" office:value="0.163090909091" calcext:value-type="float">
            <text:p>0.1630909091</text:p>
          </table:table-cell>
          <table:table-cell office:value-type="float" office:value="7969.24601602" calcext:value-type="float">
            <text:p>7969.24601602</text:p>
          </table:table-cell>
        </table:table-row>
        <table:table-row table:style-name="ro1">
          <table:table-cell office:value-type="float" office:value="0.164727272727" calcext:value-type="float">
            <text:p>0.1647272727</text:p>
          </table:table-cell>
          <table:table-cell office:value-type="float" office:value="7981.40679037" calcext:value-type="float">
            <text:p>7981.40679037</text:p>
          </table:table-cell>
        </table:table-row>
        <table:table-row table:style-name="ro1">
          <table:table-cell office:value-type="float" office:value="0.166363636364" calcext:value-type="float">
            <text:p>0.1663636364</text:p>
          </table:table-cell>
          <table:table-cell office:value-type="float" office:value="7992.88000962" calcext:value-type="float">
            <text:p>7992.8800096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8003.6752071" calcext:value-type="float">
            <text:p>8003.6752071</text:p>
          </table:table-cell>
        </table:table-row>
        <table:table-row table:style-name="ro1">
          <table:table-cell office:value-type="float" office:value="0.169636363636" calcext:value-type="float">
            <text:p>0.1696363636</text:p>
          </table:table-cell>
          <table:table-cell office:value-type="float" office:value="8013.77426712" calcext:value-type="float">
            <text:p>8013.77426712</text:p>
          </table:table-cell>
        </table:table-row>
        <table:table-row table:style-name="ro1">
          <table:table-cell office:value-type="float" office:value="0.171272727273" calcext:value-type="float">
            <text:p>0.1712727273</text:p>
          </table:table-cell>
          <table:table-cell office:value-type="float" office:value="8023.16017295" calcext:value-type="float">
            <text:p>8023.16017295</text:p>
          </table:table-cell>
        </table:table-row>
        <table:table-row table:style-name="ro1">
          <table:table-cell office:value-type="float" office:value="0.172909090909" calcext:value-type="float">
            <text:p>0.1729090909</text:p>
          </table:table-cell>
          <table:table-cell office:value-type="float" office:value="8031.80612955" calcext:value-type="float">
            <text:p>8031.80612955</text:p>
          </table:table-cell>
        </table:table-row>
        <table:table-row table:style-name="ro1">
          <table:table-cell office:value-type="float" office:value="0.174545454545" calcext:value-type="float">
            <text:p>0.1745454545</text:p>
          </table:table-cell>
          <table:table-cell office:value-type="float" office:value="8039.71701566" calcext:value-type="float">
            <text:p>8039.71701566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8038.28632269" calcext:value-type="float">
            <text:p>8038.28632269</text:p>
          </table:table-cell>
        </table:table-row>
        <table:table-row table:style-name="ro1">
          <table:table-cell office:value-type="float" office:value="0.176636363636" calcext:value-type="float">
            <text:p>0.1766363636</text:p>
          </table:table-cell>
          <table:table-cell office:value-type="float" office:value="8046.2777521" calcext:value-type="float">
            <text:p>8046.2777521</text:p>
          </table:table-cell>
        </table:table-row>
        <table:table-row table:style-name="ro1">
          <table:table-cell office:value-type="float" office:value="0.178272727273" calcext:value-type="float">
            <text:p>0.1782727273</text:p>
          </table:table-cell>
          <table:table-cell office:value-type="float" office:value="8053.53571056" calcext:value-type="float">
            <text:p>8053.53571056</text:p>
          </table:table-cell>
        </table:table-row>
        <table:table-row table:style-name="ro1">
          <table:table-cell office:value-type="float" office:value="0.179909090909" calcext:value-type="float">
            <text:p>0.1799090909</text:p>
          </table:table-cell>
          <table:table-cell office:value-type="float" office:value="8059.68701717" calcext:value-type="float">
            <text:p>8059.68701717</text:p>
          </table:table-cell>
        </table:table-row>
        <table:table-row table:style-name="ro1">
          <table:table-cell office:value-type="float" office:value="0.181545454545" calcext:value-type="float">
            <text:p>0.1815454545</text:p>
          </table:table-cell>
          <table:table-cell office:value-type="float" office:value="8064.70392733" calcext:value-type="float">
            <text:p>8064.70392733</text:p>
          </table:table-cell>
        </table:table-row>
        <table:table-row table:style-name="ro1">
          <table:table-cell office:value-type="float" office:value="0.183181818182" calcext:value-type="float">
            <text:p>0.1831818182</text:p>
          </table:table-cell>
          <table:table-cell office:value-type="float" office:value="8068.66819729" calcext:value-type="float">
            <text:p>8068.66819729</text:p>
          </table:table-cell>
        </table:table-row>
        <table:table-row table:style-name="ro1">
          <table:table-cell office:value-type="float" office:value="0.184818181818" calcext:value-type="float">
            <text:p>0.1848181818</text:p>
          </table:table-cell>
          <table:table-cell office:value-type="float" office:value="8071.68365432" calcext:value-type="float">
            <text:p>8071.68365432</text:p>
          </table:table-cell>
        </table:table-row>
        <table:table-row table:style-name="ro1">
          <table:table-cell office:value-type="float" office:value="0.186454545455" calcext:value-type="float">
            <text:p>0.1864545455</text:p>
          </table:table-cell>
          <table:table-cell office:value-type="float" office:value="8073.81804382" calcext:value-type="float">
            <text:p>8073.81804382</text:p>
          </table:table-cell>
        </table:table-row>
        <table:table-row table:style-name="ro1">
          <table:table-cell office:value-type="float" office:value="0.188090909091" calcext:value-type="float">
            <text:p>0.1880909091</text:p>
          </table:table-cell>
          <table:table-cell office:value-type="float" office:value="8075.11922105" calcext:value-type="float">
            <text:p>8075.11922105</text:p>
          </table:table-cell>
        </table:table-row>
        <table:table-row table:style-name="ro1">
          <table:table-cell office:value-type="float" office:value="0.189727272727" calcext:value-type="float">
            <text:p>0.1897272727</text:p>
          </table:table-cell>
          <table:table-cell office:value-type="float" office:value="8075.56290263" calcext:value-type="float">
            <text:p>8075.56290263</text:p>
          </table:table-cell>
        </table:table-row>
        <table:table-row table:style-name="ro1">
          <table:table-cell office:value-type="float" office:value="0.191363636364" calcext:value-type="float">
            <text:p>0.1913636364</text:p>
          </table:table-cell>
          <table:table-cell office:value-type="float" office:value="8075.16041695" calcext:value-type="float">
            <text:p>8075.1604169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8073.92549753" calcext:value-type="float">
            <text:p>8073.92549753</text:p>
          </table:table-cell>
        </table:table-row>
        <table:table-row table:style-name="ro1">
          <table:table-cell office:value-type="float" office:value="0.194636363636" calcext:value-type="float">
            <text:p>0.1946363636</text:p>
          </table:table-cell>
          <table:table-cell office:value-type="float" office:value="8071.86509783" calcext:value-type="float">
            <text:p>8071.86509783</text:p>
          </table:table-cell>
        </table:table-row>
        <table:table-row table:style-name="ro1">
          <table:table-cell office:value-type="float" office:value="0.196272727273" calcext:value-type="float">
            <text:p>0.1962727273</text:p>
          </table:table-cell>
          <table:table-cell office:value-type="float" office:value="8068.95473148" calcext:value-type="float">
            <text:p>8068.95473148</text:p>
          </table:table-cell>
        </table:table-row>
        <table:table-row table:style-name="ro1">
          <table:table-cell office:value-type="float" office:value="0.197909090909" calcext:value-type="float">
            <text:p>0.1979090909</text:p>
          </table:table-cell>
          <table:table-cell office:value-type="float" office:value="8065.18921959" calcext:value-type="float">
            <text:p>8065.18921959</text:p>
          </table:table-cell>
        </table:table-row>
        <table:table-row table:style-name="ro1">
          <table:table-cell office:value-type="float" office:value="0.199545454545" calcext:value-type="float">
            <text:p>0.1995454545</text:p>
          </table:table-cell>
          <table:table-cell office:value-type="float" office:value="8060.57530998" calcext:value-type="float">
            <text:p>8060.575309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056.11832319" calcext:value-type="float">
            <text:p>8056.11832319</text:p>
          </table:table-cell>
        </table:table-row>
        <table:table-row table:style-name="ro1">
          <table:table-cell office:value-type="float" office:value="0.201636363636" calcext:value-type="float">
            <text:p>0.2016363636</text:p>
          </table:table-cell>
          <table:table-cell office:value-type="float" office:value="8051.33543333" calcext:value-type="float">
            <text:p>8051.33543333</text:p>
          </table:table-cell>
        </table:table-row>
        <table:table-row table:style-name="ro1">
          <table:table-cell office:value-type="float" office:value="0.203272727273" calcext:value-type="float">
            <text:p>0.2032727273</text:p>
          </table:table-cell>
          <table:table-cell office:value-type="float" office:value="8045.76121859" calcext:value-type="float">
            <text:p>8045.76121859</text:p>
          </table:table-cell>
        </table:table-row>
        <table:table-row table:style-name="ro1">
          <table:table-cell office:value-type="float" office:value="0.204909090909" calcext:value-type="float">
            <text:p>0.2049090909</text:p>
          </table:table-cell>
          <table:table-cell office:value-type="float" office:value="8039.05099887" calcext:value-type="float">
            <text:p>8039.05099887</text:p>
          </table:table-cell>
        </table:table-row>
        <table:table-row table:style-name="ro1">
          <table:table-cell office:value-type="float" office:value="0.206545454545" calcext:value-type="float">
            <text:p>0.2065454545</text:p>
          </table:table-cell>
          <table:table-cell office:value-type="float" office:value="8031.18511998" calcext:value-type="float">
            <text:p>8031.18511998</text:p>
          </table:table-cell>
        </table:table-row>
        <table:table-row table:style-name="ro1">
          <table:table-cell office:value-type="float" office:value="0.208181818182" calcext:value-type="float">
            <text:p>0.2081818182</text:p>
          </table:table-cell>
          <table:table-cell office:value-type="float" office:value="8022.26890691" calcext:value-type="float">
            <text:p>8022.26890691</text:p>
          </table:table-cell>
        </table:table-row>
        <table:table-row table:style-name="ro1">
          <table:table-cell office:value-type="float" office:value="0.209818181818" calcext:value-type="float">
            <text:p>0.2098181818</text:p>
          </table:table-cell>
          <table:table-cell office:value-type="float" office:value="8012.39208654" calcext:value-type="float">
            <text:p>8012.39208654</text:p>
          </table:table-cell>
        </table:table-row>
        <table:table-row table:style-name="ro1">
          <table:table-cell office:value-type="float" office:value="0.211454545455" calcext:value-type="float">
            <text:p>0.2114545455</text:p>
          </table:table-cell>
          <table:table-cell office:value-type="float" office:value="8001.6567357" calcext:value-type="float">
            <text:p>8001.6567357</text:p>
          </table:table-cell>
        </table:table-row>
        <table:table-row table:style-name="ro1">
          <table:table-cell office:value-type="float" office:value="0.213090909091" calcext:value-type="float">
            <text:p>0.2130909091</text:p>
          </table:table-cell>
          <table:table-cell office:value-type="float" office:value="7990.10920857" calcext:value-type="float">
            <text:p>7990.10920857</text:p>
          </table:table-cell>
        </table:table-row>
        <table:table-row table:style-name="ro1">
          <table:table-cell office:value-type="float" office:value="0.214727272727" calcext:value-type="float">
            <text:p>0.2147272727</text:p>
          </table:table-cell>
          <table:table-cell office:value-type="float" office:value="7977.74413266" calcext:value-type="float">
            <text:p>7977.74413266</text:p>
          </table:table-cell>
        </table:table-row>
        <table:table-row table:style-name="ro1">
          <table:table-cell office:value-type="float" office:value="0.216363636364" calcext:value-type="float">
            <text:p>0.2163636364</text:p>
          </table:table-cell>
          <table:table-cell office:value-type="float" office:value="7964.58212701" calcext:value-type="float">
            <text:p>7964.5821270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7950.68237584" calcext:value-type="float">
            <text:p>7950.68237584</text:p>
          </table:table-cell>
        </table:table-row>
        <table:table-row table:style-name="ro1">
          <table:table-cell office:value-type="float" office:value="0.219636363636" calcext:value-type="float">
            <text:p>0.2196363636</text:p>
          </table:table-cell>
          <table:table-cell office:value-type="float" office:value="7936.05890217" calcext:value-type="float">
            <text:p>7936.05890217</text:p>
          </table:table-cell>
        </table:table-row>
        <table:table-row table:style-name="ro1">
          <table:table-cell office:value-type="float" office:value="0.221272727273" calcext:value-type="float">
            <text:p>0.2212727273</text:p>
          </table:table-cell>
          <table:table-cell office:value-type="float" office:value="7920.70453644" calcext:value-type="float">
            <text:p>7920.70453644</text:p>
          </table:table-cell>
        </table:table-row>
        <table:table-row table:style-name="ro1">
          <table:table-cell office:value-type="float" office:value="0.222909090909" calcext:value-type="float">
            <text:p>0.2229090909</text:p>
          </table:table-cell>
          <table:table-cell office:value-type="float" office:value="7904.6089076" calcext:value-type="float">
            <text:p>7904.6089076</text:p>
          </table:table-cell>
        </table:table-row>
        <table:table-row table:style-name="ro1">
          <table:table-cell office:value-type="float" office:value="0.224545454545" calcext:value-type="float">
            <text:p>0.2245454545</text:p>
          </table:table-cell>
          <table:table-cell office:value-type="float" office:value="7887.81649295" calcext:value-type="float">
            <text:p>7887.816492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880.44342592" calcext:value-type="float">
            <text:p>7880.44342592</text:p>
          </table:table-cell>
        </table:table-row>
        <table:table-row table:style-name="ro1">
          <table:table-cell office:value-type="float" office:value="0.226636363636" calcext:value-type="float">
            <text:p>0.2266363636</text:p>
          </table:table-cell>
          <table:table-cell office:value-type="float" office:value="7863.69324599" calcext:value-type="float">
            <text:p>7863.69324599</text:p>
          </table:table-cell>
        </table:table-row>
        <table:table-row table:style-name="ro1">
          <table:table-cell office:value-type="float" office:value="0.228272727273" calcext:value-type="float">
            <text:p>0.2282727273</text:p>
          </table:table-cell>
          <table:table-cell office:value-type="float" office:value="7846.67352578" calcext:value-type="float">
            <text:p>7846.67352578</text:p>
          </table:table-cell>
        </table:table-row>
        <table:table-row table:style-name="ro1">
          <table:table-cell office:value-type="float" office:value="0.229909090909" calcext:value-type="float">
            <text:p>0.2299090909</text:p>
          </table:table-cell>
          <table:table-cell office:value-type="float" office:value="7829.03336076" calcext:value-type="float">
            <text:p>7829.03336076</text:p>
          </table:table-cell>
        </table:table-row>
        <table:table-row table:style-name="ro1">
          <table:table-cell office:value-type="float" office:value="0.231545454545" calcext:value-type="float">
            <text:p>0.2315454545</text:p>
          </table:table-cell>
          <table:table-cell office:value-type="float" office:value="7811.00314573" calcext:value-type="float">
            <text:p>7811.00314573</text:p>
          </table:table-cell>
        </table:table-row>
        <table:table-row table:style-name="ro1">
          <table:table-cell office:value-type="float" office:value="0.233181818182" calcext:value-type="float">
            <text:p>0.2331818182</text:p>
          </table:table-cell>
          <table:table-cell office:value-type="float" office:value="7792.8218597" calcext:value-type="float">
            <text:p>7792.8218597</text:p>
          </table:table-cell>
        </table:table-row>
        <table:table-row table:style-name="ro1">
          <table:table-cell office:value-type="float" office:value="0.234818181818" calcext:value-type="float">
            <text:p>0.2348181818</text:p>
          </table:table-cell>
          <table:table-cell office:value-type="float" office:value="7774.68715127" calcext:value-type="float">
            <text:p>7774.68715127</text:p>
          </table:table-cell>
        </table:table-row>
        <table:table-row table:style-name="ro1">
          <table:table-cell office:value-type="float" office:value="0.236454545455" calcext:value-type="float">
            <text:p>0.2364545455</text:p>
          </table:table-cell>
          <table:table-cell office:value-type="float" office:value="7756.71301576" calcext:value-type="float">
            <text:p>7756.71301576</text:p>
          </table:table-cell>
        </table:table-row>
        <table:table-row table:style-name="ro1">
          <table:table-cell office:value-type="float" office:value="0.238090909091" calcext:value-type="float">
            <text:p>0.2380909091</text:p>
          </table:table-cell>
          <table:table-cell office:value-type="float" office:value="7738.98849956" calcext:value-type="float">
            <text:p>7738.98849956</text:p>
          </table:table-cell>
        </table:table-row>
        <table:table-row table:style-name="ro1">
          <table:table-cell office:value-type="float" office:value="0.239727272727" calcext:value-type="float">
            <text:p>0.2397272727</text:p>
          </table:table-cell>
          <table:table-cell office:value-type="float" office:value="7721.50557432" calcext:value-type="float">
            <text:p>7721.50557432</text:p>
          </table:table-cell>
        </table:table-row>
        <table:table-row table:style-name="ro1">
          <table:table-cell office:value-type="float" office:value="0.241363636364" calcext:value-type="float">
            <text:p>0.2413636364</text:p>
          </table:table-cell>
          <table:table-cell office:value-type="float" office:value="7704.27369712" calcext:value-type="float">
            <text:p>7704.27369712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7687.2990263" calcext:value-type="float">
            <text:p>7687.2990263</text:p>
          </table:table-cell>
        </table:table-row>
        <table:table-row table:style-name="ro1">
          <table:table-cell office:value-type="float" office:value="0.244636363636" calcext:value-type="float">
            <text:p>0.2446363636</text:p>
          </table:table-cell>
          <table:table-cell office:value-type="float" office:value="7670.60759568" calcext:value-type="float">
            <text:p>7670.60759568</text:p>
          </table:table-cell>
        </table:table-row>
        <table:table-row table:style-name="ro1">
          <table:table-cell office:value-type="float" office:value="0.246272727273" calcext:value-type="float">
            <text:p>0.2462727273</text:p>
          </table:table-cell>
          <table:table-cell office:value-type="float" office:value="7654.18683602" calcext:value-type="float">
            <text:p>7654.18683602</text:p>
          </table:table-cell>
        </table:table-row>
        <table:table-row table:style-name="ro1">
          <table:table-cell office:value-type="float" office:value="0.247909090909" calcext:value-type="float">
            <text:p>0.2479090909</text:p>
          </table:table-cell>
          <table:table-cell office:value-type="float" office:value="7638.05338113" calcext:value-type="float">
            <text:p>7638.05338113</text:p>
          </table:table-cell>
        </table:table-row>
        <table:table-row table:style-name="ro1">
          <table:table-cell office:value-type="float" office:value="0.249545454545" calcext:value-type="float">
            <text:p>0.2495454545</text:p>
          </table:table-cell>
          <table:table-cell office:value-type="float" office:value="7622.22290396" calcext:value-type="float">
            <text:p>7622.222903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615.37366866" calcext:value-type="float">
            <text:p>7615.37366866</text:p>
          </table:table-cell>
        </table:table-row>
        <table:table-row table:style-name="ro1">
          <table:table-cell office:value-type="float" office:value="0.251636363636" calcext:value-type="float">
            <text:p>0.2516363636</text:p>
          </table:table-cell>
          <table:table-cell office:value-type="float" office:value="7600.61656531" calcext:value-type="float">
            <text:p>7600.61656531</text:p>
          </table:table-cell>
        </table:table-row>
        <table:table-row table:style-name="ro1">
          <table:table-cell office:value-type="float" office:value="0.253272727273" calcext:value-type="float">
            <text:p>0.2532727273</text:p>
          </table:table-cell>
          <table:table-cell office:value-type="float" office:value="5674.64644098" calcext:value-type="float">
            <text:p>5674.64644098</text:p>
          </table:table-cell>
        </table:table-row>
        <table:table-row table:style-name="ro1">
          <table:table-cell office:value-type="float" office:value="0.254909090909" calcext:value-type="float">
            <text:p>0.2549090909</text:p>
          </table:table-cell>
          <table:table-cell office:value-type="float" office:value="5832.72004179" calcext:value-type="float">
            <text:p>5832.72004179</text:p>
          </table:table-cell>
        </table:table-row>
        <table:table-row table:style-name="ro1">
          <table:table-cell office:value-type="float" office:value="0.256545454545" calcext:value-type="float">
            <text:p>0.2565454545</text:p>
          </table:table-cell>
          <table:table-cell office:value-type="float" office:value="5998.9645015" calcext:value-type="float">
            <text:p>5998.9645015</text:p>
          </table:table-cell>
        </table:table-row>
        <table:table-row table:style-name="ro1">
          <table:table-cell office:value-type="float" office:value="0.258181818182" calcext:value-type="float">
            <text:p>0.2581818182</text:p>
          </table:table-cell>
          <table:table-cell office:value-type="float" office:value="6170.20901504" calcext:value-type="float">
            <text:p>6170.20901504</text:p>
          </table:table-cell>
        </table:table-row>
        <table:table-row table:style-name="ro1">
          <table:table-cell office:value-type="float" office:value="0.259818181818" calcext:value-type="float">
            <text:p>0.2598181818</text:p>
          </table:table-cell>
          <table:table-cell office:value-type="float" office:value="6344.34189062" calcext:value-type="float">
            <text:p>6344.34189062</text:p>
          </table:table-cell>
        </table:table-row>
        <table:table-row table:style-name="ro1">
          <table:table-cell office:value-type="float" office:value="0.261454545455" calcext:value-type="float">
            <text:p>0.2614545455</text:p>
          </table:table-cell>
          <table:table-cell office:value-type="float" office:value="6520.58765496" calcext:value-type="float">
            <text:p>6520.58765496</text:p>
          </table:table-cell>
        </table:table-row>
        <table:table-row table:style-name="ro1">
          <table:table-cell office:value-type="float" office:value="0.263090909091" calcext:value-type="float">
            <text:p>0.2630909091</text:p>
          </table:table-cell>
          <table:table-cell office:value-type="float" office:value="6697.97184381" calcext:value-type="float">
            <text:p>6697.97184381</text:p>
          </table:table-cell>
        </table:table-row>
        <table:table-row table:style-name="ro1">
          <table:table-cell office:value-type="float" office:value="0.264727272727" calcext:value-type="float">
            <text:p>0.2647272727</text:p>
          </table:table-cell>
          <table:table-cell office:value-type="float" office:value="6875.78116032" calcext:value-type="float">
            <text:p>6875.78116032</text:p>
          </table:table-cell>
        </table:table-row>
        <table:table-row table:style-name="ro1">
          <table:table-cell office:value-type="float" office:value="0.266363636364" calcext:value-type="float">
            <text:p>0.2663636364</text:p>
          </table:table-cell>
          <table:table-cell office:value-type="float" office:value="7053.55839161" calcext:value-type="float">
            <text:p>7053.55839161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7230.83682132" calcext:value-type="float">
            <text:p>7230.83682132</text:p>
          </table:table-cell>
        </table:table-row>
        <table:table-row table:style-name="ro1">
          <table:table-cell office:value-type="float" office:value="0.269636363636" calcext:value-type="float">
            <text:p>0.2696363636</text:p>
          </table:table-cell>
          <table:table-cell office:value-type="float" office:value="7406.84890627" calcext:value-type="float">
            <text:p>7406.84890627</text:p>
          </table:table-cell>
        </table:table-row>
        <table:table-row table:style-name="ro1">
          <table:table-cell office:value-type="float" office:value="0.271272727273" calcext:value-type="float">
            <text:p>0.2712727273</text:p>
          </table:table-cell>
          <table:table-cell office:value-type="float" office:value="7580.72948708" calcext:value-type="float">
            <text:p>7580.72948708</text:p>
          </table:table-cell>
        </table:table-row>
        <table:table-row table:style-name="ro1">
          <table:table-cell office:value-type="float" office:value="0.272909090909" calcext:value-type="float">
            <text:p>0.2729090909</text:p>
          </table:table-cell>
          <table:table-cell office:value-type="float" office:value="7751.6143718" calcext:value-type="float">
            <text:p>7751.6143718</text:p>
          </table:table-cell>
        </table:table-row>
        <table:table-row table:style-name="ro1">
          <table:table-cell office:value-type="float" office:value="0.274545454545" calcext:value-type="float">
            <text:p>0.2745454545</text:p>
          </table:table-cell>
          <table:table-cell office:value-type="float" office:value="7918.77108056" calcext:value-type="float">
            <text:p>7918.7710805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7960.06200003" calcext:value-type="float">
            <text:p>7960.06200003</text:p>
          </table:table-cell>
        </table:table-row>
        <table:table-row table:style-name="ro1">
          <table:table-cell office:value-type="float" office:value="0.276636363636" calcext:value-type="float">
            <text:p>0.2766363636</text:p>
          </table:table-cell>
          <table:table-cell office:value-type="float" office:value="8123.81179683" calcext:value-type="float">
            <text:p>8123.81179683</text:p>
          </table:table-cell>
        </table:table-row>
        <table:table-row table:style-name="ro1">
          <table:table-cell office:value-type="float" office:value="0.278272727273" calcext:value-type="float">
            <text:p>0.2782727273</text:p>
          </table:table-cell>
          <table:table-cell office:value-type="float" office:value="8281.10342487" calcext:value-type="float">
            <text:p>8281.10342487</text:p>
          </table:table-cell>
        </table:table-row>
        <table:table-row table:style-name="ro1">
          <table:table-cell office:value-type="float" office:value="0.279909090909" calcext:value-type="float">
            <text:p>0.2799090909</text:p>
          </table:table-cell>
          <table:table-cell office:value-type="float" office:value="8432.02840958" calcext:value-type="float">
            <text:p>8432.02840958</text:p>
          </table:table-cell>
        </table:table-row>
        <table:table-row table:style-name="ro1">
          <table:table-cell office:value-type="float" office:value="0.281545454545" calcext:value-type="float">
            <text:p>0.2815454545</text:p>
          </table:table-cell>
          <table:table-cell office:value-type="float" office:value="8576.69706385" calcext:value-type="float">
            <text:p>8576.69706385</text:p>
          </table:table-cell>
        </table:table-row>
        <table:table-row table:style-name="ro1">
          <table:table-cell office:value-type="float" office:value="0.283181818182" calcext:value-type="float">
            <text:p>0.2831818182</text:p>
          </table:table-cell>
          <table:table-cell office:value-type="float" office:value="8714.93535197" calcext:value-type="float">
            <text:p>8714.93535197</text:p>
          </table:table-cell>
        </table:table-row>
        <table:table-row table:style-name="ro1">
          <table:table-cell office:value-type="float" office:value="0.284818181818" calcext:value-type="float">
            <text:p>0.2848181818</text:p>
          </table:table-cell>
          <table:table-cell office:value-type="float" office:value="8846.49383592" calcext:value-type="float">
            <text:p>8846.49383592</text:p>
          </table:table-cell>
        </table:table-row>
        <table:table-row table:style-name="ro1">
          <table:table-cell office:value-type="float" office:value="0.286454545455" calcext:value-type="float">
            <text:p>0.2864545455</text:p>
          </table:table-cell>
          <table:table-cell office:value-type="float" office:value="8971.1473679" calcext:value-type="float">
            <text:p>8971.1473679</text:p>
          </table:table-cell>
        </table:table-row>
        <table:table-row table:style-name="ro1">
          <table:table-cell office:value-type="float" office:value="0.288090909091" calcext:value-type="float">
            <text:p>0.2880909091</text:p>
          </table:table-cell>
          <table:table-cell office:value-type="float" office:value="9088.90134468" calcext:value-type="float">
            <text:p>9088.90134468</text:p>
          </table:table-cell>
        </table:table-row>
        <table:table-row table:style-name="ro1">
          <table:table-cell office:value-type="float" office:value="0.289727272727" calcext:value-type="float">
            <text:p>0.2897272727</text:p>
          </table:table-cell>
          <table:table-cell office:value-type="float" office:value="9200.02277032" calcext:value-type="float">
            <text:p>9200.02277032</text:p>
          </table:table-cell>
        </table:table-row>
        <table:table-row table:style-name="ro1">
          <table:table-cell office:value-type="float" office:value="0.291363636364" calcext:value-type="float">
            <text:p>0.2913636364</text:p>
          </table:table-cell>
          <table:table-cell office:value-type="float" office:value="9304.63987347" calcext:value-type="float">
            <text:p>9304.6398734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9401.76900228" calcext:value-type="float">
            <text:p>9401.76900228</text:p>
          </table:table-cell>
        </table:table-row>
        <table:table-row table:style-name="ro1">
          <table:table-cell office:value-type="float" office:value="0.294636363636" calcext:value-type="float">
            <text:p>0.2946363636</text:p>
          </table:table-cell>
          <table:table-cell office:value-type="float" office:value="9489.56279679" calcext:value-type="float">
            <text:p>9489.56279679</text:p>
          </table:table-cell>
        </table:table-row>
        <table:table-row table:style-name="ro1">
          <table:table-cell office:value-type="float" office:value="0.296272727273" calcext:value-type="float">
            <text:p>0.2962727273</text:p>
          </table:table-cell>
          <table:table-cell office:value-type="float" office:value="9567.73630618" calcext:value-type="float">
            <text:p>9567.73630618</text:p>
          </table:table-cell>
        </table:table-row>
        <table:table-row table:style-name="ro1">
          <table:table-cell office:value-type="float" office:value="0.297909090909" calcext:value-type="float">
            <text:p>0.2979090909</text:p>
          </table:table-cell>
          <table:table-cell office:value-type="float" office:value="9637.96044886" calcext:value-type="float">
            <text:p>9637.96044886</text:p>
          </table:table-cell>
        </table:table-row>
        <table:table-row table:style-name="ro1">
          <table:table-cell office:value-type="float" office:value="0.299545454545" calcext:value-type="float">
            <text:p>0.2995454545</text:p>
          </table:table-cell>
          <table:table-cell office:value-type="float" office:value="9700.01819013" calcext:value-type="float">
            <text:p>9700.018190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712.1295258" calcext:value-type="float">
            <text:p>9712.1295258</text:p>
          </table:table-cell>
        </table:table-row>
        <table:table-row table:style-name="ro1">
          <table:table-cell office:value-type="float" office:value="0.301636363636" calcext:value-type="float">
            <text:p>0.3016363636</text:p>
          </table:table-cell>
          <table:table-cell office:value-type="float" office:value="9765.09329225" calcext:value-type="float">
            <text:p>9765.09329225</text:p>
          </table:table-cell>
        </table:table-row>
        <table:table-row table:style-name="ro1">
          <table:table-cell office:value-type="float" office:value="0.303272727273" calcext:value-type="float">
            <text:p>0.3032727273</text:p>
          </table:table-cell>
          <table:table-cell office:value-type="float" office:value="9808.64883049" calcext:value-type="float">
            <text:p>9808.64883049</text:p>
          </table:table-cell>
        </table:table-row>
        <table:table-row table:style-name="ro1">
          <table:table-cell office:value-type="float" office:value="0.304909090909" calcext:value-type="float">
            <text:p>0.3049090909</text:p>
          </table:table-cell>
          <table:table-cell office:value-type="float" office:value="9844.00792171" calcext:value-type="float">
            <text:p>9844.00792171</text:p>
          </table:table-cell>
        </table:table-row>
        <table:table-row table:style-name="ro1">
          <table:table-cell office:value-type="float" office:value="0.306545454545" calcext:value-type="float">
            <text:p>0.3065454545</text:p>
          </table:table-cell>
          <table:table-cell office:value-type="float" office:value="9871.65689383" calcext:value-type="float">
            <text:p>9871.65689383</text:p>
          </table:table-cell>
        </table:table-row>
        <table:table-row table:style-name="ro1">
          <table:table-cell office:value-type="float" office:value="0.308181818182" calcext:value-type="float">
            <text:p>0.3081818182</text:p>
          </table:table-cell>
          <table:table-cell office:value-type="float" office:value="9891.9329762" calcext:value-type="float">
            <text:p>9891.9329762</text:p>
          </table:table-cell>
        </table:table-row>
        <table:table-row table:style-name="ro1">
          <table:table-cell office:value-type="float" office:value="0.309818181818" calcext:value-type="float">
            <text:p>0.3098181818</text:p>
          </table:table-cell>
          <table:table-cell office:value-type="float" office:value="9905.13845303" calcext:value-type="float">
            <text:p>9905.13845303</text:p>
          </table:table-cell>
        </table:table-row>
        <table:table-row table:style-name="ro1">
          <table:table-cell office:value-type="float" office:value="0.311454545455" calcext:value-type="float">
            <text:p>0.3114545455</text:p>
          </table:table-cell>
          <table:table-cell office:value-type="float" office:value="9911.65964274" calcext:value-type="float">
            <text:p>9911.65964274</text:p>
          </table:table-cell>
        </table:table-row>
        <table:table-row table:style-name="ro1">
          <table:table-cell office:value-type="float" office:value="0.313090909091" calcext:value-type="float">
            <text:p>0.3130909091</text:p>
          </table:table-cell>
          <table:table-cell office:value-type="float" office:value="9912.20007603" calcext:value-type="float">
            <text:p>9912.20007603</text:p>
          </table:table-cell>
        </table:table-row>
        <table:table-row table:style-name="ro1">
          <table:table-cell office:value-type="float" office:value="0.314727272727" calcext:value-type="float">
            <text:p>0.3147272727</text:p>
          </table:table-cell>
          <table:table-cell office:value-type="float" office:value="9907.08907527" calcext:value-type="float">
            <text:p>9907.08907527</text:p>
          </table:table-cell>
        </table:table-row>
        <table:table-row table:style-name="ro1">
          <table:table-cell office:value-type="float" office:value="0.316363636364" calcext:value-type="float">
            <text:p>0.3163636364</text:p>
          </table:table-cell>
          <table:table-cell office:value-type="float" office:value="9896.57612947" calcext:value-type="float">
            <text:p>9896.57612947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9880.77130224" calcext:value-type="float">
            <text:p>9880.77130224</text:p>
          </table:table-cell>
        </table:table-row>
        <table:table-row table:style-name="ro1">
          <table:table-cell office:value-type="float" office:value="0.319636363636" calcext:value-type="float">
            <text:p>0.3196363636</text:p>
          </table:table-cell>
          <table:table-cell office:value-type="float" office:value="9860.03278042" calcext:value-type="float">
            <text:p>9860.03278042</text:p>
          </table:table-cell>
        </table:table-row>
        <table:table-row table:style-name="ro1">
          <table:table-cell office:value-type="float" office:value="0.321272727273" calcext:value-type="float">
            <text:p>0.3212727273</text:p>
          </table:table-cell>
          <table:table-cell office:value-type="float" office:value="9834.93183067" calcext:value-type="float">
            <text:p>9834.93183067</text:p>
          </table:table-cell>
        </table:table-row>
        <table:table-row table:style-name="ro1">
          <table:table-cell office:value-type="float" office:value="0.322909090909" calcext:value-type="float">
            <text:p>0.3229090909</text:p>
          </table:table-cell>
          <table:table-cell office:value-type="float" office:value="9805.7837059" calcext:value-type="float">
            <text:p>9805.7837059</text:p>
          </table:table-cell>
        </table:table-row>
        <table:table-row table:style-name="ro1">
          <table:table-cell office:value-type="float" office:value="0.324545454545" calcext:value-type="float">
            <text:p>0.3245454545</text:p>
          </table:table-cell>
          <table:table-cell office:value-type="float" office:value="9772.83108123" calcext:value-type="float">
            <text:p>9772.8310812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9761.06401768" calcext:value-type="float">
            <text:p>9761.06401768</text:p>
          </table:table-cell>
        </table:table-row>
        <table:table-row table:style-name="ro1">
          <table:table-cell office:value-type="float" office:value="0.326636363636" calcext:value-type="float">
            <text:p>0.3266363636</text:p>
          </table:table-cell>
          <table:table-cell office:value-type="float" office:value="9724.79513207" calcext:value-type="float">
            <text:p>9724.79513207</text:p>
          </table:table-cell>
        </table:table-row>
        <table:table-row table:style-name="ro1">
          <table:table-cell office:value-type="float" office:value="0.328272727273" calcext:value-type="float">
            <text:p>0.3282727273</text:p>
          </table:table-cell>
          <table:table-cell office:value-type="float" office:value="9684.90020888" calcext:value-type="float">
            <text:p>9684.90020888</text:p>
          </table:table-cell>
        </table:table-row>
        <table:table-row table:style-name="ro1">
          <table:table-cell office:value-type="float" office:value="0.329909090909" calcext:value-type="float">
            <text:p>0.3299090909</text:p>
          </table:table-cell>
          <table:table-cell office:value-type="float" office:value="9642.26268102" calcext:value-type="float">
            <text:p>9642.26268102</text:p>
          </table:table-cell>
        </table:table-row>
        <table:table-row table:style-name="ro1">
          <table:table-cell office:value-type="float" office:value="0.331545454545" calcext:value-type="float">
            <text:p>0.3315454545</text:p>
          </table:table-cell>
          <table:table-cell office:value-type="float" office:value="9597.57287586" calcext:value-type="float">
            <text:p>9597.57287586</text:p>
          </table:table-cell>
        </table:table-row>
        <table:table-row table:style-name="ro1">
          <table:table-cell office:value-type="float" office:value="0.333181818182" calcext:value-type="float">
            <text:p>0.3331818182</text:p>
          </table:table-cell>
          <table:table-cell office:value-type="float" office:value="9551.1659807" calcext:value-type="float">
            <text:p>9551.1659807</text:p>
          </table:table-cell>
        </table:table-row>
        <table:table-row table:style-name="ro1">
          <table:table-cell office:value-type="float" office:value="0.334818181818" calcext:value-type="float">
            <text:p>0.3348181818</text:p>
          </table:table-cell>
          <table:table-cell office:value-type="float" office:value="9503.2223128" calcext:value-type="float">
            <text:p>9503.2223128</text:p>
          </table:table-cell>
        </table:table-row>
        <table:table-row table:style-name="ro1">
          <table:table-cell office:value-type="float" office:value="0.336454545455" calcext:value-type="float">
            <text:p>0.3364545455</text:p>
          </table:table-cell>
          <table:table-cell office:value-type="float" office:value="9454.19864742" calcext:value-type="float">
            <text:p>9454.19864742</text:p>
          </table:table-cell>
        </table:table-row>
        <table:table-row table:style-name="ro1">
          <table:table-cell office:value-type="float" office:value="0.338090909091" calcext:value-type="float">
            <text:p>0.3380909091</text:p>
          </table:table-cell>
          <table:table-cell office:value-type="float" office:value="9404.82282603" calcext:value-type="float">
            <text:p>9404.82282603</text:p>
          </table:table-cell>
        </table:table-row>
        <table:table-row table:style-name="ro1">
          <table:table-cell office:value-type="float" office:value="0.339727272727" calcext:value-type="float">
            <text:p>0.3397272727</text:p>
          </table:table-cell>
          <table:table-cell office:value-type="float" office:value="9355.75593623" calcext:value-type="float">
            <text:p>9355.75593623</text:p>
          </table:table-cell>
        </table:table-row>
        <table:table-row table:style-name="ro1">
          <table:table-cell office:value-type="float" office:value="0.341363636364" calcext:value-type="float">
            <text:p>0.3413636364</text:p>
          </table:table-cell>
          <table:table-cell office:value-type="float" office:value="9307.62405624" calcext:value-type="float">
            <text:p>9307.6240562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9261.25643322" calcext:value-type="float">
            <text:p>9261.25643322</text:p>
          </table:table-cell>
        </table:table-row>
        <table:table-row table:style-name="ro1">
          <table:table-cell office:value-type="float" office:value="0.344636363636" calcext:value-type="float">
            <text:p>0.3446363636</text:p>
          </table:table-cell>
          <table:table-cell office:value-type="float" office:value="9217.32503857" calcext:value-type="float">
            <text:p>9217.32503857</text:p>
          </table:table-cell>
        </table:table-row>
        <table:table-row table:style-name="ro1">
          <table:table-cell office:value-type="float" office:value="0.346272727273" calcext:value-type="float">
            <text:p>0.3462727273</text:p>
          </table:table-cell>
          <table:table-cell office:value-type="float" office:value="9176.48560478" calcext:value-type="float">
            <text:p>9176.48560478</text:p>
          </table:table-cell>
        </table:table-row>
        <table:table-row table:style-name="ro1">
          <table:table-cell office:value-type="float" office:value="0.347909090909" calcext:value-type="float">
            <text:p>0.3479090909</text:p>
          </table:table-cell>
          <table:table-cell office:value-type="float" office:value="9139.80854117" calcext:value-type="float">
            <text:p>9139.80854117</text:p>
          </table:table-cell>
        </table:table-row>
        <table:table-row table:style-name="ro1">
          <table:table-cell office:value-type="float" office:value="0.349545454545" calcext:value-type="float">
            <text:p>0.3495454545</text:p>
          </table:table-cell>
          <table:table-cell office:value-type="float" office:value="9108.93775317" calcext:value-type="float">
            <text:p>9108.937753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9101.78273288" calcext:value-type="float">
            <text:p>9101.78273288</text:p>
          </table:table-cell>
        </table:table-row>
        <table:table-row table:style-name="ro1">
          <table:table-cell office:value-type="float" office:value="0.351636363636" calcext:value-type="float">
            <text:p>0.3516363636</text:p>
          </table:table-cell>
          <table:table-cell office:value-type="float" office:value="9079.83963103" calcext:value-type="float">
            <text:p>9079.83963103</text:p>
          </table:table-cell>
        </table:table-row>
        <table:table-row table:style-name="ro1">
          <table:table-cell office:value-type="float" office:value="0.353272727273" calcext:value-type="float">
            <text:p>0.3532727273</text:p>
          </table:table-cell>
          <table:table-cell office:value-type="float" office:value="9068.13754068" calcext:value-type="float">
            <text:p>9068.13754068</text:p>
          </table:table-cell>
        </table:table-row>
        <table:table-row table:style-name="ro1">
          <table:table-cell office:value-type="float" office:value="0.354909090909" calcext:value-type="float">
            <text:p>0.3549090909</text:p>
          </table:table-cell>
          <table:table-cell office:value-type="float" office:value="9066.62799943" calcext:value-type="float">
            <text:p>9066.62799943</text:p>
          </table:table-cell>
        </table:table-row>
        <table:table-row table:style-name="ro1">
          <table:table-cell office:value-type="float" office:value="0.356545454545" calcext:value-type="float">
            <text:p>0.3565454545</text:p>
          </table:table-cell>
          <table:table-cell office:value-type="float" office:value="9075.51785774" calcext:value-type="float">
            <text:p>9075.51785774</text:p>
          </table:table-cell>
        </table:table-row>
        <table:table-row table:style-name="ro1">
          <table:table-cell office:value-type="float" office:value="0.358181818182" calcext:value-type="float">
            <text:p>0.3581818182</text:p>
          </table:table-cell>
          <table:table-cell office:value-type="float" office:value="9094.61129761" calcext:value-type="float">
            <text:p>9094.61129761</text:p>
          </table:table-cell>
        </table:table-row>
        <table:table-row table:style-name="ro1">
          <table:table-cell office:value-type="float" office:value="0.359818181818" calcext:value-type="float">
            <text:p>0.3598181818</text:p>
          </table:table-cell>
          <table:table-cell office:value-type="float" office:value="9122.63811541" calcext:value-type="float">
            <text:p>9122.63811541</text:p>
          </table:table-cell>
        </table:table-row>
        <table:table-row table:style-name="ro1">
          <table:table-cell office:value-type="float" office:value="0.361454545455" calcext:value-type="float">
            <text:p>0.3614545455</text:p>
          </table:table-cell>
          <table:table-cell office:value-type="float" office:value="9156.13996508" calcext:value-type="float">
            <text:p>9156.13996508</text:p>
          </table:table-cell>
        </table:table-row>
        <table:table-row table:style-name="ro1">
          <table:table-cell office:value-type="float" office:value="0.363090909091" calcext:value-type="float">
            <text:p>0.3630909091</text:p>
          </table:table-cell>
          <table:table-cell office:value-type="float" office:value="9194.49193433" calcext:value-type="float">
            <text:p>9194.49193433</text:p>
          </table:table-cell>
        </table:table-row>
        <table:table-row table:style-name="ro1">
          <table:table-cell office:value-type="float" office:value="0.364727272727" calcext:value-type="float">
            <text:p>0.3647272727</text:p>
          </table:table-cell>
          <table:table-cell office:value-type="float" office:value="9245.3141801" calcext:value-type="float">
            <text:p>9245.3141801</text:p>
          </table:table-cell>
        </table:table-row>
        <table:table-row table:style-name="ro1">
          <table:table-cell office:value-type="float" office:value="0.366363636364" calcext:value-type="float">
            <text:p>0.3663636364</text:p>
          </table:table-cell>
          <table:table-cell office:value-type="float" office:value="9311.11930275" calcext:value-type="float">
            <text:p>9311.1193027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9391.28084783" calcext:value-type="float">
            <text:p>9391.28084783</text:p>
          </table:table-cell>
        </table:table-row>
        <table:table-row table:style-name="ro1">
          <table:table-cell office:value-type="float" office:value="0.369636363636" calcext:value-type="float">
            <text:p>0.3696363636</text:p>
          </table:table-cell>
          <table:table-cell office:value-type="float" office:value="9479.97764564" calcext:value-type="float">
            <text:p>9479.97764564</text:p>
          </table:table-cell>
        </table:table-row>
        <table:table-row table:style-name="ro1">
          <table:table-cell office:value-type="float" office:value="0.371272727273" calcext:value-type="float">
            <text:p>0.3712727273</text:p>
          </table:table-cell>
          <table:table-cell office:value-type="float" office:value="9574.80759674" calcext:value-type="float">
            <text:p>9574.80759674</text:p>
          </table:table-cell>
        </table:table-row>
        <table:table-row table:style-name="ro1">
          <table:table-cell office:value-type="float" office:value="0.372909090909" calcext:value-type="float">
            <text:p>0.3729090909</text:p>
          </table:table-cell>
          <table:table-cell office:value-type="float" office:value="9675.75554376" calcext:value-type="float">
            <text:p>9675.75554376</text:p>
          </table:table-cell>
        </table:table-row>
        <table:table-row table:style-name="ro1">
          <table:table-cell office:value-type="float" office:value="0.374545454545" calcext:value-type="float">
            <text:p>0.3745454545</text:p>
          </table:table-cell>
          <table:table-cell office:value-type="float" office:value="9783.26904409" calcext:value-type="float">
            <text:p>9783.2690440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9819.97632416" calcext:value-type="float">
            <text:p>9819.97632416</text:p>
          </table:table-cell>
        </table:table-row>
        <table:table-row table:style-name="ro1">
          <table:table-cell office:value-type="float" office:value="0.376636363636" calcext:value-type="float">
            <text:p>0.3766363636</text:p>
          </table:table-cell>
          <table:table-cell office:value-type="float" office:value="9926.47574055" calcext:value-type="float">
            <text:p>9926.47574055</text:p>
          </table:table-cell>
        </table:table-row>
        <table:table-row table:style-name="ro1">
          <table:table-cell office:value-type="float" office:value="0.378272727273" calcext:value-type="float">
            <text:p>0.3782727273</text:p>
          </table:table-cell>
          <table:table-cell office:value-type="float" office:value="10047.3193549" calcext:value-type="float">
            <text:p>10047.3193549</text:p>
          </table:table-cell>
        </table:table-row>
        <table:table-row table:style-name="ro1">
          <table:table-cell office:value-type="float" office:value="0.379909090909" calcext:value-type="float">
            <text:p>0.3799090909</text:p>
          </table:table-cell>
          <table:table-cell office:value-type="float" office:value="10176.2314715" calcext:value-type="float">
            <text:p>10176.2314715</text:p>
          </table:table-cell>
        </table:table-row>
        <table:table-row table:style-name="ro1">
          <table:table-cell office:value-type="float" office:value="0.381545454545" calcext:value-type="float">
            <text:p>0.3815454545</text:p>
          </table:table-cell>
          <table:table-cell office:value-type="float" office:value="10310.0612458" calcext:value-type="float">
            <text:p>10310.0612458</text:p>
          </table:table-cell>
        </table:table-row>
        <table:table-row table:style-name="ro1">
          <table:table-cell office:value-type="float" office:value="0.383181818182" calcext:value-type="float">
            <text:p>0.3831818182</text:p>
          </table:table-cell>
          <table:table-cell office:value-type="float" office:value="10448.1028216" calcext:value-type="float">
            <text:p>10448.1028216</text:p>
          </table:table-cell>
        </table:table-row>
        <table:table-row table:style-name="ro1">
          <table:table-cell office:value-type="float" office:value="0.384818181818" calcext:value-type="float">
            <text:p>0.3848181818</text:p>
          </table:table-cell>
          <table:table-cell office:value-type="float" office:value="10590.1893636" calcext:value-type="float">
            <text:p>10590.1893636</text:p>
          </table:table-cell>
        </table:table-row>
        <table:table-row table:style-name="ro1">
          <table:table-cell office:value-type="float" office:value="0.386454545455" calcext:value-type="float">
            <text:p>0.3864545455</text:p>
          </table:table-cell>
          <table:table-cell office:value-type="float" office:value="10736.3613465" calcext:value-type="float">
            <text:p>10736.3613465</text:p>
          </table:table-cell>
        </table:table-row>
        <table:table-row table:style-name="ro1">
          <table:table-cell office:value-type="float" office:value="0.388090909091" calcext:value-type="float">
            <text:p>0.3880909091</text:p>
          </table:table-cell>
          <table:table-cell office:value-type="float" office:value="10886.2174455" calcext:value-type="float">
            <text:p>10886.2174455</text:p>
          </table:table-cell>
        </table:table-row>
        <table:table-row table:style-name="ro1">
          <table:table-cell office:value-type="float" office:value="0.389727272727" calcext:value-type="float">
            <text:p>0.3897272727</text:p>
          </table:table-cell>
          <table:table-cell office:value-type="float" office:value="11039.3620268" calcext:value-type="float">
            <text:p>11039.3620268</text:p>
          </table:table-cell>
        </table:table-row>
        <table:table-row table:style-name="ro1">
          <table:table-cell office:value-type="float" office:value="0.391363636364" calcext:value-type="float">
            <text:p>0.3913636364</text:p>
          </table:table-cell>
          <table:table-cell office:value-type="float" office:value="11195.2433247" calcext:value-type="float">
            <text:p>11195.243324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1353.5448765" calcext:value-type="float">
            <text:p>11353.5448765</text:p>
          </table:table-cell>
        </table:table-row>
        <table:table-row table:style-name="ro1">
          <table:table-cell office:value-type="float" office:value="0.394636363636" calcext:value-type="float">
            <text:p>0.3946363636</text:p>
          </table:table-cell>
          <table:table-cell office:value-type="float" office:value="11513.7669616" calcext:value-type="float">
            <text:p>11513.7669616</text:p>
          </table:table-cell>
        </table:table-row>
        <table:table-row table:style-name="ro1">
          <table:table-cell office:value-type="float" office:value="0.396272727273" calcext:value-type="float">
            <text:p>0.3962727273</text:p>
          </table:table-cell>
          <table:table-cell office:value-type="float" office:value="11675.5022105" calcext:value-type="float">
            <text:p>11675.5022105</text:p>
          </table:table-cell>
        </table:table-row>
        <table:table-row table:style-name="ro1">
          <table:table-cell office:value-type="float" office:value="0.397909090909" calcext:value-type="float">
            <text:p>0.3979090909</text:p>
          </table:table-cell>
          <table:table-cell office:value-type="float" office:value="11838.251383" calcext:value-type="float">
            <text:p>11838.251383</text:p>
          </table:table-cell>
        </table:table-row>
        <table:table-row table:style-name="ro1">
          <table:table-cell office:value-type="float" office:value="0.399545454545" calcext:value-type="float">
            <text:p>0.3995454545</text:p>
          </table:table-cell>
          <table:table-cell office:value-type="float" office:value="12001.651263" calcext:value-type="float">
            <text:p>12001.65126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052.9070601" calcext:value-type="float">
            <text:p>12052.9070601</text:p>
          </table:table-cell>
        </table:table-row>
        <table:table-row table:style-name="ro1">
          <table:table-cell office:value-type="float" office:value="0.401636363636" calcext:value-type="float">
            <text:p>0.4016363636</text:p>
          </table:table-cell>
          <table:table-cell office:value-type="float" office:value="12204.9464936" calcext:value-type="float">
            <text:p>12204.9464936</text:p>
          </table:table-cell>
        </table:table-row>
        <table:table-row table:style-name="ro1">
          <table:table-cell office:value-type="float" office:value="0.403272727273" calcext:value-type="float">
            <text:p>0.4032727273</text:p>
          </table:table-cell>
          <table:table-cell office:value-type="float" office:value="12367.1340465" calcext:value-type="float">
            <text:p>12367.1340465</text:p>
          </table:table-cell>
        </table:table-row>
        <table:table-row table:style-name="ro1">
          <table:table-cell office:value-type="float" office:value="0.404909090909" calcext:value-type="float">
            <text:p>0.4049090909</text:p>
          </table:table-cell>
          <table:table-cell office:value-type="float" office:value="12530.9506774" calcext:value-type="float">
            <text:p>12530.9506774</text:p>
          </table:table-cell>
        </table:table-row>
        <table:table-row table:style-name="ro1">
          <table:table-cell office:value-type="float" office:value="0.406545454545" calcext:value-type="float">
            <text:p>0.4065454545</text:p>
          </table:table-cell>
          <table:table-cell office:value-type="float" office:value="12692.4174002" calcext:value-type="float">
            <text:p>12692.4174002</text:p>
          </table:table-cell>
        </table:table-row>
        <table:table-row table:style-name="ro1">
          <table:table-cell office:value-type="float" office:value="0.408181818182" calcext:value-type="float">
            <text:p>0.4081818182</text:p>
          </table:table-cell>
          <table:table-cell office:value-type="float" office:value="12850.6506196" calcext:value-type="float">
            <text:p>12850.6506196</text:p>
          </table:table-cell>
        </table:table-row>
        <table:table-row table:style-name="ro1">
          <table:table-cell office:value-type="float" office:value="0.409818181818" calcext:value-type="float">
            <text:p>0.4098181818</text:p>
          </table:table-cell>
          <table:table-cell office:value-type="float" office:value="13006.0478309" calcext:value-type="float">
            <text:p>13006.0478309</text:p>
          </table:table-cell>
        </table:table-row>
        <table:table-row table:style-name="ro1">
          <table:table-cell office:value-type="float" office:value="0.411454545455" calcext:value-type="float">
            <text:p>0.4114545455</text:p>
          </table:table-cell>
          <table:table-cell office:value-type="float" office:value="13158.8835361" calcext:value-type="float">
            <text:p>13158.8835361</text:p>
          </table:table-cell>
        </table:table-row>
        <table:table-row table:style-name="ro1">
          <table:table-cell office:value-type="float" office:value="0.413090909091" calcext:value-type="float">
            <text:p>0.4130909091</text:p>
          </table:table-cell>
          <table:table-cell office:value-type="float" office:value="13308.911636" calcext:value-type="float">
            <text:p>13308.911636</text:p>
          </table:table-cell>
        </table:table-row>
        <table:table-row table:style-name="ro1">
          <table:table-cell office:value-type="float" office:value="0.414727272727" calcext:value-type="float">
            <text:p>0.4147272727</text:p>
          </table:table-cell>
          <table:table-cell office:value-type="float" office:value="13455.9290949" calcext:value-type="float">
            <text:p>13455.9290949</text:p>
          </table:table-cell>
        </table:table-row>
        <table:table-row table:style-name="ro1">
          <table:table-cell office:value-type="float" office:value="0.416363636364" calcext:value-type="float">
            <text:p>0.4163636364</text:p>
          </table:table-cell>
          <table:table-cell office:value-type="float" office:value="13599.8318961" calcext:value-type="float">
            <text:p>13599.831896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3740.431239" calcext:value-type="float">
            <text:p>13740.431239</text:p>
          </table:table-cell>
        </table:table-row>
        <table:table-row table:style-name="ro1">
          <table:table-cell office:value-type="float" office:value="0.419636363636" calcext:value-type="float">
            <text:p>0.4196363636</text:p>
          </table:table-cell>
          <table:table-cell office:value-type="float" office:value="13877.5602559" calcext:value-type="float">
            <text:p>13877.5602559</text:p>
          </table:table-cell>
        </table:table-row>
        <table:table-row table:style-name="ro1">
          <table:table-cell office:value-type="float" office:value="0.421272727273" calcext:value-type="float">
            <text:p>0.4212727273</text:p>
          </table:table-cell>
          <table:table-cell office:value-type="float" office:value="14010.7586643" calcext:value-type="float">
            <text:p>14010.7586643</text:p>
          </table:table-cell>
        </table:table-row>
        <table:table-row table:style-name="ro1">
          <table:table-cell office:value-type="float" office:value="0.422909090909" calcext:value-type="float">
            <text:p>0.4229090909</text:p>
          </table:table-cell>
          <table:table-cell office:value-type="float" office:value="14139.7530056" calcext:value-type="float">
            <text:p>14139.7530056</text:p>
          </table:table-cell>
        </table:table-row>
        <table:table-row table:style-name="ro1">
          <table:table-cell office:value-type="float" office:value="0.424545454545" calcext:value-type="float">
            <text:p>0.4245454545</text:p>
          </table:table-cell>
          <table:table-cell office:value-type="float" office:value="14264.2647896" calcext:value-type="float">
            <text:p>14264.264789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4300.0322274" calcext:value-type="float">
            <text:p>14300.0322274</text:p>
          </table:table-cell>
        </table:table-row>
        <table:table-row table:style-name="ro1">
          <table:table-cell office:value-type="float" office:value="0.426636363636" calcext:value-type="float">
            <text:p>0.4266363636</text:p>
          </table:table-cell>
          <table:table-cell office:value-type="float" office:value="14412.1266723" calcext:value-type="float">
            <text:p>14412.1266723</text:p>
          </table:table-cell>
        </table:table-row>
        <table:table-row table:style-name="ro1">
          <table:table-cell office:value-type="float" office:value="0.428272727273" calcext:value-type="float">
            <text:p>0.4282727273</text:p>
          </table:table-cell>
          <table:table-cell office:value-type="float" office:value="14526.4624468" calcext:value-type="float">
            <text:p>14526.4624468</text:p>
          </table:table-cell>
        </table:table-row>
        <table:table-row table:style-name="ro1">
          <table:table-cell office:value-type="float" office:value="0.429909090909" calcext:value-type="float">
            <text:p>0.4299090909</text:p>
          </table:table-cell>
          <table:table-cell office:value-type="float" office:value="14637.903178" calcext:value-type="float">
            <text:p>14637.903178</text:p>
          </table:table-cell>
        </table:table-row>
        <table:table-row table:style-name="ro1">
          <table:table-cell office:value-type="float" office:value="0.431545454545" calcext:value-type="float">
            <text:p>0.4315454545</text:p>
          </table:table-cell>
          <table:table-cell office:value-type="float" office:value="14743.9871006" calcext:value-type="float">
            <text:p>14743.9871006</text:p>
          </table:table-cell>
        </table:table-row>
        <table:table-row table:style-name="ro1">
          <table:table-cell office:value-type="float" office:value="0.433181818182" calcext:value-type="float">
            <text:p>0.4331818182</text:p>
          </table:table-cell>
          <table:table-cell office:value-type="float" office:value="14844.4403782" calcext:value-type="float">
            <text:p>14844.4403782</text:p>
          </table:table-cell>
        </table:table-row>
        <table:table-row table:style-name="ro1">
          <table:table-cell office:value-type="float" office:value="0.434818181818" calcext:value-type="float">
            <text:p>0.4348181818</text:p>
          </table:table-cell>
          <table:table-cell office:value-type="float" office:value="14939.3115055" calcext:value-type="float">
            <text:p>14939.3115055</text:p>
          </table:table-cell>
        </table:table-row>
        <table:table-row table:style-name="ro1">
          <table:table-cell office:value-type="float" office:value="0.436454545455" calcext:value-type="float">
            <text:p>0.4364545455</text:p>
          </table:table-cell>
          <table:table-cell office:value-type="float" office:value="15028.5843183" calcext:value-type="float">
            <text:p>15028.5843183</text:p>
          </table:table-cell>
        </table:table-row>
        <table:table-row table:style-name="ro1">
          <table:table-cell office:value-type="float" office:value="0.438090909091" calcext:value-type="float">
            <text:p>0.4380909091</text:p>
          </table:table-cell>
          <table:table-cell office:value-type="float" office:value="15112.3156197" calcext:value-type="float">
            <text:p>15112.3156197</text:p>
          </table:table-cell>
        </table:table-row>
        <table:table-row table:style-name="ro1">
          <table:table-cell office:value-type="float" office:value="0.439727272727" calcext:value-type="float">
            <text:p>0.4397272727</text:p>
          </table:table-cell>
          <table:table-cell office:value-type="float" office:value="15190.7625467" calcext:value-type="float">
            <text:p>15190.7625467</text:p>
          </table:table-cell>
        </table:table-row>
        <table:table-row table:style-name="ro1">
          <table:table-cell office:value-type="float" office:value="0.441363636364" calcext:value-type="float">
            <text:p>0.4413636364</text:p>
          </table:table-cell>
          <table:table-cell office:value-type="float" office:value="15263.764183" calcext:value-type="float">
            <text:p>15263.764183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5331.5516408" calcext:value-type="float">
            <text:p>15331.5516408</text:p>
          </table:table-cell>
        </table:table-row>
        <table:table-row table:style-name="ro1">
          <table:table-cell office:value-type="float" office:value="0.444636363636" calcext:value-type="float">
            <text:p>0.4446363636</text:p>
          </table:table-cell>
          <table:table-cell office:value-type="float" office:value="15394.1001542" calcext:value-type="float">
            <text:p>15394.1001542</text:p>
          </table:table-cell>
        </table:table-row>
        <table:table-row table:style-name="ro1">
          <table:table-cell office:value-type="float" office:value="0.446272727273" calcext:value-type="float">
            <text:p>0.4462727273</text:p>
          </table:table-cell>
          <table:table-cell office:value-type="float" office:value="15451.3506988" calcext:value-type="float">
            <text:p>15451.3506988</text:p>
          </table:table-cell>
        </table:table-row>
        <table:table-row table:style-name="ro1">
          <table:table-cell office:value-type="float" office:value="0.447909090909" calcext:value-type="float">
            <text:p>0.4479090909</text:p>
          </table:table-cell>
          <table:table-cell office:value-type="float" office:value="15503.2404059" calcext:value-type="float">
            <text:p>15503.2404059</text:p>
          </table:table-cell>
        </table:table-row>
        <table:table-row table:style-name="ro1">
          <table:table-cell office:value-type="float" office:value="0.449545454545" calcext:value-type="float">
            <text:p>0.4495454545</text:p>
          </table:table-cell>
          <table:table-cell office:value-type="float" office:value="15549.6542762" calcext:value-type="float">
            <text:p>15549.65427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560.2226965" calcext:value-type="float">
            <text:p>15560.2226965</text:p>
          </table:table-cell>
        </table:table-row>
        <table:table-row table:style-name="ro1">
          <table:table-cell office:value-type="float" office:value="0.451636363636" calcext:value-type="float">
            <text:p>0.4516363636</text:p>
          </table:table-cell>
          <table:table-cell office:value-type="float" office:value="15599.4753885" calcext:value-type="float">
            <text:p>15599.4753885</text:p>
          </table:table-cell>
        </table:table-row>
        <table:table-row table:style-name="ro1">
          <table:table-cell office:value-type="float" office:value="0.453272727273" calcext:value-type="float">
            <text:p>0.4532727273</text:p>
          </table:table-cell>
          <table:table-cell office:value-type="float" office:value="15634.7842509" calcext:value-type="float">
            <text:p>15634.7842509</text:p>
          </table:table-cell>
        </table:table-row>
        <table:table-row table:style-name="ro1">
          <table:table-cell office:value-type="float" office:value="0.454909090909" calcext:value-type="float">
            <text:p>0.4549090909</text:p>
          </table:table-cell>
          <table:table-cell office:value-type="float" office:value="15665.3807114" calcext:value-type="float">
            <text:p>15665.3807114</text:p>
          </table:table-cell>
        </table:table-row>
        <table:table-row table:style-name="ro1">
          <table:table-cell office:value-type="float" office:value="0.456545454545" calcext:value-type="float">
            <text:p>0.4565454545</text:p>
          </table:table-cell>
          <table:table-cell office:value-type="float" office:value="15691.162016" calcext:value-type="float">
            <text:p>15691.162016</text:p>
          </table:table-cell>
        </table:table-row>
        <table:table-row table:style-name="ro1">
          <table:table-cell office:value-type="float" office:value="0.458181818182" calcext:value-type="float">
            <text:p>0.4581818182</text:p>
          </table:table-cell>
          <table:table-cell office:value-type="float" office:value="15712.2738054" calcext:value-type="float">
            <text:p>15712.2738054</text:p>
          </table:table-cell>
        </table:table-row>
        <table:table-row table:style-name="ro1">
          <table:table-cell office:value-type="float" office:value="0.459818181818" calcext:value-type="float">
            <text:p>0.4598181818</text:p>
          </table:table-cell>
          <table:table-cell office:value-type="float" office:value="15729.1688333" calcext:value-type="float">
            <text:p>15729.1688333</text:p>
          </table:table-cell>
        </table:table-row>
        <table:table-row table:style-name="ro1">
          <table:table-cell office:value-type="float" office:value="0.461454545455" calcext:value-type="float">
            <text:p>0.4614545455</text:p>
          </table:table-cell>
          <table:table-cell office:value-type="float" office:value="15742.2400476" calcext:value-type="float">
            <text:p>15742.2400476</text:p>
          </table:table-cell>
        </table:table-row>
        <table:table-row table:style-name="ro1">
          <table:table-cell office:value-type="float" office:value="0.463090909091" calcext:value-type="float">
            <text:p>0.4630909091</text:p>
          </table:table-cell>
          <table:table-cell office:value-type="float" office:value="15751.5200655" calcext:value-type="float">
            <text:p>15751.5200655</text:p>
          </table:table-cell>
        </table:table-row>
        <table:table-row table:style-name="ro1">
          <table:table-cell office:value-type="float" office:value="0.464727272727" calcext:value-type="float">
            <text:p>0.4647272727</text:p>
          </table:table-cell>
          <table:table-cell office:value-type="float" office:value="15757.244945" calcext:value-type="float">
            <text:p>15757.244945</text:p>
          </table:table-cell>
        </table:table-row>
        <table:table-row table:style-name="ro1">
          <table:table-cell office:value-type="float" office:value="0.466363636364" calcext:value-type="float">
            <text:p>0.4663636364</text:p>
          </table:table-cell>
          <table:table-cell office:value-type="float" office:value="15760.8461851" calcext:value-type="float">
            <text:p>15760.8461851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5764.0269518" calcext:value-type="float">
            <text:p>15764.0269518</text:p>
          </table:table-cell>
        </table:table-row>
        <table:table-row table:style-name="ro1">
          <table:table-cell office:value-type="float" office:value="0.469636363636" calcext:value-type="float">
            <text:p>0.4696363636</text:p>
          </table:table-cell>
          <table:table-cell office:value-type="float" office:value="15768.0911743" calcext:value-type="float">
            <text:p>15768.0911743</text:p>
          </table:table-cell>
        </table:table-row>
        <table:table-row table:style-name="ro1">
          <table:table-cell office:value-type="float" office:value="0.471272727273" calcext:value-type="float">
            <text:p>0.4712727273</text:p>
          </table:table-cell>
          <table:table-cell office:value-type="float" office:value="15774.3590866" calcext:value-type="float">
            <text:p>15774.3590866</text:p>
          </table:table-cell>
        </table:table-row>
        <table:table-row table:style-name="ro1">
          <table:table-cell office:value-type="float" office:value="0.472909090909" calcext:value-type="float">
            <text:p>0.4729090909</text:p>
          </table:table-cell>
          <table:table-cell office:value-type="float" office:value="15783.3313254" calcext:value-type="float">
            <text:p>15783.3313254</text:p>
          </table:table-cell>
        </table:table-row>
        <table:table-row table:style-name="ro1">
          <table:table-cell office:value-type="float" office:value="0.474545454545" calcext:value-type="float">
            <text:p>0.4745454545</text:p>
          </table:table-cell>
          <table:table-cell office:value-type="float" office:value="15793.3064226" calcext:value-type="float">
            <text:p>15793.306422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5793.4666382" calcext:value-type="float">
            <text:p>15793.4666382</text:p>
          </table:table-cell>
        </table:table-row>
        <table:table-row table:style-name="ro1">
          <table:table-cell office:value-type="float" office:value="0.476636363636" calcext:value-type="float">
            <text:p>0.4766363636</text:p>
          </table:table-cell>
          <table:table-cell office:value-type="float" office:value="15799.3355128" calcext:value-type="float">
            <text:p>15799.3355128</text:p>
          </table:table-cell>
        </table:table-row>
        <table:table-row table:style-name="ro1">
          <table:table-cell office:value-type="float" office:value="0.478272727273" calcext:value-type="float">
            <text:p>0.4782727273</text:p>
          </table:table-cell>
          <table:table-cell office:value-type="float" office:value="15802.1757616" calcext:value-type="float">
            <text:p>15802.1757616</text:p>
          </table:table-cell>
        </table:table-row>
        <table:table-row table:style-name="ro1">
          <table:table-cell office:value-type="float" office:value="0.479909090909" calcext:value-type="float">
            <text:p>0.4799090909</text:p>
          </table:table-cell>
          <table:table-cell office:value-type="float" office:value="15802.6865014" calcext:value-type="float">
            <text:p>15802.6865014</text:p>
          </table:table-cell>
        </table:table-row>
        <table:table-row table:style-name="ro1">
          <table:table-cell office:value-type="float" office:value="0.481545454545" calcext:value-type="float">
            <text:p>0.4815454545</text:p>
          </table:table-cell>
          <table:table-cell office:value-type="float" office:value="15804.5550501" calcext:value-type="float">
            <text:p>15804.5550501</text:p>
          </table:table-cell>
        </table:table-row>
        <table:table-row table:style-name="ro1">
          <table:table-cell office:value-type="float" office:value="0.483181818182" calcext:value-type="float">
            <text:p>0.4831818182</text:p>
          </table:table-cell>
          <table:table-cell office:value-type="float" office:value="15807.7093093" calcext:value-type="float">
            <text:p>15807.7093093</text:p>
          </table:table-cell>
        </table:table-row>
        <table:table-row table:style-name="ro1">
          <table:table-cell office:value-type="float" office:value="0.484818181818" calcext:value-type="float">
            <text:p>0.4848181818</text:p>
          </table:table-cell>
          <table:table-cell office:value-type="float" office:value="15812.6076517" calcext:value-type="float">
            <text:p>15812.6076517</text:p>
          </table:table-cell>
        </table:table-row>
        <table:table-row table:style-name="ro1">
          <table:table-cell office:value-type="float" office:value="0.486454545455" calcext:value-type="float">
            <text:p>0.4864545455</text:p>
          </table:table-cell>
          <table:table-cell office:value-type="float" office:value="15817.9869041" calcext:value-type="float">
            <text:p>15817.9869041</text:p>
          </table:table-cell>
        </table:table-row>
        <table:table-row table:style-name="ro1">
          <table:table-cell office:value-type="float" office:value="0.488090909091" calcext:value-type="float">
            <text:p>0.4880909091</text:p>
          </table:table-cell>
          <table:table-cell office:value-type="float" office:value="15823.9688536" calcext:value-type="float">
            <text:p>15823.9688536</text:p>
          </table:table-cell>
        </table:table-row>
        <table:table-row table:style-name="ro1">
          <table:table-cell office:value-type="float" office:value="0.489727272727" calcext:value-type="float">
            <text:p>0.4897272727</text:p>
          </table:table-cell>
          <table:table-cell office:value-type="float" office:value="15829.4315544" calcext:value-type="float">
            <text:p>15829.4315544</text:p>
          </table:table-cell>
        </table:table-row>
        <table:table-row table:style-name="ro1">
          <table:table-cell office:value-type="float" office:value="0.491363636364" calcext:value-type="float">
            <text:p>0.4913636364</text:p>
          </table:table-cell>
          <table:table-cell office:value-type="float" office:value="15834.8441522" calcext:value-type="float">
            <text:p>15834.8441522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5839.7677535" calcext:value-type="float">
            <text:p>15839.7677535</text:p>
          </table:table-cell>
        </table:table-row>
        <table:table-row table:style-name="ro1">
          <table:table-cell office:value-type="float" office:value="0.494636363636" calcext:value-type="float">
            <text:p>0.4946363636</text:p>
          </table:table-cell>
          <table:table-cell office:value-type="float" office:value="15844.678187" calcext:value-type="float">
            <text:p>15844.678187</text:p>
          </table:table-cell>
        </table:table-row>
        <table:table-row table:style-name="ro1">
          <table:table-cell office:value-type="float" office:value="0.496272727273" calcext:value-type="float">
            <text:p>0.4962727273</text:p>
          </table:table-cell>
          <table:table-cell office:value-type="float" office:value="15849.3721385" calcext:value-type="float">
            <text:p>15849.3721385</text:p>
          </table:table-cell>
        </table:table-row>
        <table:table-row table:style-name="ro1">
          <table:table-cell office:value-type="float" office:value="0.497909090909" calcext:value-type="float">
            <text:p>0.4979090909</text:p>
          </table:table-cell>
          <table:table-cell office:value-type="float" office:value="15854.0430855" calcext:value-type="float">
            <text:p>15854.0430855</text:p>
          </table:table-cell>
        </table:table-row>
        <table:table-row table:style-name="ro1">
          <table:table-cell office:value-type="float" office:value="0.499545454545" calcext:value-type="float">
            <text:p>0.4995454545</text:p>
          </table:table-cell>
          <table:table-cell office:value-type="float" office:value="15858.5503354" calcext:value-type="float">
            <text:p>15858.55033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858.0235596" calcext:value-type="float">
            <text:p>15858.0235596</text:p>
          </table:table-cell>
        </table:table-row>
        <table:table-row table:style-name="ro1">
          <table:table-cell office:value-type="float" office:value="0.501636363636" calcext:value-type="float">
            <text:p>0.5016363636</text:p>
          </table:table-cell>
          <table:table-cell office:value-type="float" office:value="10828.8255505" calcext:value-type="float">
            <text:p>10828.8255505</text:p>
          </table:table-cell>
        </table:table-row>
        <table:table-row table:style-name="ro1">
          <table:table-cell office:value-type="float" office:value="0.503272727273" calcext:value-type="float">
            <text:p>0.5032727273</text:p>
          </table:table-cell>
          <table:table-cell office:value-type="float" office:value="10955.3385904" calcext:value-type="float">
            <text:p>10955.3385904</text:p>
          </table:table-cell>
        </table:table-row>
        <table:table-row table:style-name="ro1">
          <table:table-cell office:value-type="float" office:value="0.504909090909" calcext:value-type="float">
            <text:p>0.5049090909</text:p>
          </table:table-cell>
          <table:table-cell office:value-type="float" office:value="11108.3035537" calcext:value-type="float">
            <text:p>11108.3035537</text:p>
          </table:table-cell>
        </table:table-row>
        <table:table-row table:style-name="ro1">
          <table:table-cell office:value-type="float" office:value="0.506545454545" calcext:value-type="float">
            <text:p>0.5065454545</text:p>
          </table:table-cell>
          <table:table-cell office:value-type="float" office:value="11266.3410344" calcext:value-type="float">
            <text:p>11266.3410344</text:p>
          </table:table-cell>
        </table:table-row>
        <table:table-row table:style-name="ro1">
          <table:table-cell office:value-type="float" office:value="0.508181818182" calcext:value-type="float">
            <text:p>0.5081818182</text:p>
          </table:table-cell>
          <table:table-cell office:value-type="float" office:value="11420.6989099" calcext:value-type="float">
            <text:p>11420.6989099</text:p>
          </table:table-cell>
        </table:table-row>
        <table:table-row table:style-name="ro1">
          <table:table-cell office:value-type="float" office:value="0.509818181818" calcext:value-type="float">
            <text:p>0.5098181818</text:p>
          </table:table-cell>
          <table:table-cell office:value-type="float" office:value="11569.9805706" calcext:value-type="float">
            <text:p>11569.9805706</text:p>
          </table:table-cell>
        </table:table-row>
        <table:table-row table:style-name="ro1">
          <table:table-cell office:value-type="float" office:value="0.511454545455" calcext:value-type="float">
            <text:p>0.5114545455</text:p>
          </table:table-cell>
          <table:table-cell office:value-type="float" office:value="11714.6955749" calcext:value-type="float">
            <text:p>11714.6955749</text:p>
          </table:table-cell>
        </table:table-row>
        <table:table-row table:style-name="ro1">
          <table:table-cell office:value-type="float" office:value="0.513090909091" calcext:value-type="float">
            <text:p>0.5130909091</text:p>
          </table:table-cell>
          <table:table-cell office:value-type="float" office:value="11854.0441178" calcext:value-type="float">
            <text:p>11854.0441178</text:p>
          </table:table-cell>
        </table:table-row>
        <table:table-row table:style-name="ro1">
          <table:table-cell office:value-type="float" office:value="0.514727272727" calcext:value-type="float">
            <text:p>0.5147272727</text:p>
          </table:table-cell>
          <table:table-cell office:value-type="float" office:value="11988.1003178" calcext:value-type="float">
            <text:p>11988.1003178</text:p>
          </table:table-cell>
        </table:table-row>
        <table:table-row table:style-name="ro1">
          <table:table-cell office:value-type="float" office:value="0.516363636364" calcext:value-type="float">
            <text:p>0.5163636364</text:p>
          </table:table-cell>
          <table:table-cell office:value-type="float" office:value="12118.7571739" calcext:value-type="float">
            <text:p>12118.7571739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12248.7545706" calcext:value-type="float">
            <text:p>12248.7545706</text:p>
          </table:table-cell>
        </table:table-row>
        <table:table-row table:style-name="ro1">
          <table:table-cell office:value-type="float" office:value="0.519636363636" calcext:value-type="float">
            <text:p>0.5196363636</text:p>
          </table:table-cell>
          <table:table-cell office:value-type="float" office:value="12380.633785" calcext:value-type="float">
            <text:p>12380.633785</text:p>
          </table:table-cell>
        </table:table-row>
        <table:table-row table:style-name="ro1">
          <table:table-cell office:value-type="float" office:value="0.521272727273" calcext:value-type="float">
            <text:p>0.5212727273</text:p>
          </table:table-cell>
          <table:table-cell office:value-type="float" office:value="12515.6613034" calcext:value-type="float">
            <text:p>12515.6613034</text:p>
          </table:table-cell>
        </table:table-row>
        <table:table-row table:style-name="ro1">
          <table:table-cell office:value-type="float" office:value="0.522909090909" calcext:value-type="float">
            <text:p>0.5229090909</text:p>
          </table:table-cell>
          <table:table-cell office:value-type="float" office:value="12655.4840047" calcext:value-type="float">
            <text:p>12655.4840047</text:p>
          </table:table-cell>
        </table:table-row>
        <table:table-row table:style-name="ro1">
          <table:table-cell office:value-type="float" office:value="0.524545454545" calcext:value-type="float">
            <text:p>0.5245454545</text:p>
          </table:table-cell>
          <table:table-cell office:value-type="float" office:value="12802.5446541" calcext:value-type="float">
            <text:p>12802.544654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2845.1946067" calcext:value-type="float">
            <text:p>12845.1946067</text:p>
          </table:table-cell>
        </table:table-row>
        <table:table-row table:style-name="ro1">
          <table:table-cell office:value-type="float" office:value="0.526636363636" calcext:value-type="float">
            <text:p>0.5266363636</text:p>
          </table:table-cell>
          <table:table-cell office:value-type="float" office:value="13003.3719692" calcext:value-type="float">
            <text:p>13003.3719692</text:p>
          </table:table-cell>
        </table:table-row>
        <table:table-row table:style-name="ro1">
          <table:table-cell office:value-type="float" office:value="0.528272727273" calcext:value-type="float">
            <text:p>0.5282727273</text:p>
          </table:table-cell>
          <table:table-cell office:value-type="float" office:value="13176.4566805" calcext:value-type="float">
            <text:p>13176.4566805</text:p>
          </table:table-cell>
        </table:table-row>
        <table:table-row table:style-name="ro1">
          <table:table-cell office:value-type="float" office:value="0.529909090909" calcext:value-type="float">
            <text:p>0.5299090909</text:p>
          </table:table-cell>
          <table:table-cell office:value-type="float" office:value="13367.2100463" calcext:value-type="float">
            <text:p>13367.2100463</text:p>
          </table:table-cell>
        </table:table-row>
        <table:table-row table:style-name="ro1">
          <table:table-cell office:value-type="float" office:value="0.531545454545" calcext:value-type="float">
            <text:p>0.5315454545</text:p>
          </table:table-cell>
          <table:table-cell office:value-type="float" office:value="13582.4096094" calcext:value-type="float">
            <text:p>13582.4096094</text:p>
          </table:table-cell>
        </table:table-row>
        <table:table-row table:style-name="ro1">
          <table:table-cell office:value-type="float" office:value="0.533181818182" calcext:value-type="float">
            <text:p>0.5331818182</text:p>
          </table:table-cell>
          <table:table-cell office:value-type="float" office:value="13831.748971" calcext:value-type="float">
            <text:p>13831.748971</text:p>
          </table:table-cell>
        </table:table-row>
        <table:table-row table:style-name="ro1">
          <table:table-cell office:value-type="float" office:value="0.534818181818" calcext:value-type="float">
            <text:p>0.5348181818</text:p>
          </table:table-cell>
          <table:table-cell office:value-type="float" office:value="14122.7780656" calcext:value-type="float">
            <text:p>14122.7780656</text:p>
          </table:table-cell>
        </table:table-row>
        <table:table-row table:style-name="ro1">
          <table:table-cell office:value-type="float" office:value="0.536454545455" calcext:value-type="float">
            <text:p>0.5364545455</text:p>
          </table:table-cell>
          <table:table-cell office:value-type="float" office:value="14457.9344136" calcext:value-type="float">
            <text:p>14457.9344136</text:p>
          </table:table-cell>
        </table:table-row>
        <table:table-row table:style-name="ro1">
          <table:table-cell office:value-type="float" office:value="0.538090909091" calcext:value-type="float">
            <text:p>0.5380909091</text:p>
          </table:table-cell>
          <table:table-cell office:value-type="float" office:value="14834.3559848" calcext:value-type="float">
            <text:p>14834.3559848</text:p>
          </table:table-cell>
        </table:table-row>
        <table:table-row table:style-name="ro1">
          <table:table-cell office:value-type="float" office:value="0.539727272727" calcext:value-type="float">
            <text:p>0.5397272727</text:p>
          </table:table-cell>
          <table:table-cell office:value-type="float" office:value="15244.4173607" calcext:value-type="float">
            <text:p>15244.4173607</text:p>
          </table:table-cell>
        </table:table-row>
        <table:table-row table:style-name="ro1">
          <table:table-cell office:value-type="float" office:value="0.541363636364" calcext:value-type="float">
            <text:p>0.5413636364</text:p>
          </table:table-cell>
          <table:table-cell office:value-type="float" office:value="15676.2061304" calcext:value-type="float">
            <text:p>15676.206130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6123.6306357" calcext:value-type="float">
            <text:p>16123.6306357</text:p>
          </table:table-cell>
        </table:table-row>
        <table:table-row table:style-name="ro1">
          <table:table-cell office:value-type="float" office:value="0.544636363636" calcext:value-type="float">
            <text:p>0.5446363636</text:p>
          </table:table-cell>
          <table:table-cell office:value-type="float" office:value="16588.9418222" calcext:value-type="float">
            <text:p>16588.9418222</text:p>
          </table:table-cell>
        </table:table-row>
        <table:table-row table:style-name="ro1">
          <table:table-cell office:value-type="float" office:value="0.546272727273" calcext:value-type="float">
            <text:p>0.5462727273</text:p>
          </table:table-cell>
          <table:table-cell office:value-type="float" office:value="17076.3566908" calcext:value-type="float">
            <text:p>17076.3566908</text:p>
          </table:table-cell>
        </table:table-row>
        <table:table-row table:style-name="ro1">
          <table:table-cell office:value-type="float" office:value="0.547909090909" calcext:value-type="float">
            <text:p>0.5479090909</text:p>
          </table:table-cell>
          <table:table-cell office:value-type="float" office:value="17582.9770603" calcext:value-type="float">
            <text:p>17582.9770603</text:p>
          </table:table-cell>
        </table:table-row>
        <table:table-row table:style-name="ro1">
          <table:table-cell office:value-type="float" office:value="0.549545454545" calcext:value-type="float">
            <text:p>0.5495454545</text:p>
          </table:table-cell>
          <table:table-cell office:value-type="float" office:value="18097.4272947" calcext:value-type="float">
            <text:p>18097.427294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8241.3911463" calcext:value-type="float">
            <text:p>18241.3911463</text:p>
          </table:table-cell>
        </table:table-row>
        <table:table-row table:style-name="ro1">
          <table:table-cell office:value-type="float" office:value="0.551636363636" calcext:value-type="float">
            <text:p>0.5516363636</text:p>
          </table:table-cell>
          <table:table-cell office:value-type="float" office:value="18739.7550735" calcext:value-type="float">
            <text:p>18739.7550735</text:p>
          </table:table-cell>
        </table:table-row>
        <table:table-row table:style-name="ro1">
          <table:table-cell office:value-type="float" office:value="0.553272727273" calcext:value-type="float">
            <text:p>0.5532727273</text:p>
          </table:table-cell>
          <table:table-cell office:value-type="float" office:value="19220.3393701" calcext:value-type="float">
            <text:p>19220.3393701</text:p>
          </table:table-cell>
        </table:table-row>
        <table:table-row table:style-name="ro1">
          <table:table-cell office:value-type="float" office:value="0.554909090909" calcext:value-type="float">
            <text:p>0.5549090909</text:p>
          </table:table-cell>
          <table:table-cell office:value-type="float" office:value="19669.2818684" calcext:value-type="float">
            <text:p>19669.2818684</text:p>
          </table:table-cell>
        </table:table-row>
        <table:table-row table:style-name="ro1">
          <table:table-cell office:value-type="float" office:value="0.556545454545" calcext:value-type="float">
            <text:p>0.5565454545</text:p>
          </table:table-cell>
          <table:table-cell office:value-type="float" office:value="20073.4361054" calcext:value-type="float">
            <text:p>20073.4361054</text:p>
          </table:table-cell>
        </table:table-row>
        <table:table-row table:style-name="ro1">
          <table:table-cell office:value-type="float" office:value="0.558181818182" calcext:value-type="float">
            <text:p>0.5581818182</text:p>
          </table:table-cell>
          <table:table-cell office:value-type="float" office:value="20418.0215941" calcext:value-type="float">
            <text:p>20418.0215941</text:p>
          </table:table-cell>
        </table:table-row>
        <table:table-row table:style-name="ro1">
          <table:table-cell office:value-type="float" office:value="0.559818181818" calcext:value-type="float">
            <text:p>0.5598181818</text:p>
          </table:table-cell>
          <table:table-cell office:value-type="float" office:value="20690.5622248" calcext:value-type="float">
            <text:p>20690.5622248</text:p>
          </table:table-cell>
        </table:table-row>
        <table:table-row table:style-name="ro1">
          <table:table-cell office:value-type="float" office:value="0.561454545455" calcext:value-type="float">
            <text:p>0.5614545455</text:p>
          </table:table-cell>
          <table:table-cell office:value-type="float" office:value="20884.030992" calcext:value-type="float">
            <text:p>20884.030992</text:p>
          </table:table-cell>
        </table:table-row>
        <table:table-row table:style-name="ro1">
          <table:table-cell office:value-type="float" office:value="0.563090909091" calcext:value-type="float">
            <text:p>0.5630909091</text:p>
          </table:table-cell>
          <table:table-cell office:value-type="float" office:value="20995.3127281" calcext:value-type="float">
            <text:p>20995.3127281</text:p>
          </table:table-cell>
        </table:table-row>
        <table:table-row table:style-name="ro1">
          <table:table-cell office:value-type="float" office:value="0.564727272727" calcext:value-type="float">
            <text:p>0.5647272727</text:p>
          </table:table-cell>
          <table:table-cell office:value-type="float" office:value="21021.3662755" calcext:value-type="float">
            <text:p>21021.3662755</text:p>
          </table:table-cell>
        </table:table-row>
        <table:table-row table:style-name="ro1">
          <table:table-cell office:value-type="float" office:value="0.566363636364" calcext:value-type="float">
            <text:p>0.5663636364</text:p>
          </table:table-cell>
          <table:table-cell office:value-type="float" office:value="20957.5992923" calcext:value-type="float">
            <text:p>20957.5992923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20800.7447869" calcext:value-type="float">
            <text:p>20800.7447869</text:p>
          </table:table-cell>
        </table:table-row>
        <table:table-row table:style-name="ro1">
          <table:table-cell office:value-type="float" office:value="0.569636363636" calcext:value-type="float">
            <text:p>0.5696363636</text:p>
          </table:table-cell>
          <table:table-cell office:value-type="float" office:value="20557.9378198" calcext:value-type="float">
            <text:p>20557.9378198</text:p>
          </table:table-cell>
        </table:table-row>
        <table:table-row table:style-name="ro1">
          <table:table-cell office:value-type="float" office:value="0.571272727273" calcext:value-type="float">
            <text:p>0.5712727273</text:p>
          </table:table-cell>
          <table:table-cell office:value-type="float" office:value="20246.8335562" calcext:value-type="float">
            <text:p>20246.8335562</text:p>
          </table:table-cell>
        </table:table-row>
        <table:table-row table:style-name="ro1">
          <table:table-cell office:value-type="float" office:value="0.572909090909" calcext:value-type="float">
            <text:p>0.5729090909</text:p>
          </table:table-cell>
          <table:table-cell office:value-type="float" office:value="19886.8796193" calcext:value-type="float">
            <text:p>19886.8796193</text:p>
          </table:table-cell>
        </table:table-row>
        <table:table-row table:style-name="ro1">
          <table:table-cell office:value-type="float" office:value="0.574545454545" calcext:value-type="float">
            <text:p>0.5745454545</text:p>
          </table:table-cell>
          <table:table-cell office:value-type="float" office:value="19492.2302414" calcext:value-type="float">
            <text:p>19492.230241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9379.4612318" calcext:value-type="float">
            <text:p>19379.4612318</text:p>
          </table:table-cell>
        </table:table-row>
        <table:table-row table:style-name="ro1">
          <table:table-cell office:value-type="float" office:value="0.576636363636" calcext:value-type="float">
            <text:p>0.5766363636</text:p>
          </table:table-cell>
          <table:table-cell office:value-type="float" office:value="18957.8168593" calcext:value-type="float">
            <text:p>18957.8168593</text:p>
          </table:table-cell>
        </table:table-row>
        <table:table-row table:style-name="ro1">
          <table:table-cell office:value-type="float" office:value="0.578272727273" calcext:value-type="float">
            <text:p>0.5782727273</text:p>
          </table:table-cell>
          <table:table-cell office:value-type="float" office:value="18536.4969146" calcext:value-type="float">
            <text:p>18536.4969146</text:p>
          </table:table-cell>
        </table:table-row>
        <table:table-row table:style-name="ro1">
          <table:table-cell office:value-type="float" office:value="0.579909090909" calcext:value-type="float">
            <text:p>0.5799090909</text:p>
          </table:table-cell>
          <table:table-cell office:value-type="float" office:value="18125.0073214" calcext:value-type="float">
            <text:p>18125.0073214</text:p>
          </table:table-cell>
        </table:table-row>
        <table:table-row table:style-name="ro1">
          <table:table-cell office:value-type="float" office:value="0.581545454545" calcext:value-type="float">
            <text:p>0.5815454545</text:p>
          </table:table-cell>
          <table:table-cell office:value-type="float" office:value="17731.4584139" calcext:value-type="float">
            <text:p>17731.4584139</text:p>
          </table:table-cell>
        </table:table-row>
        <table:table-row table:style-name="ro1">
          <table:table-cell office:value-type="float" office:value="0.583181818182" calcext:value-type="float">
            <text:p>0.5831818182</text:p>
          </table:table-cell>
          <table:table-cell office:value-type="float" office:value="17362.2860451" calcext:value-type="float">
            <text:p>17362.2860451</text:p>
          </table:table-cell>
        </table:table-row>
        <table:table-row table:style-name="ro1">
          <table:table-cell office:value-type="float" office:value="0.584818181818" calcext:value-type="float">
            <text:p>0.5848181818</text:p>
          </table:table-cell>
          <table:table-cell office:value-type="float" office:value="17021.9152166" calcext:value-type="float">
            <text:p>17021.9152166</text:p>
          </table:table-cell>
        </table:table-row>
        <table:table-row table:style-name="ro1">
          <table:table-cell office:value-type="float" office:value="0.586454545455" calcext:value-type="float">
            <text:p>0.5864545455</text:p>
          </table:table-cell>
          <table:table-cell office:value-type="float" office:value="16714.1414552" calcext:value-type="float">
            <text:p>16714.1414552</text:p>
          </table:table-cell>
        </table:table-row>
        <table:table-row table:style-name="ro1">
          <table:table-cell office:value-type="float" office:value="0.588090909091" calcext:value-type="float">
            <text:p>0.5880909091</text:p>
          </table:table-cell>
          <table:table-cell office:value-type="float" office:value="16443.2582502" calcext:value-type="float">
            <text:p>16443.2582502</text:p>
          </table:table-cell>
        </table:table-row>
        <table:table-row table:style-name="ro1">
          <table:table-cell office:value-type="float" office:value="0.589727272727" calcext:value-type="float">
            <text:p>0.5897272727</text:p>
          </table:table-cell>
          <table:table-cell office:value-type="float" office:value="16214.7052063" calcext:value-type="float">
            <text:p>16214.7052063</text:p>
          </table:table-cell>
        </table:table-row>
        <table:table-row table:style-name="ro1">
          <table:table-cell office:value-type="float" office:value="0.591363636364" calcext:value-type="float">
            <text:p>0.5913636364</text:p>
          </table:table-cell>
          <table:table-cell office:value-type="float" office:value="16034.9423802" calcext:value-type="float">
            <text:p>16034.942380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5909.6870686" calcext:value-type="float">
            <text:p>15909.6870686</text:p>
          </table:table-cell>
        </table:table-row>
        <table:table-row table:style-name="ro1">
          <table:table-cell office:value-type="float" office:value="0.594636363636" calcext:value-type="float">
            <text:p>0.5946363636</text:p>
          </table:table-cell>
          <table:table-cell office:value-type="float" office:value="15841.8476969" calcext:value-type="float">
            <text:p>15841.8476969</text:p>
          </table:table-cell>
        </table:table-row>
        <table:table-row table:style-name="ro1">
          <table:table-cell office:value-type="float" office:value="0.596272727273" calcext:value-type="float">
            <text:p>0.5962727273</text:p>
          </table:table-cell>
          <table:table-cell office:value-type="float" office:value="15831.4084592" calcext:value-type="float">
            <text:p>15831.4084592</text:p>
          </table:table-cell>
        </table:table-row>
        <table:table-row table:style-name="ro1">
          <table:table-cell office:value-type="float" office:value="0.597909090909" calcext:value-type="float">
            <text:p>0.5979090909</text:p>
          </table:table-cell>
          <table:table-cell office:value-type="float" office:value="15875.9628094" calcext:value-type="float">
            <text:p>15875.9628094</text:p>
          </table:table-cell>
        </table:table-row>
        <table:table-row table:style-name="ro1">
          <table:table-cell office:value-type="float" office:value="0.599545454545" calcext:value-type="float">
            <text:p>0.5995454545</text:p>
          </table:table-cell>
          <table:table-cell office:value-type="float" office:value="15966.7132586" calcext:value-type="float">
            <text:p>15966.71325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996.4996034" calcext:value-type="float">
            <text:p>15996.4996034</text:p>
          </table:table-cell>
        </table:table-row>
        <table:table-row table:style-name="ro1">
          <table:table-cell office:value-type="float" office:value="0.601636363636" calcext:value-type="float">
            <text:p>0.6016363636</text:p>
          </table:table-cell>
          <table:table-cell office:value-type="float" office:value="16121.6336154" calcext:value-type="float">
            <text:p>16121.6336154</text:p>
          </table:table-cell>
        </table:table-row>
        <table:table-row table:style-name="ro1">
          <table:table-cell office:value-type="float" office:value="0.603272727273" calcext:value-type="float">
            <text:p>0.6032727273</text:p>
          </table:table-cell>
          <table:table-cell office:value-type="float" office:value="16263.3538882" calcext:value-type="float">
            <text:p>16263.3538882</text:p>
          </table:table-cell>
        </table:table-row>
        <table:table-row table:style-name="ro1">
          <table:table-cell office:value-type="float" office:value="0.604909090909" calcext:value-type="float">
            <text:p>0.6049090909</text:p>
          </table:table-cell>
          <table:table-cell office:value-type="float" office:value="16402.7145486" calcext:value-type="float">
            <text:p>16402.7145486</text:p>
          </table:table-cell>
        </table:table-row>
        <table:table-row table:style-name="ro1">
          <table:table-cell office:value-type="float" office:value="0.606545454545" calcext:value-type="float">
            <text:p>0.6065454545</text:p>
          </table:table-cell>
          <table:table-cell office:value-type="float" office:value="16537.9243383" calcext:value-type="float">
            <text:p>16537.9243383</text:p>
          </table:table-cell>
        </table:table-row>
        <table:table-row table:style-name="ro1">
          <table:table-cell office:value-type="float" office:value="0.608181818182" calcext:value-type="float">
            <text:p>0.6081818182</text:p>
          </table:table-cell>
          <table:table-cell office:value-type="float" office:value="16673.9279247" calcext:value-type="float">
            <text:p>16673.9279247</text:p>
          </table:table-cell>
        </table:table-row>
        <table:table-row table:style-name="ro1">
          <table:table-cell office:value-type="float" office:value="0.609818181818" calcext:value-type="float">
            <text:p>0.6098181818</text:p>
          </table:table-cell>
          <table:table-cell office:value-type="float" office:value="16815.9854392" calcext:value-type="float">
            <text:p>16815.9854392</text:p>
          </table:table-cell>
        </table:table-row>
        <table:table-row table:style-name="ro1">
          <table:table-cell office:value-type="float" office:value="0.611454545455" calcext:value-type="float">
            <text:p>0.6114545455</text:p>
          </table:table-cell>
          <table:table-cell office:value-type="float" office:value="16961.7582613" calcext:value-type="float">
            <text:p>16961.7582613</text:p>
          </table:table-cell>
        </table:table-row>
        <table:table-row table:style-name="ro1">
          <table:table-cell office:value-type="float" office:value="0.613090909091" calcext:value-type="float">
            <text:p>0.6130909091</text:p>
          </table:table-cell>
          <table:table-cell office:value-type="float" office:value="17105.2723476" calcext:value-type="float">
            <text:p>17105.2723476</text:p>
          </table:table-cell>
        </table:table-row>
        <table:table-row table:style-name="ro1">
          <table:table-cell office:value-type="float" office:value="0.614727272727" calcext:value-type="float">
            <text:p>0.6147272727</text:p>
          </table:table-cell>
          <table:table-cell office:value-type="float" office:value="17243.2090151" calcext:value-type="float">
            <text:p>17243.2090151</text:p>
          </table:table-cell>
        </table:table-row>
        <table:table-row table:style-name="ro1">
          <table:table-cell office:value-type="float" office:value="0.616363636364" calcext:value-type="float">
            <text:p>0.6163636364</text:p>
          </table:table-cell>
          <table:table-cell office:value-type="float" office:value="17375.6328407" calcext:value-type="float">
            <text:p>17375.6328407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7503.8193275" calcext:value-type="float">
            <text:p>17503.8193275</text:p>
          </table:table-cell>
        </table:table-row>
        <table:table-row table:style-name="ro1">
          <table:table-cell office:value-type="float" office:value="0.619636363636" calcext:value-type="float">
            <text:p>0.6196363636</text:p>
          </table:table-cell>
          <table:table-cell office:value-type="float" office:value="17627.597817" calcext:value-type="float">
            <text:p>17627.597817</text:p>
          </table:table-cell>
        </table:table-row>
        <table:table-row table:style-name="ro1">
          <table:table-cell office:value-type="float" office:value="0.621272727273" calcext:value-type="float">
            <text:p>0.6212727273</text:p>
          </table:table-cell>
          <table:table-cell office:value-type="float" office:value="17745.3337341" calcext:value-type="float">
            <text:p>17745.3337341</text:p>
          </table:table-cell>
        </table:table-row>
        <table:table-row table:style-name="ro1">
          <table:table-cell office:value-type="float" office:value="0.622909090909" calcext:value-type="float">
            <text:p>0.6229090909</text:p>
          </table:table-cell>
          <table:table-cell office:value-type="float" office:value="17855.9281088" calcext:value-type="float">
            <text:p>17855.9281088</text:p>
          </table:table-cell>
        </table:table-row>
        <table:table-row table:style-name="ro1">
          <table:table-cell office:value-type="float" office:value="0.624545454545" calcext:value-type="float">
            <text:p>0.6245454545</text:p>
          </table:table-cell>
          <table:table-cell office:value-type="float" office:value="17959.053336" calcext:value-type="float">
            <text:p>17959.05333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7979.7364698" calcext:value-type="float">
            <text:p>17979.7364698</text:p>
          </table:table-cell>
        </table:table-row>
        <table:table-row table:style-name="ro1">
          <table:table-cell office:value-type="float" office:value="0.626636363636" calcext:value-type="float">
            <text:p>0.6266363636</text:p>
          </table:table-cell>
          <table:table-cell office:value-type="float" office:value="18075.6615342" calcext:value-type="float">
            <text:p>18075.6615342</text:p>
          </table:table-cell>
        </table:table-row>
        <table:table-row table:style-name="ro1">
          <table:table-cell office:value-type="float" office:value="0.628272727273" calcext:value-type="float">
            <text:p>0.6282727273</text:p>
          </table:table-cell>
          <table:table-cell office:value-type="float" office:value="18161.9339664" calcext:value-type="float">
            <text:p>18161.9339664</text:p>
          </table:table-cell>
        </table:table-row>
        <table:table-row table:style-name="ro1">
          <table:table-cell office:value-type="float" office:value="0.629909090909" calcext:value-type="float">
            <text:p>0.6299090909</text:p>
          </table:table-cell>
          <table:table-cell office:value-type="float" office:value="18238.0367197" calcext:value-type="float">
            <text:p>18238.0367197</text:p>
          </table:table-cell>
        </table:table-row>
        <table:table-row table:style-name="ro1">
          <table:table-cell office:value-type="float" office:value="0.631545454545" calcext:value-type="float">
            <text:p>0.6315454545</text:p>
          </table:table-cell>
          <table:table-cell office:value-type="float" office:value="18304.6012574" calcext:value-type="float">
            <text:p>18304.6012574</text:p>
          </table:table-cell>
        </table:table-row>
        <table:table-row table:style-name="ro1">
          <table:table-cell office:value-type="float" office:value="0.633181818182" calcext:value-type="float">
            <text:p>0.6331818182</text:p>
          </table:table-cell>
          <table:table-cell office:value-type="float" office:value="18362.3176937" calcext:value-type="float">
            <text:p>18362.3176937</text:p>
          </table:table-cell>
        </table:table-row>
        <table:table-row table:style-name="ro1">
          <table:table-cell office:value-type="float" office:value="0.634818181818" calcext:value-type="float">
            <text:p>0.6348181818</text:p>
          </table:table-cell>
          <table:table-cell office:value-type="float" office:value="18412.5940813" calcext:value-type="float">
            <text:p>18412.5940813</text:p>
          </table:table-cell>
        </table:table-row>
        <table:table-row table:style-name="ro1">
          <table:table-cell office:value-type="float" office:value="0.636454545455" calcext:value-type="float">
            <text:p>0.6364545455</text:p>
          </table:table-cell>
          <table:table-cell office:value-type="float" office:value="18457.3838804" calcext:value-type="float">
            <text:p>18457.3838804</text:p>
          </table:table-cell>
        </table:table-row>
        <table:table-row table:style-name="ro1">
          <table:table-cell office:value-type="float" office:value="0.638090909091" calcext:value-type="float">
            <text:p>0.6380909091</text:p>
          </table:table-cell>
          <table:table-cell office:value-type="float" office:value="18495.1801408" calcext:value-type="float">
            <text:p>18495.1801408</text:p>
          </table:table-cell>
        </table:table-row>
        <table:table-row table:style-name="ro1">
          <table:table-cell office:value-type="float" office:value="0.639727272727" calcext:value-type="float">
            <text:p>0.6397272727</text:p>
          </table:table-cell>
          <table:table-cell office:value-type="float" office:value="18527.8568042" calcext:value-type="float">
            <text:p>18527.8568042</text:p>
          </table:table-cell>
        </table:table-row>
        <table:table-row table:style-name="ro1">
          <table:table-cell office:value-type="float" office:value="0.641363636364" calcext:value-type="float">
            <text:p>0.6413636364</text:p>
          </table:table-cell>
          <table:table-cell office:value-type="float" office:value="18561.325875" calcext:value-type="float">
            <text:p>18561.32587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8599.7736932" calcext:value-type="float">
            <text:p>18599.7736932</text:p>
          </table:table-cell>
        </table:table-row>
        <table:table-row table:style-name="ro1">
          <table:table-cell office:value-type="float" office:value="0.644636363636" calcext:value-type="float">
            <text:p>0.6446363636</text:p>
          </table:table-cell>
          <table:table-cell office:value-type="float" office:value="18648.0741926" calcext:value-type="float">
            <text:p>18648.0741926</text:p>
          </table:table-cell>
        </table:table-row>
        <table:table-row table:style-name="ro1">
          <table:table-cell office:value-type="float" office:value="0.646272727273" calcext:value-type="float">
            <text:p>0.6462727273</text:p>
          </table:table-cell>
          <table:table-cell office:value-type="float" office:value="18711.7868399" calcext:value-type="float">
            <text:p>18711.7868399</text:p>
          </table:table-cell>
        </table:table-row>
        <table:table-row table:style-name="ro1">
          <table:table-cell office:value-type="float" office:value="0.647909090909" calcext:value-type="float">
            <text:p>0.6479090909</text:p>
          </table:table-cell>
          <table:table-cell office:value-type="float" office:value="18799.007916" calcext:value-type="float">
            <text:p>18799.007916</text:p>
          </table:table-cell>
        </table:table-row>
        <table:table-row table:style-name="ro1">
          <table:table-cell office:value-type="float" office:value="0.649545454545" calcext:value-type="float">
            <text:p>0.6495454545</text:p>
          </table:table-cell>
          <table:table-cell office:value-type="float" office:value="18920.3693964" calcext:value-type="float">
            <text:p>18920.36939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8958.2626402" calcext:value-type="float">
            <text:p>18958.2626402</text:p>
          </table:table-cell>
        </table:table-row>
        <table:table-row table:style-name="ro1">
          <table:table-cell office:value-type="float" office:value="0.651636363636" calcext:value-type="float">
            <text:p>0.6516363636</text:p>
          </table:table-cell>
          <table:table-cell office:value-type="float" office:value="19132.5011465" calcext:value-type="float">
            <text:p>19132.5011465</text:p>
          </table:table-cell>
        </table:table-row>
        <table:table-row table:style-name="ro1">
          <table:table-cell office:value-type="float" office:value="0.653272727273" calcext:value-type="float">
            <text:p>0.6532727273</text:p>
          </table:table-cell>
          <table:table-cell office:value-type="float" office:value="19355.2394685" calcext:value-type="float">
            <text:p>19355.2394685</text:p>
          </table:table-cell>
        </table:table-row>
        <table:table-row table:style-name="ro1">
          <table:table-cell office:value-type="float" office:value="0.654909090909" calcext:value-type="float">
            <text:p>0.6549090909</text:p>
          </table:table-cell>
          <table:table-cell office:value-type="float" office:value="19624.9045206" calcext:value-type="float">
            <text:p>19624.9045206</text:p>
          </table:table-cell>
        </table:table-row>
        <table:table-row table:style-name="ro1">
          <table:table-cell office:value-type="float" office:value="0.656545454545" calcext:value-type="float">
            <text:p>0.6565454545</text:p>
          </table:table-cell>
          <table:table-cell office:value-type="float" office:value="19936.6997115" calcext:value-type="float">
            <text:p>19936.6997115</text:p>
          </table:table-cell>
        </table:table-row>
        <table:table-row table:style-name="ro1">
          <table:table-cell office:value-type="float" office:value="0.658181818182" calcext:value-type="float">
            <text:p>0.6581818182</text:p>
          </table:table-cell>
          <table:table-cell office:value-type="float" office:value="20283.4075534" calcext:value-type="float">
            <text:p>20283.4075534</text:p>
          </table:table-cell>
        </table:table-row>
        <table:table-row table:style-name="ro1">
          <table:table-cell office:value-type="float" office:value="0.659818181818" calcext:value-type="float">
            <text:p>0.6598181818</text:p>
          </table:table-cell>
          <table:table-cell office:value-type="float" office:value="20658.0941412" calcext:value-type="float">
            <text:p>20658.0941412</text:p>
          </table:table-cell>
        </table:table-row>
        <table:table-row table:style-name="ro1">
          <table:table-cell office:value-type="float" office:value="0.661454545455" calcext:value-type="float">
            <text:p>0.6614545455</text:p>
          </table:table-cell>
          <table:table-cell office:value-type="float" office:value="21057.5163808" calcext:value-type="float">
            <text:p>21057.5163808</text:p>
          </table:table-cell>
        </table:table-row>
        <table:table-row table:style-name="ro1">
          <table:table-cell office:value-type="float" office:value="0.663090909091" calcext:value-type="float">
            <text:p>0.6630909091</text:p>
          </table:table-cell>
          <table:table-cell office:value-type="float" office:value="21480.2782894" calcext:value-type="float">
            <text:p>21480.2782894</text:p>
          </table:table-cell>
        </table:table-row>
        <table:table-row table:style-name="ro1">
          <table:table-cell office:value-type="float" office:value="0.664727272727" calcext:value-type="float">
            <text:p>0.6647272727</text:p>
          </table:table-cell>
          <table:table-cell office:value-type="float" office:value="21926.3760674" calcext:value-type="float">
            <text:p>21926.3760674</text:p>
          </table:table-cell>
        </table:table-row>
        <table:table-row table:style-name="ro1">
          <table:table-cell office:value-type="float" office:value="0.666363636364" calcext:value-type="float">
            <text:p>0.6663636364</text:p>
          </table:table-cell>
          <table:table-cell office:value-type="float" office:value="22392.3898959" calcext:value-type="float">
            <text:p>22392.389895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22874.2658719" calcext:value-type="float">
            <text:p>22874.2658719</text:p>
          </table:table-cell>
        </table:table-row>
        <table:table-row table:style-name="ro1">
          <table:table-cell office:value-type="float" office:value="0.669636363636" calcext:value-type="float">
            <text:p>0.6696363636</text:p>
          </table:table-cell>
          <table:table-cell office:value-type="float" office:value="23365.6871476" calcext:value-type="float">
            <text:p>23365.6871476</text:p>
          </table:table-cell>
        </table:table-row>
        <table:table-row table:style-name="ro1">
          <table:table-cell office:value-type="float" office:value="0.671272727273" calcext:value-type="float">
            <text:p>0.6712727273</text:p>
          </table:table-cell>
          <table:table-cell office:value-type="float" office:value="23862.4389889" calcext:value-type="float">
            <text:p>23862.4389889</text:p>
          </table:table-cell>
        </table:table-row>
        <table:table-row table:style-name="ro1">
          <table:table-cell office:value-type="float" office:value="0.672909090909" calcext:value-type="float">
            <text:p>0.6729090909</text:p>
          </table:table-cell>
          <table:table-cell office:value-type="float" office:value="24359.6594987" calcext:value-type="float">
            <text:p>24359.6594987</text:p>
          </table:table-cell>
        </table:table-row>
        <table:table-row table:style-name="ro1">
          <table:table-cell office:value-type="float" office:value="0.674545454545" calcext:value-type="float">
            <text:p>0.6745454545</text:p>
          </table:table-cell>
          <table:table-cell office:value-type="float" office:value="24853.6475329" calcext:value-type="float">
            <text:p>24853.647532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5007.2430166" calcext:value-type="float">
            <text:p>25007.2430166</text:p>
          </table:table-cell>
        </table:table-row>
        <table:table-row table:style-name="ro1">
          <table:table-cell office:value-type="float" office:value="0.676636363636" calcext:value-type="float">
            <text:p>0.6766363636</text:p>
          </table:table-cell>
          <table:table-cell office:value-type="float" office:value="25452.1416408" calcext:value-type="float">
            <text:p>25452.1416408</text:p>
          </table:table-cell>
        </table:table-row>
        <table:table-row table:style-name="ro1">
          <table:table-cell office:value-type="float" office:value="0.678272727273" calcext:value-type="float">
            <text:p>0.6782727273</text:p>
          </table:table-cell>
          <table:table-cell office:value-type="float" office:value="25927.2453766" calcext:value-type="float">
            <text:p>25927.2453766</text:p>
          </table:table-cell>
        </table:table-row>
        <table:table-row table:style-name="ro1">
          <table:table-cell office:value-type="float" office:value="0.679909090909" calcext:value-type="float">
            <text:p>0.6799090909</text:p>
          </table:table-cell>
          <table:table-cell office:value-type="float" office:value="26399.4339267" calcext:value-type="float">
            <text:p>26399.4339267</text:p>
          </table:table-cell>
        </table:table-row>
        <table:table-row table:style-name="ro1">
          <table:table-cell office:value-type="float" office:value="0.681545454545" calcext:value-type="float">
            <text:p>0.6815454545</text:p>
          </table:table-cell>
          <table:table-cell office:value-type="float" office:value="26856.4122235" calcext:value-type="float">
            <text:p>26856.4122235</text:p>
          </table:table-cell>
        </table:table-row>
        <table:table-row table:style-name="ro1">
          <table:table-cell office:value-type="float" office:value="0.683181818182" calcext:value-type="float">
            <text:p>0.6831818182</text:p>
          </table:table-cell>
          <table:table-cell office:value-type="float" office:value="27294.2319541" calcext:value-type="float">
            <text:p>27294.2319541</text:p>
          </table:table-cell>
        </table:table-row>
        <table:table-row table:style-name="ro1">
          <table:table-cell office:value-type="float" office:value="0.684818181818" calcext:value-type="float">
            <text:p>0.6848181818</text:p>
          </table:table-cell>
          <table:table-cell office:value-type="float" office:value="27712.4324392" calcext:value-type="float">
            <text:p>27712.4324392</text:p>
          </table:table-cell>
        </table:table-row>
        <table:table-row table:style-name="ro1">
          <table:table-cell office:value-type="float" office:value="0.686454545455" calcext:value-type="float">
            <text:p>0.6864545455</text:p>
          </table:table-cell>
          <table:table-cell office:value-type="float" office:value="28109.6435155" calcext:value-type="float">
            <text:p>28109.6435155</text:p>
          </table:table-cell>
        </table:table-row>
        <table:table-row table:style-name="ro1">
          <table:table-cell office:value-type="float" office:value="0.688090909091" calcext:value-type="float">
            <text:p>0.6880909091</text:p>
          </table:table-cell>
          <table:table-cell office:value-type="float" office:value="28485.6927922" calcext:value-type="float">
            <text:p>28485.6927922</text:p>
          </table:table-cell>
        </table:table-row>
        <table:table-row table:style-name="ro1">
          <table:table-cell office:value-type="float" office:value="0.689727272727" calcext:value-type="float">
            <text:p>0.6897272727</text:p>
          </table:table-cell>
          <table:table-cell office:value-type="float" office:value="28839.8766346" calcext:value-type="float">
            <text:p>28839.8766346</text:p>
          </table:table-cell>
        </table:table-row>
        <table:table-row table:style-name="ro1">
          <table:table-cell office:value-type="float" office:value="0.691363636364" calcext:value-type="float">
            <text:p>0.6913636364</text:p>
          </table:table-cell>
          <table:table-cell office:value-type="float" office:value="29171.9365726" calcext:value-type="float">
            <text:p>29171.9365726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29479.8394518" calcext:value-type="float">
            <text:p>29479.8394518</text:p>
          </table:table-cell>
        </table:table-row>
        <table:table-row table:style-name="ro1">
          <table:table-cell office:value-type="float" office:value="0.694636363636" calcext:value-type="float">
            <text:p>0.6946363636</text:p>
          </table:table-cell>
          <table:table-cell office:value-type="float" office:value="29763.8926912" calcext:value-type="float">
            <text:p>29763.8926912</text:p>
          </table:table-cell>
        </table:table-row>
        <table:table-row table:style-name="ro1">
          <table:table-cell office:value-type="float" office:value="0.696272727273" calcext:value-type="float">
            <text:p>0.6962727273</text:p>
          </table:table-cell>
          <table:table-cell office:value-type="float" office:value="30022.6536378" calcext:value-type="float">
            <text:p>30022.6536378</text:p>
          </table:table-cell>
        </table:table-row>
        <table:table-row table:style-name="ro1">
          <table:table-cell office:value-type="float" office:value="0.697909090909" calcext:value-type="float">
            <text:p>0.6979090909</text:p>
          </table:table-cell>
          <table:table-cell office:value-type="float" office:value="30255.7769606" calcext:value-type="float">
            <text:p>30255.7769606</text:p>
          </table:table-cell>
        </table:table-row>
        <table:table-row table:style-name="ro1">
          <table:table-cell office:value-type="float" office:value="0.699545454545" calcext:value-type="float">
            <text:p>0.6995454545</text:p>
          </table:table-cell>
          <table:table-cell office:value-type="float" office:value="30462.8775382" calcext:value-type="float">
            <text:p>30462.87753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528.2894818" calcext:value-type="float">
            <text:p>30528.2894818</text:p>
          </table:table-cell>
        </table:table-row>
        <table:table-row table:style-name="ro1">
          <table:table-cell office:value-type="float" office:value="0.701636363636" calcext:value-type="float">
            <text:p>0.7016363636</text:p>
          </table:table-cell>
          <table:table-cell office:value-type="float" office:value="30676.6556043" calcext:value-type="float">
            <text:p>30676.6556043</text:p>
          </table:table-cell>
        </table:table-row>
        <table:table-row table:style-name="ro1">
          <table:table-cell office:value-type="float" office:value="0.703272727273" calcext:value-type="float">
            <text:p>0.7032727273</text:p>
          </table:table-cell>
          <table:table-cell office:value-type="float" office:value="30816.791426" calcext:value-type="float">
            <text:p>30816.791426</text:p>
          </table:table-cell>
        </table:table-row>
        <table:table-row table:style-name="ro1">
          <table:table-cell office:value-type="float" office:value="0.704909090909" calcext:value-type="float">
            <text:p>0.7049090909</text:p>
          </table:table-cell>
          <table:table-cell office:value-type="float" office:value="30929.0676691" calcext:value-type="float">
            <text:p>30929.0676691</text:p>
          </table:table-cell>
        </table:table-row>
        <table:table-row table:style-name="ro1">
          <table:table-cell office:value-type="float" office:value="0.706545454545" calcext:value-type="float">
            <text:p>0.7065454545</text:p>
          </table:table-cell>
          <table:table-cell office:value-type="float" office:value="31007.9740898" calcext:value-type="float">
            <text:p>31007.9740898</text:p>
          </table:table-cell>
        </table:table-row>
        <table:table-row table:style-name="ro1">
          <table:table-cell office:value-type="float" office:value="0.708181818182" calcext:value-type="float">
            <text:p>0.7081818182</text:p>
          </table:table-cell>
          <table:table-cell office:value-type="float" office:value="31061.8098229" calcext:value-type="float">
            <text:p>31061.8098229</text:p>
          </table:table-cell>
        </table:table-row>
        <table:table-row table:style-name="ro1">
          <table:table-cell office:value-type="float" office:value="0.709818181818" calcext:value-type="float">
            <text:p>0.7098181818</text:p>
          </table:table-cell>
          <table:table-cell office:value-type="float" office:value="31098.9010996" calcext:value-type="float">
            <text:p>31098.9010996</text:p>
          </table:table-cell>
        </table:table-row>
        <table:table-row table:style-name="ro1">
          <table:table-cell office:value-type="float" office:value="0.711454545455" calcext:value-type="float">
            <text:p>0.7114545455</text:p>
          </table:table-cell>
          <table:table-cell office:value-type="float" office:value="31127.4071764" calcext:value-type="float">
            <text:p>31127.4071764</text:p>
          </table:table-cell>
        </table:table-row>
        <table:table-row table:style-name="ro1">
          <table:table-cell office:value-type="float" office:value="0.713090909091" calcext:value-type="float">
            <text:p>0.7130909091</text:p>
          </table:table-cell>
          <table:table-cell office:value-type="float" office:value="31150.5508102" calcext:value-type="float">
            <text:p>31150.5508102</text:p>
          </table:table-cell>
        </table:table-row>
        <table:table-row table:style-name="ro1">
          <table:table-cell office:value-type="float" office:value="0.714727272727" calcext:value-type="float">
            <text:p>0.7147272727</text:p>
          </table:table-cell>
          <table:table-cell office:value-type="float" office:value="31174.9191932" calcext:value-type="float">
            <text:p>31174.9191932</text:p>
          </table:table-cell>
        </table:table-row>
        <table:table-row table:style-name="ro1">
          <table:table-cell office:value-type="float" office:value="0.716363636364" calcext:value-type="float">
            <text:p>0.7163636364</text:p>
          </table:table-cell>
          <table:table-cell office:value-type="float" office:value="31171.8289633" calcext:value-type="float">
            <text:p>31171.8289633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31163.8743968" calcext:value-type="float">
            <text:p>31163.8743968</text:p>
          </table:table-cell>
        </table:table-row>
        <table:table-row table:style-name="ro1">
          <table:table-cell office:value-type="float" office:value="0.719636363636" calcext:value-type="float">
            <text:p>0.7196363636</text:p>
          </table:table-cell>
          <table:table-cell office:value-type="float" office:value="31158.4211479" calcext:value-type="float">
            <text:p>31158.4211479</text:p>
          </table:table-cell>
        </table:table-row>
        <table:table-row table:style-name="ro1">
          <table:table-cell office:value-type="float" office:value="0.721272727273" calcext:value-type="float">
            <text:p>0.7212727273</text:p>
          </table:table-cell>
          <table:table-cell office:value-type="float" office:value="31154.7014314" calcext:value-type="float">
            <text:p>31154.7014314</text:p>
          </table:table-cell>
        </table:table-row>
        <table:table-row table:style-name="ro1">
          <table:table-cell office:value-type="float" office:value="0.722909090909" calcext:value-type="float">
            <text:p>0.7229090909</text:p>
          </table:table-cell>
          <table:table-cell office:value-type="float" office:value="31150.4770196" calcext:value-type="float">
            <text:p>31150.4770196</text:p>
          </table:table-cell>
        </table:table-row>
        <table:table-row table:style-name="ro1">
          <table:table-cell office:value-type="float" office:value="0.724545454545" calcext:value-type="float">
            <text:p>0.7245454545</text:p>
          </table:table-cell>
          <table:table-cell office:value-type="float" office:value="31149.2584964" calcext:value-type="float">
            <text:p>31149.258496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1148.0018645" calcext:value-type="float">
            <text:p>31148.0018645</text:p>
          </table:table-cell>
        </table:table-row>
        <table:table-row table:style-name="ro1">
          <table:table-cell office:value-type="float" office:value="0.726636363636" calcext:value-type="float">
            <text:p>0.7266363636</text:p>
          </table:table-cell>
          <table:table-cell office:value-type="float" office:value="31150.2287828" calcext:value-type="float">
            <text:p>31150.2287828</text:p>
          </table:table-cell>
        </table:table-row>
        <table:table-row table:style-name="ro1">
          <table:table-cell office:value-type="float" office:value="0.728272727273" calcext:value-type="float">
            <text:p>0.7282727273</text:p>
          </table:table-cell>
          <table:table-cell office:value-type="float" office:value="31156.3021473" calcext:value-type="float">
            <text:p>31156.3021473</text:p>
          </table:table-cell>
        </table:table-row>
        <table:table-row table:style-name="ro1">
          <table:table-cell office:value-type="float" office:value="0.729909090909" calcext:value-type="float">
            <text:p>0.7299090909</text:p>
          </table:table-cell>
          <table:table-cell office:value-type="float" office:value="31161.824772" calcext:value-type="float">
            <text:p>31161.824772</text:p>
          </table:table-cell>
        </table:table-row>
        <table:table-row table:style-name="ro1">
          <table:table-cell office:value-type="float" office:value="0.731545454545" calcext:value-type="float">
            <text:p>0.7315454545</text:p>
          </table:table-cell>
          <table:table-cell office:value-type="float" office:value="31167.9423017" calcext:value-type="float">
            <text:p>31167.9423017</text:p>
          </table:table-cell>
        </table:table-row>
        <table:table-row table:style-name="ro1">
          <table:table-cell office:value-type="float" office:value="0.733181818182" calcext:value-type="float">
            <text:p>0.7331818182</text:p>
          </table:table-cell>
          <table:table-cell office:value-type="float" office:value="31172.2000454" calcext:value-type="float">
            <text:p>31172.2000454</text:p>
          </table:table-cell>
        </table:table-row>
        <table:table-row table:style-name="ro1">
          <table:table-cell office:value-type="float" office:value="0.734818181818" calcext:value-type="float">
            <text:p>0.7348181818</text:p>
          </table:table-cell>
          <table:table-cell office:value-type="float" office:value="31176.886249" calcext:value-type="float">
            <text:p>31176.886249</text:p>
          </table:table-cell>
        </table:table-row>
        <table:table-row table:style-name="ro1">
          <table:table-cell office:value-type="float" office:value="0.736454545455" calcext:value-type="float">
            <text:p>0.7364545455</text:p>
          </table:table-cell>
          <table:table-cell office:value-type="float" office:value="31180.0765295" calcext:value-type="float">
            <text:p>31180.0765295</text:p>
          </table:table-cell>
        </table:table-row>
        <table:table-row table:style-name="ro1">
          <table:table-cell office:value-type="float" office:value="0.738090909091" calcext:value-type="float">
            <text:p>0.7380909091</text:p>
          </table:table-cell>
          <table:table-cell office:value-type="float" office:value="31183.9240276" calcext:value-type="float">
            <text:p>31183.9240276</text:p>
          </table:table-cell>
        </table:table-row>
        <table:table-row table:style-name="ro1">
          <table:table-cell office:value-type="float" office:value="0.739727272727" calcext:value-type="float">
            <text:p>0.7397272727</text:p>
          </table:table-cell>
          <table:table-cell office:value-type="float" office:value="31187.0921409" calcext:value-type="float">
            <text:p>31187.0921409</text:p>
          </table:table-cell>
        </table:table-row>
        <table:table-row table:style-name="ro1">
          <table:table-cell office:value-type="float" office:value="0.741363636364" calcext:value-type="float">
            <text:p>0.7413636364</text:p>
          </table:table-cell>
          <table:table-cell office:value-type="float" office:value="31191.1362877" calcext:value-type="float">
            <text:p>31191.1362877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31194.8935915" calcext:value-type="float">
            <text:p>31194.8935915</text:p>
          </table:table-cell>
        </table:table-row>
        <table:table-row table:style-name="ro1">
          <table:table-cell office:value-type="float" office:value="0.744636363636" calcext:value-type="float">
            <text:p>0.7446363636</text:p>
          </table:table-cell>
          <table:table-cell office:value-type="float" office:value="31199.5727288" calcext:value-type="float">
            <text:p>31199.5727288</text:p>
          </table:table-cell>
        </table:table-row>
        <table:table-row table:style-name="ro1">
          <table:table-cell office:value-type="float" office:value="0.746272727273" calcext:value-type="float">
            <text:p>0.7462727273</text:p>
          </table:table-cell>
          <table:table-cell office:value-type="float" office:value="31204.2045594" calcext:value-type="float">
            <text:p>31204.2045594</text:p>
          </table:table-cell>
        </table:table-row>
        <table:table-row table:style-name="ro1">
          <table:table-cell office:value-type="float" office:value="0.747909090909" calcext:value-type="float">
            <text:p>0.7479090909</text:p>
          </table:table-cell>
          <table:table-cell office:value-type="float" office:value="31209.7022348" calcext:value-type="float">
            <text:p>31209.7022348</text:p>
          </table:table-cell>
        </table:table-row>
        <table:table-row table:style-name="ro1">
          <table:table-cell office:value-type="float" office:value="0.749545454545" calcext:value-type="float">
            <text:p>0.7495454545</text:p>
          </table:table-cell>
          <table:table-cell office:value-type="float" office:value="31215.3090597" calcext:value-type="float">
            <text:p>31215.309059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215.7312997" calcext:value-type="float">
            <text:p>31215.7312997</text:p>
          </table:table-cell>
        </table:table-row>
        <table:table-row table:style-name="ro1">
          <table:table-cell office:value-type="float" office:value="0.751636363636" calcext:value-type="float">
            <text:p>0.7516363636</text:p>
          </table:table-cell>
          <table:table-cell office:value-type="float" office:value="31222.3367505" calcext:value-type="float">
            <text:p>31222.3367505</text:p>
          </table:table-cell>
        </table:table-row>
        <table:table-row table:style-name="ro1">
          <table:table-cell office:value-type="float" office:value="0.753272727273" calcext:value-type="float">
            <text:p>0.7532727273</text:p>
          </table:table-cell>
          <table:table-cell office:value-type="float" office:value="22302.8797321" calcext:value-type="float">
            <text:p>22302.8797321</text:p>
          </table:table-cell>
        </table:table-row>
        <table:table-row table:style-name="ro1">
          <table:table-cell office:value-type="float" office:value="0.754909090909" calcext:value-type="float">
            <text:p>0.7549090909</text:p>
          </table:table-cell>
          <table:table-cell office:value-type="float" office:value="22831.8461697" calcext:value-type="float">
            <text:p>22831.8461697</text:p>
          </table:table-cell>
        </table:table-row>
        <table:table-row table:style-name="ro1">
          <table:table-cell office:value-type="float" office:value="0.756545454545" calcext:value-type="float">
            <text:p>0.7565454545</text:p>
          </table:table-cell>
          <table:table-cell office:value-type="float" office:value="23566.3043305" calcext:value-type="float">
            <text:p>23566.3043305</text:p>
          </table:table-cell>
        </table:table-row>
        <table:table-row table:style-name="ro1">
          <table:table-cell office:value-type="float" office:value="0.758181818182" calcext:value-type="float">
            <text:p>0.7581818182</text:p>
          </table:table-cell>
          <table:table-cell office:value-type="float" office:value="24406.9089067" calcext:value-type="float">
            <text:p>24406.9089067</text:p>
          </table:table-cell>
        </table:table-row>
        <table:table-row table:style-name="ro1">
          <table:table-cell office:value-type="float" office:value="0.759818181818" calcext:value-type="float">
            <text:p>0.7598181818</text:p>
          </table:table-cell>
          <table:table-cell office:value-type="float" office:value="25280.7140483" calcext:value-type="float">
            <text:p>25280.7140483</text:p>
          </table:table-cell>
        </table:table-row>
        <table:table-row table:style-name="ro1">
          <table:table-cell office:value-type="float" office:value="0.761454545455" calcext:value-type="float">
            <text:p>0.7614545455</text:p>
          </table:table-cell>
          <table:table-cell office:value-type="float" office:value="26134.0129074" calcext:value-type="float">
            <text:p>26134.0129074</text:p>
          </table:table-cell>
        </table:table-row>
        <table:table-row table:style-name="ro1">
          <table:table-cell office:value-type="float" office:value="0.763090909091" calcext:value-type="float">
            <text:p>0.7630909091</text:p>
          </table:table-cell>
          <table:table-cell office:value-type="float" office:value="26923.0166665" calcext:value-type="float">
            <text:p>26923.0166665</text:p>
          </table:table-cell>
        </table:table-row>
        <table:table-row table:style-name="ro1">
          <table:table-cell office:value-type="float" office:value="0.764727272727" calcext:value-type="float">
            <text:p>0.7647272727</text:p>
          </table:table-cell>
          <table:table-cell office:value-type="float" office:value="27615.4318948" calcext:value-type="float">
            <text:p>27615.4318948</text:p>
          </table:table-cell>
        </table:table-row>
        <table:table-row table:style-name="ro1">
          <table:table-cell office:value-type="float" office:value="0.766363636364" calcext:value-type="float">
            <text:p>0.7663636364</text:p>
          </table:table-cell>
          <table:table-cell office:value-type="float" office:value="28200.9200662" calcext:value-type="float">
            <text:p>28200.920066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8684.5639802" calcext:value-type="float">
            <text:p>28684.5639802</text:p>
          </table:table-cell>
        </table:table-row>
        <table:table-row table:style-name="ro1">
          <table:table-cell office:value-type="float" office:value="0.769636363636" calcext:value-type="float">
            <text:p>0.7696363636</text:p>
          </table:table-cell>
          <table:table-cell office:value-type="float" office:value="29073.0472476" calcext:value-type="float">
            <text:p>29073.0472476</text:p>
          </table:table-cell>
        </table:table-row>
        <table:table-row table:style-name="ro1">
          <table:table-cell office:value-type="float" office:value="0.771272727273" calcext:value-type="float">
            <text:p>0.7712727273</text:p>
          </table:table-cell>
          <table:table-cell office:value-type="float" office:value="29360.0613476" calcext:value-type="float">
            <text:p>29360.0613476</text:p>
          </table:table-cell>
        </table:table-row>
        <table:table-row table:style-name="ro1">
          <table:table-cell office:value-type="float" office:value="0.772909090909" calcext:value-type="float">
            <text:p>0.7729090909</text:p>
          </table:table-cell>
          <table:table-cell office:value-type="float" office:value="29524.7055809" calcext:value-type="float">
            <text:p>29524.7055809</text:p>
          </table:table-cell>
        </table:table-row>
        <table:table-row table:style-name="ro1">
          <table:table-cell office:value-type="float" office:value="0.774545454545" calcext:value-type="float">
            <text:p>0.7745454545</text:p>
          </table:table-cell>
          <table:table-cell office:value-type="float" office:value="29543.8648137" calcext:value-type="float">
            <text:p>29543.864813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9523.7812794" calcext:value-type="float">
            <text:p>29523.7812794</text:p>
          </table:table-cell>
        </table:table-row>
        <table:table-row table:style-name="ro1">
          <table:table-cell office:value-type="float" office:value="0.776636363636" calcext:value-type="float">
            <text:p>0.7766363636</text:p>
          </table:table-cell>
          <table:table-cell office:value-type="float" office:value="29391.2888123" calcext:value-type="float">
            <text:p>29391.2888123</text:p>
          </table:table-cell>
        </table:table-row>
        <table:table-row table:style-name="ro1">
          <table:table-cell office:value-type="float" office:value="0.778272727273" calcext:value-type="float">
            <text:p>0.7782727273</text:p>
          </table:table-cell>
          <table:table-cell office:value-type="float" office:value="29209.3989953" calcext:value-type="float">
            <text:p>29209.3989953</text:p>
          </table:table-cell>
        </table:table-row>
        <table:table-row table:style-name="ro1">
          <table:table-cell office:value-type="float" office:value="0.779909090909" calcext:value-type="float">
            <text:p>0.7799090909</text:p>
          </table:table-cell>
          <table:table-cell office:value-type="float" office:value="29030.443253" calcext:value-type="float">
            <text:p>29030.443253</text:p>
          </table:table-cell>
        </table:table-row>
        <table:table-row table:style-name="ro1">
          <table:table-cell office:value-type="float" office:value="0.781545454545" calcext:value-type="float">
            <text:p>0.7815454545</text:p>
          </table:table-cell>
          <table:table-cell office:value-type="float" office:value="28864.1748464" calcext:value-type="float">
            <text:p>28864.1748464</text:p>
          </table:table-cell>
        </table:table-row>
        <table:table-row table:style-name="ro1">
          <table:table-cell office:value-type="float" office:value="0.783181818182" calcext:value-type="float">
            <text:p>0.7831818182</text:p>
          </table:table-cell>
          <table:table-cell office:value-type="float" office:value="28696.571326" calcext:value-type="float">
            <text:p>28696.571326</text:p>
          </table:table-cell>
        </table:table-row>
        <table:table-row table:style-name="ro1">
          <table:table-cell office:value-type="float" office:value="0.784818181818" calcext:value-type="float">
            <text:p>0.7848181818</text:p>
          </table:table-cell>
          <table:table-cell office:value-type="float" office:value="28519.2268253" calcext:value-type="float">
            <text:p>28519.2268253</text:p>
          </table:table-cell>
        </table:table-row>
        <table:table-row table:style-name="ro1">
          <table:table-cell office:value-type="float" office:value="0.786454545455" calcext:value-type="float">
            <text:p>0.7864545455</text:p>
          </table:table-cell>
          <table:table-cell office:value-type="float" office:value="28325.5827938" calcext:value-type="float">
            <text:p>28325.5827938</text:p>
          </table:table-cell>
        </table:table-row>
        <table:table-row table:style-name="ro1">
          <table:table-cell office:value-type="float" office:value="0.788090909091" calcext:value-type="float">
            <text:p>0.7880909091</text:p>
          </table:table-cell>
          <table:table-cell office:value-type="float" office:value="28099.2429473" calcext:value-type="float">
            <text:p>28099.2429473</text:p>
          </table:table-cell>
        </table:table-row>
        <table:table-row table:style-name="ro1">
          <table:table-cell office:value-type="float" office:value="0.789727272727" calcext:value-type="float">
            <text:p>0.7897272727</text:p>
          </table:table-cell>
          <table:table-cell office:value-type="float" office:value="27813.0803057" calcext:value-type="float">
            <text:p>27813.0803057</text:p>
          </table:table-cell>
        </table:table-row>
        <table:table-row table:style-name="ro1">
          <table:table-cell office:value-type="float" office:value="0.791363636364" calcext:value-type="float">
            <text:p>0.7913636364</text:p>
          </table:table-cell>
          <table:table-cell office:value-type="float" office:value="27449.7334991" calcext:value-type="float">
            <text:p>27449.7334991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27007.040264" calcext:value-type="float">
            <text:p>27007.040264</text:p>
          </table:table-cell>
        </table:table-row>
        <table:table-row table:style-name="ro1">
          <table:table-cell office:value-type="float" office:value="0.794636363636" calcext:value-type="float">
            <text:p>0.7946363636</text:p>
          </table:table-cell>
          <table:table-cell office:value-type="float" office:value="26488.9657936" calcext:value-type="float">
            <text:p>26488.9657936</text:p>
          </table:table-cell>
        </table:table-row>
        <table:table-row table:style-name="ro1">
          <table:table-cell office:value-type="float" office:value="0.796272727273" calcext:value-type="float">
            <text:p>0.7962727273</text:p>
          </table:table-cell>
          <table:table-cell office:value-type="float" office:value="25895.2592794" calcext:value-type="float">
            <text:p>25895.2592794</text:p>
          </table:table-cell>
        </table:table-row>
        <table:table-row table:style-name="ro1">
          <table:table-cell office:value-type="float" office:value="0.797909090909" calcext:value-type="float">
            <text:p>0.7979090909</text:p>
          </table:table-cell>
          <table:table-cell office:value-type="float" office:value="25229.3549561" calcext:value-type="float">
            <text:p>25229.3549561</text:p>
          </table:table-cell>
        </table:table-row>
        <table:table-row table:style-name="ro1">
          <table:table-cell office:value-type="float" office:value="0.799545454545" calcext:value-type="float">
            <text:p>0.7995454545</text:p>
          </table:table-cell>
          <table:table-cell office:value-type="float" office:value="24497.1897651" calcext:value-type="float">
            <text:p>24497.18976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282.9141736" calcext:value-type="float">
            <text:p>24282.9141736</text:p>
          </table:table-cell>
        </table:table-row>
        <table:table-row table:style-name="ro1">
          <table:table-cell office:value-type="float" office:value="0.801636363636" calcext:value-type="float">
            <text:p>0.8016363636</text:p>
          </table:table-cell>
          <table:table-cell office:value-type="float" office:value="23484.6083289" calcext:value-type="float">
            <text:p>23484.6083289</text:p>
          </table:table-cell>
        </table:table-row>
        <table:table-row table:style-name="ro1">
          <table:table-cell office:value-type="float" office:value="0.803272727273" calcext:value-type="float">
            <text:p>0.8032727273</text:p>
          </table:table-cell>
          <table:table-cell office:value-type="float" office:value="22688.1792989" calcext:value-type="float">
            <text:p>22688.1792989</text:p>
          </table:table-cell>
        </table:table-row>
        <table:table-row table:style-name="ro1">
          <table:table-cell office:value-type="float" office:value="0.804909090909" calcext:value-type="float">
            <text:p>0.8049090909</text:p>
          </table:table-cell>
          <table:table-cell office:value-type="float" office:value="21948.8021449" calcext:value-type="float">
            <text:p>21948.8021449</text:p>
          </table:table-cell>
        </table:table-row>
        <table:table-row table:style-name="ro1">
          <table:table-cell office:value-type="float" office:value="0.806545454545" calcext:value-type="float">
            <text:p>0.8065454545</text:p>
          </table:table-cell>
          <table:table-cell office:value-type="float" office:value="21333.7512898" calcext:value-type="float">
            <text:p>21333.7512898</text:p>
          </table:table-cell>
        </table:table-row>
        <table:table-row table:style-name="ro1">
          <table:table-cell office:value-type="float" office:value="0.808181818182" calcext:value-type="float">
            <text:p>0.8081818182</text:p>
          </table:table-cell>
          <table:table-cell office:value-type="float" office:value="20923.6934005" calcext:value-type="float">
            <text:p>20923.6934005</text:p>
          </table:table-cell>
        </table:table-row>
        <table:table-row table:style-name="ro1">
          <table:table-cell office:value-type="float" office:value="0.809818181818" calcext:value-type="float">
            <text:p>0.8098181818</text:p>
          </table:table-cell>
          <table:table-cell office:value-type="float" office:value="20844.8441957" calcext:value-type="float">
            <text:p>20844.8441957</text:p>
          </table:table-cell>
        </table:table-row>
        <table:table-row table:style-name="ro1">
          <table:table-cell office:value-type="float" office:value="0.811454545455" calcext:value-type="float">
            <text:p>0.8114545455</text:p>
          </table:table-cell>
          <table:table-cell office:value-type="float" office:value="21193.9195726" calcext:value-type="float">
            <text:p>21193.9195726</text:p>
          </table:table-cell>
        </table:table-row>
        <table:table-row table:style-name="ro1">
          <table:table-cell office:value-type="float" office:value="0.813090909091" calcext:value-type="float">
            <text:p>0.8130909091</text:p>
          </table:table-cell>
          <table:table-cell office:value-type="float" office:value="21967.9953539" calcext:value-type="float">
            <text:p>21967.9953539</text:p>
          </table:table-cell>
        </table:table-row>
        <table:table-row table:style-name="ro1">
          <table:table-cell office:value-type="float" office:value="0.814727272727" calcext:value-type="float">
            <text:p>0.8147272727</text:p>
          </table:table-cell>
          <table:table-cell office:value-type="float" office:value="23063.0393118" calcext:value-type="float">
            <text:p>23063.0393118</text:p>
          </table:table-cell>
        </table:table-row>
        <table:table-row table:style-name="ro1">
          <table:table-cell office:value-type="float" office:value="0.816363636364" calcext:value-type="float">
            <text:p>0.8163636364</text:p>
          </table:table-cell>
          <table:table-cell office:value-type="float" office:value="24312.8555812" calcext:value-type="float">
            <text:p>24312.8555812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25567.9785049" calcext:value-type="float">
            <text:p>25567.9785049</text:p>
          </table:table-cell>
        </table:table-row>
        <table:table-row table:style-name="ro1">
          <table:table-cell office:value-type="float" office:value="0.819636363636" calcext:value-type="float">
            <text:p>0.8196363636</text:p>
          </table:table-cell>
          <table:table-cell office:value-type="float" office:value="26744.1905522" calcext:value-type="float">
            <text:p>26744.1905522</text:p>
          </table:table-cell>
        </table:table-row>
        <table:table-row table:style-name="ro1">
          <table:table-cell office:value-type="float" office:value="0.821272727273" calcext:value-type="float">
            <text:p>0.8212727273</text:p>
          </table:table-cell>
          <table:table-cell office:value-type="float" office:value="27786.778311" calcext:value-type="float">
            <text:p>27786.778311</text:p>
          </table:table-cell>
        </table:table-row>
        <table:table-row table:style-name="ro1">
          <table:table-cell office:value-type="float" office:value="0.822909090909" calcext:value-type="float">
            <text:p>0.8229090909</text:p>
          </table:table-cell>
          <table:table-cell office:value-type="float" office:value="28631.0340745" calcext:value-type="float">
            <text:p>28631.0340745</text:p>
          </table:table-cell>
        </table:table-row>
        <table:table-row table:style-name="ro1">
          <table:table-cell office:value-type="float" office:value="0.824545454545" calcext:value-type="float">
            <text:p>0.8245454545</text:p>
          </table:table-cell>
          <table:table-cell office:value-type="float" office:value="29259.2027026" calcext:value-type="float">
            <text:p>29259.2027026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9392.3500604" calcext:value-type="float">
            <text:p>29392.3500604</text:p>
          </table:table-cell>
        </table:table-row>
        <table:table-row table:style-name="ro1">
          <table:table-cell office:value-type="float" office:value="0.826636363636" calcext:value-type="float">
            <text:p>0.8266363636</text:p>
          </table:table-cell>
          <table:table-cell office:value-type="float" office:value="29720.8266782" calcext:value-type="float">
            <text:p>29720.8266782</text:p>
          </table:table-cell>
        </table:table-row>
        <table:table-row table:style-name="ro1">
          <table:table-cell office:value-type="float" office:value="0.828272727273" calcext:value-type="float">
            <text:p>0.8282727273</text:p>
          </table:table-cell>
          <table:table-cell office:value-type="float" office:value="29809.0377563" calcext:value-type="float">
            <text:p>29809.0377563</text:p>
          </table:table-cell>
        </table:table-row>
        <table:table-row table:style-name="ro1">
          <table:table-cell office:value-type="float" office:value="0.829909090909" calcext:value-type="float">
            <text:p>0.8299090909</text:p>
          </table:table-cell>
          <table:table-cell office:value-type="float" office:value="29700.1150805" calcext:value-type="float">
            <text:p>29700.1150805</text:p>
          </table:table-cell>
        </table:table-row>
        <table:table-row table:style-name="ro1">
          <table:table-cell office:value-type="float" office:value="0.831545454545" calcext:value-type="float">
            <text:p>0.8315454545</text:p>
          </table:table-cell>
          <table:table-cell office:value-type="float" office:value="29427.6334206" calcext:value-type="float">
            <text:p>29427.6334206</text:p>
          </table:table-cell>
        </table:table-row>
        <table:table-row table:style-name="ro1">
          <table:table-cell office:value-type="float" office:value="0.833181818182" calcext:value-type="float">
            <text:p>0.8331818182</text:p>
          </table:table-cell>
          <table:table-cell office:value-type="float" office:value="29051.4261007" calcext:value-type="float">
            <text:p>29051.4261007</text:p>
          </table:table-cell>
        </table:table-row>
        <table:table-row table:style-name="ro1">
          <table:table-cell office:value-type="float" office:value="0.834818181818" calcext:value-type="float">
            <text:p>0.8348181818</text:p>
          </table:table-cell>
          <table:table-cell office:value-type="float" office:value="28612.9141543" calcext:value-type="float">
            <text:p>28612.9141543</text:p>
          </table:table-cell>
        </table:table-row>
        <table:table-row table:style-name="ro1">
          <table:table-cell office:value-type="float" office:value="0.836454545455" calcext:value-type="float">
            <text:p>0.8364545455</text:p>
          </table:table-cell>
          <table:table-cell office:value-type="float" office:value="28151.4944855" calcext:value-type="float">
            <text:p>28151.4944855</text:p>
          </table:table-cell>
        </table:table-row>
        <table:table-row table:style-name="ro1">
          <table:table-cell office:value-type="float" office:value="0.838090909091" calcext:value-type="float">
            <text:p>0.8380909091</text:p>
          </table:table-cell>
          <table:table-cell office:value-type="float" office:value="27732.6324312" calcext:value-type="float">
            <text:p>27732.6324312</text:p>
          </table:table-cell>
        </table:table-row>
        <table:table-row table:style-name="ro1">
          <table:table-cell office:value-type="float" office:value="0.839727272727" calcext:value-type="float">
            <text:p>0.8397272727</text:p>
          </table:table-cell>
          <table:table-cell office:value-type="float" office:value="27411.3463646" calcext:value-type="float">
            <text:p>27411.3463646</text:p>
          </table:table-cell>
        </table:table-row>
        <table:table-row table:style-name="ro1">
          <table:table-cell office:value-type="float" office:value="0.841363636364" calcext:value-type="float">
            <text:p>0.8413636364</text:p>
          </table:table-cell>
          <table:table-cell office:value-type="float" office:value="27208.3429211" calcext:value-type="float">
            <text:p>27208.3429211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27133.7467611" calcext:value-type="float">
            <text:p>27133.7467611</text:p>
          </table:table-cell>
        </table:table-row>
        <table:table-row table:style-name="ro1">
          <table:table-cell office:value-type="float" office:value="0.844636363636" calcext:value-type="float">
            <text:p>0.8446363636</text:p>
          </table:table-cell>
          <table:table-cell office:value-type="float" office:value="27201.7179395" calcext:value-type="float">
            <text:p>27201.7179395</text:p>
          </table:table-cell>
        </table:table-row>
        <table:table-row table:style-name="ro1">
          <table:table-cell office:value-type="float" office:value="0.846272727273" calcext:value-type="float">
            <text:p>0.8462727273</text:p>
          </table:table-cell>
          <table:table-cell office:value-type="float" office:value="27355.5361983" calcext:value-type="float">
            <text:p>27355.5361983</text:p>
          </table:table-cell>
        </table:table-row>
        <table:table-row table:style-name="ro1">
          <table:table-cell office:value-type="float" office:value="0.847909090909" calcext:value-type="float">
            <text:p>0.8479090909</text:p>
          </table:table-cell>
          <table:table-cell office:value-type="float" office:value="27538.1512767" calcext:value-type="float">
            <text:p>27538.1512767</text:p>
          </table:table-cell>
        </table:table-row>
        <table:table-row table:style-name="ro1">
          <table:table-cell office:value-type="float" office:value="0.849545454545" calcext:value-type="float">
            <text:p>0.8495454545</text:p>
          </table:table-cell>
          <table:table-cell office:value-type="float" office:value="27683.4433885" calcext:value-type="float">
            <text:p>27683.443388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708.0548353" calcext:value-type="float">
            <text:p>27708.0548353</text:p>
          </table:table-cell>
        </table:table-row>
        <table:table-row table:style-name="ro1">
          <table:table-cell office:value-type="float" office:value="0.851636363636" calcext:value-type="float">
            <text:p>0.8516363636</text:p>
          </table:table-cell>
          <table:table-cell office:value-type="float" office:value="27778.6468293" calcext:value-type="float">
            <text:p>27778.6468293</text:p>
          </table:table-cell>
        </table:table-row>
        <table:table-row table:style-name="ro1">
          <table:table-cell office:value-type="float" office:value="0.853272727273" calcext:value-type="float">
            <text:p>0.8532727273</text:p>
          </table:table-cell>
          <table:table-cell office:value-type="float" office:value="27811.8666223" calcext:value-type="float">
            <text:p>27811.8666223</text:p>
          </table:table-cell>
        </table:table-row>
        <table:table-row table:style-name="ro1">
          <table:table-cell office:value-type="float" office:value="0.854909090909" calcext:value-type="float">
            <text:p>0.8549090909</text:p>
          </table:table-cell>
          <table:table-cell office:value-type="float" office:value="27815.9106647" calcext:value-type="float">
            <text:p>27815.9106647</text:p>
          </table:table-cell>
        </table:table-row>
        <table:table-row table:style-name="ro1">
          <table:table-cell office:value-type="float" office:value="0.856545454545" calcext:value-type="float">
            <text:p>0.8565454545</text:p>
          </table:table-cell>
          <table:table-cell office:value-type="float" office:value="27802.5683022" calcext:value-type="float">
            <text:p>27802.5683022</text:p>
          </table:table-cell>
        </table:table-row>
        <table:table-row table:style-name="ro1">
          <table:table-cell office:value-type="float" office:value="0.858181818182" calcext:value-type="float">
            <text:p>0.8581818182</text:p>
          </table:table-cell>
          <table:table-cell office:value-type="float" office:value="27784.2051045" calcext:value-type="float">
            <text:p>27784.2051045</text:p>
          </table:table-cell>
        </table:table-row>
        <table:table-row table:style-name="ro1">
          <table:table-cell office:value-type="float" office:value="0.859818181818" calcext:value-type="float">
            <text:p>0.8598181818</text:p>
          </table:table-cell>
          <table:table-cell office:value-type="float" office:value="27772.0941953" calcext:value-type="float">
            <text:p>27772.0941953</text:p>
          </table:table-cell>
        </table:table-row>
        <table:table-row table:style-name="ro1">
          <table:table-cell office:value-type="float" office:value="0.861454545455" calcext:value-type="float">
            <text:p>0.8614545455</text:p>
          </table:table-cell>
          <table:table-cell office:value-type="float" office:value="27775.7436831" calcext:value-type="float">
            <text:p>27775.7436831</text:p>
          </table:table-cell>
        </table:table-row>
        <table:table-row table:style-name="ro1">
          <table:table-cell office:value-type="float" office:value="0.863090909091" calcext:value-type="float">
            <text:p>0.8630909091</text:p>
          </table:table-cell>
          <table:table-cell office:value-type="float" office:value="27805.959283" calcext:value-type="float">
            <text:p>27805.959283</text:p>
          </table:table-cell>
        </table:table-row>
        <table:table-row table:style-name="ro1">
          <table:table-cell office:value-type="float" office:value="0.864727272727" calcext:value-type="float">
            <text:p>0.8647272727</text:p>
          </table:table-cell>
          <table:table-cell office:value-type="float" office:value="27872.0154831" calcext:value-type="float">
            <text:p>27872.0154831</text:p>
          </table:table-cell>
        </table:table-row>
        <table:table-row table:style-name="ro1">
          <table:table-cell office:value-type="float" office:value="0.866363636364" calcext:value-type="float">
            <text:p>0.8663636364</text:p>
          </table:table-cell>
          <table:table-cell office:value-type="float" office:value="27980.7121199" calcext:value-type="float">
            <text:p>27980.7121199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28128.5364626" calcext:value-type="float">
            <text:p>28128.5364626</text:p>
          </table:table-cell>
        </table:table-row>
        <table:table-row table:style-name="ro1">
          <table:table-cell office:value-type="float" office:value="0.869636363636" calcext:value-type="float">
            <text:p>0.8696363636</text:p>
          </table:table-cell>
          <table:table-cell office:value-type="float" office:value="28302.3369327" calcext:value-type="float">
            <text:p>28302.3369327</text:p>
          </table:table-cell>
        </table:table-row>
        <table:table-row table:style-name="ro1">
          <table:table-cell office:value-type="float" office:value="0.871272727273" calcext:value-type="float">
            <text:p>0.8712727273</text:p>
          </table:table-cell>
          <table:table-cell office:value-type="float" office:value="28488.4836207" calcext:value-type="float">
            <text:p>28488.4836207</text:p>
          </table:table-cell>
        </table:table-row>
        <table:table-row table:style-name="ro1">
          <table:table-cell office:value-type="float" office:value="0.872909090909" calcext:value-type="float">
            <text:p>0.8729090909</text:p>
          </table:table-cell>
          <table:table-cell office:value-type="float" office:value="28678.0201241" calcext:value-type="float">
            <text:p>28678.0201241</text:p>
          </table:table-cell>
        </table:table-row>
        <table:table-row table:style-name="ro1">
          <table:table-cell office:value-type="float" office:value="0.874545454545" calcext:value-type="float">
            <text:p>0.8745454545</text:p>
          </table:table-cell>
          <table:table-cell office:value-type="float" office:value="28864.8067332" calcext:value-type="float">
            <text:p>28864.806733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8908.1248209" calcext:value-type="float">
            <text:p>28908.1248209</text:p>
          </table:table-cell>
        </table:table-row>
        <table:table-row table:style-name="ro1">
          <table:table-cell office:value-type="float" office:value="0.876636363636" calcext:value-type="float">
            <text:p>0.8766363636</text:p>
          </table:table-cell>
          <table:table-cell office:value-type="float" office:value="29085.5130559" calcext:value-type="float">
            <text:p>29085.5130559</text:p>
          </table:table-cell>
        </table:table-row>
        <table:table-row table:style-name="ro1">
          <table:table-cell office:value-type="float" office:value="0.878272727273" calcext:value-type="float">
            <text:p>0.8782727273</text:p>
          </table:table-cell>
          <table:table-cell office:value-type="float" office:value="29250.1061448" calcext:value-type="float">
            <text:p>29250.1061448</text:p>
          </table:table-cell>
        </table:table-row>
        <table:table-row table:style-name="ro1">
          <table:table-cell office:value-type="float" office:value="0.879909090909" calcext:value-type="float">
            <text:p>0.8799090909</text:p>
          </table:table-cell>
          <table:table-cell office:value-type="float" office:value="29391.1153221" calcext:value-type="float">
            <text:p>29391.1153221</text:p>
          </table:table-cell>
        </table:table-row>
        <table:table-row table:style-name="ro1">
          <table:table-cell office:value-type="float" office:value="0.881545454545" calcext:value-type="float">
            <text:p>0.8815454545</text:p>
          </table:table-cell>
          <table:table-cell office:value-type="float" office:value="29501.83242" calcext:value-type="float">
            <text:p>29501.83242</text:p>
          </table:table-cell>
        </table:table-row>
        <table:table-row table:style-name="ro1">
          <table:table-cell office:value-type="float" office:value="0.883181818182" calcext:value-type="float">
            <text:p>0.8831818182</text:p>
          </table:table-cell>
          <table:table-cell office:value-type="float" office:value="29573.6665923" calcext:value-type="float">
            <text:p>29573.6665923</text:p>
          </table:table-cell>
        </table:table-row>
        <table:table-row table:style-name="ro1">
          <table:table-cell office:value-type="float" office:value="0.884818181818" calcext:value-type="float">
            <text:p>0.8848181818</text:p>
          </table:table-cell>
          <table:table-cell office:value-type="float" office:value="29599.9366521" calcext:value-type="float">
            <text:p>29599.9366521</text:p>
          </table:table-cell>
        </table:table-row>
        <table:table-row table:style-name="ro1">
          <table:table-cell office:value-type="float" office:value="0.886454545455" calcext:value-type="float">
            <text:p>0.8864545455</text:p>
          </table:table-cell>
          <table:table-cell office:value-type="float" office:value="29579.5066408" calcext:value-type="float">
            <text:p>29579.5066408</text:p>
          </table:table-cell>
        </table:table-row>
        <table:table-row table:style-name="ro1">
          <table:table-cell office:value-type="float" office:value="0.888090909091" calcext:value-type="float">
            <text:p>0.8880909091</text:p>
          </table:table-cell>
          <table:table-cell office:value-type="float" office:value="29517.7178232" calcext:value-type="float">
            <text:p>29517.7178232</text:p>
          </table:table-cell>
        </table:table-row>
        <table:table-row table:style-name="ro1">
          <table:table-cell office:value-type="float" office:value="0.889727272727" calcext:value-type="float">
            <text:p>0.8897272727</text:p>
          </table:table-cell>
          <table:table-cell office:value-type="float" office:value="29423.8839012" calcext:value-type="float">
            <text:p>29423.8839012</text:p>
          </table:table-cell>
        </table:table-row>
        <table:table-row table:style-name="ro1">
          <table:table-cell office:value-type="float" office:value="0.891363636364" calcext:value-type="float">
            <text:p>0.8913636364</text:p>
          </table:table-cell>
          <table:table-cell office:value-type="float" office:value="29316.9272519" calcext:value-type="float">
            <text:p>29316.927251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29230.1558165" calcext:value-type="float">
            <text:p>29230.1558165</text:p>
          </table:table-cell>
        </table:table-row>
        <table:table-row table:style-name="ro1">
          <table:table-cell office:value-type="float" office:value="0.894636363636" calcext:value-type="float">
            <text:p>0.8946363636</text:p>
          </table:table-cell>
          <table:table-cell office:value-type="float" office:value="29205.2512153" calcext:value-type="float">
            <text:p>29205.2512153</text:p>
          </table:table-cell>
        </table:table-row>
        <table:table-row table:style-name="ro1">
          <table:table-cell office:value-type="float" office:value="0.896272727273" calcext:value-type="float">
            <text:p>0.8962727273</text:p>
          </table:table-cell>
          <table:table-cell office:value-type="float" office:value="29284.8161194" calcext:value-type="float">
            <text:p>29284.8161194</text:p>
          </table:table-cell>
        </table:table-row>
        <table:table-row table:style-name="ro1">
          <table:table-cell office:value-type="float" office:value="0.897909090909" calcext:value-type="float">
            <text:p>0.8979090909</text:p>
          </table:table-cell>
          <table:table-cell office:value-type="float" office:value="29491.5679177" calcext:value-type="float">
            <text:p>29491.5679177</text:p>
          </table:table-cell>
        </table:table-row>
        <table:table-row table:style-name="ro1">
          <table:table-cell office:value-type="float" office:value="0.899545454545" calcext:value-type="float">
            <text:p>0.8995454545</text:p>
          </table:table-cell>
          <table:table-cell office:value-type="float" office:value="29823.4386668" calcext:value-type="float">
            <text:p>29823.43866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974.0932509" calcext:value-type="float">
            <text:p>29974.0932509</text:p>
          </table:table-cell>
        </table:table-row>
        <table:table-row table:style-name="ro1">
          <table:table-cell office:value-type="float" office:value="0.901636363636" calcext:value-type="float">
            <text:p>0.9016363636</text:p>
          </table:table-cell>
          <table:table-cell office:value-type="float" office:value="30346.4761313" calcext:value-type="float">
            <text:p>30346.4761313</text:p>
          </table:table-cell>
        </table:table-row>
        <table:table-row table:style-name="ro1">
          <table:table-cell office:value-type="float" office:value="0.903272727273" calcext:value-type="float">
            <text:p>0.9032727273</text:p>
          </table:table-cell>
          <table:table-cell office:value-type="float" office:value="30821.8773517" calcext:value-type="float">
            <text:p>30821.8773517</text:p>
          </table:table-cell>
        </table:table-row>
        <table:table-row table:style-name="ro1">
          <table:table-cell office:value-type="float" office:value="0.904909090909" calcext:value-type="float">
            <text:p>0.9049090909</text:p>
          </table:table-cell>
          <table:table-cell office:value-type="float" office:value="31313.0998314" calcext:value-type="float">
            <text:p>31313.0998314</text:p>
          </table:table-cell>
        </table:table-row>
        <table:table-row table:style-name="ro1">
          <table:table-cell office:value-type="float" office:value="0.906545454545" calcext:value-type="float">
            <text:p>0.9065454545</text:p>
          </table:table-cell>
          <table:table-cell office:value-type="float" office:value="31779.9829801" calcext:value-type="float">
            <text:p>31779.9829801</text:p>
          </table:table-cell>
        </table:table-row>
        <table:table-row table:style-name="ro1">
          <table:table-cell office:value-type="float" office:value="0.908181818182" calcext:value-type="float">
            <text:p>0.9081818182</text:p>
          </table:table-cell>
          <table:table-cell office:value-type="float" office:value="32212.4474353" calcext:value-type="float">
            <text:p>32212.4474353</text:p>
          </table:table-cell>
        </table:table-row>
        <table:table-row table:style-name="ro1">
          <table:table-cell office:value-type="float" office:value="0.909818181818" calcext:value-type="float">
            <text:p>0.9098181818</text:p>
          </table:table-cell>
          <table:table-cell office:value-type="float" office:value="32607.7787344" calcext:value-type="float">
            <text:p>32607.7787344</text:p>
          </table:table-cell>
        </table:table-row>
        <table:table-row table:style-name="ro1">
          <table:table-cell office:value-type="float" office:value="0.911454545455" calcext:value-type="float">
            <text:p>0.9114545455</text:p>
          </table:table-cell>
          <table:table-cell office:value-type="float" office:value="32965.0849215" calcext:value-type="float">
            <text:p>32965.0849215</text:p>
          </table:table-cell>
        </table:table-row>
        <table:table-row table:style-name="ro1">
          <table:table-cell office:value-type="float" office:value="0.913090909091" calcext:value-type="float">
            <text:p>0.9130909091</text:p>
          </table:table-cell>
          <table:table-cell office:value-type="float" office:value="33275.1751476" calcext:value-type="float">
            <text:p>33275.1751476</text:p>
          </table:table-cell>
        </table:table-row>
        <table:table-row table:style-name="ro1">
          <table:table-cell office:value-type="float" office:value="0.914727272727" calcext:value-type="float">
            <text:p>0.9147272727</text:p>
          </table:table-cell>
          <table:table-cell office:value-type="float" office:value="33530.2945358" calcext:value-type="float">
            <text:p>33530.2945358</text:p>
          </table:table-cell>
        </table:table-row>
        <table:table-row table:style-name="ro1">
          <table:table-cell office:value-type="float" office:value="0.916363636364" calcext:value-type="float">
            <text:p>0.9163636364</text:p>
          </table:table-cell>
          <table:table-cell office:value-type="float" office:value="33727.2696069" calcext:value-type="float">
            <text:p>33727.269606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33893.2954149" calcext:value-type="float">
            <text:p>33893.2954149</text:p>
          </table:table-cell>
        </table:table-row>
        <table:table-row table:style-name="ro1">
          <table:table-cell office:value-type="float" office:value="0.919636363636" calcext:value-type="float">
            <text:p>0.9196363636</text:p>
          </table:table-cell>
          <table:table-cell office:value-type="float" office:value="34062.7755994" calcext:value-type="float">
            <text:p>34062.7755994</text:p>
          </table:table-cell>
        </table:table-row>
        <table:table-row table:style-name="ro1">
          <table:table-cell office:value-type="float" office:value="0.921272727273" calcext:value-type="float">
            <text:p>0.9212727273</text:p>
          </table:table-cell>
          <table:table-cell office:value-type="float" office:value="34284.0230965" calcext:value-type="float">
            <text:p>34284.0230965</text:p>
          </table:table-cell>
        </table:table-row>
        <table:table-row table:style-name="ro1">
          <table:table-cell office:value-type="float" office:value="0.922909090909" calcext:value-type="float">
            <text:p>0.9229090909</text:p>
          </table:table-cell>
          <table:table-cell office:value-type="float" office:value="34635.6421203" calcext:value-type="float">
            <text:p>34635.6421203</text:p>
          </table:table-cell>
        </table:table-row>
        <table:table-row table:style-name="ro1">
          <table:table-cell office:value-type="float" office:value="0.924545454545" calcext:value-type="float">
            <text:p>0.9245454545</text:p>
          </table:table-cell>
          <table:table-cell office:value-type="float" office:value="35185.1958353" calcext:value-type="float">
            <text:p>35185.1958353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35353.0393946" calcext:value-type="float">
            <text:p>35353.0393946</text:p>
          </table:table-cell>
        </table:table-row>
        <table:table-row table:style-name="ro1">
          <table:table-cell office:value-type="float" office:value="0.926636363636" calcext:value-type="float">
            <text:p>0.9266363636</text:p>
          </table:table-cell>
          <table:table-cell office:value-type="float" office:value="36296.2137535" calcext:value-type="float">
            <text:p>36296.2137535</text:p>
          </table:table-cell>
        </table:table-row>
        <table:table-row table:style-name="ro1">
          <table:table-cell office:value-type="float" office:value="0.928272727273" calcext:value-type="float">
            <text:p>0.9282727273</text:p>
          </table:table-cell>
          <table:table-cell office:value-type="float" office:value="37511.9869944" calcext:value-type="float">
            <text:p>37511.9869944</text:p>
          </table:table-cell>
        </table:table-row>
        <table:table-row table:style-name="ro1">
          <table:table-cell office:value-type="float" office:value="0.929909090909" calcext:value-type="float">
            <text:p>0.9299090909</text:p>
          </table:table-cell>
          <table:table-cell office:value-type="float" office:value="38951.9961296" calcext:value-type="float">
            <text:p>38951.9961296</text:p>
          </table:table-cell>
        </table:table-row>
        <table:table-row table:style-name="ro1">
          <table:table-cell office:value-type="float" office:value="0.931545454545" calcext:value-type="float">
            <text:p>0.9315454545</text:p>
          </table:table-cell>
          <table:table-cell office:value-type="float" office:value="40564.7409701" calcext:value-type="float">
            <text:p>40564.7409701</text:p>
          </table:table-cell>
        </table:table-row>
        <table:table-row table:style-name="ro1">
          <table:table-cell office:value-type="float" office:value="0.933181818182" calcext:value-type="float">
            <text:p>0.9331818182</text:p>
          </table:table-cell>
          <table:table-cell office:value-type="float" office:value="42283.4453757" calcext:value-type="float">
            <text:p>42283.4453757</text:p>
          </table:table-cell>
        </table:table-row>
        <table:table-row table:style-name="ro1">
          <table:table-cell office:value-type="float" office:value="0.934818181818" calcext:value-type="float">
            <text:p>0.9348181818</text:p>
          </table:table-cell>
          <table:table-cell office:value-type="float" office:value="44057.3856937" calcext:value-type="float">
            <text:p>44057.3856937</text:p>
          </table:table-cell>
        </table:table-row>
        <table:table-row table:style-name="ro1">
          <table:table-cell office:value-type="float" office:value="0.936454545455" calcext:value-type="float">
            <text:p>0.9364545455</text:p>
          </table:table-cell>
          <table:table-cell office:value-type="float" office:value="45827.0856629" calcext:value-type="float">
            <text:p>45827.0856629</text:p>
          </table:table-cell>
        </table:table-row>
        <table:table-row table:style-name="ro1">
          <table:table-cell office:value-type="float" office:value="0.938090909091" calcext:value-type="float">
            <text:p>0.9380909091</text:p>
          </table:table-cell>
          <table:table-cell office:value-type="float" office:value="47558.8191343" calcext:value-type="float">
            <text:p>47558.8191343</text:p>
          </table:table-cell>
        </table:table-row>
        <table:table-row table:style-name="ro1">
          <table:table-cell office:value-type="float" office:value="0.939727272727" calcext:value-type="float">
            <text:p>0.9397272727</text:p>
          </table:table-cell>
          <table:table-cell office:value-type="float" office:value="49204.5835848" calcext:value-type="float">
            <text:p>49204.5835848</text:p>
          </table:table-cell>
        </table:table-row>
        <table:table-row table:style-name="ro1">
          <table:table-cell office:value-type="float" office:value="0.941363636364" calcext:value-type="float">
            <text:p>0.9413636364</text:p>
          </table:table-cell>
          <table:table-cell office:value-type="float" office:value="50734.8689694" calcext:value-type="float">
            <text:p>50734.868969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52128.4379164" calcext:value-type="float">
            <text:p>52128.4379164</text:p>
          </table:table-cell>
        </table:table-row>
        <table:table-row table:style-name="ro1">
          <table:table-cell office:value-type="float" office:value="0.944636363636" calcext:value-type="float">
            <text:p>0.9446363636</text:p>
          </table:table-cell>
          <table:table-cell office:value-type="float" office:value="53366.7784026" calcext:value-type="float">
            <text:p>53366.7784026</text:p>
          </table:table-cell>
        </table:table-row>
        <table:table-row table:style-name="ro1">
          <table:table-cell office:value-type="float" office:value="0.946272727273" calcext:value-type="float">
            <text:p>0.9462727273</text:p>
          </table:table-cell>
          <table:table-cell office:value-type="float" office:value="54428.4185784" calcext:value-type="float">
            <text:p>54428.4185784</text:p>
          </table:table-cell>
        </table:table-row>
        <table:table-row table:style-name="ro1">
          <table:table-cell office:value-type="float" office:value="0.947909090909" calcext:value-type="float">
            <text:p>0.9479090909</text:p>
          </table:table-cell>
          <table:table-cell office:value-type="float" office:value="55298.4029104" calcext:value-type="float">
            <text:p>55298.4029104</text:p>
          </table:table-cell>
        </table:table-row>
        <table:table-row table:style-name="ro1">
          <table:table-cell office:value-type="float" office:value="0.949545454545" calcext:value-type="float">
            <text:p>0.9495454545</text:p>
          </table:table-cell>
          <table:table-cell office:value-type="float" office:value="55977.7391782" calcext:value-type="float">
            <text:p>55977.739178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6094.9784231" calcext:value-type="float">
            <text:p>56094.9784231</text:p>
          </table:table-cell>
        </table:table-row>
        <table:table-row table:style-name="ro1">
          <table:table-cell office:value-type="float" office:value="0.951636363636" calcext:value-type="float">
            <text:p>0.9516363636</text:p>
          </table:table-cell>
          <table:table-cell office:value-type="float" office:value="56567.4937787" calcext:value-type="float">
            <text:p>56567.4937787</text:p>
          </table:table-cell>
        </table:table-row>
        <table:table-row table:style-name="ro1">
          <table:table-cell office:value-type="float" office:value="0.953272727273" calcext:value-type="float">
            <text:p>0.9532727273</text:p>
          </table:table-cell>
          <table:table-cell office:value-type="float" office:value="56930.7733597" calcext:value-type="float">
            <text:p>56930.7733597</text:p>
          </table:table-cell>
        </table:table-row>
        <table:table-row table:style-name="ro1">
          <table:table-cell office:value-type="float" office:value="0.954909090909" calcext:value-type="float">
            <text:p>0.9549090909</text:p>
          </table:table-cell>
          <table:table-cell office:value-type="float" office:value="57230.5866828" calcext:value-type="float">
            <text:p>57230.5866828</text:p>
          </table:table-cell>
        </table:table-row>
        <table:table-row table:style-name="ro1">
          <table:table-cell office:value-type="float" office:value="0.956545454545" calcext:value-type="float">
            <text:p>0.9565454545</text:p>
          </table:table-cell>
          <table:table-cell office:value-type="float" office:value="57459.4428666" calcext:value-type="float">
            <text:p>57459.4428666</text:p>
          </table:table-cell>
        </table:table-row>
        <table:table-row table:style-name="ro1">
          <table:table-cell office:value-type="float" office:value="0.958181818182" calcext:value-type="float">
            <text:p>0.9581818182</text:p>
          </table:table-cell>
          <table:table-cell office:value-type="float" office:value="57594.1500383" calcext:value-type="float">
            <text:p>57594.1500383</text:p>
          </table:table-cell>
        </table:table-row>
        <table:table-row table:style-name="ro1">
          <table:table-cell office:value-type="float" office:value="0.959818181818" calcext:value-type="float">
            <text:p>0.9598181818</text:p>
          </table:table-cell>
          <table:table-cell office:value-type="float" office:value="57599.493595" calcext:value-type="float">
            <text:p>57599.493595</text:p>
          </table:table-cell>
        </table:table-row>
        <table:table-row table:style-name="ro1">
          <table:table-cell office:value-type="float" office:value="0.961454545455" calcext:value-type="float">
            <text:p>0.9614545455</text:p>
          </table:table-cell>
          <table:table-cell office:value-type="float" office:value="57603.6659252" calcext:value-type="float">
            <text:p>57603.6659252</text:p>
          </table:table-cell>
        </table:table-row>
        <table:table-row table:style-name="ro1">
          <table:table-cell office:value-type="float" office:value="0.963090909091" calcext:value-type="float">
            <text:p>0.9630909091</text:p>
          </table:table-cell>
          <table:table-cell office:value-type="float" office:value="57591.494721" calcext:value-type="float">
            <text:p>57591.494721</text:p>
          </table:table-cell>
        </table:table-row>
        <table:table-row table:style-name="ro1">
          <table:table-cell office:value-type="float" office:value="0.964727272727" calcext:value-type="float">
            <text:p>0.9647272727</text:p>
          </table:table-cell>
          <table:table-cell office:value-type="float" office:value="57573.1676381" calcext:value-type="float">
            <text:p>57573.1676381</text:p>
          </table:table-cell>
        </table:table-row>
        <table:table-row table:style-name="ro1">
          <table:table-cell office:value-type="float" office:value="0.966363636364" calcext:value-type="float">
            <text:p>0.9663636364</text:p>
          </table:table-cell>
          <table:table-cell office:value-type="float" office:value="57545.3174811" calcext:value-type="float">
            <text:p>57545.3174811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57523.7529263" calcext:value-type="float">
            <text:p>57523.7529263</text:p>
          </table:table-cell>
        </table:table-row>
        <table:table-row table:style-name="ro1">
          <table:table-cell office:value-type="float" office:value="0.969636363636" calcext:value-type="float">
            <text:p>0.9696363636</text:p>
          </table:table-cell>
          <table:table-cell office:value-type="float" office:value="57494.5292984" calcext:value-type="float">
            <text:p>57494.5292984</text:p>
          </table:table-cell>
        </table:table-row>
        <table:table-row table:style-name="ro1">
          <table:table-cell office:value-type="float" office:value="0.971272727273" calcext:value-type="float">
            <text:p>0.9712727273</text:p>
          </table:table-cell>
          <table:table-cell office:value-type="float" office:value="57462.8543981" calcext:value-type="float">
            <text:p>57462.8543981</text:p>
          </table:table-cell>
        </table:table-row>
        <table:table-row table:style-name="ro1">
          <table:table-cell office:value-type="float" office:value="0.972909090909" calcext:value-type="float">
            <text:p>0.9729090909</text:p>
          </table:table-cell>
          <table:table-cell office:value-type="float" office:value="57423.4608447" calcext:value-type="float">
            <text:p>57423.4608447</text:p>
          </table:table-cell>
        </table:table-row>
        <table:table-row table:style-name="ro1">
          <table:table-cell office:value-type="float" office:value="0.974545454545" calcext:value-type="float">
            <text:p>0.9745454545</text:p>
          </table:table-cell>
          <table:table-cell office:value-type="float" office:value="57388.3560951" calcext:value-type="float">
            <text:p>57388.356095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57369.4998316" calcext:value-type="float">
            <text:p>57369.4998316</text:p>
          </table:table-cell>
        </table:table-row>
        <table:table-row table:style-name="ro1">
          <table:table-cell office:value-type="float" office:value="0.976636363636" calcext:value-type="float">
            <text:p>0.9766363636</text:p>
          </table:table-cell>
          <table:table-cell office:value-type="float" office:value="57339.2250018" calcext:value-type="float">
            <text:p>57339.2250018</text:p>
          </table:table-cell>
        </table:table-row>
        <table:table-row table:style-name="ro1">
          <table:table-cell office:value-type="float" office:value="0.978272727273" calcext:value-type="float">
            <text:p>0.9782727273</text:p>
          </table:table-cell>
          <table:table-cell office:value-type="float" office:value="57322.8265097" calcext:value-type="float">
            <text:p>57322.8265097</text:p>
          </table:table-cell>
        </table:table-row>
        <table:table-row table:style-name="ro1">
          <table:table-cell office:value-type="float" office:value="0.979909090909" calcext:value-type="float">
            <text:p>0.9799090909</text:p>
          </table:table-cell>
          <table:table-cell office:value-type="float" office:value="57315.1050491" calcext:value-type="float">
            <text:p>57315.1050491</text:p>
          </table:table-cell>
        </table:table-row>
        <table:table-row table:style-name="ro1">
          <table:table-cell office:value-type="float" office:value="0.981545454545" calcext:value-type="float">
            <text:p>0.9815454545</text:p>
          </table:table-cell>
          <table:table-cell office:value-type="float" office:value="57321.7563711" calcext:value-type="float">
            <text:p>57321.7563711</text:p>
          </table:table-cell>
        </table:table-row>
        <table:table-row table:style-name="ro1">
          <table:table-cell office:value-type="float" office:value="0.983181818182" calcext:value-type="float">
            <text:p>0.9831818182</text:p>
          </table:table-cell>
          <table:table-cell office:value-type="float" office:value="57333.2957697" calcext:value-type="float">
            <text:p>57333.2957697</text:p>
          </table:table-cell>
        </table:table-row>
        <table:table-row table:style-name="ro1">
          <table:table-cell office:value-type="float" office:value="0.984818181818" calcext:value-type="float">
            <text:p>0.9848181818</text:p>
          </table:table-cell>
          <table:table-cell office:value-type="float" office:value="57352.0558611" calcext:value-type="float">
            <text:p>57352.0558611</text:p>
          </table:table-cell>
        </table:table-row>
        <table:table-row table:style-name="ro1">
          <table:table-cell office:value-type="float" office:value="0.986454545455" calcext:value-type="float">
            <text:p>0.9864545455</text:p>
          </table:table-cell>
          <table:table-cell office:value-type="float" office:value="57369.0098562" calcext:value-type="float">
            <text:p>57369.0098562</text:p>
          </table:table-cell>
        </table:table-row>
        <table:table-row table:style-name="ro1">
          <table:table-cell office:value-type="float" office:value="0.988090909091" calcext:value-type="float">
            <text:p>0.9880909091</text:p>
          </table:table-cell>
          <table:table-cell office:value-type="float" office:value="57387.4296189" calcext:value-type="float">
            <text:p>57387.4296189</text:p>
          </table:table-cell>
        </table:table-row>
        <table:table-row table:style-name="ro1">
          <table:table-cell office:value-type="float" office:value="0.989727272727" calcext:value-type="float">
            <text:p>0.9897272727</text:p>
          </table:table-cell>
          <table:table-cell office:value-type="float" office:value="57401.0413575" calcext:value-type="float">
            <text:p>57401.0413575</text:p>
          </table:table-cell>
        </table:table-row>
        <table:table-row table:style-name="ro1">
          <table:table-cell office:value-type="float" office:value="0.991363636364" calcext:value-type="float">
            <text:p>0.9913636364</text:p>
          </table:table-cell>
          <table:table-cell office:value-type="float" office:value="57413.4387111" calcext:value-type="float">
            <text:p>57413.438711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57419.7968006" calcext:value-type="float">
            <text:p>57419.7968006</text:p>
          </table:table-cell>
        </table:table-row>
        <table:table-row table:style-name="ro1">
          <table:table-cell office:value-type="float" office:value="0.994636363636" calcext:value-type="float">
            <text:p>0.9946363636</text:p>
          </table:table-cell>
          <table:table-cell office:value-type="float" office:value="57424.1282486" calcext:value-type="float">
            <text:p>57424.1282486</text:p>
          </table:table-cell>
        </table:table-row>
        <table:table-row table:style-name="ro1">
          <table:table-cell office:value-type="float" office:value="0.996272727273" calcext:value-type="float">
            <text:p>0.9962727273</text:p>
          </table:table-cell>
          <table:table-cell office:value-type="float" office:value="57422.8499338" calcext:value-type="float">
            <text:p>57422.8499338</text:p>
          </table:table-cell>
        </table:table-row>
        <table:table-row table:style-name="ro1">
          <table:table-cell office:value-type="float" office:value="0.997909090909" calcext:value-type="float">
            <text:p>0.9979090909</text:p>
          </table:table-cell>
          <table:table-cell office:value-type="float" office:value="57419.6551636" calcext:value-type="float">
            <text:p>57419.6551636</text:p>
          </table:table-cell>
        </table:table-row>
        <table:table-row table:style-name="ro1">
          <table:table-cell office:value-type="float" office:value="0.999545454545" calcext:value-type="float">
            <text:p>0.9995454545</text:p>
          </table:table-cell>
          <table:table-cell office:value-type="float" office:value="57410.9913746" calcext:value-type="float">
            <text:p>57410.991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98.5155086" calcext:value-type="float">
            <text:p>57398.5155086</text:p>
          </table:table-cell>
        </table:table-row>
        <table:table-row table:style-name="ro1">
          <table:table-cell office:value-type="float" office:value="1.00163636364" calcext:value-type="float">
            <text:p>1.0016363636</text:p>
          </table:table-cell>
          <table:table-cell office:value-type="float" office:value="41060.4527454" calcext:value-type="float">
            <text:p>41060.4527454</text:p>
          </table:table-cell>
        </table:table-row>
        <table:table-row table:style-name="ro1">
          <table:table-cell office:value-type="float" office:value="1.00327272727" calcext:value-type="float">
            <text:p>1.0032727273</text:p>
          </table:table-cell>
          <table:table-cell office:value-type="float" office:value="43129.6045811" calcext:value-type="float">
            <text:p>43129.6045811</text:p>
          </table:table-cell>
        </table:table-row>
        <table:table-row table:style-name="ro1">
          <table:table-cell office:value-type="float" office:value="1.00490909091" calcext:value-type="float">
            <text:p>1.0049090909</text:p>
          </table:table-cell>
          <table:table-cell office:value-type="float" office:value="45560.7331541" calcext:value-type="float">
            <text:p>45560.7331541</text:p>
          </table:table-cell>
        </table:table-row>
        <table:table-row table:style-name="ro1">
          <table:table-cell office:value-type="float" office:value="1.00654545455" calcext:value-type="float">
            <text:p>1.0065454546</text:p>
          </table:table-cell>
          <table:table-cell office:value-type="float" office:value="47741.38825" calcext:value-type="float">
            <text:p>47741.38825</text:p>
          </table:table-cell>
        </table:table-row>
        <table:table-row table:style-name="ro1">
          <table:table-cell office:value-type="float" office:value="1.00818181818" calcext:value-type="float">
            <text:p>1.0081818182</text:p>
          </table:table-cell>
          <table:table-cell office:value-type="float" office:value="49270.8957125" calcext:value-type="float">
            <text:p>49270.8957125</text:p>
          </table:table-cell>
        </table:table-row>
        <table:table-row table:style-name="ro1">
          <table:table-cell office:value-type="float" office:value="1.00981818182" calcext:value-type="float">
            <text:p>1.0098181818</text:p>
          </table:table-cell>
          <table:table-cell office:value-type="float" office:value="50119.6310706" calcext:value-type="float">
            <text:p>50119.6310706</text:p>
          </table:table-cell>
        </table:table-row>
        <table:table-row table:style-name="ro1">
          <table:table-cell office:value-type="float" office:value="1.01145454545" calcext:value-type="float">
            <text:p>1.0114545455</text:p>
          </table:table-cell>
          <table:table-cell office:value-type="float" office:value="50560.5446309" calcext:value-type="float">
            <text:p>50560.5446309</text:p>
          </table:table-cell>
        </table:table-row>
        <table:table-row table:style-name="ro1">
          <table:table-cell office:value-type="float" office:value="1.01309090909" calcext:value-type="float">
            <text:p>1.0130909091</text:p>
          </table:table-cell>
          <table:table-cell office:value-type="float" office:value="50768.2198031" calcext:value-type="float">
            <text:p>50768.2198031</text:p>
          </table:table-cell>
        </table:table-row>
        <table:table-row table:style-name="ro1">
          <table:table-cell office:value-type="float" office:value="1.01472727273" calcext:value-type="float">
            <text:p>1.0147272727</text:p>
          </table:table-cell>
          <table:table-cell office:value-type="float" office:value="50879.8873681" calcext:value-type="float">
            <text:p>50879.8873681</text:p>
          </table:table-cell>
        </table:table-row>
        <table:table-row table:style-name="ro1">
          <table:table-cell office:value-type="float" office:value="1.01636363636" calcext:value-type="float">
            <text:p>1.0163636364</text:p>
          </table:table-cell>
          <table:table-cell office:value-type="float" office:value="51000.714773" calcext:value-type="float">
            <text:p>51000.714773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51086.8969347" calcext:value-type="float">
            <text:p>51086.8969347</text:p>
          </table:table-cell>
        </table:table-row>
        <table:table-row table:style-name="ro1">
          <table:table-cell office:value-type="float" office:value="1.01963636364" calcext:value-type="float">
            <text:p>1.0196363636</text:p>
          </table:table-cell>
          <table:table-cell office:value-type="float" office:value="51037.8305473" calcext:value-type="float">
            <text:p>51037.8305473</text:p>
          </table:table-cell>
        </table:table-row>
        <table:table-row table:style-name="ro1">
          <table:table-cell office:value-type="float" office:value="1.02127272727" calcext:value-type="float">
            <text:p>1.0212727273</text:p>
          </table:table-cell>
          <table:table-cell office:value-type="float" office:value="50799.2458998" calcext:value-type="float">
            <text:p>50799.2458998</text:p>
          </table:table-cell>
        </table:table-row>
        <table:table-row table:style-name="ro1">
          <table:table-cell office:value-type="float" office:value="1.02290909091" calcext:value-type="float">
            <text:p>1.0229090909</text:p>
          </table:table-cell>
          <table:table-cell office:value-type="float" office:value="50425.8334696" calcext:value-type="float">
            <text:p>50425.8334696</text:p>
          </table:table-cell>
        </table:table-row>
        <table:table-row table:style-name="ro1">
          <table:table-cell office:value-type="float" office:value="1.02454545455" calcext:value-type="float">
            <text:p>1.0245454546</text:p>
          </table:table-cell>
          <table:table-cell office:value-type="float" office:value="50112.0352764" calcext:value-type="float">
            <text:p>50112.035276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50054.1411079" calcext:value-type="float">
            <text:p>50054.1411079</text:p>
          </table:table-cell>
        </table:table-row>
        <table:table-row table:style-name="ro1">
          <table:table-cell office:value-type="float" office:value="1.02663636364" calcext:value-type="float">
            <text:p>1.0266363636</text:p>
          </table:table-cell>
          <table:table-cell office:value-type="float" office:value="50144.2186598" calcext:value-type="float">
            <text:p>50144.2186598</text:p>
          </table:table-cell>
        </table:table-row>
        <table:table-row table:style-name="ro1">
          <table:table-cell office:value-type="float" office:value="1.02827272727" calcext:value-type="float">
            <text:p>1.0282727273</text:p>
          </table:table-cell>
          <table:table-cell office:value-type="float" office:value="50594.3968887" calcext:value-type="float">
            <text:p>50594.3968887</text:p>
          </table:table-cell>
        </table:table-row>
        <table:table-row table:style-name="ro1">
          <table:table-cell office:value-type="float" office:value="1.02990909091" calcext:value-type="float">
            <text:p>1.0299090909</text:p>
          </table:table-cell>
          <table:table-cell office:value-type="float" office:value="51299.9306608" calcext:value-type="float">
            <text:p>51299.9306608</text:p>
          </table:table-cell>
        </table:table-row>
        <table:table-row table:style-name="ro1">
          <table:table-cell office:value-type="float" office:value="1.03154545455" calcext:value-type="float">
            <text:p>1.0315454546</text:p>
          </table:table-cell>
          <table:table-cell office:value-type="float" office:value="51994.6489175" calcext:value-type="float">
            <text:p>51994.6489175</text:p>
          </table:table-cell>
        </table:table-row>
        <table:table-row table:style-name="ro1">
          <table:table-cell office:value-type="float" office:value="1.03318181818" calcext:value-type="float">
            <text:p>1.0331818182</text:p>
          </table:table-cell>
          <table:table-cell office:value-type="float" office:value="52398.0727542" calcext:value-type="float">
            <text:p>52398.0727542</text:p>
          </table:table-cell>
        </table:table-row>
        <table:table-row table:style-name="ro1">
          <table:table-cell office:value-type="float" office:value="1.03481818182" calcext:value-type="float">
            <text:p>1.0348181818</text:p>
          </table:table-cell>
          <table:table-cell office:value-type="float" office:value="52449.6235981" calcext:value-type="float">
            <text:p>52449.6235981</text:p>
          </table:table-cell>
        </table:table-row>
        <table:table-row table:style-name="ro1">
          <table:table-cell office:value-type="float" office:value="1.03645454545" calcext:value-type="float">
            <text:p>1.0364545455</text:p>
          </table:table-cell>
          <table:table-cell office:value-type="float" office:value="52253.969143" calcext:value-type="float">
            <text:p>52253.969143</text:p>
          </table:table-cell>
        </table:table-row>
        <table:table-row table:style-name="ro1">
          <table:table-cell office:value-type="float" office:value="1.03809090909" calcext:value-type="float">
            <text:p>1.0380909091</text:p>
          </table:table-cell>
          <table:table-cell office:value-type="float" office:value="51999.2377879" calcext:value-type="float">
            <text:p>51999.2377879</text:p>
          </table:table-cell>
        </table:table-row>
        <table:table-row table:style-name="ro1">
          <table:table-cell office:value-type="float" office:value="1.03972727273" calcext:value-type="float">
            <text:p>1.0397272727</text:p>
          </table:table-cell>
          <table:table-cell office:value-type="float" office:value="51797.8922934" calcext:value-type="float">
            <text:p>51797.8922934</text:p>
          </table:table-cell>
        </table:table-row>
        <table:table-row table:style-name="ro1">
          <table:table-cell office:value-type="float" office:value="1.04136363636" calcext:value-type="float">
            <text:p>1.0413636364</text:p>
          </table:table-cell>
          <table:table-cell office:value-type="float" office:value="51664.7408927" calcext:value-type="float">
            <text:p>51664.7408927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51643.0959542" calcext:value-type="float">
            <text:p>51643.0959542</text:p>
          </table:table-cell>
        </table:table-row>
        <table:table-row table:style-name="ro1">
          <table:table-cell office:value-type="float" office:value="1.04463636364" calcext:value-type="float">
            <text:p>1.0446363636</text:p>
          </table:table-cell>
          <table:table-cell office:value-type="float" office:value="51756.8653919" calcext:value-type="float">
            <text:p>51756.8653919</text:p>
          </table:table-cell>
        </table:table-row>
        <table:table-row table:style-name="ro1">
          <table:table-cell office:value-type="float" office:value="1.04627272727" calcext:value-type="float">
            <text:p>1.0462727273</text:p>
          </table:table-cell>
          <table:table-cell office:value-type="float" office:value="51927.7614363" calcext:value-type="float">
            <text:p>51927.7614363</text:p>
          </table:table-cell>
        </table:table-row>
        <table:table-row table:style-name="ro1">
          <table:table-cell office:value-type="float" office:value="1.04790909091" calcext:value-type="float">
            <text:p>1.0479090909</text:p>
          </table:table-cell>
          <table:table-cell office:value-type="float" office:value="51960.4785207" calcext:value-type="float">
            <text:p>51960.4785207</text:p>
          </table:table-cell>
        </table:table-row>
        <table:table-row table:style-name="ro1">
          <table:table-cell office:value-type="float" office:value="1.04954545455" calcext:value-type="float">
            <text:p>1.0495454546</text:p>
          </table:table-cell>
          <table:table-cell office:value-type="float" office:value="51602.1871099" calcext:value-type="float">
            <text:p>51602.187109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51398.1882076" calcext:value-type="float">
            <text:p>51398.1882076</text:p>
          </table:table-cell>
        </table:table-row>
        <table:table-row table:style-name="ro1">
          <table:table-cell office:value-type="float" office:value="1.05163636364" calcext:value-type="float">
            <text:p>1.0516363636</text:p>
          </table:table-cell>
          <table:table-cell office:value-type="float" office:value="50330.2913728" calcext:value-type="float">
            <text:p>50330.2913728</text:p>
          </table:table-cell>
        </table:table-row>
        <table:table-row table:style-name="ro1">
          <table:table-cell office:value-type="float" office:value="1.05327272727" calcext:value-type="float">
            <text:p>1.0532727273</text:p>
          </table:table-cell>
          <table:table-cell office:value-type="float" office:value="48629.766888" calcext:value-type="float">
            <text:p>48629.766888</text:p>
          </table:table-cell>
        </table:table-row>
        <table:table-row table:style-name="ro1">
          <table:table-cell office:value-type="float" office:value="1.05490909091" calcext:value-type="float">
            <text:p>1.0549090909</text:p>
          </table:table-cell>
          <table:table-cell office:value-type="float" office:value="46413.8688439" calcext:value-type="float">
            <text:p>46413.8688439</text:p>
          </table:table-cell>
        </table:table-row>
        <table:table-row table:style-name="ro1">
          <table:table-cell office:value-type="float" office:value="1.05654545455" calcext:value-type="float">
            <text:p>1.0565454546</text:p>
          </table:table-cell>
          <table:table-cell office:value-type="float" office:value="44005.3073292" calcext:value-type="float">
            <text:p>44005.3073292</text:p>
          </table:table-cell>
        </table:table-row>
        <table:table-row table:style-name="ro1">
          <table:table-cell office:value-type="float" office:value="1.05818181818" calcext:value-type="float">
            <text:p>1.0581818182</text:p>
          </table:table-cell>
          <table:table-cell office:value-type="float" office:value="41822.7261497" calcext:value-type="float">
            <text:p>41822.7261497</text:p>
          </table:table-cell>
        </table:table-row>
        <table:table-row table:style-name="ro1">
          <table:table-cell office:value-type="float" office:value="1.05981818182" calcext:value-type="float">
            <text:p>1.0598181818</text:p>
          </table:table-cell>
          <table:table-cell office:value-type="float" office:value="40389.0727529" calcext:value-type="float">
            <text:p>40389.0727529</text:p>
          </table:table-cell>
        </table:table-row>
        <table:table-row table:style-name="ro1">
          <table:table-cell office:value-type="float" office:value="1.06145454545" calcext:value-type="float">
            <text:p>1.0614545455</text:p>
          </table:table-cell>
          <table:table-cell office:value-type="float" office:value="40164.2179962" calcext:value-type="float">
            <text:p>40164.2179962</text:p>
          </table:table-cell>
        </table:table-row>
        <table:table-row table:style-name="ro1">
          <table:table-cell office:value-type="float" office:value="1.06309090909" calcext:value-type="float">
            <text:p>1.0630909091</text:p>
          </table:table-cell>
          <table:table-cell office:value-type="float" office:value="41095.4830915" calcext:value-type="float">
            <text:p>41095.4830915</text:p>
          </table:table-cell>
        </table:table-row>
        <table:table-row table:style-name="ro1">
          <table:table-cell office:value-type="float" office:value="1.06472727273" calcext:value-type="float">
            <text:p>1.0647272727</text:p>
          </table:table-cell>
          <table:table-cell office:value-type="float" office:value="42530.999695" calcext:value-type="float">
            <text:p>42530.999695</text:p>
          </table:table-cell>
        </table:table-row>
        <table:table-row table:style-name="ro1">
          <table:table-cell office:value-type="float" office:value="1.06636363636" calcext:value-type="float">
            <text:p>1.0663636364</text:p>
          </table:table-cell>
          <table:table-cell office:value-type="float" office:value="43990.6855697" calcext:value-type="float">
            <text:p>43990.6855697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45463.428777" calcext:value-type="float">
            <text:p>45463.428777</text:p>
          </table:table-cell>
        </table:table-row>
        <table:table-row table:style-name="ro1">
          <table:table-cell office:value-type="float" office:value="1.06963636364" calcext:value-type="float">
            <text:p>1.0696363636</text:p>
          </table:table-cell>
          <table:table-cell office:value-type="float" office:value="47146.0239706" calcext:value-type="float">
            <text:p>47146.0239706</text:p>
          </table:table-cell>
        </table:table-row>
        <table:table-row table:style-name="ro1">
          <table:table-cell office:value-type="float" office:value="1.07127272727" calcext:value-type="float">
            <text:p>1.0712727273</text:p>
          </table:table-cell>
          <table:table-cell office:value-type="float" office:value="49413.6386589" calcext:value-type="float">
            <text:p>49413.6386589</text:p>
          </table:table-cell>
        </table:table-row>
        <table:table-row table:style-name="ro1">
          <table:table-cell office:value-type="float" office:value="1.07290909091" calcext:value-type="float">
            <text:p>1.0729090909</text:p>
          </table:table-cell>
          <table:table-cell office:value-type="float" office:value="52771.5708297" calcext:value-type="float">
            <text:p>52771.5708297</text:p>
          </table:table-cell>
        </table:table-row>
        <table:table-row table:style-name="ro1">
          <table:table-cell office:value-type="float" office:value="1.07454545455" calcext:value-type="float">
            <text:p>1.0745454546</text:p>
          </table:table-cell>
          <table:table-cell office:value-type="float" office:value="57151.0297343" calcext:value-type="float">
            <text:p>57151.0297343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58483.6640849" calcext:value-type="float">
            <text:p>58483.6640849</text:p>
          </table:table-cell>
        </table:table-row>
        <table:table-row table:style-name="ro1">
          <table:table-cell office:value-type="float" office:value="1.07663636364" calcext:value-type="float">
            <text:p>1.0766363636</text:p>
          </table:table-cell>
          <table:table-cell office:value-type="float" office:value="63424.9402566" calcext:value-type="float">
            <text:p>63424.9402566</text:p>
          </table:table-cell>
        </table:table-row>
        <table:table-row table:style-name="ro1">
          <table:table-cell office:value-type="float" office:value="1.07827272727" calcext:value-type="float">
            <text:p>1.0782727273</text:p>
          </table:table-cell>
          <table:table-cell office:value-type="float" office:value="67485.4862642" calcext:value-type="float">
            <text:p>67485.4862642</text:p>
          </table:table-cell>
        </table:table-row>
        <table:table-row table:style-name="ro1">
          <table:table-cell office:value-type="float" office:value="1.07990909091" calcext:value-type="float">
            <text:p>1.0799090909</text:p>
          </table:table-cell>
          <table:table-cell office:value-type="float" office:value="69370.4200463" calcext:value-type="float">
            <text:p>69370.4200463</text:p>
          </table:table-cell>
        </table:table-row>
        <table:table-row table:style-name="ro1">
          <table:table-cell office:value-type="float" office:value="1.08154545455" calcext:value-type="float">
            <text:p>1.0815454546</text:p>
          </table:table-cell>
          <table:table-cell office:value-type="float" office:value="68129.6568696" calcext:value-type="float">
            <text:p>68129.6568696</text:p>
          </table:table-cell>
        </table:table-row>
        <table:table-row table:style-name="ro1">
          <table:table-cell office:value-type="float" office:value="1.08318181818" calcext:value-type="float">
            <text:p>1.0831818182</text:p>
          </table:table-cell>
          <table:table-cell office:value-type="float" office:value="64126.4375587" calcext:value-type="float">
            <text:p>64126.4375587</text:p>
          </table:table-cell>
        </table:table-row>
        <table:table-row table:style-name="ro1">
          <table:table-cell office:value-type="float" office:value="1.08481818182" calcext:value-type="float">
            <text:p>1.0848181818</text:p>
          </table:table-cell>
          <table:table-cell office:value-type="float" office:value="59072.6104022" calcext:value-type="float">
            <text:p>59072.6104022</text:p>
          </table:table-cell>
        </table:table-row>
        <table:table-row table:style-name="ro1">
          <table:table-cell office:value-type="float" office:value="1.08645454545" calcext:value-type="float">
            <text:p>1.0864545455</text:p>
          </table:table-cell>
          <table:table-cell office:value-type="float" office:value="54559.5068994" calcext:value-type="float">
            <text:p>54559.5068994</text:p>
          </table:table-cell>
        </table:table-row>
        <table:table-row table:style-name="ro1">
          <table:table-cell office:value-type="float" office:value="1.08809090909" calcext:value-type="float">
            <text:p>1.0880909091</text:p>
          </table:table-cell>
          <table:table-cell office:value-type="float" office:value="51514.1748722" calcext:value-type="float">
            <text:p>51514.1748722</text:p>
          </table:table-cell>
        </table:table-row>
        <table:table-row table:style-name="ro1">
          <table:table-cell office:value-type="float" office:value="1.08972727273" calcext:value-type="float">
            <text:p>1.0897272727</text:p>
          </table:table-cell>
          <table:table-cell office:value-type="float" office:value="50133.4595515" calcext:value-type="float">
            <text:p>50133.4595515</text:p>
          </table:table-cell>
        </table:table-row>
        <table:table-row table:style-name="ro1">
          <table:table-cell office:value-type="float" office:value="1.09136363636" calcext:value-type="float">
            <text:p>1.0913636364</text:p>
          </table:table-cell>
          <table:table-cell office:value-type="float" office:value="49942.4606724" calcext:value-type="float">
            <text:p>49942.4606724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50142.7035358" calcext:value-type="float">
            <text:p>50142.7035358</text:p>
          </table:table-cell>
        </table:table-row>
        <table:table-row table:style-name="ro1">
          <table:table-cell office:value-type="float" office:value="1.09463636364" calcext:value-type="float">
            <text:p>1.0946363636</text:p>
          </table:table-cell>
          <table:table-cell office:value-type="float" office:value="50533.544663" calcext:value-type="float">
            <text:p>50533.544663</text:p>
          </table:table-cell>
        </table:table-row>
        <table:table-row table:style-name="ro1">
          <table:table-cell office:value-type="float" office:value="1.09627272727" calcext:value-type="float">
            <text:p>1.0962727273</text:p>
          </table:table-cell>
          <table:table-cell office:value-type="float" office:value="50869.4009435" calcext:value-type="float">
            <text:p>50869.4009435</text:p>
          </table:table-cell>
        </table:table-row>
        <table:table-row table:style-name="ro1">
          <table:table-cell office:value-type="float" office:value="1.09790909091" calcext:value-type="float">
            <text:p>1.0979090909</text:p>
          </table:table-cell>
          <table:table-cell office:value-type="float" office:value="51045.839352" calcext:value-type="float">
            <text:p>51045.839352</text:p>
          </table:table-cell>
        </table:table-row>
        <table:table-row table:style-name="ro1">
          <table:table-cell office:value-type="float" office:value="1.09954545455" calcext:value-type="float">
            <text:p>1.0995454546</text:p>
          </table:table-cell>
          <table:table-cell office:value-type="float" office:value="51134.8979895" calcext:value-type="float">
            <text:p>51134.89798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1136.5605498" calcext:value-type="float">
            <text:p>51136.5605498</text:p>
          </table:table-cell>
        </table:table-row>
        <table:table-row table:style-name="ro1">
          <table:table-cell office:value-type="float" office:value="1.10163636364" calcext:value-type="float">
            <text:p>1.1016363636</text:p>
          </table:table-cell>
          <table:table-cell office:value-type="float" office:value="51157.0199512" calcext:value-type="float">
            <text:p>51157.0199512</text:p>
          </table:table-cell>
        </table:table-row>
        <table:table-row table:style-name="ro1">
          <table:table-cell office:value-type="float" office:value="1.10327272727" calcext:value-type="float">
            <text:p>1.1032727273</text:p>
          </table:table-cell>
          <table:table-cell office:value-type="float" office:value="51086.63528" calcext:value-type="float">
            <text:p>51086.63528</text:p>
          </table:table-cell>
        </table:table-row>
        <table:table-row table:style-name="ro1">
          <table:table-cell office:value-type="float" office:value="1.10490909091" calcext:value-type="float">
            <text:p>1.1049090909</text:p>
          </table:table-cell>
          <table:table-cell office:value-type="float" office:value="50918.2498492" calcext:value-type="float">
            <text:p>50918.2498492</text:p>
          </table:table-cell>
        </table:table-row>
        <table:table-row table:style-name="ro1">
          <table:table-cell office:value-type="float" office:value="1.10654545455" calcext:value-type="float">
            <text:p>1.1065454546</text:p>
          </table:table-cell>
          <table:table-cell office:value-type="float" office:value="50665.452856" calcext:value-type="float">
            <text:p>50665.452856</text:p>
          </table:table-cell>
        </table:table-row>
        <table:table-row table:style-name="ro1">
          <table:table-cell office:value-type="float" office:value="1.10818181818" calcext:value-type="float">
            <text:p>1.1081818182</text:p>
          </table:table-cell>
          <table:table-cell office:value-type="float" office:value="50361.9831684" calcext:value-type="float">
            <text:p>50361.9831684</text:p>
          </table:table-cell>
        </table:table-row>
        <table:table-row table:style-name="ro1">
          <table:table-cell office:value-type="float" office:value="1.10981818182" calcext:value-type="float">
            <text:p>1.1098181818</text:p>
          </table:table-cell>
          <table:table-cell office:value-type="float" office:value="50066.6039533" calcext:value-type="float">
            <text:p>50066.6039533</text:p>
          </table:table-cell>
        </table:table-row>
        <table:table-row table:style-name="ro1">
          <table:table-cell office:value-type="float" office:value="1.11145454545" calcext:value-type="float">
            <text:p>1.1114545455</text:p>
          </table:table-cell>
          <table:table-cell office:value-type="float" office:value="49859.6718566" calcext:value-type="float">
            <text:p>49859.6718566</text:p>
          </table:table-cell>
        </table:table-row>
        <table:table-row table:style-name="ro1">
          <table:table-cell office:value-type="float" office:value="1.11309090909" calcext:value-type="float">
            <text:p>1.1130909091</text:p>
          </table:table-cell>
          <table:table-cell office:value-type="float" office:value="49820.6867175" calcext:value-type="float">
            <text:p>49820.6867175</text:p>
          </table:table-cell>
        </table:table-row>
        <table:table-row table:style-name="ro1">
          <table:table-cell office:value-type="float" office:value="1.11472727273" calcext:value-type="float">
            <text:p>1.1147272727</text:p>
          </table:table-cell>
          <table:table-cell office:value-type="float" office:value="50001.1434205" calcext:value-type="float">
            <text:p>50001.1434205</text:p>
          </table:table-cell>
        </table:table-row>
        <table:table-row table:style-name="ro1">
          <table:table-cell office:value-type="float" office:value="1.11636363636" calcext:value-type="float">
            <text:p>1.1163636364</text:p>
          </table:table-cell>
          <table:table-cell office:value-type="float" office:value="50374.2542791" calcext:value-type="float">
            <text:p>50374.2542791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50846.748115" calcext:value-type="float">
            <text:p>50846.748115</text:p>
          </table:table-cell>
        </table:table-row>
        <table:table-row table:style-name="ro1">
          <table:table-cell office:value-type="float" office:value="1.11963636364" calcext:value-type="float">
            <text:p>1.1196363636</text:p>
          </table:table-cell>
          <table:table-cell office:value-type="float" office:value="51301.6148573" calcext:value-type="float">
            <text:p>51301.6148573</text:p>
          </table:table-cell>
        </table:table-row>
        <table:table-row table:style-name="ro1">
          <table:table-cell office:value-type="float" office:value="1.12127272727" calcext:value-type="float">
            <text:p>1.1212727273</text:p>
          </table:table-cell>
          <table:table-cell office:value-type="float" office:value="51649.4510471" calcext:value-type="float">
            <text:p>51649.4510471</text:p>
          </table:table-cell>
        </table:table-row>
        <table:table-row table:style-name="ro1">
          <table:table-cell office:value-type="float" office:value="1.12290909091" calcext:value-type="float">
            <text:p>1.1229090909</text:p>
          </table:table-cell>
          <table:table-cell office:value-type="float" office:value="51858.5241005" calcext:value-type="float">
            <text:p>51858.5241005</text:p>
          </table:table-cell>
        </table:table-row>
        <table:table-row table:style-name="ro1">
          <table:table-cell office:value-type="float" office:value="1.12454545455" calcext:value-type="float">
            <text:p>1.1245454546</text:p>
          </table:table-cell>
          <table:table-cell office:value-type="float" office:value="51959.6780415" calcext:value-type="float">
            <text:p>51959.678041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1957.1693779" calcext:value-type="float">
            <text:p>51957.1693779</text:p>
          </table:table-cell>
        </table:table-row>
        <table:table-row table:style-name="ro1">
          <table:table-cell office:value-type="float" office:value="1.12663636364" calcext:value-type="float">
            <text:p>1.1266363636</text:p>
          </table:table-cell>
          <table:table-cell office:value-type="float" office:value="52019.5140345" calcext:value-type="float">
            <text:p>52019.5140345</text:p>
          </table:table-cell>
        </table:table-row>
        <table:table-row table:style-name="ro1">
          <table:table-cell office:value-type="float" office:value="1.12827272727" calcext:value-type="float">
            <text:p>1.1282727273</text:p>
          </table:table-cell>
          <table:table-cell office:value-type="float" office:value="52103.6648318" calcext:value-type="float">
            <text:p>52103.6648318</text:p>
          </table:table-cell>
        </table:table-row>
        <table:table-row table:style-name="ro1">
          <table:table-cell office:value-type="float" office:value="1.12990909091" calcext:value-type="float">
            <text:p>1.1299090909</text:p>
          </table:table-cell>
          <table:table-cell office:value-type="float" office:value="52211.1376525" calcext:value-type="float">
            <text:p>52211.1376525</text:p>
          </table:table-cell>
        </table:table-row>
        <table:table-row table:style-name="ro1">
          <table:table-cell office:value-type="float" office:value="1.13154545455" calcext:value-type="float">
            <text:p>1.1315454546</text:p>
          </table:table-cell>
          <table:table-cell office:value-type="float" office:value="52322.731671" calcext:value-type="float">
            <text:p>52322.731671</text:p>
          </table:table-cell>
        </table:table-row>
        <table:table-row table:style-name="ro1">
          <table:table-cell office:value-type="float" office:value="1.13318181818" calcext:value-type="float">
            <text:p>1.1331818182</text:p>
          </table:table-cell>
          <table:table-cell office:value-type="float" office:value="52413.8372729" calcext:value-type="float">
            <text:p>52413.8372729</text:p>
          </table:table-cell>
        </table:table-row>
        <table:table-row table:style-name="ro1">
          <table:table-cell office:value-type="float" office:value="1.13481818182" calcext:value-type="float">
            <text:p>1.1348181818</text:p>
          </table:table-cell>
          <table:table-cell office:value-type="float" office:value="52472.2103349" calcext:value-type="float">
            <text:p>52472.2103349</text:p>
          </table:table-cell>
        </table:table-row>
        <table:table-row table:style-name="ro1">
          <table:table-cell office:value-type="float" office:value="1.13645454545" calcext:value-type="float">
            <text:p>1.1364545455</text:p>
          </table:table-cell>
          <table:table-cell office:value-type="float" office:value="52504.1378727" calcext:value-type="float">
            <text:p>52504.1378727</text:p>
          </table:table-cell>
        </table:table-row>
        <table:table-row table:style-name="ro1">
          <table:table-cell office:value-type="float" office:value="1.13809090909" calcext:value-type="float">
            <text:p>1.1380909091</text:p>
          </table:table-cell>
          <table:table-cell office:value-type="float" office:value="52543.4130868" calcext:value-type="float">
            <text:p>52543.4130868</text:p>
          </table:table-cell>
        </table:table-row>
        <table:table-row table:style-name="ro1">
          <table:table-cell office:value-type="float" office:value="1.13972727273" calcext:value-type="float">
            <text:p>1.1397272727</text:p>
          </table:table-cell>
          <table:table-cell office:value-type="float" office:value="52623.5306704" calcext:value-type="float">
            <text:p>52623.5306704</text:p>
          </table:table-cell>
        </table:table-row>
        <table:table-row table:style-name="ro1">
          <table:table-cell office:value-type="float" office:value="1.14136363636" calcext:value-type="float">
            <text:p>1.1413636364</text:p>
          </table:table-cell>
          <table:table-cell office:value-type="float" office:value="52751.6419099" calcext:value-type="float">
            <text:p>52751.6419099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52890.9218527" calcext:value-type="float">
            <text:p>52890.9218527</text:p>
          </table:table-cell>
        </table:table-row>
        <table:table-row table:style-name="ro1">
          <table:table-cell office:value-type="float" office:value="1.14463636364" calcext:value-type="float">
            <text:p>1.1446363636</text:p>
          </table:table-cell>
          <table:table-cell office:value-type="float" office:value="53007.0009133" calcext:value-type="float">
            <text:p>53007.0009133</text:p>
          </table:table-cell>
        </table:table-row>
        <table:table-row table:style-name="ro1">
          <table:table-cell office:value-type="float" office:value="1.14627272727" calcext:value-type="float">
            <text:p>1.1462727273</text:p>
          </table:table-cell>
          <table:table-cell office:value-type="float" office:value="53070.096808" calcext:value-type="float">
            <text:p>53070.096808</text:p>
          </table:table-cell>
        </table:table-row>
        <table:table-row table:style-name="ro1">
          <table:table-cell office:value-type="float" office:value="1.14790909091" calcext:value-type="float">
            <text:p>1.1479090909</text:p>
          </table:table-cell>
          <table:table-cell office:value-type="float" office:value="53104.1135273" calcext:value-type="float">
            <text:p>53104.1135273</text:p>
          </table:table-cell>
        </table:table-row>
        <table:table-row table:style-name="ro1">
          <table:table-cell office:value-type="float" office:value="1.14954545455" calcext:value-type="float">
            <text:p>1.1495454546</text:p>
          </table:table-cell>
          <table:table-cell office:value-type="float" office:value="53140.8616248" calcext:value-type="float">
            <text:p>53140.861624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53124.2127345" calcext:value-type="float">
            <text:p>53124.2127345</text:p>
          </table:table-cell>
        </table:table-row>
        <table:table-row table:style-name="ro1">
          <table:table-cell office:value-type="float" office:value="1.15163636364" calcext:value-type="float">
            <text:p>1.1516363636</text:p>
          </table:table-cell>
          <table:table-cell office:value-type="float" office:value="53259.1234392" calcext:value-type="float">
            <text:p>53259.1234392</text:p>
          </table:table-cell>
        </table:table-row>
        <table:table-row table:style-name="ro1">
          <table:table-cell office:value-type="float" office:value="1.15327272727" calcext:value-type="float">
            <text:p>1.1532727273</text:p>
          </table:table-cell>
          <table:table-cell office:value-type="float" office:value="53520.2006432" calcext:value-type="float">
            <text:p>53520.2006432</text:p>
          </table:table-cell>
        </table:table-row>
        <table:table-row table:style-name="ro1">
          <table:table-cell office:value-type="float" office:value="1.15490909091" calcext:value-type="float">
            <text:p>1.1549090909</text:p>
          </table:table-cell>
          <table:table-cell office:value-type="float" office:value="53940.3492943" calcext:value-type="float">
            <text:p>53940.3492943</text:p>
          </table:table-cell>
        </table:table-row>
        <table:table-row table:style-name="ro1">
          <table:table-cell office:value-type="float" office:value="1.15654545455" calcext:value-type="float">
            <text:p>1.1565454546</text:p>
          </table:table-cell>
          <table:table-cell office:value-type="float" office:value="54479.6224857" calcext:value-type="float">
            <text:p>54479.6224857</text:p>
          </table:table-cell>
        </table:table-row>
        <table:table-row table:style-name="ro1">
          <table:table-cell office:value-type="float" office:value="1.15818181818" calcext:value-type="float">
            <text:p>1.1581818182</text:p>
          </table:table-cell>
          <table:table-cell office:value-type="float" office:value="55072.7069071" calcext:value-type="float">
            <text:p>55072.7069071</text:p>
          </table:table-cell>
        </table:table-row>
        <table:table-row table:style-name="ro1">
          <table:table-cell office:value-type="float" office:value="1.15981818182" calcext:value-type="float">
            <text:p>1.1598181818</text:p>
          </table:table-cell>
          <table:table-cell office:value-type="float" office:value="55651.4549261" calcext:value-type="float">
            <text:p>55651.4549261</text:p>
          </table:table-cell>
        </table:table-row>
        <table:table-row table:style-name="ro1">
          <table:table-cell office:value-type="float" office:value="1.16145454545" calcext:value-type="float">
            <text:p>1.1614545455</text:p>
          </table:table-cell>
          <table:table-cell office:value-type="float" office:value="56115.7766974" calcext:value-type="float">
            <text:p>56115.7766974</text:p>
          </table:table-cell>
        </table:table-row>
        <table:table-row table:style-name="ro1">
          <table:table-cell office:value-type="float" office:value="1.16309090909" calcext:value-type="float">
            <text:p>1.1630909091</text:p>
          </table:table-cell>
          <table:table-cell office:value-type="float" office:value="56396.1060619" calcext:value-type="float">
            <text:p>56396.1060619</text:p>
          </table:table-cell>
        </table:table-row>
        <table:table-row table:style-name="ro1">
          <table:table-cell office:value-type="float" office:value="1.16472727273" calcext:value-type="float">
            <text:p>1.1647272727</text:p>
          </table:table-cell>
          <table:table-cell office:value-type="float" office:value="56542.4212463" calcext:value-type="float">
            <text:p>56542.4212463</text:p>
          </table:table-cell>
        </table:table-row>
        <table:table-row table:style-name="ro1">
          <table:table-cell office:value-type="float" office:value="1.16636363636" calcext:value-type="float">
            <text:p>1.1663636364</text:p>
          </table:table-cell>
          <table:table-cell office:value-type="float" office:value="56591.012781" calcext:value-type="float">
            <text:p>56591.012781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56664.5574504" calcext:value-type="float">
            <text:p>56664.5574504</text:p>
          </table:table-cell>
        </table:table-row>
        <table:table-row table:style-name="ro1">
          <table:table-cell office:value-type="float" office:value="1.16963636364" calcext:value-type="float">
            <text:p>1.1696363636</text:p>
          </table:table-cell>
          <table:table-cell office:value-type="float" office:value="56954.3147039" calcext:value-type="float">
            <text:p>56954.3147039</text:p>
          </table:table-cell>
        </table:table-row>
        <table:table-row table:style-name="ro1">
          <table:table-cell office:value-type="float" office:value="1.17127272727" calcext:value-type="float">
            <text:p>1.1712727273</text:p>
          </table:table-cell>
          <table:table-cell office:value-type="float" office:value="57614.4640639" calcext:value-type="float">
            <text:p>57614.4640639</text:p>
          </table:table-cell>
        </table:table-row>
        <table:table-row table:style-name="ro1">
          <table:table-cell office:value-type="float" office:value="1.17290909091" calcext:value-type="float">
            <text:p>1.1729090909</text:p>
          </table:table-cell>
          <table:table-cell office:value-type="float" office:value="58674.3844892" calcext:value-type="float">
            <text:p>58674.3844892</text:p>
          </table:table-cell>
        </table:table-row>
        <table:table-row table:style-name="ro1">
          <table:table-cell office:value-type="float" office:value="1.17454545455" calcext:value-type="float">
            <text:p>1.1745454546</text:p>
          </table:table-cell>
          <table:table-cell office:value-type="float" office:value="60044.4956187" calcext:value-type="float">
            <text:p>60044.4956187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60285.4421812" calcext:value-type="float">
            <text:p>60285.4421812</text:p>
          </table:table-cell>
        </table:table-row>
        <table:table-row table:style-name="ro1">
          <table:table-cell office:value-type="float" office:value="1.17663636364" calcext:value-type="float">
            <text:p>1.1766363636</text:p>
          </table:table-cell>
          <table:table-cell office:value-type="float" office:value="61729.3068216" calcext:value-type="float">
            <text:p>61729.3068216</text:p>
          </table:table-cell>
        </table:table-row>
        <table:table-row table:style-name="ro1">
          <table:table-cell office:value-type="float" office:value="1.17827272727" calcext:value-type="float">
            <text:p>1.1782727273</text:p>
          </table:table-cell>
          <table:table-cell office:value-type="float" office:value="62805.2423671" calcext:value-type="float">
            <text:p>62805.2423671</text:p>
          </table:table-cell>
        </table:table-row>
        <table:table-row table:style-name="ro1">
          <table:table-cell office:value-type="float" office:value="1.17990909091" calcext:value-type="float">
            <text:p>1.1799090909</text:p>
          </table:table-cell>
          <table:table-cell office:value-type="float" office:value="63502.85152" calcext:value-type="float">
            <text:p>63502.85152</text:p>
          </table:table-cell>
        </table:table-row>
        <table:table-row table:style-name="ro1">
          <table:table-cell office:value-type="float" office:value="1.18154545455" calcext:value-type="float">
            <text:p>1.1815454546</text:p>
          </table:table-cell>
          <table:table-cell office:value-type="float" office:value="63826.5083386" calcext:value-type="float">
            <text:p>63826.5083386</text:p>
          </table:table-cell>
        </table:table-row>
        <table:table-row table:style-name="ro1">
          <table:table-cell office:value-type="float" office:value="1.18318181818" calcext:value-type="float">
            <text:p>1.1831818182</text:p>
          </table:table-cell>
          <table:table-cell office:value-type="float" office:value="64081.4829692" calcext:value-type="float">
            <text:p>64081.4829692</text:p>
          </table:table-cell>
        </table:table-row>
        <table:table-row table:style-name="ro1">
          <table:table-cell office:value-type="float" office:value="1.18481818182" calcext:value-type="float">
            <text:p>1.1848181818</text:p>
          </table:table-cell>
          <table:table-cell office:value-type="float" office:value="64744.3068651" calcext:value-type="float">
            <text:p>64744.3068651</text:p>
          </table:table-cell>
        </table:table-row>
        <table:table-row table:style-name="ro1">
          <table:table-cell office:value-type="float" office:value="1.18645454545" calcext:value-type="float">
            <text:p>1.1864545455</text:p>
          </table:table-cell>
          <table:table-cell office:value-type="float" office:value="66267.2856077" calcext:value-type="float">
            <text:p>66267.2856077</text:p>
          </table:table-cell>
        </table:table-row>
        <table:table-row table:style-name="ro1">
          <table:table-cell office:value-type="float" office:value="1.18809090909" calcext:value-type="float">
            <text:p>1.1880909091</text:p>
          </table:table-cell>
          <table:table-cell office:value-type="float" office:value="69014.938267" calcext:value-type="float">
            <text:p>69014.938267</text:p>
          </table:table-cell>
        </table:table-row>
        <table:table-row table:style-name="ro1">
          <table:table-cell office:value-type="float" office:value="1.18972727273" calcext:value-type="float">
            <text:p>1.1897272727</text:p>
          </table:table-cell>
          <table:table-cell office:value-type="float" office:value="73021.8379599" calcext:value-type="float">
            <text:p>73021.8379599</text:p>
          </table:table-cell>
        </table:table-row>
        <table:table-row table:style-name="ro1">
          <table:table-cell office:value-type="float" office:value="1.19136363636" calcext:value-type="float">
            <text:p>1.1913636364</text:p>
          </table:table-cell>
          <table:table-cell office:value-type="float" office:value="78044.7806659" calcext:value-type="float">
            <text:p>78044.7806659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83557.1967705" calcext:value-type="float">
            <text:p>83557.1967705</text:p>
          </table:table-cell>
        </table:table-row>
        <table:table-row table:style-name="ro1">
          <table:table-cell office:value-type="float" office:value="1.19463636364" calcext:value-type="float">
            <text:p>1.1946363636</text:p>
          </table:table-cell>
          <table:table-cell office:value-type="float" office:value="88874.9655374" calcext:value-type="float">
            <text:p>88874.9655374</text:p>
          </table:table-cell>
        </table:table-row>
        <table:table-row table:style-name="ro1">
          <table:table-cell office:value-type="float" office:value="1.19627272727" calcext:value-type="float">
            <text:p>1.1962727273</text:p>
          </table:table-cell>
          <table:table-cell office:value-type="float" office:value="93469.2485751" calcext:value-type="float">
            <text:p>93469.2485751</text:p>
          </table:table-cell>
        </table:table-row>
        <table:table-row table:style-name="ro1">
          <table:table-cell office:value-type="float" office:value="1.19790909091" calcext:value-type="float">
            <text:p>1.1979090909</text:p>
          </table:table-cell>
          <table:table-cell office:value-type="float" office:value="97208.9525444" calcext:value-type="float">
            <text:p>97208.9525444</text:p>
          </table:table-cell>
        </table:table-row>
        <table:table-row table:style-name="ro1">
          <table:table-cell office:value-type="float" office:value="1.19954545455" calcext:value-type="float">
            <text:p>1.1995454546</text:p>
          </table:table-cell>
          <table:table-cell office:value-type="float" office:value="100145.340906" calcext:value-type="float">
            <text:p>100145.3409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541.67248" calcext:value-type="float">
            <text:p>100541.67248</text:p>
          </table:table-cell>
        </table:table-row>
        <table:table-row table:style-name="ro1">
          <table:table-cell office:value-type="float" office:value="1.20163636364" calcext:value-type="float">
            <text:p>1.2016363636</text:p>
          </table:table-cell>
          <table:table-cell office:value-type="float" office:value="102403.10351" calcext:value-type="float">
            <text:p>102403.10351</text:p>
          </table:table-cell>
        </table:table-row>
        <table:table-row table:style-name="ro1">
          <table:table-cell office:value-type="float" office:value="1.20327272727" calcext:value-type="float">
            <text:p>1.2032727273</text:p>
          </table:table-cell>
          <table:table-cell office:value-type="float" office:value="103288.136891" calcext:value-type="float">
            <text:p>103288.136891</text:p>
          </table:table-cell>
        </table:table-row>
        <table:table-row table:style-name="ro1">
          <table:table-cell office:value-type="float" office:value="1.20490909091" calcext:value-type="float">
            <text:p>1.2049090909</text:p>
          </table:table-cell>
          <table:table-cell office:value-type="float" office:value="103477.585656" calcext:value-type="float">
            <text:p>103477.585656</text:p>
          </table:table-cell>
        </table:table-row>
        <table:table-row table:style-name="ro1">
          <table:table-cell office:value-type="float" office:value="1.20654545455" calcext:value-type="float">
            <text:p>1.2065454546</text:p>
          </table:table-cell>
          <table:table-cell office:value-type="float" office:value="103357.766064" calcext:value-type="float">
            <text:p>103357.766064</text:p>
          </table:table-cell>
        </table:table-row>
        <table:table-row table:style-name="ro1">
          <table:table-cell office:value-type="float" office:value="1.20818181818" calcext:value-type="float">
            <text:p>1.2081818182</text:p>
          </table:table-cell>
          <table:table-cell office:value-type="float" office:value="103202.962856" calcext:value-type="float">
            <text:p>103202.962856</text:p>
          </table:table-cell>
        </table:table-row>
        <table:table-row table:style-name="ro1">
          <table:table-cell office:value-type="float" office:value="1.20981818182" calcext:value-type="float">
            <text:p>1.2098181818</text:p>
          </table:table-cell>
          <table:table-cell office:value-type="float" office:value="103081.905422" calcext:value-type="float">
            <text:p>103081.905422</text:p>
          </table:table-cell>
        </table:table-row>
        <table:table-row table:style-name="ro1">
          <table:table-cell office:value-type="float" office:value="1.21145454545" calcext:value-type="float">
            <text:p>1.2114545455</text:p>
          </table:table-cell>
          <table:table-cell office:value-type="float" office:value="102922.067155" calcext:value-type="float">
            <text:p>102922.067155</text:p>
          </table:table-cell>
        </table:table-row>
        <table:table-row table:style-name="ro1">
          <table:table-cell office:value-type="float" office:value="1.21309090909" calcext:value-type="float">
            <text:p>1.2130909091</text:p>
          </table:table-cell>
          <table:table-cell office:value-type="float" office:value="102797.975789" calcext:value-type="float">
            <text:p>102797.975789</text:p>
          </table:table-cell>
        </table:table-row>
        <table:table-row table:style-name="ro1">
          <table:table-cell office:value-type="float" office:value="1.21472727273" calcext:value-type="float">
            <text:p>1.2147272727</text:p>
          </table:table-cell>
          <table:table-cell office:value-type="float" office:value="102628.388796" calcext:value-type="float">
            <text:p>102628.388796</text:p>
          </table:table-cell>
        </table:table-row>
        <table:table-row table:style-name="ro1">
          <table:table-cell office:value-type="float" office:value="1.21636363636" calcext:value-type="float">
            <text:p>1.2163636364</text:p>
          </table:table-cell>
          <table:table-cell office:value-type="float" office:value="102458.269329" calcext:value-type="float">
            <text:p>102458.269329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102219.038092" calcext:value-type="float">
            <text:p>102219.038092</text:p>
          </table:table-cell>
        </table:table-row>
        <table:table-row table:style-name="ro1">
          <table:table-cell office:value-type="float" office:value="1.21963636364" calcext:value-type="float">
            <text:p>1.2196363636</text:p>
          </table:table-cell>
          <table:table-cell office:value-type="float" office:value="101975.790522" calcext:value-type="float">
            <text:p>101975.790522</text:p>
          </table:table-cell>
        </table:table-row>
        <table:table-row table:style-name="ro1">
          <table:table-cell office:value-type="float" office:value="1.22127272727" calcext:value-type="float">
            <text:p>1.2212727273</text:p>
          </table:table-cell>
          <table:table-cell office:value-type="float" office:value="101679.39645" calcext:value-type="float">
            <text:p>101679.39645</text:p>
          </table:table-cell>
        </table:table-row>
        <table:table-row table:style-name="ro1">
          <table:table-cell office:value-type="float" office:value="1.22290909091" calcext:value-type="float">
            <text:p>1.2229090909</text:p>
          </table:table-cell>
          <table:table-cell office:value-type="float" office:value="101397.900572" calcext:value-type="float">
            <text:p>101397.900572</text:p>
          </table:table-cell>
        </table:table-row>
        <table:table-row table:style-name="ro1">
          <table:table-cell office:value-type="float" office:value="1.22454545455" calcext:value-type="float">
            <text:p>1.2245454546</text:p>
          </table:table-cell>
          <table:table-cell office:value-type="float" office:value="101103.524893" calcext:value-type="float">
            <text:p>101103.524893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00944.003459" calcext:value-type="float">
            <text:p>100944.003459</text:p>
          </table:table-cell>
        </table:table-row>
        <table:table-row table:style-name="ro1">
          <table:table-cell office:value-type="float" office:value="1.22663636364" calcext:value-type="float">
            <text:p>1.2266363636</text:p>
          </table:table-cell>
          <table:table-cell office:value-type="float" office:value="100732.252719" calcext:value-type="float">
            <text:p>100732.252719</text:p>
          </table:table-cell>
        </table:table-row>
        <table:table-row table:style-name="ro1">
          <table:table-cell office:value-type="float" office:value="1.22827272727" calcext:value-type="float">
            <text:p>1.2282727273</text:p>
          </table:table-cell>
          <table:table-cell office:value-type="float" office:value="100555.536314" calcext:value-type="float">
            <text:p>100555.536314</text:p>
          </table:table-cell>
        </table:table-row>
        <table:table-row table:style-name="ro1">
          <table:table-cell office:value-type="float" office:value="1.22990909091" calcext:value-type="float">
            <text:p>1.2299090909</text:p>
          </table:table-cell>
          <table:table-cell office:value-type="float" office:value="100465.448644" calcext:value-type="float">
            <text:p>100465.448644</text:p>
          </table:table-cell>
        </table:table-row>
        <table:table-row table:style-name="ro1">
          <table:table-cell office:value-type="float" office:value="1.23154545455" calcext:value-type="float">
            <text:p>1.2315454546</text:p>
          </table:table-cell>
          <table:table-cell office:value-type="float" office:value="100363.697804" calcext:value-type="float">
            <text:p>100363.697804</text:p>
          </table:table-cell>
        </table:table-row>
        <table:table-row table:style-name="ro1">
          <table:table-cell office:value-type="float" office:value="1.23318181818" calcext:value-type="float">
            <text:p>1.2331818182</text:p>
          </table:table-cell>
          <table:table-cell office:value-type="float" office:value="100287.550827" calcext:value-type="float">
            <text:p>100287.550827</text:p>
          </table:table-cell>
        </table:table-row>
        <table:table-row table:style-name="ro1">
          <table:table-cell office:value-type="float" office:value="1.23481818182" calcext:value-type="float">
            <text:p>1.2348181818</text:p>
          </table:table-cell>
          <table:table-cell office:value-type="float" office:value="100155.776786" calcext:value-type="float">
            <text:p>100155.776786</text:p>
          </table:table-cell>
        </table:table-row>
        <table:table-row table:style-name="ro1">
          <table:table-cell office:value-type="float" office:value="1.23645454545" calcext:value-type="float">
            <text:p>1.2364545455</text:p>
          </table:table-cell>
          <table:table-cell office:value-type="float" office:value="100029.131236" calcext:value-type="float">
            <text:p>100029.131236</text:p>
          </table:table-cell>
        </table:table-row>
        <table:table-row table:style-name="ro1">
          <table:table-cell office:value-type="float" office:value="1.23809090909" calcext:value-type="float">
            <text:p>1.2380909091</text:p>
          </table:table-cell>
          <table:table-cell office:value-type="float" office:value="99858.2799391" calcext:value-type="float">
            <text:p>99858.2799391</text:p>
          </table:table-cell>
        </table:table-row>
        <table:table-row table:style-name="ro1">
          <table:table-cell office:value-type="float" office:value="1.23972727273" calcext:value-type="float">
            <text:p>1.2397272727</text:p>
          </table:table-cell>
          <table:table-cell office:value-type="float" office:value="99705.2583462" calcext:value-type="float">
            <text:p>99705.2583462</text:p>
          </table:table-cell>
        </table:table-row>
        <table:table-row table:style-name="ro1">
          <table:table-cell office:value-type="float" office:value="1.24136363636" calcext:value-type="float">
            <text:p>1.2413636364</text:p>
          </table:table-cell>
          <table:table-cell office:value-type="float" office:value="99525.7471829" calcext:value-type="float">
            <text:p>99525.7471829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99371.0389467" calcext:value-type="float">
            <text:p>99371.0389467</text:p>
          </table:table-cell>
        </table:table-row>
        <table:table-row table:style-name="ro1">
          <table:table-cell office:value-type="float" office:value="1.24463636364" calcext:value-type="float">
            <text:p>1.2446363636</text:p>
          </table:table-cell>
          <table:table-cell office:value-type="float" office:value="99198.7146655" calcext:value-type="float">
            <text:p>99198.7146655</text:p>
          </table:table-cell>
        </table:table-row>
        <table:table-row table:style-name="ro1">
          <table:table-cell office:value-type="float" office:value="1.24627272727" calcext:value-type="float">
            <text:p>1.2462727273</text:p>
          </table:table-cell>
          <table:table-cell office:value-type="float" office:value="99041.8233702" calcext:value-type="float">
            <text:p>99041.8233702</text:p>
          </table:table-cell>
        </table:table-row>
        <table:table-row table:style-name="ro1">
          <table:table-cell office:value-type="float" office:value="1.24790909091" calcext:value-type="float">
            <text:p>1.2479090909</text:p>
          </table:table-cell>
          <table:table-cell office:value-type="float" office:value="98865.9255271" calcext:value-type="float">
            <text:p>98865.9255271</text:p>
          </table:table-cell>
        </table:table-row>
        <table:table-row table:style-name="ro1">
          <table:table-cell office:value-type="float" office:value="1.24954545455" calcext:value-type="float">
            <text:p>1.2495454546</text:p>
          </table:table-cell>
          <table:table-cell office:value-type="float" office:value="98701.9003216" calcext:value-type="float">
            <text:p>98701.900321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8581.0632433" calcext:value-type="float">
            <text:p>98581.0632433</text:p>
          </table:table-cell>
        </table:table-row>
        <table:table-row table:style-name="ro1">
          <table:table-cell office:value-type="float" office:value="1.25163636364" calcext:value-type="float">
            <text:p>1.2516363636</text:p>
          </table:table-cell>
          <table:table-cell office:value-type="float" office:value="98415.9034677" calcext:value-type="float">
            <text:p>98415.9034677</text:p>
          </table:table-cell>
        </table:table-row>
        <table:table-row table:style-name="ro1">
          <table:table-cell office:value-type="float" office:value="1.25327272727" calcext:value-type="float">
            <text:p>1.2532727273</text:p>
          </table:table-cell>
          <table:table-cell office:value-type="float" office:value="73021.0974172" calcext:value-type="float">
            <text:p>73021.0974172</text:p>
          </table:table-cell>
        </table:table-row>
        <table:table-row table:style-name="ro1">
          <table:table-cell office:value-type="float" office:value="1.25490909091" calcext:value-type="float">
            <text:p>1.2549090909</text:p>
          </table:table-cell>
          <table:table-cell office:value-type="float" office:value="80614.0385415" calcext:value-type="float">
            <text:p>80614.0385415</text:p>
          </table:table-cell>
        </table:table-row>
        <table:table-row table:style-name="ro1">
          <table:table-cell office:value-type="float" office:value="1.25654545455" calcext:value-type="float">
            <text:p>1.2565454546</text:p>
          </table:table-cell>
          <table:table-cell office:value-type="float" office:value="86352.6332646" calcext:value-type="float">
            <text:p>86352.6332646</text:p>
          </table:table-cell>
        </table:table-row>
        <table:table-row table:style-name="ro1">
          <table:table-cell office:value-type="float" office:value="1.25818181818" calcext:value-type="float">
            <text:p>1.2581818182</text:p>
          </table:table-cell>
          <table:table-cell office:value-type="float" office:value="89251.5546108" calcext:value-type="float">
            <text:p>89251.5546108</text:p>
          </table:table-cell>
        </table:table-row>
        <table:table-row table:style-name="ro1">
          <table:table-cell office:value-type="float" office:value="1.25981818182" calcext:value-type="float">
            <text:p>1.2598181818</text:p>
          </table:table-cell>
          <table:table-cell office:value-type="float" office:value="89847.4540291" calcext:value-type="float">
            <text:p>89847.4540291</text:p>
          </table:table-cell>
        </table:table-row>
        <table:table-row table:style-name="ro1">
          <table:table-cell office:value-type="float" office:value="1.26145454545" calcext:value-type="float">
            <text:p>1.2614545455</text:p>
          </table:table-cell>
          <table:table-cell office:value-type="float" office:value="89235.3891887" calcext:value-type="float">
            <text:p>89235.3891887</text:p>
          </table:table-cell>
        </table:table-row>
        <table:table-row table:style-name="ro1">
          <table:table-cell office:value-type="float" office:value="1.26309090909" calcext:value-type="float">
            <text:p>1.2630909091</text:p>
          </table:table-cell>
          <table:table-cell office:value-type="float" office:value="88211.3035417" calcext:value-type="float">
            <text:p>88211.3035417</text:p>
          </table:table-cell>
        </table:table-row>
        <table:table-row table:style-name="ro1">
          <table:table-cell office:value-type="float" office:value="1.26472727273" calcext:value-type="float">
            <text:p>1.2647272727</text:p>
          </table:table-cell>
          <table:table-cell office:value-type="float" office:value="86836.7184506" calcext:value-type="float">
            <text:p>86836.7184506</text:p>
          </table:table-cell>
        </table:table-row>
        <table:table-row table:style-name="ro1">
          <table:table-cell office:value-type="float" office:value="1.26636363636" calcext:value-type="float">
            <text:p>1.2663636364</text:p>
          </table:table-cell>
          <table:table-cell office:value-type="float" office:value="85809.2627513" calcext:value-type="float">
            <text:p>85809.2627513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85582.6164144" calcext:value-type="float">
            <text:p>85582.6164144</text:p>
          </table:table-cell>
        </table:table-row>
        <table:table-row table:style-name="ro1">
          <table:table-cell office:value-type="float" office:value="1.26963636364" calcext:value-type="float">
            <text:p>1.2696363636</text:p>
          </table:table-cell>
          <table:table-cell office:value-type="float" office:value="85583.7762098" calcext:value-type="float">
            <text:p>85583.7762098</text:p>
          </table:table-cell>
        </table:table-row>
        <table:table-row table:style-name="ro1">
          <table:table-cell office:value-type="float" office:value="1.27127272727" calcext:value-type="float">
            <text:p>1.2712727273</text:p>
          </table:table-cell>
          <table:table-cell office:value-type="float" office:value="85305.5626941" calcext:value-type="float">
            <text:p>85305.5626941</text:p>
          </table:table-cell>
        </table:table-row>
        <table:table-row table:style-name="ro1">
          <table:table-cell office:value-type="float" office:value="1.27290909091" calcext:value-type="float">
            <text:p>1.2729090909</text:p>
          </table:table-cell>
          <table:table-cell office:value-type="float" office:value="84885.4537606" calcext:value-type="float">
            <text:p>84885.4537606</text:p>
          </table:table-cell>
        </table:table-row>
        <table:table-row table:style-name="ro1">
          <table:table-cell office:value-type="float" office:value="1.27454545455" calcext:value-type="float">
            <text:p>1.2745454546</text:p>
          </table:table-cell>
          <table:table-cell office:value-type="float" office:value="84323.5186227" calcext:value-type="float">
            <text:p>84323.518622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84015.6018384" calcext:value-type="float">
            <text:p>84015.6018384</text:p>
          </table:table-cell>
        </table:table-row>
        <table:table-row table:style-name="ro1">
          <table:table-cell office:value-type="float" office:value="1.27663636364" calcext:value-type="float">
            <text:p>1.2766363636</text:p>
          </table:table-cell>
          <table:table-cell office:value-type="float" office:value="83339.1588928" calcext:value-type="float">
            <text:p>83339.1588928</text:p>
          </table:table-cell>
        </table:table-row>
        <table:table-row table:style-name="ro1">
          <table:table-cell office:value-type="float" office:value="1.27827272727" calcext:value-type="float">
            <text:p>1.2782727273</text:p>
          </table:table-cell>
          <table:table-cell office:value-type="float" office:value="83321.7714643" calcext:value-type="float">
            <text:p>83321.7714643</text:p>
          </table:table-cell>
        </table:table-row>
        <table:table-row table:style-name="ro1">
          <table:table-cell office:value-type="float" office:value="1.27990909091" calcext:value-type="float">
            <text:p>1.2799090909</text:p>
          </table:table-cell>
          <table:table-cell office:value-type="float" office:value="84423.1394001" calcext:value-type="float">
            <text:p>84423.1394001</text:p>
          </table:table-cell>
        </table:table-row>
        <table:table-row table:style-name="ro1">
          <table:table-cell office:value-type="float" office:value="1.28154545455" calcext:value-type="float">
            <text:p>1.2815454546</text:p>
          </table:table-cell>
          <table:table-cell office:value-type="float" office:value="86529.6516225" calcext:value-type="float">
            <text:p>86529.6516225</text:p>
          </table:table-cell>
        </table:table-row>
        <table:table-row table:style-name="ro1">
          <table:table-cell office:value-type="float" office:value="1.28318181818" calcext:value-type="float">
            <text:p>1.2831818182</text:p>
          </table:table-cell>
          <table:table-cell office:value-type="float" office:value="89050.8647575" calcext:value-type="float">
            <text:p>89050.8647575</text:p>
          </table:table-cell>
        </table:table-row>
        <table:table-row table:style-name="ro1">
          <table:table-cell office:value-type="float" office:value="1.28481818182" calcext:value-type="float">
            <text:p>1.2848181818</text:p>
          </table:table-cell>
          <table:table-cell office:value-type="float" office:value="91015.6835222" calcext:value-type="float">
            <text:p>91015.6835222</text:p>
          </table:table-cell>
        </table:table-row>
        <table:table-row table:style-name="ro1">
          <table:table-cell office:value-type="float" office:value="1.28645454545" calcext:value-type="float">
            <text:p>1.2864545455</text:p>
          </table:table-cell>
          <table:table-cell office:value-type="float" office:value="91484.1266658" calcext:value-type="float">
            <text:p>91484.1266658</text:p>
          </table:table-cell>
        </table:table-row>
        <table:table-row table:style-name="ro1">
          <table:table-cell office:value-type="float" office:value="1.28809090909" calcext:value-type="float">
            <text:p>1.2880909091</text:p>
          </table:table-cell>
          <table:table-cell office:value-type="float" office:value="90944.9273072" calcext:value-type="float">
            <text:p>90944.9273072</text:p>
          </table:table-cell>
        </table:table-row>
        <table:table-row table:style-name="ro1">
          <table:table-cell office:value-type="float" office:value="1.28972727273" calcext:value-type="float">
            <text:p>1.2897272727</text:p>
          </table:table-cell>
          <table:table-cell office:value-type="float" office:value="90503.5583192" calcext:value-type="float">
            <text:p>90503.5583192</text:p>
          </table:table-cell>
        </table:table-row>
        <table:table-row table:style-name="ro1">
          <table:table-cell office:value-type="float" office:value="1.29136363636" calcext:value-type="float">
            <text:p>1.2913636364</text:p>
          </table:table-cell>
          <table:table-cell office:value-type="float" office:value="91002.890917" calcext:value-type="float">
            <text:p>91002.890917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92010.8151849" calcext:value-type="float">
            <text:p>92010.8151849</text:p>
          </table:table-cell>
        </table:table-row>
        <table:table-row table:style-name="ro1">
          <table:table-cell office:value-type="float" office:value="1.29463636364" calcext:value-type="float">
            <text:p>1.2946363636</text:p>
          </table:table-cell>
          <table:table-cell office:value-type="float" office:value="92486.0601283" calcext:value-type="float">
            <text:p>92486.0601283</text:p>
          </table:table-cell>
        </table:table-row>
        <table:table-row table:style-name="ro1">
          <table:table-cell office:value-type="float" office:value="1.29627272727" calcext:value-type="float">
            <text:p>1.2962727273</text:p>
          </table:table-cell>
          <table:table-cell office:value-type="float" office:value="91619.2298175" calcext:value-type="float">
            <text:p>91619.2298175</text:p>
          </table:table-cell>
        </table:table-row>
        <table:table-row table:style-name="ro1">
          <table:table-cell office:value-type="float" office:value="1.29790909091" calcext:value-type="float">
            <text:p>1.2979090909</text:p>
          </table:table-cell>
          <table:table-cell office:value-type="float" office:value="89993.255949" calcext:value-type="float">
            <text:p>89993.255949</text:p>
          </table:table-cell>
        </table:table-row>
        <table:table-row table:style-name="ro1">
          <table:table-cell office:value-type="float" office:value="1.29954545455" calcext:value-type="float">
            <text:p>1.2995454546</text:p>
          </table:table-cell>
          <table:table-cell office:value-type="float" office:value="88907.5070354" calcext:value-type="float">
            <text:p>88907.507035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8640.4701026" calcext:value-type="float">
            <text:p>88640.4701026</text:p>
          </table:table-cell>
        </table:table-row>
        <table:table-row table:style-name="ro1">
          <table:table-cell office:value-type="float" office:value="1.30163636364" calcext:value-type="float">
            <text:p>1.3016363636</text:p>
          </table:table-cell>
          <table:table-cell office:value-type="float" office:value="88750.2020608" calcext:value-type="float">
            <text:p>88750.2020608</text:p>
          </table:table-cell>
        </table:table-row>
        <table:table-row table:style-name="ro1">
          <table:table-cell office:value-type="float" office:value="1.30327272727" calcext:value-type="float">
            <text:p>1.3032727273</text:p>
          </table:table-cell>
          <table:table-cell office:value-type="float" office:value="89273.9156508" calcext:value-type="float">
            <text:p>89273.9156508</text:p>
          </table:table-cell>
        </table:table-row>
        <table:table-row table:style-name="ro1">
          <table:table-cell office:value-type="float" office:value="1.30490909091" calcext:value-type="float">
            <text:p>1.3049090909</text:p>
          </table:table-cell>
          <table:table-cell office:value-type="float" office:value="89639.8463808" calcext:value-type="float">
            <text:p>89639.8463808</text:p>
          </table:table-cell>
        </table:table-row>
        <table:table-row table:style-name="ro1">
          <table:table-cell office:value-type="float" office:value="1.30654545455" calcext:value-type="float">
            <text:p>1.3065454546</text:p>
          </table:table-cell>
          <table:table-cell office:value-type="float" office:value="88858.9156023" calcext:value-type="float">
            <text:p>88858.9156023</text:p>
          </table:table-cell>
        </table:table-row>
        <table:table-row table:style-name="ro1">
          <table:table-cell office:value-type="float" office:value="1.30818181818" calcext:value-type="float">
            <text:p>1.3081818182</text:p>
          </table:table-cell>
          <table:table-cell office:value-type="float" office:value="85991.6493884" calcext:value-type="float">
            <text:p>85991.6493884</text:p>
          </table:table-cell>
        </table:table-row>
        <table:table-row table:style-name="ro1">
          <table:table-cell office:value-type="float" office:value="1.30981818182" calcext:value-type="float">
            <text:p>1.3098181818</text:p>
          </table:table-cell>
          <table:table-cell office:value-type="float" office:value="81423.3536597" calcext:value-type="float">
            <text:p>81423.3536597</text:p>
          </table:table-cell>
        </table:table-row>
        <table:table-row table:style-name="ro1">
          <table:table-cell office:value-type="float" office:value="1.31145454545" calcext:value-type="float">
            <text:p>1.3114545455</text:p>
          </table:table-cell>
          <table:table-cell office:value-type="float" office:value="77692.7585883" calcext:value-type="float">
            <text:p>77692.7585883</text:p>
          </table:table-cell>
        </table:table-row>
        <table:table-row table:style-name="ro1">
          <table:table-cell office:value-type="float" office:value="1.31309090909" calcext:value-type="float">
            <text:p>1.3130909091</text:p>
          </table:table-cell>
          <table:table-cell office:value-type="float" office:value="77941.6777637" calcext:value-type="float">
            <text:p>77941.6777637</text:p>
          </table:table-cell>
        </table:table-row>
        <table:table-row table:style-name="ro1">
          <table:table-cell office:value-type="float" office:value="1.31472727273" calcext:value-type="float">
            <text:p>1.3147272727</text:p>
          </table:table-cell>
          <table:table-cell office:value-type="float" office:value="83154.1302442" calcext:value-type="float">
            <text:p>83154.1302442</text:p>
          </table:table-cell>
        </table:table-row>
        <table:table-row table:style-name="ro1">
          <table:table-cell office:value-type="float" office:value="1.31636363636" calcext:value-type="float">
            <text:p>1.3163636364</text:p>
          </table:table-cell>
          <table:table-cell office:value-type="float" office:value="89771.6187793" calcext:value-type="float">
            <text:p>89771.6187793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93939.5610522" calcext:value-type="float">
            <text:p>93939.5610522</text:p>
          </table:table-cell>
        </table:table-row>
        <table:table-row table:style-name="ro1">
          <table:table-cell office:value-type="float" office:value="1.31963636364" calcext:value-type="float">
            <text:p>1.3196363636</text:p>
          </table:table-cell>
          <table:table-cell office:value-type="float" office:value="95263.5711015" calcext:value-type="float">
            <text:p>95263.5711015</text:p>
          </table:table-cell>
        </table:table-row>
        <table:table-row table:style-name="ro1">
          <table:table-cell office:value-type="float" office:value="1.32127272727" calcext:value-type="float">
            <text:p>1.3212727273</text:p>
          </table:table-cell>
          <table:table-cell office:value-type="float" office:value="94181.2229586" calcext:value-type="float">
            <text:p>94181.2229586</text:p>
          </table:table-cell>
        </table:table-row>
        <table:table-row table:style-name="ro1">
          <table:table-cell office:value-type="float" office:value="1.32290909091" calcext:value-type="float">
            <text:p>1.3229090909</text:p>
          </table:table-cell>
          <table:table-cell office:value-type="float" office:value="90459.2540489" calcext:value-type="float">
            <text:p>90459.2540489</text:p>
          </table:table-cell>
        </table:table-row>
        <table:table-row table:style-name="ro1">
          <table:table-cell office:value-type="float" office:value="1.32454545455" calcext:value-type="float">
            <text:p>1.3245454546</text:p>
          </table:table-cell>
          <table:table-cell office:value-type="float" office:value="84422.8055219" calcext:value-type="float">
            <text:p>84422.8055219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82222.2731036" calcext:value-type="float">
            <text:p>82222.2731036</text:p>
          </table:table-cell>
        </table:table-row>
        <table:table-row table:style-name="ro1">
          <table:table-cell office:value-type="float" office:value="1.32663636364" calcext:value-type="float">
            <text:p>1.3266363636</text:p>
          </table:table-cell>
          <table:table-cell office:value-type="float" office:value="74516.8087226" calcext:value-type="float">
            <text:p>74516.8087226</text:p>
          </table:table-cell>
        </table:table-row>
        <table:table-row table:style-name="ro1">
          <table:table-cell office:value-type="float" office:value="1.32827272727" calcext:value-type="float">
            <text:p>1.3282727273</text:p>
          </table:table-cell>
          <table:table-cell office:value-type="float" office:value="68151.1746797" calcext:value-type="float">
            <text:p>68151.1746797</text:p>
          </table:table-cell>
        </table:table-row>
        <table:table-row table:style-name="ro1">
          <table:table-cell office:value-type="float" office:value="1.32990909091" calcext:value-type="float">
            <text:p>1.3299090909</text:p>
          </table:table-cell>
          <table:table-cell office:value-type="float" office:value="68652.5380819" calcext:value-type="float">
            <text:p>68652.5380819</text:p>
          </table:table-cell>
        </table:table-row>
        <table:table-row table:style-name="ro1">
          <table:table-cell office:value-type="float" office:value="1.33154545455" calcext:value-type="float">
            <text:p>1.3315454546</text:p>
          </table:table-cell>
          <table:table-cell office:value-type="float" office:value="76728.8621611" calcext:value-type="float">
            <text:p>76728.8621611</text:p>
          </table:table-cell>
        </table:table-row>
        <table:table-row table:style-name="ro1">
          <table:table-cell office:value-type="float" office:value="1.33318181818" calcext:value-type="float">
            <text:p>1.3331818182</text:p>
          </table:table-cell>
          <table:table-cell office:value-type="float" office:value="84923.0827625" calcext:value-type="float">
            <text:p>84923.0827625</text:p>
          </table:table-cell>
        </table:table-row>
        <table:table-row table:style-name="ro1">
          <table:table-cell office:value-type="float" office:value="1.33481818182" calcext:value-type="float">
            <text:p>1.3348181818</text:p>
          </table:table-cell>
          <table:table-cell office:value-type="float" office:value="88261.0232187" calcext:value-type="float">
            <text:p>88261.0232187</text:p>
          </table:table-cell>
        </table:table-row>
        <table:table-row table:style-name="ro1">
          <table:table-cell office:value-type="float" office:value="1.33645454545" calcext:value-type="float">
            <text:p>1.3364545455</text:p>
          </table:table-cell>
          <table:table-cell office:value-type="float" office:value="87042.6298236" calcext:value-type="float">
            <text:p>87042.6298236</text:p>
          </table:table-cell>
        </table:table-row>
        <table:table-row table:style-name="ro1">
          <table:table-cell office:value-type="float" office:value="1.33809090909" calcext:value-type="float">
            <text:p>1.3380909091</text:p>
          </table:table-cell>
          <table:table-cell office:value-type="float" office:value="83618.0348011" calcext:value-type="float">
            <text:p>83618.0348011</text:p>
          </table:table-cell>
        </table:table-row>
        <table:table-row table:style-name="ro1">
          <table:table-cell office:value-type="float" office:value="1.33972727273" calcext:value-type="float">
            <text:p>1.3397272727</text:p>
          </table:table-cell>
          <table:table-cell office:value-type="float" office:value="81909.8012762" calcext:value-type="float">
            <text:p>81909.8012762</text:p>
          </table:table-cell>
        </table:table-row>
        <table:table-row table:style-name="ro1">
          <table:table-cell office:value-type="float" office:value="1.34136363636" calcext:value-type="float">
            <text:p>1.3413636364</text:p>
          </table:table-cell>
          <table:table-cell office:value-type="float" office:value="82728.7924212" calcext:value-type="float">
            <text:p>82728.7924212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84618.7044908" calcext:value-type="float">
            <text:p>84618.7044908</text:p>
          </table:table-cell>
        </table:table-row>
        <table:table-row table:style-name="ro1">
          <table:table-cell office:value-type="float" office:value="1.34463636364" calcext:value-type="float">
            <text:p>1.3446363636</text:p>
          </table:table-cell>
          <table:table-cell office:value-type="float" office:value="85887.5898976" calcext:value-type="float">
            <text:p>85887.5898976</text:p>
          </table:table-cell>
        </table:table-row>
        <table:table-row table:style-name="ro1">
          <table:table-cell office:value-type="float" office:value="1.34627272727" calcext:value-type="float">
            <text:p>1.3462727273</text:p>
          </table:table-cell>
          <table:table-cell office:value-type="float" office:value="86132.888723" calcext:value-type="float">
            <text:p>86132.888723</text:p>
          </table:table-cell>
        </table:table-row>
        <table:table-row table:style-name="ro1">
          <table:table-cell office:value-type="float" office:value="1.34790909091" calcext:value-type="float">
            <text:p>1.3479090909</text:p>
          </table:table-cell>
          <table:table-cell office:value-type="float" office:value="85770.1163817" calcext:value-type="float">
            <text:p>85770.1163817</text:p>
          </table:table-cell>
        </table:table-row>
        <table:table-row table:style-name="ro1">
          <table:table-cell office:value-type="float" office:value="1.34954545455" calcext:value-type="float">
            <text:p>1.3495454546</text:p>
          </table:table-cell>
          <table:table-cell office:value-type="float" office:value="85086.2712347" calcext:value-type="float">
            <text:p>85086.271234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4756.5220536" calcext:value-type="float">
            <text:p>84756.5220536</text:p>
          </table:table-cell>
        </table:table-row>
        <table:table-row table:style-name="ro1">
          <table:table-cell office:value-type="float" office:value="1.35163636364" calcext:value-type="float">
            <text:p>1.3516363636</text:p>
          </table:table-cell>
          <table:table-cell office:value-type="float" office:value="84365.3853495" calcext:value-type="float">
            <text:p>84365.3853495</text:p>
          </table:table-cell>
        </table:table-row>
        <table:table-row table:style-name="ro1">
          <table:table-cell office:value-type="float" office:value="1.35327272727" calcext:value-type="float">
            <text:p>1.3532727273</text:p>
          </table:table-cell>
          <table:table-cell office:value-type="float" office:value="84349.5717545" calcext:value-type="float">
            <text:p>84349.5717545</text:p>
          </table:table-cell>
        </table:table-row>
        <table:table-row table:style-name="ro1">
          <table:table-cell office:value-type="float" office:value="1.35490909091" calcext:value-type="float">
            <text:p>1.3549090909</text:p>
          </table:table-cell>
          <table:table-cell office:value-type="float" office:value="84547.9593215" calcext:value-type="float">
            <text:p>84547.9593215</text:p>
          </table:table-cell>
        </table:table-row>
        <table:table-row table:style-name="ro1">
          <table:table-cell office:value-type="float" office:value="1.35654545455" calcext:value-type="float">
            <text:p>1.3565454546</text:p>
          </table:table-cell>
          <table:table-cell office:value-type="float" office:value="84871.7799569" calcext:value-type="float">
            <text:p>84871.7799569</text:p>
          </table:table-cell>
        </table:table-row>
        <table:table-row table:style-name="ro1">
          <table:table-cell office:value-type="float" office:value="1.35818181818" calcext:value-type="float">
            <text:p>1.3581818182</text:p>
          </table:table-cell>
          <table:table-cell office:value-type="float" office:value="85308.5105206" calcext:value-type="float">
            <text:p>85308.5105206</text:p>
          </table:table-cell>
        </table:table-row>
        <table:table-row table:style-name="ro1">
          <table:table-cell office:value-type="float" office:value="1.35981818182" calcext:value-type="float">
            <text:p>1.3598181818</text:p>
          </table:table-cell>
          <table:table-cell office:value-type="float" office:value="85656.5603175" calcext:value-type="float">
            <text:p>85656.5603175</text:p>
          </table:table-cell>
        </table:table-row>
        <table:table-row table:style-name="ro1">
          <table:table-cell office:value-type="float" office:value="1.36145454545" calcext:value-type="float">
            <text:p>1.3614545455</text:p>
          </table:table-cell>
          <table:table-cell office:value-type="float" office:value="85733.6368773" calcext:value-type="float">
            <text:p>85733.6368773</text:p>
          </table:table-cell>
        </table:table-row>
        <table:table-row table:style-name="ro1">
          <table:table-cell office:value-type="float" office:value="1.36309090909" calcext:value-type="float">
            <text:p>1.3630909091</text:p>
          </table:table-cell>
          <table:table-cell office:value-type="float" office:value="85701.3959609" calcext:value-type="float">
            <text:p>85701.3959609</text:p>
          </table:table-cell>
        </table:table-row>
        <table:table-row table:style-name="ro1">
          <table:table-cell office:value-type="float" office:value="1.36472727273" calcext:value-type="float">
            <text:p>1.3647272727</text:p>
          </table:table-cell>
          <table:table-cell office:value-type="float" office:value="85815.8879108" calcext:value-type="float">
            <text:p>85815.8879108</text:p>
          </table:table-cell>
        </table:table-row>
        <table:table-row table:style-name="ro1">
          <table:table-cell office:value-type="float" office:value="1.36636363636" calcext:value-type="float">
            <text:p>1.3663636364</text:p>
          </table:table-cell>
          <table:table-cell office:value-type="float" office:value="85921.3184738" calcext:value-type="float">
            <text:p>85921.3184738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86259.6412817" calcext:value-type="float">
            <text:p>86259.6412817</text:p>
          </table:table-cell>
        </table:table-row>
        <table:table-row table:style-name="ro1">
          <table:table-cell office:value-type="float" office:value="1.36963636364" calcext:value-type="float">
            <text:p>1.3696363636</text:p>
          </table:table-cell>
          <table:table-cell office:value-type="float" office:value="86598.3342801" calcext:value-type="float">
            <text:p>86598.3342801</text:p>
          </table:table-cell>
        </table:table-row>
        <table:table-row table:style-name="ro1">
          <table:table-cell office:value-type="float" office:value="1.37127272727" calcext:value-type="float">
            <text:p>1.3712727273</text:p>
          </table:table-cell>
          <table:table-cell office:value-type="float" office:value="86585.6636326" calcext:value-type="float">
            <text:p>86585.6636326</text:p>
          </table:table-cell>
        </table:table-row>
        <table:table-row table:style-name="ro1">
          <table:table-cell office:value-type="float" office:value="1.37290909091" calcext:value-type="float">
            <text:p>1.3729090909</text:p>
          </table:table-cell>
          <table:table-cell office:value-type="float" office:value="86244.0898353" calcext:value-type="float">
            <text:p>86244.0898353</text:p>
          </table:table-cell>
        </table:table-row>
        <table:table-row table:style-name="ro1">
          <table:table-cell office:value-type="float" office:value="1.37454545455" calcext:value-type="float">
            <text:p>1.3745454546</text:p>
          </table:table-cell>
          <table:table-cell office:value-type="float" office:value="85797.3291492" calcext:value-type="float">
            <text:p>85797.3291492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85583.1704073" calcext:value-type="float">
            <text:p>85583.1704073</text:p>
          </table:table-cell>
        </table:table-row>
        <table:table-row table:style-name="ro1">
          <table:table-cell office:value-type="float" office:value="1.37663636364" calcext:value-type="float">
            <text:p>1.3766363636</text:p>
          </table:table-cell>
          <table:table-cell office:value-type="float" office:value="85288.3067585" calcext:value-type="float">
            <text:p>85288.3067585</text:p>
          </table:table-cell>
        </table:table-row>
        <table:table-row table:style-name="ro1">
          <table:table-cell office:value-type="float" office:value="1.37827272727" calcext:value-type="float">
            <text:p>1.3782727273</text:p>
          </table:table-cell>
          <table:table-cell office:value-type="float" office:value="85145.774912" calcext:value-type="float">
            <text:p>85145.774912</text:p>
          </table:table-cell>
        </table:table-row>
        <table:table-row table:style-name="ro1">
          <table:table-cell office:value-type="float" office:value="1.37990909091" calcext:value-type="float">
            <text:p>1.3799090909</text:p>
          </table:table-cell>
          <table:table-cell office:value-type="float" office:value="85091.1910591" calcext:value-type="float">
            <text:p>85091.1910591</text:p>
          </table:table-cell>
        </table:table-row>
        <table:table-row table:style-name="ro1">
          <table:table-cell office:value-type="float" office:value="1.38154545455" calcext:value-type="float">
            <text:p>1.3815454546</text:p>
          </table:table-cell>
          <table:table-cell office:value-type="float" office:value="85129.4159076" calcext:value-type="float">
            <text:p>85129.4159076</text:p>
          </table:table-cell>
        </table:table-row>
        <table:table-row table:style-name="ro1">
          <table:table-cell office:value-type="float" office:value="1.38318181818" calcext:value-type="float">
            <text:p>1.3831818182</text:p>
          </table:table-cell>
          <table:table-cell office:value-type="float" office:value="85218.8738391" calcext:value-type="float">
            <text:p>85218.8738391</text:p>
          </table:table-cell>
        </table:table-row>
        <table:table-row table:style-name="ro1">
          <table:table-cell office:value-type="float" office:value="1.38481818182" calcext:value-type="float">
            <text:p>1.3848181818</text:p>
          </table:table-cell>
          <table:table-cell office:value-type="float" office:value="85299.2859134" calcext:value-type="float">
            <text:p>85299.2859134</text:p>
          </table:table-cell>
        </table:table-row>
        <table:table-row table:style-name="ro1">
          <table:table-cell office:value-type="float" office:value="1.38645454545" calcext:value-type="float">
            <text:p>1.3864545455</text:p>
          </table:table-cell>
          <table:table-cell office:value-type="float" office:value="85304.2955351" calcext:value-type="float">
            <text:p>85304.2955351</text:p>
          </table:table-cell>
        </table:table-row>
        <table:table-row table:style-name="ro1">
          <table:table-cell office:value-type="float" office:value="1.38809090909" calcext:value-type="float">
            <text:p>1.3880909091</text:p>
          </table:table-cell>
          <table:table-cell office:value-type="float" office:value="85198.0781265" calcext:value-type="float">
            <text:p>85198.0781265</text:p>
          </table:table-cell>
        </table:table-row>
        <table:table-row table:style-name="ro1">
          <table:table-cell office:value-type="float" office:value="1.38972727273" calcext:value-type="float">
            <text:p>1.3897272727</text:p>
          </table:table-cell>
          <table:table-cell office:value-type="float" office:value="85056.0166141" calcext:value-type="float">
            <text:p>85056.0166141</text:p>
          </table:table-cell>
        </table:table-row>
        <table:table-row table:style-name="ro1">
          <table:table-cell office:value-type="float" office:value="1.39136363636" calcext:value-type="float">
            <text:p>1.3913636364</text:p>
          </table:table-cell>
          <table:table-cell office:value-type="float" office:value="84988.9350637" calcext:value-type="float">
            <text:p>84988.9350637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84993.6529953" calcext:value-type="float">
            <text:p>84993.6529953</text:p>
          </table:table-cell>
        </table:table-row>
        <table:table-row table:style-name="ro1">
          <table:table-cell office:value-type="float" office:value="1.39463636364" calcext:value-type="float">
            <text:p>1.3946363636</text:p>
          </table:table-cell>
          <table:table-cell office:value-type="float" office:value="84979.7019699" calcext:value-type="float">
            <text:p>84979.7019699</text:p>
          </table:table-cell>
        </table:table-row>
        <table:table-row table:style-name="ro1">
          <table:table-cell office:value-type="float" office:value="1.39627272727" calcext:value-type="float">
            <text:p>1.3962727273</text:p>
          </table:table-cell>
          <table:table-cell office:value-type="float" office:value="84929.0326496" calcext:value-type="float">
            <text:p>84929.0326496</text:p>
          </table:table-cell>
        </table:table-row>
        <table:table-row table:style-name="ro1">
          <table:table-cell office:value-type="float" office:value="1.39790909091" calcext:value-type="float">
            <text:p>1.3979090909</text:p>
          </table:table-cell>
          <table:table-cell office:value-type="float" office:value="84736.5526354" calcext:value-type="float">
            <text:p>84736.5526354</text:p>
          </table:table-cell>
        </table:table-row>
        <table:table-row table:style-name="ro1">
          <table:table-cell office:value-type="float" office:value="1.39954545455" calcext:value-type="float">
            <text:p>1.3995454546</text:p>
          </table:table-cell>
          <table:table-cell office:value-type="float" office:value="84313.1846332" calcext:value-type="float">
            <text:p>84313.184633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021.6523367" calcext:value-type="float">
            <text:p>84021.6523367</text:p>
          </table:table-cell>
        </table:table-row>
        <table:table-row table:style-name="ro1">
          <table:table-cell office:value-type="float" office:value="1.40163636364" calcext:value-type="float">
            <text:p>1.4016363636</text:p>
          </table:table-cell>
          <table:table-cell office:value-type="float" office:value="83547.4035961" calcext:value-type="float">
            <text:p>83547.4035961</text:p>
          </table:table-cell>
        </table:table-row>
        <table:table-row table:style-name="ro1">
          <table:table-cell office:value-type="float" office:value="1.40327272727" calcext:value-type="float">
            <text:p>1.4032727273</text:p>
          </table:table-cell>
          <table:table-cell office:value-type="float" office:value="83468.6699468" calcext:value-type="float">
            <text:p>83468.6699468</text:p>
          </table:table-cell>
        </table:table-row>
        <table:table-row table:style-name="ro1">
          <table:table-cell office:value-type="float" office:value="1.40490909091" calcext:value-type="float">
            <text:p>1.4049090909</text:p>
          </table:table-cell>
          <table:table-cell office:value-type="float" office:value="84070.0997052" calcext:value-type="float">
            <text:p>84070.0997052</text:p>
          </table:table-cell>
        </table:table-row>
        <table:table-row table:style-name="ro1">
          <table:table-cell office:value-type="float" office:value="1.40654545455" calcext:value-type="float">
            <text:p>1.4065454546</text:p>
          </table:table-cell>
          <table:table-cell office:value-type="float" office:value="85149.440207" calcext:value-type="float">
            <text:p>85149.440207</text:p>
          </table:table-cell>
        </table:table-row>
        <table:table-row table:style-name="ro1">
          <table:table-cell office:value-type="float" office:value="1.40818181818" calcext:value-type="float">
            <text:p>1.4081818182</text:p>
          </table:table-cell>
          <table:table-cell office:value-type="float" office:value="86031.5708914" calcext:value-type="float">
            <text:p>86031.5708914</text:p>
          </table:table-cell>
        </table:table-row>
        <table:table-row table:style-name="ro1">
          <table:table-cell office:value-type="float" office:value="1.40981818182" calcext:value-type="float">
            <text:p>1.4098181818</text:p>
          </table:table-cell>
          <table:table-cell office:value-type="float" office:value="86486.8209658" calcext:value-type="float">
            <text:p>86486.8209658</text:p>
          </table:table-cell>
        </table:table-row>
        <table:table-row table:style-name="ro1">
          <table:table-cell office:value-type="float" office:value="1.41145454545" calcext:value-type="float">
            <text:p>1.4114545455</text:p>
          </table:table-cell>
          <table:table-cell office:value-type="float" office:value="86593.9723572" calcext:value-type="float">
            <text:p>86593.9723572</text:p>
          </table:table-cell>
        </table:table-row>
        <table:table-row table:style-name="ro1">
          <table:table-cell office:value-type="float" office:value="1.41309090909" calcext:value-type="float">
            <text:p>1.4130909091</text:p>
          </table:table-cell>
          <table:table-cell office:value-type="float" office:value="86507.3559499" calcext:value-type="float">
            <text:p>86507.3559499</text:p>
          </table:table-cell>
        </table:table-row>
        <table:table-row table:style-name="ro1">
          <table:table-cell office:value-type="float" office:value="1.41472727273" calcext:value-type="float">
            <text:p>1.4147272727</text:p>
          </table:table-cell>
          <table:table-cell office:value-type="float" office:value="86410.6898078" calcext:value-type="float">
            <text:p>86410.6898078</text:p>
          </table:table-cell>
        </table:table-row>
        <table:table-row table:style-name="ro1">
          <table:table-cell office:value-type="float" office:value="1.41636363636" calcext:value-type="float">
            <text:p>1.4163636364</text:p>
          </table:table-cell>
          <table:table-cell office:value-type="float" office:value="86408.9930955" calcext:value-type="float">
            <text:p>86408.9930955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86440.1424282" calcext:value-type="float">
            <text:p>86440.1424282</text:p>
          </table:table-cell>
        </table:table-row>
        <table:table-row table:style-name="ro1">
          <table:table-cell office:value-type="float" office:value="1.41963636364" calcext:value-type="float">
            <text:p>1.4196363636</text:p>
          </table:table-cell>
          <table:table-cell office:value-type="float" office:value="86370.0741499" calcext:value-type="float">
            <text:p>86370.0741499</text:p>
          </table:table-cell>
        </table:table-row>
        <table:table-row table:style-name="ro1">
          <table:table-cell office:value-type="float" office:value="1.42127272727" calcext:value-type="float">
            <text:p>1.4212727273</text:p>
          </table:table-cell>
          <table:table-cell office:value-type="float" office:value="86057.495817" calcext:value-type="float">
            <text:p>86057.495817</text:p>
          </table:table-cell>
        </table:table-row>
        <table:table-row table:style-name="ro1">
          <table:table-cell office:value-type="float" office:value="1.42290909091" calcext:value-type="float">
            <text:p>1.4229090909</text:p>
          </table:table-cell>
          <table:table-cell office:value-type="float" office:value="85614.5773332" calcext:value-type="float">
            <text:p>85614.5773332</text:p>
          </table:table-cell>
        </table:table-row>
        <table:table-row table:style-name="ro1">
          <table:table-cell office:value-type="float" office:value="1.42454545455" calcext:value-type="float">
            <text:p>1.4245454546</text:p>
          </table:table-cell>
          <table:table-cell office:value-type="float" office:value="85387.3415215" calcext:value-type="float">
            <text:p>85387.341521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85280.1330243" calcext:value-type="float">
            <text:p>85280.1330243</text:p>
          </table:table-cell>
        </table:table-row>
        <table:table-row table:style-name="ro1">
          <table:table-cell office:value-type="float" office:value="1.42663636364" calcext:value-type="float">
            <text:p>1.4266363636</text:p>
          </table:table-cell>
          <table:table-cell office:value-type="float" office:value="85902.7254613" calcext:value-type="float">
            <text:p>85902.7254613</text:p>
          </table:table-cell>
        </table:table-row>
        <table:table-row table:style-name="ro1">
          <table:table-cell office:value-type="float" office:value="1.42827272727" calcext:value-type="float">
            <text:p>1.4282727273</text:p>
          </table:table-cell>
          <table:table-cell office:value-type="float" office:value="87327.7440275" calcext:value-type="float">
            <text:p>87327.7440275</text:p>
          </table:table-cell>
        </table:table-row>
        <table:table-row table:style-name="ro1">
          <table:table-cell office:value-type="float" office:value="1.42990909091" calcext:value-type="float">
            <text:p>1.4299090909</text:p>
          </table:table-cell>
          <table:table-cell office:value-type="float" office:value="89190.302843" calcext:value-type="float">
            <text:p>89190.302843</text:p>
          </table:table-cell>
        </table:table-row>
        <table:table-row table:style-name="ro1">
          <table:table-cell office:value-type="float" office:value="1.43154545455" calcext:value-type="float">
            <text:p>1.4315454546</text:p>
          </table:table-cell>
          <table:table-cell office:value-type="float" office:value="90977.8303642" calcext:value-type="float">
            <text:p>90977.8303642</text:p>
          </table:table-cell>
        </table:table-row>
        <table:table-row table:style-name="ro1">
          <table:table-cell office:value-type="float" office:value="1.43318181818" calcext:value-type="float">
            <text:p>1.4331818182</text:p>
          </table:table-cell>
          <table:table-cell office:value-type="float" office:value="92565.6463336" calcext:value-type="float">
            <text:p>92565.6463336</text:p>
          </table:table-cell>
        </table:table-row>
        <table:table-row table:style-name="ro1">
          <table:table-cell office:value-type="float" office:value="1.43481818182" calcext:value-type="float">
            <text:p>1.4348181818</text:p>
          </table:table-cell>
          <table:table-cell office:value-type="float" office:value="94558.4155116" calcext:value-type="float">
            <text:p>94558.4155116</text:p>
          </table:table-cell>
        </table:table-row>
        <table:table-row table:style-name="ro1">
          <table:table-cell office:value-type="float" office:value="1.43645454545" calcext:value-type="float">
            <text:p>1.4364545455</text:p>
          </table:table-cell>
          <table:table-cell office:value-type="float" office:value="97148.545827" calcext:value-type="float">
            <text:p>97148.545827</text:p>
          </table:table-cell>
        </table:table-row>
        <table:table-row table:style-name="ro1">
          <table:table-cell office:value-type="float" office:value="1.43809090909" calcext:value-type="float">
            <text:p>1.4380909091</text:p>
          </table:table-cell>
          <table:table-cell office:value-type="float" office:value="99857.738139" calcext:value-type="float">
            <text:p>99857.738139</text:p>
          </table:table-cell>
        </table:table-row>
        <table:table-row table:style-name="ro1">
          <table:table-cell office:value-type="float" office:value="1.43972727273" calcext:value-type="float">
            <text:p>1.4397272727</text:p>
          </table:table-cell>
          <table:table-cell office:value-type="float" office:value="101370.720945" calcext:value-type="float">
            <text:p>101370.720945</text:p>
          </table:table-cell>
        </table:table-row>
        <table:table-row table:style-name="ro1">
          <table:table-cell office:value-type="float" office:value="1.44136363636" calcext:value-type="float">
            <text:p>1.4413636364</text:p>
          </table:table-cell>
          <table:table-cell office:value-type="float" office:value="100938.397486" calcext:value-type="float">
            <text:p>100938.397486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100704.719955" calcext:value-type="float">
            <text:p>100704.719955</text:p>
          </table:table-cell>
        </table:table-row>
        <table:table-row table:style-name="ro1">
          <table:table-cell office:value-type="float" office:value="1.44463636364" calcext:value-type="float">
            <text:p>1.4446363636</text:p>
          </table:table-cell>
          <table:table-cell office:value-type="float" office:value="101891.444472" calcext:value-type="float">
            <text:p>101891.444472</text:p>
          </table:table-cell>
        </table:table-row>
        <table:table-row table:style-name="ro1">
          <table:table-cell office:value-type="float" office:value="1.44627272727" calcext:value-type="float">
            <text:p>1.4462727273</text:p>
          </table:table-cell>
          <table:table-cell office:value-type="float" office:value="106614.815313" calcext:value-type="float">
            <text:p>106614.815313</text:p>
          </table:table-cell>
        </table:table-row>
        <table:table-row table:style-name="ro1">
          <table:table-cell office:value-type="float" office:value="1.44790909091" calcext:value-type="float">
            <text:p>1.4479090909</text:p>
          </table:table-cell>
          <table:table-cell office:value-type="float" office:value="115922.088674" calcext:value-type="float">
            <text:p>115922.088674</text:p>
          </table:table-cell>
        </table:table-row>
        <table:table-row table:style-name="ro1">
          <table:table-cell office:value-type="float" office:value="1.44954545455" calcext:value-type="float">
            <text:p>1.4495454546</text:p>
          </table:table-cell>
          <table:table-cell office:value-type="float" office:value="129839.731432" calcext:value-type="float">
            <text:p>129839.73143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33655.0392" calcext:value-type="float">
            <text:p>133655.0392</text:p>
          </table:table-cell>
        </table:table-row>
        <table:table-row table:style-name="ro1">
          <table:table-cell office:value-type="float" office:value="1.45163636364" calcext:value-type="float">
            <text:p>1.4516363636</text:p>
          </table:table-cell>
          <table:table-cell office:value-type="float" office:value="147828.820642" calcext:value-type="float">
            <text:p>147828.820642</text:p>
          </table:table-cell>
        </table:table-row>
        <table:table-row table:style-name="ro1">
          <table:table-cell office:value-type="float" office:value="1.45327272727" calcext:value-type="float">
            <text:p>1.4532727273</text:p>
          </table:table-cell>
          <table:table-cell office:value-type="float" office:value="156423.640717" calcext:value-type="float">
            <text:p>156423.640717</text:p>
          </table:table-cell>
        </table:table-row>
        <table:table-row table:style-name="ro1">
          <table:table-cell office:value-type="float" office:value="1.45490909091" calcext:value-type="float">
            <text:p>1.4549090909</text:p>
          </table:table-cell>
          <table:table-cell office:value-type="float" office:value="156349.662721" calcext:value-type="float">
            <text:p>156349.662721</text:p>
          </table:table-cell>
        </table:table-row>
        <table:table-row table:style-name="ro1">
          <table:table-cell office:value-type="float" office:value="1.45654545455" calcext:value-type="float">
            <text:p>1.4565454546</text:p>
          </table:table-cell>
          <table:table-cell office:value-type="float" office:value="155043.218947" calcext:value-type="float">
            <text:p>155043.218947</text:p>
          </table:table-cell>
        </table:table-row>
        <table:table-row table:style-name="ro1">
          <table:table-cell office:value-type="float" office:value="1.45818181818" calcext:value-type="float">
            <text:p>1.4581818182</text:p>
          </table:table-cell>
          <table:table-cell office:value-type="float" office:value="153382.41816" calcext:value-type="float">
            <text:p>153382.41816</text:p>
          </table:table-cell>
        </table:table-row>
        <table:table-row table:style-name="ro1">
          <table:table-cell office:value-type="float" office:value="1.45981818182" calcext:value-type="float">
            <text:p>1.4598181818</text:p>
          </table:table-cell>
          <table:table-cell office:value-type="float" office:value="152007.871636" calcext:value-type="float">
            <text:p>152007.871636</text:p>
          </table:table-cell>
        </table:table-row>
        <table:table-row table:style-name="ro1">
          <table:table-cell office:value-type="float" office:value="1.46145454545" calcext:value-type="float">
            <text:p>1.4614545455</text:p>
          </table:table-cell>
          <table:table-cell office:value-type="float" office:value="150355.090651" calcext:value-type="float">
            <text:p>150355.090651</text:p>
          </table:table-cell>
        </table:table-row>
        <table:table-row table:style-name="ro1">
          <table:table-cell office:value-type="float" office:value="1.46309090909" calcext:value-type="float">
            <text:p>1.4630909091</text:p>
          </table:table-cell>
          <table:table-cell office:value-type="float" office:value="148968.498848" calcext:value-type="float">
            <text:p>148968.498848</text:p>
          </table:table-cell>
        </table:table-row>
        <table:table-row table:style-name="ro1">
          <table:table-cell office:value-type="float" office:value="1.46472727273" calcext:value-type="float">
            <text:p>1.4647272727</text:p>
          </table:table-cell>
          <table:table-cell office:value-type="float" office:value="147455.776562" calcext:value-type="float">
            <text:p>147455.776562</text:p>
          </table:table-cell>
        </table:table-row>
        <table:table-row table:style-name="ro1">
          <table:table-cell office:value-type="float" office:value="1.46636363636" calcext:value-type="float">
            <text:p>1.4663636364</text:p>
          </table:table-cell>
          <table:table-cell office:value-type="float" office:value="146215.673749" calcext:value-type="float">
            <text:p>146215.673749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144876.701467" calcext:value-type="float">
            <text:p>144876.701467</text:p>
          </table:table-cell>
        </table:table-row>
        <table:table-row table:style-name="ro1">
          <table:table-cell office:value-type="float" office:value="1.46963636364" calcext:value-type="float">
            <text:p>1.4696363636</text:p>
          </table:table-cell>
          <table:table-cell office:value-type="float" office:value="143711.63499" calcext:value-type="float">
            <text:p>143711.63499</text:p>
          </table:table-cell>
        </table:table-row>
        <table:table-row table:style-name="ro1">
          <table:table-cell office:value-type="float" office:value="1.47127272727" calcext:value-type="float">
            <text:p>1.4712727273</text:p>
          </table:table-cell>
          <table:table-cell office:value-type="float" office:value="142442.117445" calcext:value-type="float">
            <text:p>142442.117445</text:p>
          </table:table-cell>
        </table:table-row>
        <table:table-row table:style-name="ro1">
          <table:table-cell office:value-type="float" office:value="1.47290909091" calcext:value-type="float">
            <text:p>1.4729090909</text:p>
          </table:table-cell>
          <table:table-cell office:value-type="float" office:value="141283.742929" calcext:value-type="float">
            <text:p>141283.742929</text:p>
          </table:table-cell>
        </table:table-row>
        <table:table-row table:style-name="ro1">
          <table:table-cell office:value-type="float" office:value="1.47454545455" calcext:value-type="float">
            <text:p>1.4745454546</text:p>
          </table:table-cell>
          <table:table-cell office:value-type="float" office:value="139971.411669" calcext:value-type="float">
            <text:p>139971.411669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39240.423331" calcext:value-type="float">
            <text:p>139240.423331</text:p>
          </table:table-cell>
        </table:table-row>
        <table:table-row table:style-name="ro1">
          <table:table-cell office:value-type="float" office:value="1.47663636364" calcext:value-type="float">
            <text:p>1.4766363636</text:p>
          </table:table-cell>
          <table:table-cell office:value-type="float" office:value="138042.78005" calcext:value-type="float">
            <text:p>138042.78005</text:p>
          </table:table-cell>
        </table:table-row>
        <table:table-row table:style-name="ro1">
          <table:table-cell office:value-type="float" office:value="1.47827272727" calcext:value-type="float">
            <text:p>1.4782727273</text:p>
          </table:table-cell>
          <table:table-cell office:value-type="float" office:value="136913.197587" calcext:value-type="float">
            <text:p>136913.197587</text:p>
          </table:table-cell>
        </table:table-row>
        <table:table-row table:style-name="ro1">
          <table:table-cell office:value-type="float" office:value="1.47990909091" calcext:value-type="float">
            <text:p>1.4799090909</text:p>
          </table:table-cell>
          <table:table-cell office:value-type="float" office:value="136124.342115" calcext:value-type="float">
            <text:p>136124.342115</text:p>
          </table:table-cell>
        </table:table-row>
        <table:table-row table:style-name="ro1">
          <table:table-cell office:value-type="float" office:value="1.48154545455" calcext:value-type="float">
            <text:p>1.4815454546</text:p>
          </table:table-cell>
          <table:table-cell office:value-type="float" office:value="135435.806882" calcext:value-type="float">
            <text:p>135435.806882</text:p>
          </table:table-cell>
        </table:table-row>
        <table:table-row table:style-name="ro1">
          <table:table-cell office:value-type="float" office:value="1.48318181818" calcext:value-type="float">
            <text:p>1.4831818182</text:p>
          </table:table-cell>
          <table:table-cell office:value-type="float" office:value="134845.39355" calcext:value-type="float">
            <text:p>134845.39355</text:p>
          </table:table-cell>
        </table:table-row>
        <table:table-row table:style-name="ro1">
          <table:table-cell office:value-type="float" office:value="1.48481818182" calcext:value-type="float">
            <text:p>1.4848181818</text:p>
          </table:table-cell>
          <table:table-cell office:value-type="float" office:value="134033.831193" calcext:value-type="float">
            <text:p>134033.831193</text:p>
          </table:table-cell>
        </table:table-row>
        <table:table-row table:style-name="ro1">
          <table:table-cell office:value-type="float" office:value="1.48645454545" calcext:value-type="float">
            <text:p>1.4864545455</text:p>
          </table:table-cell>
          <table:table-cell office:value-type="float" office:value="133277.561963" calcext:value-type="float">
            <text:p>133277.561963</text:p>
          </table:table-cell>
        </table:table-row>
        <table:table-row table:style-name="ro1">
          <table:table-cell office:value-type="float" office:value="1.48809090909" calcext:value-type="float">
            <text:p>1.4880909091</text:p>
          </table:table-cell>
          <table:table-cell office:value-type="float" office:value="132354.000564" calcext:value-type="float">
            <text:p>132354.000564</text:p>
          </table:table-cell>
        </table:table-row>
        <table:table-row table:style-name="ro1">
          <table:table-cell office:value-type="float" office:value="1.48972727273" calcext:value-type="float">
            <text:p>1.4897272727</text:p>
          </table:table-cell>
          <table:table-cell office:value-type="float" office:value="131546.518265" calcext:value-type="float">
            <text:p>131546.518265</text:p>
          </table:table-cell>
        </table:table-row>
        <table:table-row table:style-name="ro1">
          <table:table-cell office:value-type="float" office:value="1.49136363636" calcext:value-type="float">
            <text:p>1.4913636364</text:p>
          </table:table-cell>
          <table:table-cell office:value-type="float" office:value="130604.746967" calcext:value-type="float">
            <text:p>130604.746967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29840.671313" calcext:value-type="float">
            <text:p>129840.671313</text:p>
          </table:table-cell>
        </table:table-row>
        <table:table-row table:style-name="ro1">
          <table:table-cell office:value-type="float" office:value="1.49463636364" calcext:value-type="float">
            <text:p>1.4946363636</text:p>
          </table:table-cell>
          <table:table-cell office:value-type="float" office:value="128970.910065" calcext:value-type="float">
            <text:p>128970.910065</text:p>
          </table:table-cell>
        </table:table-row>
        <table:table-row table:style-name="ro1">
          <table:table-cell office:value-type="float" office:value="1.49627272727" calcext:value-type="float">
            <text:p>1.4962727273</text:p>
          </table:table-cell>
          <table:table-cell office:value-type="float" office:value="128284.108624" calcext:value-type="float">
            <text:p>128284.108624</text:p>
          </table:table-cell>
        </table:table-row>
        <table:table-row table:style-name="ro1">
          <table:table-cell office:value-type="float" office:value="1.49790909091" calcext:value-type="float">
            <text:p>1.4979090909</text:p>
          </table:table-cell>
          <table:table-cell office:value-type="float" office:value="127433.808614" calcext:value-type="float">
            <text:p>127433.808614</text:p>
          </table:table-cell>
        </table:table-row>
        <table:table-row table:style-name="ro1">
          <table:table-cell office:value-type="float" office:value="1.49954545455" calcext:value-type="float">
            <text:p>1.4995454546</text:p>
          </table:table-cell>
          <table:table-cell office:value-type="float" office:value="126755.707352" calcext:value-type="float">
            <text:p>126755.7073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6214.57003" calcext:value-type="float">
            <text:p>126214.57003</text:p>
          </table:table-cell>
        </table:table-row>
        <table:table-row table:style-name="ro1">
          <table:table-cell office:value-type="float" office:value="1.50163636364" calcext:value-type="float">
            <text:p>1.5016363636</text:p>
          </table:table-cell>
          <table:table-cell office:value-type="float" office:value="96598.4357494" calcext:value-type="float">
            <text:p>96598.4357494</text:p>
          </table:table-cell>
        </table:table-row>
        <table:table-row table:style-name="ro1">
          <table:table-cell office:value-type="float" office:value="1.50327272727" calcext:value-type="float">
            <text:p>1.5032727273</text:p>
          </table:table-cell>
          <table:table-cell office:value-type="float" office:value="109639.601901" calcext:value-type="float">
            <text:p>109639.601901</text:p>
          </table:table-cell>
        </table:table-row>
        <table:table-row table:style-name="ro1">
          <table:table-cell office:value-type="float" office:value="1.50490909091" calcext:value-type="float">
            <text:p>1.5049090909</text:p>
          </table:table-cell>
          <table:table-cell office:value-type="float" office:value="116131.696091" calcext:value-type="float">
            <text:p>116131.696091</text:p>
          </table:table-cell>
        </table:table-row>
        <table:table-row table:style-name="ro1">
          <table:table-cell office:value-type="float" office:value="1.50654545455" calcext:value-type="float">
            <text:p>1.5065454546</text:p>
          </table:table-cell>
          <table:table-cell office:value-type="float" office:value="115779.058113" calcext:value-type="float">
            <text:p>115779.058113</text:p>
          </table:table-cell>
        </table:table-row>
        <table:table-row table:style-name="ro1">
          <table:table-cell office:value-type="float" office:value="1.50818181818" calcext:value-type="float">
            <text:p>1.5081818182</text:p>
          </table:table-cell>
          <table:table-cell office:value-type="float" office:value="112276.256655" calcext:value-type="float">
            <text:p>112276.256655</text:p>
          </table:table-cell>
        </table:table-row>
        <table:table-row table:style-name="ro1">
          <table:table-cell office:value-type="float" office:value="1.50981818182" calcext:value-type="float">
            <text:p>1.5098181818</text:p>
          </table:table-cell>
          <table:table-cell office:value-type="float" office:value="110452.77482" calcext:value-type="float">
            <text:p>110452.77482</text:p>
          </table:table-cell>
        </table:table-row>
        <table:table-row table:style-name="ro1">
          <table:table-cell office:value-type="float" office:value="1.51145454545" calcext:value-type="float">
            <text:p>1.5114545455</text:p>
          </table:table-cell>
          <table:table-cell office:value-type="float" office:value="109888.295903" calcext:value-type="float">
            <text:p>109888.295903</text:p>
          </table:table-cell>
        </table:table-row>
        <table:table-row table:style-name="ro1">
          <table:table-cell office:value-type="float" office:value="1.51309090909" calcext:value-type="float">
            <text:p>1.5130909091</text:p>
          </table:table-cell>
          <table:table-cell office:value-type="float" office:value="109196.392558" calcext:value-type="float">
            <text:p>109196.392558</text:p>
          </table:table-cell>
        </table:table-row>
        <table:table-row table:style-name="ro1">
          <table:table-cell office:value-type="float" office:value="1.51472727273" calcext:value-type="float">
            <text:p>1.5147272727</text:p>
          </table:table-cell>
          <table:table-cell office:value-type="float" office:value="108131.96201" calcext:value-type="float">
            <text:p>108131.96201</text:p>
          </table:table-cell>
        </table:table-row>
        <table:table-row table:style-name="ro1">
          <table:table-cell office:value-type="float" office:value="1.51636363636" calcext:value-type="float">
            <text:p>1.5163636364</text:p>
          </table:table-cell>
          <table:table-cell office:value-type="float" office:value="107171.28418" calcext:value-type="float">
            <text:p>107171.28418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107227.841111" calcext:value-type="float">
            <text:p>107227.841111</text:p>
          </table:table-cell>
        </table:table-row>
        <table:table-row table:style-name="ro1">
          <table:table-cell office:value-type="float" office:value="1.51963636364" calcext:value-type="float">
            <text:p>1.5196363636</text:p>
          </table:table-cell>
          <table:table-cell office:value-type="float" office:value="109152.030893" calcext:value-type="float">
            <text:p>109152.030893</text:p>
          </table:table-cell>
        </table:table-row>
        <table:table-row table:style-name="ro1">
          <table:table-cell office:value-type="float" office:value="1.52127272727" calcext:value-type="float">
            <text:p>1.5212727273</text:p>
          </table:table-cell>
          <table:table-cell office:value-type="float" office:value="111945.684869" calcext:value-type="float">
            <text:p>111945.684869</text:p>
          </table:table-cell>
        </table:table-row>
        <table:table-row table:style-name="ro1">
          <table:table-cell office:value-type="float" office:value="1.52290909091" calcext:value-type="float">
            <text:p>1.5229090909</text:p>
          </table:table-cell>
          <table:table-cell office:value-type="float" office:value="114059.553686" calcext:value-type="float">
            <text:p>114059.553686</text:p>
          </table:table-cell>
        </table:table-row>
        <table:table-row table:style-name="ro1">
          <table:table-cell office:value-type="float" office:value="1.52454545455" calcext:value-type="float">
            <text:p>1.5245454546</text:p>
          </table:table-cell>
          <table:table-cell office:value-type="float" office:value="114451.709613" calcext:value-type="float">
            <text:p>114451.709613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113792.736221" calcext:value-type="float">
            <text:p>113792.736221</text:p>
          </table:table-cell>
        </table:table-row>
        <table:table-row table:style-name="ro1">
          <table:table-cell office:value-type="float" office:value="1.52663636364" calcext:value-type="float">
            <text:p>1.5266363636</text:p>
          </table:table-cell>
          <table:table-cell office:value-type="float" office:value="112439.542904" calcext:value-type="float">
            <text:p>112439.542904</text:p>
          </table:table-cell>
        </table:table-row>
        <table:table-row table:style-name="ro1">
          <table:table-cell office:value-type="float" office:value="1.52827272727" calcext:value-type="float">
            <text:p>1.5282727273</text:p>
          </table:table-cell>
          <table:table-cell office:value-type="float" office:value="111140.55676" calcext:value-type="float">
            <text:p>111140.55676</text:p>
          </table:table-cell>
        </table:table-row>
        <table:table-row table:style-name="ro1">
          <table:table-cell office:value-type="float" office:value="1.52990909091" calcext:value-type="float">
            <text:p>1.5299090909</text:p>
          </table:table-cell>
          <table:table-cell office:value-type="float" office:value="109334.49312" calcext:value-type="float">
            <text:p>109334.49312</text:p>
          </table:table-cell>
        </table:table-row>
        <table:table-row table:style-name="ro1">
          <table:table-cell office:value-type="float" office:value="1.53154545455" calcext:value-type="float">
            <text:p>1.5315454546</text:p>
          </table:table-cell>
          <table:table-cell office:value-type="float" office:value="107657.183899" calcext:value-type="float">
            <text:p>107657.183899</text:p>
          </table:table-cell>
        </table:table-row>
        <table:table-row table:style-name="ro1">
          <table:table-cell office:value-type="float" office:value="1.53318181818" calcext:value-type="float">
            <text:p>1.5331818182</text:p>
          </table:table-cell>
          <table:table-cell office:value-type="float" office:value="107920.209278" calcext:value-type="float">
            <text:p>107920.209278</text:p>
          </table:table-cell>
        </table:table-row>
        <table:table-row table:style-name="ro1">
          <table:table-cell office:value-type="float" office:value="1.53481818182" calcext:value-type="float">
            <text:p>1.5348181818</text:p>
          </table:table-cell>
          <table:table-cell office:value-type="float" office:value="111048.467677" calcext:value-type="float">
            <text:p>111048.467677</text:p>
          </table:table-cell>
        </table:table-row>
        <table:table-row table:style-name="ro1">
          <table:table-cell office:value-type="float" office:value="1.53645454545" calcext:value-type="float">
            <text:p>1.5364545455</text:p>
          </table:table-cell>
          <table:table-cell office:value-type="float" office:value="117236.959286" calcext:value-type="float">
            <text:p>117236.959286</text:p>
          </table:table-cell>
        </table:table-row>
        <table:table-row table:style-name="ro1">
          <table:table-cell office:value-type="float" office:value="1.53809090909" calcext:value-type="float">
            <text:p>1.5380909091</text:p>
          </table:table-cell>
          <table:table-cell office:value-type="float" office:value="121992.81817" calcext:value-type="float">
            <text:p>121992.81817</text:p>
          </table:table-cell>
        </table:table-row>
        <table:table-row table:style-name="ro1">
          <table:table-cell office:value-type="float" office:value="1.53972727273" calcext:value-type="float">
            <text:p>1.5397272727</text:p>
          </table:table-cell>
          <table:table-cell office:value-type="float" office:value="122424.37955" calcext:value-type="float">
            <text:p>122424.37955</text:p>
          </table:table-cell>
        </table:table-row>
        <table:table-row table:style-name="ro1">
          <table:table-cell office:value-type="float" office:value="1.54136363636" calcext:value-type="float">
            <text:p>1.5413636364</text:p>
          </table:table-cell>
          <table:table-cell office:value-type="float" office:value="119848.509773" calcext:value-type="float">
            <text:p>119848.509773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114814.763334" calcext:value-type="float">
            <text:p>114814.763334</text:p>
          </table:table-cell>
        </table:table-row>
        <table:table-row table:style-name="ro1">
          <table:table-cell office:value-type="float" office:value="1.54463636364" calcext:value-type="float">
            <text:p>1.5446363636</text:p>
          </table:table-cell>
          <table:table-cell office:value-type="float" office:value="109662.627157" calcext:value-type="float">
            <text:p>109662.627157</text:p>
          </table:table-cell>
        </table:table-row>
        <table:table-row table:style-name="ro1">
          <table:table-cell office:value-type="float" office:value="1.54627272727" calcext:value-type="float">
            <text:p>1.5462727273</text:p>
          </table:table-cell>
          <table:table-cell office:value-type="float" office:value="106882.833744" calcext:value-type="float">
            <text:p>106882.833744</text:p>
          </table:table-cell>
        </table:table-row>
        <table:table-row table:style-name="ro1">
          <table:table-cell office:value-type="float" office:value="1.54790909091" calcext:value-type="float">
            <text:p>1.5479090909</text:p>
          </table:table-cell>
          <table:table-cell office:value-type="float" office:value="106198.375594" calcext:value-type="float">
            <text:p>106198.375594</text:p>
          </table:table-cell>
        </table:table-row>
        <table:table-row table:style-name="ro1">
          <table:table-cell office:value-type="float" office:value="1.54954545455" calcext:value-type="float">
            <text:p>1.5495454546</text:p>
          </table:table-cell>
          <table:table-cell office:value-type="float" office:value="106616.860656" calcext:value-type="float">
            <text:p>106616.86065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6314.407567" calcext:value-type="float">
            <text:p>106314.407567</text:p>
          </table:table-cell>
        </table:table-row>
        <table:table-row table:style-name="ro1">
          <table:table-cell office:value-type="float" office:value="1.55163636364" calcext:value-type="float">
            <text:p>1.5516363636</text:p>
          </table:table-cell>
          <table:table-cell office:value-type="float" office:value="107084.99686" calcext:value-type="float">
            <text:p>107084.99686</text:p>
          </table:table-cell>
        </table:table-row>
        <table:table-row table:style-name="ro1">
          <table:table-cell office:value-type="float" office:value="1.55327272727" calcext:value-type="float">
            <text:p>1.5532727273</text:p>
          </table:table-cell>
          <table:table-cell office:value-type="float" office:value="108611.900802" calcext:value-type="float">
            <text:p>108611.900802</text:p>
          </table:table-cell>
        </table:table-row>
        <table:table-row table:style-name="ro1">
          <table:table-cell office:value-type="float" office:value="1.55490909091" calcext:value-type="float">
            <text:p>1.5549090909</text:p>
          </table:table-cell>
          <table:table-cell office:value-type="float" office:value="110601.54835" calcext:value-type="float">
            <text:p>110601.54835</text:p>
          </table:table-cell>
        </table:table-row>
        <table:table-row table:style-name="ro1">
          <table:table-cell office:value-type="float" office:value="1.55654545455" calcext:value-type="float">
            <text:p>1.5565454546</text:p>
          </table:table-cell>
          <table:table-cell office:value-type="float" office:value="109706.713654" calcext:value-type="float">
            <text:p>109706.713654</text:p>
          </table:table-cell>
        </table:table-row>
        <table:table-row table:style-name="ro1">
          <table:table-cell office:value-type="float" office:value="1.55818181818" calcext:value-type="float">
            <text:p>1.5581818182</text:p>
          </table:table-cell>
          <table:table-cell office:value-type="float" office:value="104110.577899" calcext:value-type="float">
            <text:p>104110.577899</text:p>
          </table:table-cell>
        </table:table-row>
        <table:table-row table:style-name="ro1">
          <table:table-cell office:value-type="float" office:value="1.55981818182" calcext:value-type="float">
            <text:p>1.5598181818</text:p>
          </table:table-cell>
          <table:table-cell office:value-type="float" office:value="95801.0266795" calcext:value-type="float">
            <text:p>95801.0266795</text:p>
          </table:table-cell>
        </table:table-row>
        <table:table-row table:style-name="ro1">
          <table:table-cell office:value-type="float" office:value="1.56145454545" calcext:value-type="float">
            <text:p>1.5614545455</text:p>
          </table:table-cell>
          <table:table-cell office:value-type="float" office:value="91069.3232083" calcext:value-type="float">
            <text:p>91069.3232083</text:p>
          </table:table-cell>
        </table:table-row>
        <table:table-row table:style-name="ro1">
          <table:table-cell office:value-type="float" office:value="1.56309090909" calcext:value-type="float">
            <text:p>1.5630909091</text:p>
          </table:table-cell>
          <table:table-cell office:value-type="float" office:value="95721.5996499" calcext:value-type="float">
            <text:p>95721.5996499</text:p>
          </table:table-cell>
        </table:table-row>
        <table:table-row table:style-name="ro1">
          <table:table-cell office:value-type="float" office:value="1.56472727273" calcext:value-type="float">
            <text:p>1.5647272727</text:p>
          </table:table-cell>
          <table:table-cell office:value-type="float" office:value="103309.423003" calcext:value-type="float">
            <text:p>103309.423003</text:p>
          </table:table-cell>
        </table:table-row>
        <table:table-row table:style-name="ro1">
          <table:table-cell office:value-type="float" office:value="1.56636363636" calcext:value-type="float">
            <text:p>1.5663636364</text:p>
          </table:table-cell>
          <table:table-cell office:value-type="float" office:value="107755.414307" calcext:value-type="float">
            <text:p>107755.414307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109564.581724" calcext:value-type="float">
            <text:p>109564.581724</text:p>
          </table:table-cell>
        </table:table-row>
        <table:table-row table:style-name="ro1">
          <table:table-cell office:value-type="float" office:value="1.56963636364" calcext:value-type="float">
            <text:p>1.5696363636</text:p>
          </table:table-cell>
          <table:table-cell office:value-type="float" office:value="110381.628236" calcext:value-type="float">
            <text:p>110381.628236</text:p>
          </table:table-cell>
        </table:table-row>
        <table:table-row table:style-name="ro1">
          <table:table-cell office:value-type="float" office:value="1.57127272727" calcext:value-type="float">
            <text:p>1.5712727273</text:p>
          </table:table-cell>
          <table:table-cell office:value-type="float" office:value="110994.825171" calcext:value-type="float">
            <text:p>110994.825171</text:p>
          </table:table-cell>
        </table:table-row>
        <table:table-row table:style-name="ro1">
          <table:table-cell office:value-type="float" office:value="1.57290909091" calcext:value-type="float">
            <text:p>1.5729090909</text:p>
          </table:table-cell>
          <table:table-cell office:value-type="float" office:value="111218.110813" calcext:value-type="float">
            <text:p>111218.110813</text:p>
          </table:table-cell>
        </table:table-row>
        <table:table-row table:style-name="ro1">
          <table:table-cell office:value-type="float" office:value="1.57454545455" calcext:value-type="float">
            <text:p>1.5745454546</text:p>
          </table:table-cell>
          <table:table-cell office:value-type="float" office:value="109005.533869" calcext:value-type="float">
            <text:p>109005.533869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07073.011395" calcext:value-type="float">
            <text:p>107073.011395</text:p>
          </table:table-cell>
        </table:table-row>
        <table:table-row table:style-name="ro1">
          <table:table-cell office:value-type="float" office:value="1.57663636364" calcext:value-type="float">
            <text:p>1.5766363636</text:p>
          </table:table-cell>
          <table:table-cell office:value-type="float" office:value="98593.8499673" calcext:value-type="float">
            <text:p>98593.8499673</text:p>
          </table:table-cell>
        </table:table-row>
        <table:table-row table:style-name="ro1">
          <table:table-cell office:value-type="float" office:value="1.57827272727" calcext:value-type="float">
            <text:p>1.5782727273</text:p>
          </table:table-cell>
          <table:table-cell office:value-type="float" office:value="86022.2805868" calcext:value-type="float">
            <text:p>86022.2805868</text:p>
          </table:table-cell>
        </table:table-row>
        <table:table-row table:style-name="ro1">
          <table:table-cell office:value-type="float" office:value="1.57990909091" calcext:value-type="float">
            <text:p>1.5799090909</text:p>
          </table:table-cell>
          <table:table-cell office:value-type="float" office:value="80985.9042255" calcext:value-type="float">
            <text:p>80985.9042255</text:p>
          </table:table-cell>
        </table:table-row>
        <table:table-row table:style-name="ro1">
          <table:table-cell office:value-type="float" office:value="1.58154545455" calcext:value-type="float">
            <text:p>1.5815454546</text:p>
          </table:table-cell>
          <table:table-cell office:value-type="float" office:value="95088.7777628" calcext:value-type="float">
            <text:p>95088.7777628</text:p>
          </table:table-cell>
        </table:table-row>
        <table:table-row table:style-name="ro1">
          <table:table-cell office:value-type="float" office:value="1.58318181818" calcext:value-type="float">
            <text:p>1.5831818182</text:p>
          </table:table-cell>
          <table:table-cell office:value-type="float" office:value="117732.795688" calcext:value-type="float">
            <text:p>117732.795688</text:p>
          </table:table-cell>
        </table:table-row>
        <table:table-row table:style-name="ro1">
          <table:table-cell office:value-type="float" office:value="1.58481818182" calcext:value-type="float">
            <text:p>1.5848181818</text:p>
          </table:table-cell>
          <table:table-cell office:value-type="float" office:value="134849.373894" calcext:value-type="float">
            <text:p>134849.373894</text:p>
          </table:table-cell>
        </table:table-row>
        <table:table-row table:style-name="ro1">
          <table:table-cell office:value-type="float" office:value="1.58645454545" calcext:value-type="float">
            <text:p>1.5864545455</text:p>
          </table:table-cell>
          <table:table-cell office:value-type="float" office:value="130673.738954" calcext:value-type="float">
            <text:p>130673.738954</text:p>
          </table:table-cell>
        </table:table-row>
        <table:table-row table:style-name="ro1">
          <table:table-cell office:value-type="float" office:value="1.58809090909" calcext:value-type="float">
            <text:p>1.5880909091</text:p>
          </table:table-cell>
          <table:table-cell office:value-type="float" office:value="112345.530443" calcext:value-type="float">
            <text:p>112345.530443</text:p>
          </table:table-cell>
        </table:table-row>
        <table:table-row table:style-name="ro1">
          <table:table-cell office:value-type="float" office:value="1.58972727273" calcext:value-type="float">
            <text:p>1.5897272727</text:p>
          </table:table-cell>
          <table:table-cell office:value-type="float" office:value="104059.169506" calcext:value-type="float">
            <text:p>104059.169506</text:p>
          </table:table-cell>
        </table:table-row>
        <table:table-row table:style-name="ro1">
          <table:table-cell office:value-type="float" office:value="1.59136363636" calcext:value-type="float">
            <text:p>1.5913636364</text:p>
          </table:table-cell>
          <table:table-cell office:value-type="float" office:value="103273.147749" calcext:value-type="float">
            <text:p>103273.147749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102824.427681" calcext:value-type="float">
            <text:p>102824.427681</text:p>
          </table:table-cell>
        </table:table-row>
        <table:table-row table:style-name="ro1">
          <table:table-cell office:value-type="float" office:value="1.59463636364" calcext:value-type="float">
            <text:p>1.5946363636</text:p>
          </table:table-cell>
          <table:table-cell office:value-type="float" office:value="102010.232065" calcext:value-type="float">
            <text:p>102010.232065</text:p>
          </table:table-cell>
        </table:table-row>
        <table:table-row table:style-name="ro1">
          <table:table-cell office:value-type="float" office:value="1.59627272727" calcext:value-type="float">
            <text:p>1.5962727273</text:p>
          </table:table-cell>
          <table:table-cell office:value-type="float" office:value="101552.265442" calcext:value-type="float">
            <text:p>101552.265442</text:p>
          </table:table-cell>
        </table:table-row>
        <table:table-row table:style-name="ro1">
          <table:table-cell office:value-type="float" office:value="1.59790909091" calcext:value-type="float">
            <text:p>1.5979090909</text:p>
          </table:table-cell>
          <table:table-cell office:value-type="float" office:value="101655.540867" calcext:value-type="float">
            <text:p>101655.540867</text:p>
          </table:table-cell>
        </table:table-row>
        <table:table-row table:style-name="ro1">
          <table:table-cell office:value-type="float" office:value="1.59954545455" calcext:value-type="float">
            <text:p>1.5995454546</text:p>
          </table:table-cell>
          <table:table-cell office:value-type="float" office:value="102053.676604" calcext:value-type="float">
            <text:p>102053.67660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1781.231153" calcext:value-type="float">
            <text:p>101781.231153</text:p>
          </table:table-cell>
        </table:table-row>
        <table:table-row table:style-name="ro1">
          <table:table-cell office:value-type="float" office:value="1.60163636364" calcext:value-type="float">
            <text:p>1.6016363636</text:p>
          </table:table-cell>
          <table:table-cell office:value-type="float" office:value="101923.908113" calcext:value-type="float">
            <text:p>101923.908113</text:p>
          </table:table-cell>
        </table:table-row>
        <table:table-row table:style-name="ro1">
          <table:table-cell office:value-type="float" office:value="1.60327272727" calcext:value-type="float">
            <text:p>1.6032727273</text:p>
          </table:table-cell>
          <table:table-cell office:value-type="float" office:value="101659.292359" calcext:value-type="float">
            <text:p>101659.292359</text:p>
          </table:table-cell>
        </table:table-row>
        <table:table-row table:style-name="ro1">
          <table:table-cell office:value-type="float" office:value="1.60490909091" calcext:value-type="float">
            <text:p>1.6049090909</text:p>
          </table:table-cell>
          <table:table-cell office:value-type="float" office:value="101381.942898" calcext:value-type="float">
            <text:p>101381.942898</text:p>
          </table:table-cell>
        </table:table-row>
        <table:table-row table:style-name="ro1">
          <table:table-cell office:value-type="float" office:value="1.60654545455" calcext:value-type="float">
            <text:p>1.6065454546</text:p>
          </table:table-cell>
          <table:table-cell office:value-type="float" office:value="101487.05848" calcext:value-type="float">
            <text:p>101487.05848</text:p>
          </table:table-cell>
        </table:table-row>
        <table:table-row table:style-name="ro1">
          <table:table-cell office:value-type="float" office:value="1.60818181818" calcext:value-type="float">
            <text:p>1.6081818182</text:p>
          </table:table-cell>
          <table:table-cell office:value-type="float" office:value="101636.433207" calcext:value-type="float">
            <text:p>101636.433207</text:p>
          </table:table-cell>
        </table:table-row>
        <table:table-row table:style-name="ro1">
          <table:table-cell office:value-type="float" office:value="1.60981818182" calcext:value-type="float">
            <text:p>1.6098181818</text:p>
          </table:table-cell>
          <table:table-cell office:value-type="float" office:value="101145.233178" calcext:value-type="float">
            <text:p>101145.233178</text:p>
          </table:table-cell>
        </table:table-row>
        <table:table-row table:style-name="ro1">
          <table:table-cell office:value-type="float" office:value="1.61145454545" calcext:value-type="float">
            <text:p>1.6114545455</text:p>
          </table:table-cell>
          <table:table-cell office:value-type="float" office:value="99843.1558902" calcext:value-type="float">
            <text:p>99843.1558902</text:p>
          </table:table-cell>
        </table:table-row>
        <table:table-row table:style-name="ro1">
          <table:table-cell office:value-type="float" office:value="1.61309090909" calcext:value-type="float">
            <text:p>1.6130909091</text:p>
          </table:table-cell>
          <table:table-cell office:value-type="float" office:value="99042.4383809" calcext:value-type="float">
            <text:p>99042.4383809</text:p>
          </table:table-cell>
        </table:table-row>
        <table:table-row table:style-name="ro1">
          <table:table-cell office:value-type="float" office:value="1.61472727273" calcext:value-type="float">
            <text:p>1.6147272727</text:p>
          </table:table-cell>
          <table:table-cell office:value-type="float" office:value="99969.62327" calcext:value-type="float">
            <text:p>99969.62327</text:p>
          </table:table-cell>
        </table:table-row>
        <table:table-row table:style-name="ro1">
          <table:table-cell office:value-type="float" office:value="1.61636363636" calcext:value-type="float">
            <text:p>1.6163636364</text:p>
          </table:table-cell>
          <table:table-cell office:value-type="float" office:value="101984.956551" calcext:value-type="float">
            <text:p>101984.956551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103603.138901" calcext:value-type="float">
            <text:p>103603.138901</text:p>
          </table:table-cell>
        </table:table-row>
        <table:table-row table:style-name="ro1">
          <table:table-cell office:value-type="float" office:value="1.61963636364" calcext:value-type="float">
            <text:p>1.6196363636</text:p>
          </table:table-cell>
          <table:table-cell office:value-type="float" office:value="103984.282953" calcext:value-type="float">
            <text:p>103984.282953</text:p>
          </table:table-cell>
        </table:table-row>
        <table:table-row table:style-name="ro1">
          <table:table-cell office:value-type="float" office:value="1.62127272727" calcext:value-type="float">
            <text:p>1.6212727273</text:p>
          </table:table-cell>
          <table:table-cell office:value-type="float" office:value="103685.570863" calcext:value-type="float">
            <text:p>103685.570863</text:p>
          </table:table-cell>
        </table:table-row>
        <table:table-row table:style-name="ro1">
          <table:table-cell office:value-type="float" office:value="1.62290909091" calcext:value-type="float">
            <text:p>1.6229090909</text:p>
          </table:table-cell>
          <table:table-cell office:value-type="float" office:value="103273.495737" calcext:value-type="float">
            <text:p>103273.495737</text:p>
          </table:table-cell>
        </table:table-row>
        <table:table-row table:style-name="ro1">
          <table:table-cell office:value-type="float" office:value="1.62454545455" calcext:value-type="float">
            <text:p>1.6245454546</text:p>
          </table:table-cell>
          <table:table-cell office:value-type="float" office:value="102944.892912" calcext:value-type="float">
            <text:p>102944.892912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02473.710594" calcext:value-type="float">
            <text:p>102473.710594</text:p>
          </table:table-cell>
        </table:table-row>
        <table:table-row table:style-name="ro1">
          <table:table-cell office:value-type="float" office:value="1.62663636364" calcext:value-type="float">
            <text:p>1.6266363636</text:p>
          </table:table-cell>
          <table:table-cell office:value-type="float" office:value="102152.372733" calcext:value-type="float">
            <text:p>102152.372733</text:p>
          </table:table-cell>
        </table:table-row>
        <table:table-row table:style-name="ro1">
          <table:table-cell office:value-type="float" office:value="1.62827272727" calcext:value-type="float">
            <text:p>1.6282727273</text:p>
          </table:table-cell>
          <table:table-cell office:value-type="float" office:value="101886.220505" calcext:value-type="float">
            <text:p>101886.220505</text:p>
          </table:table-cell>
        </table:table-row>
        <table:table-row table:style-name="ro1">
          <table:table-cell office:value-type="float" office:value="1.62990909091" calcext:value-type="float">
            <text:p>1.6299090909</text:p>
          </table:table-cell>
          <table:table-cell office:value-type="float" office:value="101671.107146" calcext:value-type="float">
            <text:p>101671.107146</text:p>
          </table:table-cell>
        </table:table-row>
        <table:table-row table:style-name="ro1">
          <table:table-cell office:value-type="float" office:value="1.63154545455" calcext:value-type="float">
            <text:p>1.6315454546</text:p>
          </table:table-cell>
          <table:table-cell office:value-type="float" office:value="101510.417387" calcext:value-type="float">
            <text:p>101510.417387</text:p>
          </table:table-cell>
        </table:table-row>
        <table:table-row table:style-name="ro1">
          <table:table-cell office:value-type="float" office:value="1.63318181818" calcext:value-type="float">
            <text:p>1.6331818182</text:p>
          </table:table-cell>
          <table:table-cell office:value-type="float" office:value="101437.150396" calcext:value-type="float">
            <text:p>101437.150396</text:p>
          </table:table-cell>
        </table:table-row>
        <table:table-row table:style-name="ro1">
          <table:table-cell office:value-type="float" office:value="1.63481818182" calcext:value-type="float">
            <text:p>1.6348181818</text:p>
          </table:table-cell>
          <table:table-cell office:value-type="float" office:value="101485.908909" calcext:value-type="float">
            <text:p>101485.908909</text:p>
          </table:table-cell>
        </table:table-row>
        <table:table-row table:style-name="ro1">
          <table:table-cell office:value-type="float" office:value="1.63645454545" calcext:value-type="float">
            <text:p>1.6364545455</text:p>
          </table:table-cell>
          <table:table-cell office:value-type="float" office:value="101515.367199" calcext:value-type="float">
            <text:p>101515.367199</text:p>
          </table:table-cell>
        </table:table-row>
        <table:table-row table:style-name="ro1">
          <table:table-cell office:value-type="float" office:value="1.63809090909" calcext:value-type="float">
            <text:p>1.6380909091</text:p>
          </table:table-cell>
          <table:table-cell office:value-type="float" office:value="101343.074552" calcext:value-type="float">
            <text:p>101343.074552</text:p>
          </table:table-cell>
        </table:table-row>
        <table:table-row table:style-name="ro1">
          <table:table-cell office:value-type="float" office:value="1.63972727273" calcext:value-type="float">
            <text:p>1.6397272727</text:p>
          </table:table-cell>
          <table:table-cell office:value-type="float" office:value="100975.137051" calcext:value-type="float">
            <text:p>100975.137051</text:p>
          </table:table-cell>
        </table:table-row>
        <table:table-row table:style-name="ro1">
          <table:table-cell office:value-type="float" office:value="1.64136363636" calcext:value-type="float">
            <text:p>1.6413636364</text:p>
          </table:table-cell>
          <table:table-cell office:value-type="float" office:value="100536.841524" calcext:value-type="float">
            <text:p>100536.84152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100180.360841" calcext:value-type="float">
            <text:p>100180.360841</text:p>
          </table:table-cell>
        </table:table-row>
        <table:table-row table:style-name="ro1">
          <table:table-cell office:value-type="float" office:value="1.64463636364" calcext:value-type="float">
            <text:p>1.6446363636</text:p>
          </table:table-cell>
          <table:table-cell office:value-type="float" office:value="100129.399158" calcext:value-type="float">
            <text:p>100129.399158</text:p>
          </table:table-cell>
        </table:table-row>
        <table:table-row table:style-name="ro1">
          <table:table-cell office:value-type="float" office:value="1.64627272727" calcext:value-type="float">
            <text:p>1.6462727273</text:p>
          </table:table-cell>
          <table:table-cell office:value-type="float" office:value="100595.550669" calcext:value-type="float">
            <text:p>100595.550669</text:p>
          </table:table-cell>
        </table:table-row>
        <table:table-row table:style-name="ro1">
          <table:table-cell office:value-type="float" office:value="1.64790909091" calcext:value-type="float">
            <text:p>1.6479090909</text:p>
          </table:table-cell>
          <table:table-cell office:value-type="float" office:value="101501.507621" calcext:value-type="float">
            <text:p>101501.507621</text:p>
          </table:table-cell>
        </table:table-row>
        <table:table-row table:style-name="ro1">
          <table:table-cell office:value-type="float" office:value="1.64954545455" calcext:value-type="float">
            <text:p>1.6495454546</text:p>
          </table:table-cell>
          <table:table-cell office:value-type="float" office:value="102450.092631" calcext:value-type="float">
            <text:p>102450.09263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02255.699931" calcext:value-type="float">
            <text:p>102255.699931</text:p>
          </table:table-cell>
        </table:table-row>
        <table:table-row table:style-name="ro1">
          <table:table-cell office:value-type="float" office:value="1.65163636364" calcext:value-type="float">
            <text:p>1.6516363636</text:p>
          </table:table-cell>
          <table:table-cell office:value-type="float" office:value="102478.747989" calcext:value-type="float">
            <text:p>102478.747989</text:p>
          </table:table-cell>
        </table:table-row>
        <table:table-row table:style-name="ro1">
          <table:table-cell office:value-type="float" office:value="1.65327272727" calcext:value-type="float">
            <text:p>1.6532727273</text:p>
          </table:table-cell>
          <table:table-cell office:value-type="float" office:value="102164.905234" calcext:value-type="float">
            <text:p>102164.905234</text:p>
          </table:table-cell>
        </table:table-row>
        <table:table-row table:style-name="ro1">
          <table:table-cell office:value-type="float" office:value="1.65490909091" calcext:value-type="float">
            <text:p>1.6549090909</text:p>
          </table:table-cell>
          <table:table-cell office:value-type="float" office:value="101747.435827" calcext:value-type="float">
            <text:p>101747.435827</text:p>
          </table:table-cell>
        </table:table-row>
        <table:table-row table:style-name="ro1">
          <table:table-cell office:value-type="float" office:value="1.65654545455" calcext:value-type="float">
            <text:p>1.6565454546</text:p>
          </table:table-cell>
          <table:table-cell office:value-type="float" office:value="101386.255731" calcext:value-type="float">
            <text:p>101386.255731</text:p>
          </table:table-cell>
        </table:table-row>
        <table:table-row table:style-name="ro1">
          <table:table-cell office:value-type="float" office:value="1.65818181818" calcext:value-type="float">
            <text:p>1.6581818182</text:p>
          </table:table-cell>
          <table:table-cell office:value-type="float" office:value="100909.920835" calcext:value-type="float">
            <text:p>100909.920835</text:p>
          </table:table-cell>
        </table:table-row>
        <table:table-row table:style-name="ro1">
          <table:table-cell office:value-type="float" office:value="1.65981818182" calcext:value-type="float">
            <text:p>1.6598181818</text:p>
          </table:table-cell>
          <table:table-cell office:value-type="float" office:value="100391.733937" calcext:value-type="float">
            <text:p>100391.733937</text:p>
          </table:table-cell>
        </table:table-row>
        <table:table-row table:style-name="ro1">
          <table:table-cell office:value-type="float" office:value="1.66145454545" calcext:value-type="float">
            <text:p>1.6614545455</text:p>
          </table:table-cell>
          <table:table-cell office:value-type="float" office:value="100272.27733" calcext:value-type="float">
            <text:p>100272.27733</text:p>
          </table:table-cell>
        </table:table-row>
        <table:table-row table:style-name="ro1">
          <table:table-cell office:value-type="float" office:value="1.66309090909" calcext:value-type="float">
            <text:p>1.6630909091</text:p>
          </table:table-cell>
          <table:table-cell office:value-type="float" office:value="100452.152432" calcext:value-type="float">
            <text:p>100452.152432</text:p>
          </table:table-cell>
        </table:table-row>
        <table:table-row table:style-name="ro1">
          <table:table-cell office:value-type="float" office:value="1.66472727273" calcext:value-type="float">
            <text:p>1.6647272727</text:p>
          </table:table-cell>
          <table:table-cell office:value-type="float" office:value="100758.776021" calcext:value-type="float">
            <text:p>100758.776021</text:p>
          </table:table-cell>
        </table:table-row>
        <table:table-row table:style-name="ro1">
          <table:table-cell office:value-type="float" office:value="1.66636363636" calcext:value-type="float">
            <text:p>1.6663636364</text:p>
          </table:table-cell>
          <table:table-cell office:value-type="float" office:value="100986.136716" calcext:value-type="float">
            <text:p>100986.136716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101220.923589" calcext:value-type="float">
            <text:p>101220.923589</text:p>
          </table:table-cell>
        </table:table-row>
        <table:table-row table:style-name="ro1">
          <table:table-cell office:value-type="float" office:value="1.66963636364" calcext:value-type="float">
            <text:p>1.6696363636</text:p>
          </table:table-cell>
          <table:table-cell office:value-type="float" office:value="101204.303376" calcext:value-type="float">
            <text:p>101204.303376</text:p>
          </table:table-cell>
        </table:table-row>
        <table:table-row table:style-name="ro1">
          <table:table-cell office:value-type="float" office:value="1.67127272727" calcext:value-type="float">
            <text:p>1.6712727273</text:p>
          </table:table-cell>
          <table:table-cell office:value-type="float" office:value="100766.232833" calcext:value-type="float">
            <text:p>100766.232833</text:p>
          </table:table-cell>
        </table:table-row>
        <table:table-row table:style-name="ro1">
          <table:table-cell office:value-type="float" office:value="1.67290909091" calcext:value-type="float">
            <text:p>1.6729090909</text:p>
          </table:table-cell>
          <table:table-cell office:value-type="float" office:value="100038.133776" calcext:value-type="float">
            <text:p>100038.133776</text:p>
          </table:table-cell>
        </table:table-row>
        <table:table-row table:style-name="ro1">
          <table:table-cell office:value-type="float" office:value="1.67454545455" calcext:value-type="float">
            <text:p>1.6745454546</text:p>
          </table:table-cell>
          <table:table-cell office:value-type="float" office:value="99819.7674403" calcext:value-type="float">
            <text:p>99819.7674403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99535.2487515" calcext:value-type="float">
            <text:p>99535.2487515</text:p>
          </table:table-cell>
        </table:table-row>
        <table:table-row table:style-name="ro1">
          <table:table-cell office:value-type="float" office:value="1.67663636364" calcext:value-type="float">
            <text:p>1.6766363636</text:p>
          </table:table-cell>
          <table:table-cell office:value-type="float" office:value="100220.160869" calcext:value-type="float">
            <text:p>100220.160869</text:p>
          </table:table-cell>
        </table:table-row>
        <table:table-row table:style-name="ro1">
          <table:table-cell office:value-type="float" office:value="1.67827272727" calcext:value-type="float">
            <text:p>1.6782727273</text:p>
          </table:table-cell>
          <table:table-cell office:value-type="float" office:value="101247.976118" calcext:value-type="float">
            <text:p>101247.976118</text:p>
          </table:table-cell>
        </table:table-row>
        <table:table-row table:style-name="ro1">
          <table:table-cell office:value-type="float" office:value="1.67990909091" calcext:value-type="float">
            <text:p>1.6799090909</text:p>
          </table:table-cell>
          <table:table-cell office:value-type="float" office:value="102012.35756" calcext:value-type="float">
            <text:p>102012.35756</text:p>
          </table:table-cell>
        </table:table-row>
        <table:table-row table:style-name="ro1">
          <table:table-cell office:value-type="float" office:value="1.68154545455" calcext:value-type="float">
            <text:p>1.6815454546</text:p>
          </table:table-cell>
          <table:table-cell office:value-type="float" office:value="102300.815982" calcext:value-type="float">
            <text:p>102300.815982</text:p>
          </table:table-cell>
        </table:table-row>
        <table:table-row table:style-name="ro1">
          <table:table-cell office:value-type="float" office:value="1.68318181818" calcext:value-type="float">
            <text:p>1.6831818182</text:p>
          </table:table-cell>
          <table:table-cell office:value-type="float" office:value="102031.257514" calcext:value-type="float">
            <text:p>102031.257514</text:p>
          </table:table-cell>
        </table:table-row>
        <table:table-row table:style-name="ro1">
          <table:table-cell office:value-type="float" office:value="1.68481818182" calcext:value-type="float">
            <text:p>1.6848181818</text:p>
          </table:table-cell>
          <table:table-cell office:value-type="float" office:value="101282.121484" calcext:value-type="float">
            <text:p>101282.121484</text:p>
          </table:table-cell>
        </table:table-row>
        <table:table-row table:style-name="ro1">
          <table:table-cell office:value-type="float" office:value="1.68645454545" calcext:value-type="float">
            <text:p>1.6864545455</text:p>
          </table:table-cell>
          <table:table-cell office:value-type="float" office:value="99980.0204107" calcext:value-type="float">
            <text:p>99980.0204107</text:p>
          </table:table-cell>
        </table:table-row>
        <table:table-row table:style-name="ro1">
          <table:table-cell office:value-type="float" office:value="1.68809090909" calcext:value-type="float">
            <text:p>1.6880909091</text:p>
          </table:table-cell>
          <table:table-cell office:value-type="float" office:value="99130.0234537" calcext:value-type="float">
            <text:p>99130.0234537</text:p>
          </table:table-cell>
        </table:table-row>
        <table:table-row table:style-name="ro1">
          <table:table-cell office:value-type="float" office:value="1.68972727273" calcext:value-type="float">
            <text:p>1.6897272727</text:p>
          </table:table-cell>
          <table:table-cell office:value-type="float" office:value="101849.326763" calcext:value-type="float">
            <text:p>101849.326763</text:p>
          </table:table-cell>
        </table:table-row>
        <table:table-row table:style-name="ro1">
          <table:table-cell office:value-type="float" office:value="1.69136363636" calcext:value-type="float">
            <text:p>1.6913636364</text:p>
          </table:table-cell>
          <table:table-cell office:value-type="float" office:value="109425.699664" calcext:value-type="float">
            <text:p>109425.699664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115759.928661" calcext:value-type="float">
            <text:p>115759.928661</text:p>
          </table:table-cell>
        </table:table-row>
        <table:table-row table:style-name="ro1">
          <table:table-cell office:value-type="float" office:value="1.69463636364" calcext:value-type="float">
            <text:p>1.6946363636</text:p>
          </table:table-cell>
          <table:table-cell office:value-type="float" office:value="119290.038109" calcext:value-type="float">
            <text:p>119290.038109</text:p>
          </table:table-cell>
        </table:table-row>
        <table:table-row table:style-name="ro1">
          <table:table-cell office:value-type="float" office:value="1.69627272727" calcext:value-type="float">
            <text:p>1.6962727273</text:p>
          </table:table-cell>
          <table:table-cell office:value-type="float" office:value="125449.557854" calcext:value-type="float">
            <text:p>125449.557854</text:p>
          </table:table-cell>
        </table:table-row>
        <table:table-row table:style-name="ro1">
          <table:table-cell office:value-type="float" office:value="1.69790909091" calcext:value-type="float">
            <text:p>1.6979090909</text:p>
          </table:table-cell>
          <table:table-cell office:value-type="float" office:value="131135.954605" calcext:value-type="float">
            <text:p>131135.954605</text:p>
          </table:table-cell>
        </table:table-row>
        <table:table-row table:style-name="ro1">
          <table:table-cell office:value-type="float" office:value="1.69954545455" calcext:value-type="float">
            <text:p>1.6995454546</text:p>
          </table:table-cell>
          <table:table-cell office:value-type="float" office:value="134092.774192" calcext:value-type="float">
            <text:p>134092.7741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4266.454565" calcext:value-type="float">
            <text:p>134266.454565</text:p>
          </table:table-cell>
        </table:table-row>
        <table:table-row table:style-name="ro1">
          <table:table-cell office:value-type="float" office:value="1.70163636364" calcext:value-type="float">
            <text:p>1.7016363636</text:p>
          </table:table-cell>
          <table:table-cell office:value-type="float" office:value="139728.655722" calcext:value-type="float">
            <text:p>139728.655722</text:p>
          </table:table-cell>
        </table:table-row>
        <table:table-row table:style-name="ro1">
          <table:table-cell office:value-type="float" office:value="1.70327272727" calcext:value-type="float">
            <text:p>1.7032727273</text:p>
          </table:table-cell>
          <table:table-cell office:value-type="float" office:value="153075.006557" calcext:value-type="float">
            <text:p>153075.006557</text:p>
          </table:table-cell>
        </table:table-row>
        <table:table-row table:style-name="ro1">
          <table:table-cell office:value-type="float" office:value="1.70490909091" calcext:value-type="float">
            <text:p>1.7049090909</text:p>
          </table:table-cell>
          <table:table-cell office:value-type="float" office:value="160001.114757" calcext:value-type="float">
            <text:p>160001.114757</text:p>
          </table:table-cell>
        </table:table-row>
        <table:table-row table:style-name="ro1">
          <table:table-cell office:value-type="float" office:value="1.70654545455" calcext:value-type="float">
            <text:p>1.7065454546</text:p>
          </table:table-cell>
          <table:table-cell office:value-type="float" office:value="157199.465749" calcext:value-type="float">
            <text:p>157199.465749</text:p>
          </table:table-cell>
        </table:table-row>
        <table:table-row table:style-name="ro1">
          <table:table-cell office:value-type="float" office:value="1.70818181818" calcext:value-type="float">
            <text:p>1.7081818182</text:p>
          </table:table-cell>
          <table:table-cell office:value-type="float" office:value="153433.323509" calcext:value-type="float">
            <text:p>153433.323509</text:p>
          </table:table-cell>
        </table:table-row>
        <table:table-row table:style-name="ro1">
          <table:table-cell office:value-type="float" office:value="1.70981818182" calcext:value-type="float">
            <text:p>1.7098181818</text:p>
          </table:table-cell>
          <table:table-cell office:value-type="float" office:value="150105.340075" calcext:value-type="float">
            <text:p>150105.340075</text:p>
          </table:table-cell>
        </table:table-row>
        <table:table-row table:style-name="ro1">
          <table:table-cell office:value-type="float" office:value="1.71145454545" calcext:value-type="float">
            <text:p>1.7114545455</text:p>
          </table:table-cell>
          <table:table-cell office:value-type="float" office:value="147074.740216" calcext:value-type="float">
            <text:p>147074.740216</text:p>
          </table:table-cell>
        </table:table-row>
        <table:table-row table:style-name="ro1">
          <table:table-cell office:value-type="float" office:value="1.71309090909" calcext:value-type="float">
            <text:p>1.7130909091</text:p>
          </table:table-cell>
          <table:table-cell office:value-type="float" office:value="144500.579824" calcext:value-type="float">
            <text:p>144500.579824</text:p>
          </table:table-cell>
        </table:table-row>
        <table:table-row table:style-name="ro1">
          <table:table-cell office:value-type="float" office:value="1.71472727273" calcext:value-type="float">
            <text:p>1.7147272727</text:p>
          </table:table-cell>
          <table:table-cell office:value-type="float" office:value="141958.552547" calcext:value-type="float">
            <text:p>141958.552547</text:p>
          </table:table-cell>
        </table:table-row>
        <table:table-row table:style-name="ro1">
          <table:table-cell office:value-type="float" office:value="1.71636363636" calcext:value-type="float">
            <text:p>1.7163636364</text:p>
          </table:table-cell>
          <table:table-cell office:value-type="float" office:value="139681.773427" calcext:value-type="float">
            <text:p>139681.773427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37333.986837" calcext:value-type="float">
            <text:p>137333.986837</text:p>
          </table:table-cell>
        </table:table-row>
        <table:table-row table:style-name="ro1">
          <table:table-cell office:value-type="float" office:value="1.71963636364" calcext:value-type="float">
            <text:p>1.7196363636</text:p>
          </table:table-cell>
          <table:table-cell office:value-type="float" office:value="135336.710428" calcext:value-type="float">
            <text:p>135336.710428</text:p>
          </table:table-cell>
        </table:table-row>
        <table:table-row table:style-name="ro1">
          <table:table-cell office:value-type="float" office:value="1.72127272727" calcext:value-type="float">
            <text:p>1.7212727273</text:p>
          </table:table-cell>
          <table:table-cell office:value-type="float" office:value="133200.916043" calcext:value-type="float">
            <text:p>133200.916043</text:p>
          </table:table-cell>
        </table:table-row>
        <table:table-row table:style-name="ro1">
          <table:table-cell office:value-type="float" office:value="1.72290909091" calcext:value-type="float">
            <text:p>1.7229090909</text:p>
          </table:table-cell>
          <table:table-cell office:value-type="float" office:value="131270.487225" calcext:value-type="float">
            <text:p>131270.487225</text:p>
          </table:table-cell>
        </table:table-row>
        <table:table-row table:style-name="ro1">
          <table:table-cell office:value-type="float" office:value="1.72454545455" calcext:value-type="float">
            <text:p>1.7245454546</text:p>
          </table:table-cell>
          <table:table-cell office:value-type="float" office:value="129071.092226" calcext:value-type="float">
            <text:p>129071.092226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28181.865335" calcext:value-type="float">
            <text:p>128181.865335</text:p>
          </table:table-cell>
        </table:table-row>
        <table:table-row table:style-name="ro1">
          <table:table-cell office:value-type="float" office:value="1.72663636364" calcext:value-type="float">
            <text:p>1.7266363636</text:p>
          </table:table-cell>
          <table:table-cell office:value-type="float" office:value="126315.056844" calcext:value-type="float">
            <text:p>126315.056844</text:p>
          </table:table-cell>
        </table:table-row>
        <table:table-row table:style-name="ro1">
          <table:table-cell office:value-type="float" office:value="1.72827272727" calcext:value-type="float">
            <text:p>1.7282727273</text:p>
          </table:table-cell>
          <table:table-cell office:value-type="float" office:value="125119.138023" calcext:value-type="float">
            <text:p>125119.138023</text:p>
          </table:table-cell>
        </table:table-row>
        <table:table-row table:style-name="ro1">
          <table:table-cell office:value-type="float" office:value="1.72990909091" calcext:value-type="float">
            <text:p>1.7299090909</text:p>
          </table:table-cell>
          <table:table-cell office:value-type="float" office:value="124082.11599" calcext:value-type="float">
            <text:p>124082.11599</text:p>
          </table:table-cell>
        </table:table-row>
        <table:table-row table:style-name="ro1">
          <table:table-cell office:value-type="float" office:value="1.73154545455" calcext:value-type="float">
            <text:p>1.7315454546</text:p>
          </table:table-cell>
          <table:table-cell office:value-type="float" office:value="123060.740935" calcext:value-type="float">
            <text:p>123060.740935</text:p>
          </table:table-cell>
        </table:table-row>
        <table:table-row table:style-name="ro1">
          <table:table-cell office:value-type="float" office:value="1.73318181818" calcext:value-type="float">
            <text:p>1.7331818182</text:p>
          </table:table-cell>
          <table:table-cell office:value-type="float" office:value="121812.934078" calcext:value-type="float">
            <text:p>121812.934078</text:p>
          </table:table-cell>
        </table:table-row>
        <table:table-row table:style-name="ro1">
          <table:table-cell office:value-type="float" office:value="1.73481818182" calcext:value-type="float">
            <text:p>1.7348181818</text:p>
          </table:table-cell>
          <table:table-cell office:value-type="float" office:value="120512.209261" calcext:value-type="float">
            <text:p>120512.209261</text:p>
          </table:table-cell>
        </table:table-row>
        <table:table-row table:style-name="ro1">
          <table:table-cell office:value-type="float" office:value="1.73645454545" calcext:value-type="float">
            <text:p>1.7364545455</text:p>
          </table:table-cell>
          <table:table-cell office:value-type="float" office:value="119241.569774" calcext:value-type="float">
            <text:p>119241.569774</text:p>
          </table:table-cell>
        </table:table-row>
        <table:table-row table:style-name="ro1">
          <table:table-cell office:value-type="float" office:value="1.73809090909" calcext:value-type="float">
            <text:p>1.7380909091</text:p>
          </table:table-cell>
          <table:table-cell office:value-type="float" office:value="118047.311592" calcext:value-type="float">
            <text:p>118047.311592</text:p>
          </table:table-cell>
        </table:table-row>
        <table:table-row table:style-name="ro1">
          <table:table-cell office:value-type="float" office:value="1.73972727273" calcext:value-type="float">
            <text:p>1.7397272727</text:p>
          </table:table-cell>
          <table:table-cell office:value-type="float" office:value="116968.256627" calcext:value-type="float">
            <text:p>116968.256627</text:p>
          </table:table-cell>
        </table:table-row>
        <table:table-row table:style-name="ro1">
          <table:table-cell office:value-type="float" office:value="1.74136363636" calcext:value-type="float">
            <text:p>1.7413636364</text:p>
          </table:table-cell>
          <table:table-cell office:value-type="float" office:value="115884.716072" calcext:value-type="float">
            <text:p>115884.716072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114897.262784" calcext:value-type="float">
            <text:p>114897.262784</text:p>
          </table:table-cell>
        </table:table-row>
        <table:table-row table:style-name="ro1">
          <table:table-cell office:value-type="float" office:value="1.74463636364" calcext:value-type="float">
            <text:p>1.7446363636</text:p>
          </table:table-cell>
          <table:table-cell office:value-type="float" office:value="113920.835529" calcext:value-type="float">
            <text:p>113920.835529</text:p>
          </table:table-cell>
        </table:table-row>
        <table:table-row table:style-name="ro1">
          <table:table-cell office:value-type="float" office:value="1.74627272727" calcext:value-type="float">
            <text:p>1.7462727273</text:p>
          </table:table-cell>
          <table:table-cell office:value-type="float" office:value="113074.776543" calcext:value-type="float">
            <text:p>113074.776543</text:p>
          </table:table-cell>
        </table:table-row>
        <table:table-row table:style-name="ro1">
          <table:table-cell office:value-type="float" office:value="1.74790909091" calcext:value-type="float">
            <text:p>1.7479090909</text:p>
          </table:table-cell>
          <table:table-cell office:value-type="float" office:value="112215.553002" calcext:value-type="float">
            <text:p>112215.553002</text:p>
          </table:table-cell>
        </table:table-row>
        <table:table-row table:style-name="ro1">
          <table:table-cell office:value-type="float" office:value="1.74954545455" calcext:value-type="float">
            <text:p>1.7495454546</text:p>
          </table:table-cell>
          <table:table-cell office:value-type="float" office:value="111413.449541" calcext:value-type="float">
            <text:p>111413.44954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0848.40458" calcext:value-type="float">
            <text:p>110848.40458</text:p>
          </table:table-cell>
        </table:table-row>
        <table:table-row table:style-name="ro1">
          <table:table-cell office:value-type="float" office:value="1.75163636364" calcext:value-type="float">
            <text:p>1.7516363636</text:p>
          </table:table-cell>
          <table:table-cell office:value-type="float" office:value="110080.22919" calcext:value-type="float">
            <text:p>110080.22919</text:p>
          </table:table-cell>
        </table:table-row>
        <table:table-row table:style-name="ro1">
          <table:table-cell office:value-type="float" office:value="1.75327272727" calcext:value-type="float">
            <text:p>1.7532727273</text:p>
          </table:table-cell>
          <table:table-cell office:value-type="float" office:value="84397.3094002" calcext:value-type="float">
            <text:p>84397.3094002</text:p>
          </table:table-cell>
        </table:table-row>
        <table:table-row table:style-name="ro1">
          <table:table-cell office:value-type="float" office:value="1.75490909091" calcext:value-type="float">
            <text:p>1.7549090909</text:p>
          </table:table-cell>
          <table:table-cell office:value-type="float" office:value="95766.1042386" calcext:value-type="float">
            <text:p>95766.1042386</text:p>
          </table:table-cell>
        </table:table-row>
        <table:table-row table:style-name="ro1">
          <table:table-cell office:value-type="float" office:value="1.75654545455" calcext:value-type="float">
            <text:p>1.7565454546</text:p>
          </table:table-cell>
          <table:table-cell office:value-type="float" office:value="100725.945532" calcext:value-type="float">
            <text:p>100725.945532</text:p>
          </table:table-cell>
        </table:table-row>
        <table:table-row table:style-name="ro1">
          <table:table-cell office:value-type="float" office:value="1.75818181818" calcext:value-type="float">
            <text:p>1.7581818182</text:p>
          </table:table-cell>
          <table:table-cell office:value-type="float" office:value="100103.093464" calcext:value-type="float">
            <text:p>100103.093464</text:p>
          </table:table-cell>
        </table:table-row>
        <table:table-row table:style-name="ro1">
          <table:table-cell office:value-type="float" office:value="1.75981818182" calcext:value-type="float">
            <text:p>1.7598181818</text:p>
          </table:table-cell>
          <table:table-cell office:value-type="float" office:value="98967.0603826" calcext:value-type="float">
            <text:p>98967.0603826</text:p>
          </table:table-cell>
        </table:table-row>
        <table:table-row table:style-name="ro1">
          <table:table-cell office:value-type="float" office:value="1.76145454545" calcext:value-type="float">
            <text:p>1.7614545455</text:p>
          </table:table-cell>
          <table:table-cell office:value-type="float" office:value="100324.478596" calcext:value-type="float">
            <text:p>100324.478596</text:p>
          </table:table-cell>
        </table:table-row>
        <table:table-row table:style-name="ro1">
          <table:table-cell office:value-type="float" office:value="1.76309090909" calcext:value-type="float">
            <text:p>1.7630909091</text:p>
          </table:table-cell>
          <table:table-cell office:value-type="float" office:value="103172.222671" calcext:value-type="float">
            <text:p>103172.222671</text:p>
          </table:table-cell>
        </table:table-row>
        <table:table-row table:style-name="ro1">
          <table:table-cell office:value-type="float" office:value="1.76472727273" calcext:value-type="float">
            <text:p>1.7647272727</text:p>
          </table:table-cell>
          <table:table-cell office:value-type="float" office:value="104746.705211" calcext:value-type="float">
            <text:p>104746.705211</text:p>
          </table:table-cell>
        </table:table-row>
        <table:table-row table:style-name="ro1">
          <table:table-cell office:value-type="float" office:value="1.76636363636" calcext:value-type="float">
            <text:p>1.7663636364</text:p>
          </table:table-cell>
          <table:table-cell office:value-type="float" office:value="103435.403461" calcext:value-type="float">
            <text:p>103435.403461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100820.593154" calcext:value-type="float">
            <text:p>100820.593154</text:p>
          </table:table-cell>
        </table:table-row>
        <table:table-row table:style-name="ro1">
          <table:table-cell office:value-type="float" office:value="1.76963636364" calcext:value-type="float">
            <text:p>1.7696363636</text:p>
          </table:table-cell>
          <table:table-cell office:value-type="float" office:value="99183.3573955" calcext:value-type="float">
            <text:p>99183.3573955</text:p>
          </table:table-cell>
        </table:table-row>
        <table:table-row table:style-name="ro1">
          <table:table-cell office:value-type="float" office:value="1.77127272727" calcext:value-type="float">
            <text:p>1.7712727273</text:p>
          </table:table-cell>
          <table:table-cell office:value-type="float" office:value="98515.1933745" calcext:value-type="float">
            <text:p>98515.1933745</text:p>
          </table:table-cell>
        </table:table-row>
        <table:table-row table:style-name="ro1">
          <table:table-cell office:value-type="float" office:value="1.77290909091" calcext:value-type="float">
            <text:p>1.7729090909</text:p>
          </table:table-cell>
          <table:table-cell office:value-type="float" office:value="97155.0727975" calcext:value-type="float">
            <text:p>97155.0727975</text:p>
          </table:table-cell>
        </table:table-row>
        <table:table-row table:style-name="ro1">
          <table:table-cell office:value-type="float" office:value="1.77454545455" calcext:value-type="float">
            <text:p>1.7745454546</text:p>
          </table:table-cell>
          <table:table-cell office:value-type="float" office:value="94164.1834595" calcext:value-type="float">
            <text:p>94164.1834595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92767.0448409" calcext:value-type="float">
            <text:p>92767.0448409</text:p>
          </table:table-cell>
        </table:table-row>
        <table:table-row table:style-name="ro1">
          <table:table-cell office:value-type="float" office:value="1.77663636364" calcext:value-type="float">
            <text:p>1.7766363636</text:p>
          </table:table-cell>
          <table:table-cell office:value-type="float" office:value="90551.0382981" calcext:value-type="float">
            <text:p>90551.0382981</text:p>
          </table:table-cell>
        </table:table-row>
        <table:table-row table:style-name="ro1">
          <table:table-cell office:value-type="float" office:value="1.77827272727" calcext:value-type="float">
            <text:p>1.7782727273</text:p>
          </table:table-cell>
          <table:table-cell office:value-type="float" office:value="91838.5904286" calcext:value-type="float">
            <text:p>91838.5904286</text:p>
          </table:table-cell>
        </table:table-row>
        <table:table-row table:style-name="ro1">
          <table:table-cell office:value-type="float" office:value="1.77990909091" calcext:value-type="float">
            <text:p>1.7799090909</text:p>
          </table:table-cell>
          <table:table-cell office:value-type="float" office:value="95892.4111869" calcext:value-type="float">
            <text:p>95892.4111869</text:p>
          </table:table-cell>
        </table:table-row>
        <table:table-row table:style-name="ro1">
          <table:table-cell office:value-type="float" office:value="1.78154545455" calcext:value-type="float">
            <text:p>1.7815454546</text:p>
          </table:table-cell>
          <table:table-cell office:value-type="float" office:value="99493.8388769" calcext:value-type="float">
            <text:p>99493.8388769</text:p>
          </table:table-cell>
        </table:table-row>
        <table:table-row table:style-name="ro1">
          <table:table-cell office:value-type="float" office:value="1.78318181818" calcext:value-type="float">
            <text:p>1.7831818182</text:p>
          </table:table-cell>
          <table:table-cell office:value-type="float" office:value="100243.752812" calcext:value-type="float">
            <text:p>100243.752812</text:p>
          </table:table-cell>
        </table:table-row>
        <table:table-row table:style-name="ro1">
          <table:table-cell office:value-type="float" office:value="1.78481818182" calcext:value-type="float">
            <text:p>1.7848181818</text:p>
          </table:table-cell>
          <table:table-cell office:value-type="float" office:value="99285.1181042" calcext:value-type="float">
            <text:p>99285.1181042</text:p>
          </table:table-cell>
        </table:table-row>
        <table:table-row table:style-name="ro1">
          <table:table-cell office:value-type="float" office:value="1.78645454545" calcext:value-type="float">
            <text:p>1.7864545455</text:p>
          </table:table-cell>
          <table:table-cell office:value-type="float" office:value="99358.3969476" calcext:value-type="float">
            <text:p>99358.3969476</text:p>
          </table:table-cell>
        </table:table-row>
        <table:table-row table:style-name="ro1">
          <table:table-cell office:value-type="float" office:value="1.78809090909" calcext:value-type="float">
            <text:p>1.7880909091</text:p>
          </table:table-cell>
          <table:table-cell office:value-type="float" office:value="103045.497638" calcext:value-type="float">
            <text:p>103045.497638</text:p>
          </table:table-cell>
        </table:table-row>
        <table:table-row table:style-name="ro1">
          <table:table-cell office:value-type="float" office:value="1.78972727273" calcext:value-type="float">
            <text:p>1.7897272727</text:p>
          </table:table-cell>
          <table:table-cell office:value-type="float" office:value="109528.188638" calcext:value-type="float">
            <text:p>109528.188638</text:p>
          </table:table-cell>
        </table:table-row>
        <table:table-row table:style-name="ro1">
          <table:table-cell office:value-type="float" office:value="1.79136363636" calcext:value-type="float">
            <text:p>1.7913636364</text:p>
          </table:table-cell>
          <table:table-cell office:value-type="float" office:value="114287.570563" calcext:value-type="float">
            <text:p>114287.570563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112718.734525" calcext:value-type="float">
            <text:p>112718.734525</text:p>
          </table:table-cell>
        </table:table-row>
        <table:table-row table:style-name="ro1">
          <table:table-cell office:value-type="float" office:value="1.79463636364" calcext:value-type="float">
            <text:p>1.7946363636</text:p>
          </table:table-cell>
          <table:table-cell office:value-type="float" office:value="107408.424629" calcext:value-type="float">
            <text:p>107408.424629</text:p>
          </table:table-cell>
        </table:table-row>
        <table:table-row table:style-name="ro1">
          <table:table-cell office:value-type="float" office:value="1.79627272727" calcext:value-type="float">
            <text:p>1.7962727273</text:p>
          </table:table-cell>
          <table:table-cell office:value-type="float" office:value="104076.734884" calcext:value-type="float">
            <text:p>104076.734884</text:p>
          </table:table-cell>
        </table:table-row>
        <table:table-row table:style-name="ro1">
          <table:table-cell office:value-type="float" office:value="1.79790909091" calcext:value-type="float">
            <text:p>1.7979090909</text:p>
          </table:table-cell>
          <table:table-cell office:value-type="float" office:value="103632.186841" calcext:value-type="float">
            <text:p>103632.186841</text:p>
          </table:table-cell>
        </table:table-row>
        <table:table-row table:style-name="ro1">
          <table:table-cell office:value-type="float" office:value="1.79954545455" calcext:value-type="float">
            <text:p>1.7995454546</text:p>
          </table:table-cell>
          <table:table-cell office:value-type="float" office:value="101730.134552" calcext:value-type="float">
            <text:p>101730.1345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157.786403" calcext:value-type="float">
            <text:p>100157.786403</text:p>
          </table:table-cell>
        </table:table-row>
        <table:table-row table:style-name="ro1">
          <table:table-cell office:value-type="float" office:value="1.80163636364" calcext:value-type="float">
            <text:p>1.8016363636</text:p>
          </table:table-cell>
          <table:table-cell office:value-type="float" office:value="95053.934739" calcext:value-type="float">
            <text:p>95053.934739</text:p>
          </table:table-cell>
        </table:table-row>
        <table:table-row table:style-name="ro1">
          <table:table-cell office:value-type="float" office:value="1.80327272727" calcext:value-type="float">
            <text:p>1.8032727273</text:p>
          </table:table-cell>
          <table:table-cell office:value-type="float" office:value="91304.6831655" calcext:value-type="float">
            <text:p>91304.6831655</text:p>
          </table:table-cell>
        </table:table-row>
        <table:table-row table:style-name="ro1">
          <table:table-cell office:value-type="float" office:value="1.80490909091" calcext:value-type="float">
            <text:p>1.8049090909</text:p>
          </table:table-cell>
          <table:table-cell office:value-type="float" office:value="91353.6881027" calcext:value-type="float">
            <text:p>91353.6881027</text:p>
          </table:table-cell>
        </table:table-row>
        <table:table-row table:style-name="ro1">
          <table:table-cell office:value-type="float" office:value="1.80654545455" calcext:value-type="float">
            <text:p>1.8065454546</text:p>
          </table:table-cell>
          <table:table-cell office:value-type="float" office:value="92627.9761479" calcext:value-type="float">
            <text:p>92627.9761479</text:p>
          </table:table-cell>
        </table:table-row>
        <table:table-row table:style-name="ro1">
          <table:table-cell office:value-type="float" office:value="1.80818181818" calcext:value-type="float">
            <text:p>1.8081818182</text:p>
          </table:table-cell>
          <table:table-cell office:value-type="float" office:value="90644.7387862" calcext:value-type="float">
            <text:p>90644.7387862</text:p>
          </table:table-cell>
        </table:table-row>
        <table:table-row table:style-name="ro1">
          <table:table-cell office:value-type="float" office:value="1.80981818182" calcext:value-type="float">
            <text:p>1.8098181818</text:p>
          </table:table-cell>
          <table:table-cell office:value-type="float" office:value="85708.0953185" calcext:value-type="float">
            <text:p>85708.0953185</text:p>
          </table:table-cell>
        </table:table-row>
        <table:table-row table:style-name="ro1">
          <table:table-cell office:value-type="float" office:value="1.81145454545" calcext:value-type="float">
            <text:p>1.8114545455</text:p>
          </table:table-cell>
          <table:table-cell office:value-type="float" office:value="83723.3580968" calcext:value-type="float">
            <text:p>83723.3580968</text:p>
          </table:table-cell>
        </table:table-row>
        <table:table-row table:style-name="ro1">
          <table:table-cell office:value-type="float" office:value="1.81309090909" calcext:value-type="float">
            <text:p>1.8130909091</text:p>
          </table:table-cell>
          <table:table-cell office:value-type="float" office:value="88785.7384459" calcext:value-type="float">
            <text:p>88785.7384459</text:p>
          </table:table-cell>
        </table:table-row>
        <table:table-row table:style-name="ro1">
          <table:table-cell office:value-type="float" office:value="1.81472727273" calcext:value-type="float">
            <text:p>1.8147272727</text:p>
          </table:table-cell>
          <table:table-cell office:value-type="float" office:value="95543.3358342" calcext:value-type="float">
            <text:p>95543.3358342</text:p>
          </table:table-cell>
        </table:table-row>
        <table:table-row table:style-name="ro1">
          <table:table-cell office:value-type="float" office:value="1.81636363636" calcext:value-type="float">
            <text:p>1.8163636364</text:p>
          </table:table-cell>
          <table:table-cell office:value-type="float" office:value="98642.2071304" calcext:value-type="float">
            <text:p>98642.2071304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98257.4560762" calcext:value-type="float">
            <text:p>98257.4560762</text:p>
          </table:table-cell>
        </table:table-row>
        <table:table-row table:style-name="ro1">
          <table:table-cell office:value-type="float" office:value="1.81963636364" calcext:value-type="float">
            <text:p>1.8196363636</text:p>
          </table:table-cell>
          <table:table-cell office:value-type="float" office:value="97914.2631108" calcext:value-type="float">
            <text:p>97914.2631108</text:p>
          </table:table-cell>
        </table:table-row>
        <table:table-row table:style-name="ro1">
          <table:table-cell office:value-type="float" office:value="1.82127272727" calcext:value-type="float">
            <text:p>1.8212727273</text:p>
          </table:table-cell>
          <table:table-cell office:value-type="float" office:value="101807.746546" calcext:value-type="float">
            <text:p>101807.746546</text:p>
          </table:table-cell>
        </table:table-row>
        <table:table-row table:style-name="ro1">
          <table:table-cell office:value-type="float" office:value="1.82290909091" calcext:value-type="float">
            <text:p>1.8229090909</text:p>
          </table:table-cell>
          <table:table-cell office:value-type="float" office:value="107087.172979" calcext:value-type="float">
            <text:p>107087.172979</text:p>
          </table:table-cell>
        </table:table-row>
        <table:table-row table:style-name="ro1">
          <table:table-cell office:value-type="float" office:value="1.82454545455" calcext:value-type="float">
            <text:p>1.8245454546</text:p>
          </table:table-cell>
          <table:table-cell office:value-type="float" office:value="108663.518901" calcext:value-type="float">
            <text:p>108663.518901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07475.043407" calcext:value-type="float">
            <text:p>107475.043407</text:p>
          </table:table-cell>
        </table:table-row>
        <table:table-row table:style-name="ro1">
          <table:table-cell office:value-type="float" office:value="1.82663636364" calcext:value-type="float">
            <text:p>1.8266363636</text:p>
          </table:table-cell>
          <table:table-cell office:value-type="float" office:value="102023.379764" calcext:value-type="float">
            <text:p>102023.379764</text:p>
          </table:table-cell>
        </table:table-row>
        <table:table-row table:style-name="ro1">
          <table:table-cell office:value-type="float" office:value="1.82827272727" calcext:value-type="float">
            <text:p>1.8282727273</text:p>
          </table:table-cell>
          <table:table-cell office:value-type="float" office:value="97371.9332833" calcext:value-type="float">
            <text:p>97371.9332833</text:p>
          </table:table-cell>
        </table:table-row>
        <table:table-row table:style-name="ro1">
          <table:table-cell office:value-type="float" office:value="1.82990909091" calcext:value-type="float">
            <text:p>1.8299090909</text:p>
          </table:table-cell>
          <table:table-cell office:value-type="float" office:value="95808.269889" calcext:value-type="float">
            <text:p>95808.269889</text:p>
          </table:table-cell>
        </table:table-row>
        <table:table-row table:style-name="ro1">
          <table:table-cell office:value-type="float" office:value="1.83154545455" calcext:value-type="float">
            <text:p>1.8315454546</text:p>
          </table:table-cell>
          <table:table-cell office:value-type="float" office:value="93312.1267037" calcext:value-type="float">
            <text:p>93312.1267037</text:p>
          </table:table-cell>
        </table:table-row>
        <table:table-row table:style-name="ro1">
          <table:table-cell office:value-type="float" office:value="1.83318181818" calcext:value-type="float">
            <text:p>1.8331818182</text:p>
          </table:table-cell>
          <table:table-cell office:value-type="float" office:value="85894.3312393" calcext:value-type="float">
            <text:p>85894.3312393</text:p>
          </table:table-cell>
        </table:table-row>
        <table:table-row table:style-name="ro1">
          <table:table-cell office:value-type="float" office:value="1.83481818182" calcext:value-type="float">
            <text:p>1.8348181818</text:p>
          </table:table-cell>
          <table:table-cell office:value-type="float" office:value="78328.5980553" calcext:value-type="float">
            <text:p>78328.5980553</text:p>
          </table:table-cell>
        </table:table-row>
        <table:table-row table:style-name="ro1">
          <table:table-cell office:value-type="float" office:value="1.83645454545" calcext:value-type="float">
            <text:p>1.8364545455</text:p>
          </table:table-cell>
          <table:table-cell office:value-type="float" office:value="77825.7550239" calcext:value-type="float">
            <text:p>77825.7550239</text:p>
          </table:table-cell>
        </table:table-row>
        <table:table-row table:style-name="ro1">
          <table:table-cell office:value-type="float" office:value="1.83809090909" calcext:value-type="float">
            <text:p>1.8380909091</text:p>
          </table:table-cell>
          <table:table-cell office:value-type="float" office:value="85264.8478625" calcext:value-type="float">
            <text:p>85264.8478625</text:p>
          </table:table-cell>
        </table:table-row>
        <table:table-row table:style-name="ro1">
          <table:table-cell office:value-type="float" office:value="1.83972727273" calcext:value-type="float">
            <text:p>1.8397272727</text:p>
          </table:table-cell>
          <table:table-cell office:value-type="float" office:value="92188.4047144" calcext:value-type="float">
            <text:p>92188.4047144</text:p>
          </table:table-cell>
        </table:table-row>
        <table:table-row table:style-name="ro1">
          <table:table-cell office:value-type="float" office:value="1.84136363636" calcext:value-type="float">
            <text:p>1.8413636364</text:p>
          </table:table-cell>
          <table:table-cell office:value-type="float" office:value="95106.5838291" calcext:value-type="float">
            <text:p>95106.5838291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95850.9830027" calcext:value-type="float">
            <text:p>95850.9830027</text:p>
          </table:table-cell>
        </table:table-row>
        <table:table-row table:style-name="ro1">
          <table:table-cell office:value-type="float" office:value="1.84463636364" calcext:value-type="float">
            <text:p>1.8446363636</text:p>
          </table:table-cell>
          <table:table-cell office:value-type="float" office:value="94849.9441954" calcext:value-type="float">
            <text:p>94849.9441954</text:p>
          </table:table-cell>
        </table:table-row>
        <table:table-row table:style-name="ro1">
          <table:table-cell office:value-type="float" office:value="1.84627272727" calcext:value-type="float">
            <text:p>1.8462727273</text:p>
          </table:table-cell>
          <table:table-cell office:value-type="float" office:value="93576.8680034" calcext:value-type="float">
            <text:p>93576.8680034</text:p>
          </table:table-cell>
        </table:table-row>
        <table:table-row table:style-name="ro1">
          <table:table-cell office:value-type="float" office:value="1.84790909091" calcext:value-type="float">
            <text:p>1.8479090909</text:p>
          </table:table-cell>
          <table:table-cell office:value-type="float" office:value="93055.619268" calcext:value-type="float">
            <text:p>93055.619268</text:p>
          </table:table-cell>
        </table:table-row>
        <table:table-row table:style-name="ro1">
          <table:table-cell office:value-type="float" office:value="1.84954545455" calcext:value-type="float">
            <text:p>1.8495454546</text:p>
          </table:table-cell>
          <table:table-cell office:value-type="float" office:value="92867.3050407" calcext:value-type="float">
            <text:p>92867.305040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92421.1251878" calcext:value-type="float">
            <text:p>92421.1251878</text:p>
          </table:table-cell>
        </table:table-row>
        <table:table-row table:style-name="ro1">
          <table:table-cell office:value-type="float" office:value="1.85163636364" calcext:value-type="float">
            <text:p>1.8516363636</text:p>
          </table:table-cell>
          <table:table-cell office:value-type="float" office:value="91980.2211124" calcext:value-type="float">
            <text:p>91980.2211124</text:p>
          </table:table-cell>
        </table:table-row>
        <table:table-row table:style-name="ro1">
          <table:table-cell office:value-type="float" office:value="1.85327272727" calcext:value-type="float">
            <text:p>1.8532727273</text:p>
          </table:table-cell>
          <table:table-cell office:value-type="float" office:value="91689.4073033" calcext:value-type="float">
            <text:p>91689.4073033</text:p>
          </table:table-cell>
        </table:table-row>
        <table:table-row table:style-name="ro1">
          <table:table-cell office:value-type="float" office:value="1.85490909091" calcext:value-type="float">
            <text:p>1.8549090909</text:p>
          </table:table-cell>
          <table:table-cell office:value-type="float" office:value="91836.8126088" calcext:value-type="float">
            <text:p>91836.8126088</text:p>
          </table:table-cell>
        </table:table-row>
        <table:table-row table:style-name="ro1">
          <table:table-cell office:value-type="float" office:value="1.85654545455" calcext:value-type="float">
            <text:p>1.8565454546</text:p>
          </table:table-cell>
          <table:table-cell office:value-type="float" office:value="92184.1313322" calcext:value-type="float">
            <text:p>92184.1313322</text:p>
          </table:table-cell>
        </table:table-row>
        <table:table-row table:style-name="ro1">
          <table:table-cell office:value-type="float" office:value="1.85818181818" calcext:value-type="float">
            <text:p>1.8581818182</text:p>
          </table:table-cell>
          <table:table-cell office:value-type="float" office:value="92440.6688344" calcext:value-type="float">
            <text:p>92440.6688344</text:p>
          </table:table-cell>
        </table:table-row>
        <table:table-row table:style-name="ro1">
          <table:table-cell office:value-type="float" office:value="1.85981818182" calcext:value-type="float">
            <text:p>1.8598181818</text:p>
          </table:table-cell>
          <table:table-cell office:value-type="float" office:value="92768.2106335" calcext:value-type="float">
            <text:p>92768.2106335</text:p>
          </table:table-cell>
        </table:table-row>
        <table:table-row table:style-name="ro1">
          <table:table-cell office:value-type="float" office:value="1.86145454545" calcext:value-type="float">
            <text:p>1.8614545455</text:p>
          </table:table-cell>
          <table:table-cell office:value-type="float" office:value="93248.549255" calcext:value-type="float">
            <text:p>93248.549255</text:p>
          </table:table-cell>
        </table:table-row>
        <table:table-row table:style-name="ro1">
          <table:table-cell office:value-type="float" office:value="1.86309090909" calcext:value-type="float">
            <text:p>1.8630909091</text:p>
          </table:table-cell>
          <table:table-cell office:value-type="float" office:value="93746.2184006" calcext:value-type="float">
            <text:p>93746.2184006</text:p>
          </table:table-cell>
        </table:table-row>
        <table:table-row table:style-name="ro1">
          <table:table-cell office:value-type="float" office:value="1.86472727273" calcext:value-type="float">
            <text:p>1.8647272727</text:p>
          </table:table-cell>
          <table:table-cell office:value-type="float" office:value="94215.1970247" calcext:value-type="float">
            <text:p>94215.1970247</text:p>
          </table:table-cell>
        </table:table-row>
        <table:table-row table:style-name="ro1">
          <table:table-cell office:value-type="float" office:value="1.86636363636" calcext:value-type="float">
            <text:p>1.8663636364</text:p>
          </table:table-cell>
          <table:table-cell office:value-type="float" office:value="94779.1674215" calcext:value-type="float">
            <text:p>94779.1674215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95299.3847215" calcext:value-type="float">
            <text:p>95299.3847215</text:p>
          </table:table-cell>
        </table:table-row>
        <table:table-row table:style-name="ro1">
          <table:table-cell office:value-type="float" office:value="1.86963636364" calcext:value-type="float">
            <text:p>1.8696363636</text:p>
          </table:table-cell>
          <table:table-cell office:value-type="float" office:value="95373.4809035" calcext:value-type="float">
            <text:p>95373.4809035</text:p>
          </table:table-cell>
        </table:table-row>
        <table:table-row table:style-name="ro1">
          <table:table-cell office:value-type="float" office:value="1.87127272727" calcext:value-type="float">
            <text:p>1.8712727273</text:p>
          </table:table-cell>
          <table:table-cell office:value-type="float" office:value="94653.3332733" calcext:value-type="float">
            <text:p>94653.3332733</text:p>
          </table:table-cell>
        </table:table-row>
        <table:table-row table:style-name="ro1">
          <table:table-cell office:value-type="float" office:value="1.87290909091" calcext:value-type="float">
            <text:p>1.8729090909</text:p>
          </table:table-cell>
          <table:table-cell office:value-type="float" office:value="93530.0436758" calcext:value-type="float">
            <text:p>93530.0436758</text:p>
          </table:table-cell>
        </table:table-row>
        <table:table-row table:style-name="ro1">
          <table:table-cell office:value-type="float" office:value="1.87454545455" calcext:value-type="float">
            <text:p>1.8745454546</text:p>
          </table:table-cell>
          <table:table-cell office:value-type="float" office:value="92674.4544547" calcext:value-type="float">
            <text:p>92674.4544547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92170.52372" calcext:value-type="float">
            <text:p>92170.52372</text:p>
          </table:table-cell>
        </table:table-row>
        <table:table-row table:style-name="ro1">
          <table:table-cell office:value-type="float" office:value="1.87663636364" calcext:value-type="float">
            <text:p>1.8766363636</text:p>
          </table:table-cell>
          <table:table-cell office:value-type="float" office:value="91512.9497006" calcext:value-type="float">
            <text:p>91512.9497006</text:p>
          </table:table-cell>
        </table:table-row>
        <table:table-row table:style-name="ro1">
          <table:table-cell office:value-type="float" office:value="1.87827272727" calcext:value-type="float">
            <text:p>1.8782727273</text:p>
          </table:table-cell>
          <table:table-cell office:value-type="float" office:value="91150.200473" calcext:value-type="float">
            <text:p>91150.200473</text:p>
          </table:table-cell>
        </table:table-row>
        <table:table-row table:style-name="ro1">
          <table:table-cell office:value-type="float" office:value="1.87990909091" calcext:value-type="float">
            <text:p>1.8799090909</text:p>
          </table:table-cell>
          <table:table-cell office:value-type="float" office:value="91261.6964804" calcext:value-type="float">
            <text:p>91261.6964804</text:p>
          </table:table-cell>
        </table:table-row>
        <table:table-row table:style-name="ro1">
          <table:table-cell office:value-type="float" office:value="1.88154545455" calcext:value-type="float">
            <text:p>1.8815454546</text:p>
          </table:table-cell>
          <table:table-cell office:value-type="float" office:value="91615.9423953" calcext:value-type="float">
            <text:p>91615.9423953</text:p>
          </table:table-cell>
        </table:table-row>
        <table:table-row table:style-name="ro1">
          <table:table-cell office:value-type="float" office:value="1.88318181818" calcext:value-type="float">
            <text:p>1.8831818182</text:p>
          </table:table-cell>
          <table:table-cell office:value-type="float" office:value="91917.7940051" calcext:value-type="float">
            <text:p>91917.7940051</text:p>
          </table:table-cell>
        </table:table-row>
        <table:table-row table:style-name="ro1">
          <table:table-cell office:value-type="float" office:value="1.88481818182" calcext:value-type="float">
            <text:p>1.8848181818</text:p>
          </table:table-cell>
          <table:table-cell office:value-type="float" office:value="92052.2259577" calcext:value-type="float">
            <text:p>92052.2259577</text:p>
          </table:table-cell>
        </table:table-row>
        <table:table-row table:style-name="ro1">
          <table:table-cell office:value-type="float" office:value="1.88645454545" calcext:value-type="float">
            <text:p>1.8864545455</text:p>
          </table:table-cell>
          <table:table-cell office:value-type="float" office:value="92174.911712" calcext:value-type="float">
            <text:p>92174.911712</text:p>
          </table:table-cell>
        </table:table-row>
        <table:table-row table:style-name="ro1">
          <table:table-cell office:value-type="float" office:value="1.88809090909" calcext:value-type="float">
            <text:p>1.8880909091</text:p>
          </table:table-cell>
          <table:table-cell office:value-type="float" office:value="92324.5808138" calcext:value-type="float">
            <text:p>92324.5808138</text:p>
          </table:table-cell>
        </table:table-row>
        <table:table-row table:style-name="ro1">
          <table:table-cell office:value-type="float" office:value="1.88972727273" calcext:value-type="float">
            <text:p>1.8897272727</text:p>
          </table:table-cell>
          <table:table-cell office:value-type="float" office:value="92384.5399766" calcext:value-type="float">
            <text:p>92384.5399766</text:p>
          </table:table-cell>
        </table:table-row>
        <table:table-row table:style-name="ro1">
          <table:table-cell office:value-type="float" office:value="1.89136363636" calcext:value-type="float">
            <text:p>1.8913636364</text:p>
          </table:table-cell>
          <table:table-cell office:value-type="float" office:value="92105.6561612" calcext:value-type="float">
            <text:p>92105.6561612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91510.4587829" calcext:value-type="float">
            <text:p>91510.4587829</text:p>
          </table:table-cell>
        </table:table-row>
        <table:table-row table:style-name="ro1">
          <table:table-cell office:value-type="float" office:value="1.89463636364" calcext:value-type="float">
            <text:p>1.8946363636</text:p>
          </table:table-cell>
          <table:table-cell office:value-type="float" office:value="90893.1471662" calcext:value-type="float">
            <text:p>90893.1471662</text:p>
          </table:table-cell>
        </table:table-row>
        <table:table-row table:style-name="ro1">
          <table:table-cell office:value-type="float" office:value="1.89627272727" calcext:value-type="float">
            <text:p>1.8962727273</text:p>
          </table:table-cell>
          <table:table-cell office:value-type="float" office:value="90554.8609533" calcext:value-type="float">
            <text:p>90554.8609533</text:p>
          </table:table-cell>
        </table:table-row>
        <table:table-row table:style-name="ro1">
          <table:table-cell office:value-type="float" office:value="1.89790909091" calcext:value-type="float">
            <text:p>1.8979090909</text:p>
          </table:table-cell>
          <table:table-cell office:value-type="float" office:value="90415.2797797" calcext:value-type="float">
            <text:p>90415.2797797</text:p>
          </table:table-cell>
        </table:table-row>
        <table:table-row table:style-name="ro1">
          <table:table-cell office:value-type="float" office:value="1.89954545455" calcext:value-type="float">
            <text:p>1.8995454546</text:p>
          </table:table-cell>
          <table:table-cell office:value-type="float" office:value="90252.0462089" calcext:value-type="float">
            <text:p>90252.046208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9809.7266162" calcext:value-type="float">
            <text:p>89809.7266162</text:p>
          </table:table-cell>
        </table:table-row>
        <table:table-row table:style-name="ro1">
          <table:table-cell office:value-type="float" office:value="1.90163636364" calcext:value-type="float">
            <text:p>1.9016363636</text:p>
          </table:table-cell>
          <table:table-cell office:value-type="float" office:value="89429.9036106" calcext:value-type="float">
            <text:p>89429.9036106</text:p>
          </table:table-cell>
        </table:table-row>
        <table:table-row table:style-name="ro1">
          <table:table-cell office:value-type="float" office:value="1.90327272727" calcext:value-type="float">
            <text:p>1.9032727273</text:p>
          </table:table-cell>
          <table:table-cell office:value-type="float" office:value="89311.687459" calcext:value-type="float">
            <text:p>89311.687459</text:p>
          </table:table-cell>
        </table:table-row>
        <table:table-row table:style-name="ro1">
          <table:table-cell office:value-type="float" office:value="1.90490909091" calcext:value-type="float">
            <text:p>1.9049090909</text:p>
          </table:table-cell>
          <table:table-cell office:value-type="float" office:value="90096.1138139" calcext:value-type="float">
            <text:p>90096.1138139</text:p>
          </table:table-cell>
        </table:table-row>
        <table:table-row table:style-name="ro1">
          <table:table-cell office:value-type="float" office:value="1.90654545455" calcext:value-type="float">
            <text:p>1.9065454546</text:p>
          </table:table-cell>
          <table:table-cell office:value-type="float" office:value="91148.4731772" calcext:value-type="float">
            <text:p>91148.4731772</text:p>
          </table:table-cell>
        </table:table-row>
        <table:table-row table:style-name="ro1">
          <table:table-cell office:value-type="float" office:value="1.90818181818" calcext:value-type="float">
            <text:p>1.9081818182</text:p>
          </table:table-cell>
          <table:table-cell office:value-type="float" office:value="91402.3916988" calcext:value-type="float">
            <text:p>91402.3916988</text:p>
          </table:table-cell>
        </table:table-row>
        <table:table-row table:style-name="ro1">
          <table:table-cell office:value-type="float" office:value="1.90981818182" calcext:value-type="float">
            <text:p>1.9098181818</text:p>
          </table:table-cell>
          <table:table-cell office:value-type="float" office:value="90908.8179748" calcext:value-type="float">
            <text:p>90908.8179748</text:p>
          </table:table-cell>
        </table:table-row>
        <table:table-row table:style-name="ro1">
          <table:table-cell office:value-type="float" office:value="1.91145454545" calcext:value-type="float">
            <text:p>1.9114545455</text:p>
          </table:table-cell>
          <table:table-cell office:value-type="float" office:value="90458.7788405" calcext:value-type="float">
            <text:p>90458.7788405</text:p>
          </table:table-cell>
        </table:table-row>
        <table:table-row table:style-name="ro1">
          <table:table-cell office:value-type="float" office:value="1.91309090909" calcext:value-type="float">
            <text:p>1.9130909091</text:p>
          </table:table-cell>
          <table:table-cell office:value-type="float" office:value="90531.3147667" calcext:value-type="float">
            <text:p>90531.3147667</text:p>
          </table:table-cell>
        </table:table-row>
        <table:table-row table:style-name="ro1">
          <table:table-cell office:value-type="float" office:value="1.91472727273" calcext:value-type="float">
            <text:p>1.9147272727</text:p>
          </table:table-cell>
          <table:table-cell office:value-type="float" office:value="90963.021472" calcext:value-type="float">
            <text:p>90963.021472</text:p>
          </table:table-cell>
        </table:table-row>
        <table:table-row table:style-name="ro1">
          <table:table-cell office:value-type="float" office:value="1.91636363636" calcext:value-type="float">
            <text:p>1.9163636364</text:p>
          </table:table-cell>
          <table:table-cell office:value-type="float" office:value="91198.8652672" calcext:value-type="float">
            <text:p>91198.8652672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90951.9153337" calcext:value-type="float">
            <text:p>90951.9153337</text:p>
          </table:table-cell>
        </table:table-row>
        <table:table-row table:style-name="ro1">
          <table:table-cell office:value-type="float" office:value="1.91963636364" calcext:value-type="float">
            <text:p>1.9196363636</text:p>
          </table:table-cell>
          <table:table-cell office:value-type="float" office:value="90517.8856274" calcext:value-type="float">
            <text:p>90517.8856274</text:p>
          </table:table-cell>
        </table:table-row>
        <table:table-row table:style-name="ro1">
          <table:table-cell office:value-type="float" office:value="1.92127272727" calcext:value-type="float">
            <text:p>1.9212727273</text:p>
          </table:table-cell>
          <table:table-cell office:value-type="float" office:value="90330.6017683" calcext:value-type="float">
            <text:p>90330.6017683</text:p>
          </table:table-cell>
        </table:table-row>
        <table:table-row table:style-name="ro1">
          <table:table-cell office:value-type="float" office:value="1.92290909091" calcext:value-type="float">
            <text:p>1.9229090909</text:p>
          </table:table-cell>
          <table:table-cell office:value-type="float" office:value="90778.8342982" calcext:value-type="float">
            <text:p>90778.8342982</text:p>
          </table:table-cell>
        </table:table-row>
        <table:table-row table:style-name="ro1">
          <table:table-cell office:value-type="float" office:value="1.92454545455" calcext:value-type="float">
            <text:p>1.9245454546</text:p>
          </table:table-cell>
          <table:table-cell office:value-type="float" office:value="91564.9808772" calcext:value-type="float">
            <text:p>91564.9808772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91455.3250594" calcext:value-type="float">
            <text:p>91455.3250594</text:p>
          </table:table-cell>
        </table:table-row>
        <table:table-row table:style-name="ro1">
          <table:table-cell office:value-type="float" office:value="1.92663636364" calcext:value-type="float">
            <text:p>1.9266363636</text:p>
          </table:table-cell>
          <table:table-cell office:value-type="float" office:value="91821.9124243" calcext:value-type="float">
            <text:p>91821.9124243</text:p>
          </table:table-cell>
        </table:table-row>
        <table:table-row table:style-name="ro1">
          <table:table-cell office:value-type="float" office:value="1.92827272727" calcext:value-type="float">
            <text:p>1.9282727273</text:p>
          </table:table-cell>
          <table:table-cell office:value-type="float" office:value="91651.4720192" calcext:value-type="float">
            <text:p>91651.4720192</text:p>
          </table:table-cell>
        </table:table-row>
        <table:table-row table:style-name="ro1">
          <table:table-cell office:value-type="float" office:value="1.92990909091" calcext:value-type="float">
            <text:p>1.9299090909</text:p>
          </table:table-cell>
          <table:table-cell office:value-type="float" office:value="91487.0690175" calcext:value-type="float">
            <text:p>91487.0690175</text:p>
          </table:table-cell>
        </table:table-row>
        <table:table-row table:style-name="ro1">
          <table:table-cell office:value-type="float" office:value="1.93154545455" calcext:value-type="float">
            <text:p>1.9315454546</text:p>
          </table:table-cell>
          <table:table-cell office:value-type="float" office:value="91703.1054201" calcext:value-type="float">
            <text:p>91703.1054201</text:p>
          </table:table-cell>
        </table:table-row>
        <table:table-row table:style-name="ro1">
          <table:table-cell office:value-type="float" office:value="1.93318181818" calcext:value-type="float">
            <text:p>1.9331818182</text:p>
          </table:table-cell>
          <table:table-cell office:value-type="float" office:value="91811.6977806" calcext:value-type="float">
            <text:p>91811.6977806</text:p>
          </table:table-cell>
        </table:table-row>
        <table:table-row table:style-name="ro1">
          <table:table-cell office:value-type="float" office:value="1.93481818182" calcext:value-type="float">
            <text:p>1.9348181818</text:p>
          </table:table-cell>
          <table:table-cell office:value-type="float" office:value="91493.2172691" calcext:value-type="float">
            <text:p>91493.2172691</text:p>
          </table:table-cell>
        </table:table-row>
        <table:table-row table:style-name="ro1">
          <table:table-cell office:value-type="float" office:value="1.93645454545" calcext:value-type="float">
            <text:p>1.9364545455</text:p>
          </table:table-cell>
          <table:table-cell office:value-type="float" office:value="91203.9376814" calcext:value-type="float">
            <text:p>91203.9376814</text:p>
          </table:table-cell>
        </table:table-row>
        <table:table-row table:style-name="ro1">
          <table:table-cell office:value-type="float" office:value="1.93809090909" calcext:value-type="float">
            <text:p>1.9380909091</text:p>
          </table:table-cell>
          <table:table-cell office:value-type="float" office:value="91783.0564797" calcext:value-type="float">
            <text:p>91783.0564797</text:p>
          </table:table-cell>
        </table:table-row>
        <table:table-row table:style-name="ro1">
          <table:table-cell office:value-type="float" office:value="1.93972727273" calcext:value-type="float">
            <text:p>1.9397272727</text:p>
          </table:table-cell>
          <table:table-cell office:value-type="float" office:value="93232.191085" calcext:value-type="float">
            <text:p>93232.191085</text:p>
          </table:table-cell>
        </table:table-row>
        <table:table-row table:style-name="ro1">
          <table:table-cell office:value-type="float" office:value="1.94136363636" calcext:value-type="float">
            <text:p>1.9413636364</text:p>
          </table:table-cell>
          <table:table-cell office:value-type="float" office:value="95074.2628225" calcext:value-type="float">
            <text:p>95074.2628225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95874.1820678" calcext:value-type="float">
            <text:p>95874.1820678</text:p>
          </table:table-cell>
        </table:table-row>
        <table:table-row table:style-name="ro1">
          <table:table-cell office:value-type="float" office:value="1.94463636364" calcext:value-type="float">
            <text:p>1.9446363636</text:p>
          </table:table-cell>
          <table:table-cell office:value-type="float" office:value="94842.2971251" calcext:value-type="float">
            <text:p>94842.2971251</text:p>
          </table:table-cell>
        </table:table-row>
        <table:table-row table:style-name="ro1">
          <table:table-cell office:value-type="float" office:value="1.94627272727" calcext:value-type="float">
            <text:p>1.9462727273</text:p>
          </table:table-cell>
          <table:table-cell office:value-type="float" office:value="94817.6455794" calcext:value-type="float">
            <text:p>94817.6455794</text:p>
          </table:table-cell>
        </table:table-row>
        <table:table-row table:style-name="ro1">
          <table:table-cell office:value-type="float" office:value="1.94790909091" calcext:value-type="float">
            <text:p>1.9479090909</text:p>
          </table:table-cell>
          <table:table-cell office:value-type="float" office:value="100390.570387" calcext:value-type="float">
            <text:p>100390.570387</text:p>
          </table:table-cell>
        </table:table-row>
        <table:table-row table:style-name="ro1">
          <table:table-cell office:value-type="float" office:value="1.94954545455" calcext:value-type="float">
            <text:p>1.9495454546</text:p>
          </table:table-cell>
          <table:table-cell office:value-type="float" office:value="114074.197901" calcext:value-type="float">
            <text:p>114074.19790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17943.808053" calcext:value-type="float">
            <text:p>117943.808053</text:p>
          </table:table-cell>
        </table:table-row>
        <table:table-row table:style-name="ro1">
          <table:table-cell office:value-type="float" office:value="1.95163636364" calcext:value-type="float">
            <text:p>1.9516363636</text:p>
          </table:table-cell>
          <table:table-cell office:value-type="float" office:value="134458.054916" calcext:value-type="float">
            <text:p>134458.054916</text:p>
          </table:table-cell>
        </table:table-row>
        <table:table-row table:style-name="ro1">
          <table:table-cell office:value-type="float" office:value="1.95327272727" calcext:value-type="float">
            <text:p>1.9532727273</text:p>
          </table:table-cell>
          <table:table-cell office:value-type="float" office:value="142286.752533" calcext:value-type="float">
            <text:p>142286.752533</text:p>
          </table:table-cell>
        </table:table-row>
        <table:table-row table:style-name="ro1">
          <table:table-cell office:value-type="float" office:value="1.95490909091" calcext:value-type="float">
            <text:p>1.9549090909</text:p>
          </table:table-cell>
          <table:table-cell office:value-type="float" office:value="141308.537381" calcext:value-type="float">
            <text:p>141308.537381</text:p>
          </table:table-cell>
        </table:table-row>
        <table:table-row table:style-name="ro1">
          <table:table-cell office:value-type="float" office:value="1.95654545455" calcext:value-type="float">
            <text:p>1.9565454546</text:p>
          </table:table-cell>
          <table:table-cell office:value-type="float" office:value="140059.34456" calcext:value-type="float">
            <text:p>140059.34456</text:p>
          </table:table-cell>
        </table:table-row>
        <table:table-row table:style-name="ro1">
          <table:table-cell office:value-type="float" office:value="1.95818181818" calcext:value-type="float">
            <text:p>1.9581818182</text:p>
          </table:table-cell>
          <table:table-cell office:value-type="float" office:value="136817.822943" calcext:value-type="float">
            <text:p>136817.822943</text:p>
          </table:table-cell>
        </table:table-row>
        <table:table-row table:style-name="ro1">
          <table:table-cell office:value-type="float" office:value="1.95981818182" calcext:value-type="float">
            <text:p>1.9598181818</text:p>
          </table:table-cell>
          <table:table-cell office:value-type="float" office:value="134175.327016" calcext:value-type="float">
            <text:p>134175.327016</text:p>
          </table:table-cell>
        </table:table-row>
        <table:table-row table:style-name="ro1">
          <table:table-cell office:value-type="float" office:value="1.96145454545" calcext:value-type="float">
            <text:p>1.9614545455</text:p>
          </table:table-cell>
          <table:table-cell office:value-type="float" office:value="131743.594916" calcext:value-type="float">
            <text:p>131743.594916</text:p>
          </table:table-cell>
        </table:table-row>
        <table:table-row table:style-name="ro1">
          <table:table-cell office:value-type="float" office:value="1.96309090909" calcext:value-type="float">
            <text:p>1.9630909091</text:p>
          </table:table-cell>
          <table:table-cell office:value-type="float" office:value="129439.281203" calcext:value-type="float">
            <text:p>129439.281203</text:p>
          </table:table-cell>
        </table:table-row>
        <table:table-row table:style-name="ro1">
          <table:table-cell office:value-type="float" office:value="1.96472727273" calcext:value-type="float">
            <text:p>1.9647272727</text:p>
          </table:table-cell>
          <table:table-cell office:value-type="float" office:value="127572.097489" calcext:value-type="float">
            <text:p>127572.097489</text:p>
          </table:table-cell>
        </table:table-row>
        <table:table-row table:style-name="ro1">
          <table:table-cell office:value-type="float" office:value="1.96636363636" calcext:value-type="float">
            <text:p>1.9663636364</text:p>
          </table:table-cell>
          <table:table-cell office:value-type="float" office:value="125690.640645" calcext:value-type="float">
            <text:p>125690.640645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24182.774448" calcext:value-type="float">
            <text:p>124182.774448</text:p>
          </table:table-cell>
        </table:table-row>
        <table:table-row table:style-name="ro1">
          <table:table-cell office:value-type="float" office:value="1.96963636364" calcext:value-type="float">
            <text:p>1.9696363636</text:p>
          </table:table-cell>
          <table:table-cell office:value-type="float" office:value="122465.275568" calcext:value-type="float">
            <text:p>122465.275568</text:p>
          </table:table-cell>
        </table:table-row>
        <table:table-row table:style-name="ro1">
          <table:table-cell office:value-type="float" office:value="1.97127272727" calcext:value-type="float">
            <text:p>1.9712727273</text:p>
          </table:table-cell>
          <table:table-cell office:value-type="float" office:value="121261.137738" calcext:value-type="float">
            <text:p>121261.137738</text:p>
          </table:table-cell>
        </table:table-row>
        <table:table-row table:style-name="ro1">
          <table:table-cell office:value-type="float" office:value="1.97290909091" calcext:value-type="float">
            <text:p>1.9729090909</text:p>
          </table:table-cell>
          <table:table-cell office:value-type="float" office:value="119835.460634" calcext:value-type="float">
            <text:p>119835.460634</text:p>
          </table:table-cell>
        </table:table-row>
        <table:table-row table:style-name="ro1">
          <table:table-cell office:value-type="float" office:value="1.97454545455" calcext:value-type="float">
            <text:p>1.9745454546</text:p>
          </table:table-cell>
          <table:table-cell office:value-type="float" office:value="118720.815016" calcext:value-type="float">
            <text:p>118720.815016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117877.626933" calcext:value-type="float">
            <text:p>117877.626933</text:p>
          </table:table-cell>
        </table:table-row>
        <table:table-row table:style-name="ro1">
          <table:table-cell office:value-type="float" office:value="1.97663636364" calcext:value-type="float">
            <text:p>1.9766363636</text:p>
          </table:table-cell>
          <table:table-cell office:value-type="float" office:value="116448.312933" calcext:value-type="float">
            <text:p>116448.312933</text:p>
          </table:table-cell>
        </table:table-row>
        <table:table-row table:style-name="ro1">
          <table:table-cell office:value-type="float" office:value="1.97827272727" calcext:value-type="float">
            <text:p>1.9782727273</text:p>
          </table:table-cell>
          <table:table-cell office:value-type="float" office:value="115401.664283" calcext:value-type="float">
            <text:p>115401.664283</text:p>
          </table:table-cell>
        </table:table-row>
        <table:table-row table:style-name="ro1">
          <table:table-cell office:value-type="float" office:value="1.97990909091" calcext:value-type="float">
            <text:p>1.9799090909</text:p>
          </table:table-cell>
          <table:table-cell office:value-type="float" office:value="114484.471346" calcext:value-type="float">
            <text:p>114484.471346</text:p>
          </table:table-cell>
        </table:table-row>
        <table:table-row table:style-name="ro1">
          <table:table-cell office:value-type="float" office:value="1.98154545455" calcext:value-type="float">
            <text:p>1.9815454546</text:p>
          </table:table-cell>
          <table:table-cell office:value-type="float" office:value="114031.713641" calcext:value-type="float">
            <text:p>114031.713641</text:p>
          </table:table-cell>
        </table:table-row>
        <table:table-row table:style-name="ro1">
          <table:table-cell office:value-type="float" office:value="1.98318181818" calcext:value-type="float">
            <text:p>1.9831818182</text:p>
          </table:table-cell>
          <table:table-cell office:value-type="float" office:value="113276.657868" calcext:value-type="float">
            <text:p>113276.657868</text:p>
          </table:table-cell>
        </table:table-row>
        <table:table-row table:style-name="ro1">
          <table:table-cell office:value-type="float" office:value="1.98481818182" calcext:value-type="float">
            <text:p>1.9848181818</text:p>
          </table:table-cell>
          <table:table-cell office:value-type="float" office:value="112577.208968" calcext:value-type="float">
            <text:p>112577.208968</text:p>
          </table:table-cell>
        </table:table-row>
        <table:table-row table:style-name="ro1">
          <table:table-cell office:value-type="float" office:value="1.98645454545" calcext:value-type="float">
            <text:p>1.9864545455</text:p>
          </table:table-cell>
          <table:table-cell office:value-type="float" office:value="111632.486365" calcext:value-type="float">
            <text:p>111632.486365</text:p>
          </table:table-cell>
        </table:table-row>
        <table:table-row table:style-name="ro1">
          <table:table-cell office:value-type="float" office:value="1.98809090909" calcext:value-type="float">
            <text:p>1.9880909091</text:p>
          </table:table-cell>
          <table:table-cell office:value-type="float" office:value="110927.472302" calcext:value-type="float">
            <text:p>110927.472302</text:p>
          </table:table-cell>
        </table:table-row>
        <table:table-row table:style-name="ro1">
          <table:table-cell office:value-type="float" office:value="1.98972727273" calcext:value-type="float">
            <text:p>1.9897272727</text:p>
          </table:table-cell>
          <table:table-cell office:value-type="float" office:value="110150.295534" calcext:value-type="float">
            <text:p>110150.295534</text:p>
          </table:table-cell>
        </table:table-row>
        <table:table-row table:style-name="ro1">
          <table:table-cell office:value-type="float" office:value="1.99136363636" calcext:value-type="float">
            <text:p>1.9913636364</text:p>
          </table:table-cell>
          <table:table-cell office:value-type="float" office:value="109530.729723" calcext:value-type="float">
            <text:p>109530.729723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108752.167565" calcext:value-type="float">
            <text:p>108752.167565</text:p>
          </table:table-cell>
        </table:table-row>
        <table:table-row table:style-name="ro1">
          <table:table-cell office:value-type="float" office:value="1.99463636364" calcext:value-type="float">
            <text:p>1.9946363636</text:p>
          </table:table-cell>
          <table:table-cell office:value-type="float" office:value="108055.27218" calcext:value-type="float">
            <text:p>108055.27218</text:p>
          </table:table-cell>
        </table:table-row>
        <table:table-row table:style-name="ro1">
          <table:table-cell office:value-type="float" office:value="1.99627272727" calcext:value-type="float">
            <text:p>1.9962727273</text:p>
          </table:table-cell>
          <table:table-cell office:value-type="float" office:value="107301.772107" calcext:value-type="float">
            <text:p>107301.772107</text:p>
          </table:table-cell>
        </table:table-row>
        <table:table-row table:style-name="ro1">
          <table:table-cell office:value-type="float" office:value="1.99790909091" calcext:value-type="float">
            <text:p>1.9979090909</text:p>
          </table:table-cell>
          <table:table-cell office:value-type="float" office:value="106697.110527" calcext:value-type="float">
            <text:p>106697.110527</text:p>
          </table:table-cell>
        </table:table-row>
        <table:table-row table:style-name="ro1">
          <table:table-cell office:value-type="float" office:value="1.99954545455" calcext:value-type="float">
            <text:p>1.9995454546</text:p>
          </table:table-cell>
          <table:table-cell office:value-type="float" office:value="106045.421493" calcext:value-type="float">
            <text:p>106045.421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667.664352" calcext:value-type="float">
            <text:p>105667.664352</text:p>
          </table:table-cell>
        </table:table-row>
        <table:table-row table:style-name="ro1">
          <table:table-cell office:value-type="float" office:value="2.00163636364" calcext:value-type="float">
            <text:p>2.0016363636</text:p>
          </table:table-cell>
          <table:table-cell office:value-type="float" office:value="75830.2752397" calcext:value-type="float">
            <text:p>75830.2752397</text:p>
          </table:table-cell>
        </table:table-row>
        <table:table-row table:style-name="ro1">
          <table:table-cell office:value-type="float" office:value="2.00327272727" calcext:value-type="float">
            <text:p>2.0032727273</text:p>
          </table:table-cell>
          <table:table-cell office:value-type="float" office:value="81448.4534022" calcext:value-type="float">
            <text:p>81448.4534022</text:p>
          </table:table-cell>
        </table:table-row>
        <table:table-row table:style-name="ro1">
          <table:table-cell office:value-type="float" office:value="2.00490909091" calcext:value-type="float">
            <text:p>2.0049090909</text:p>
          </table:table-cell>
          <table:table-cell office:value-type="float" office:value="87050.9002053" calcext:value-type="float">
            <text:p>87050.9002053</text:p>
          </table:table-cell>
        </table:table-row>
        <table:table-row table:style-name="ro1">
          <table:table-cell office:value-type="float" office:value="2.00654545455" calcext:value-type="float">
            <text:p>2.0065454546</text:p>
          </table:table-cell>
          <table:table-cell office:value-type="float" office:value="92897.2870967" calcext:value-type="float">
            <text:p>92897.2870967</text:p>
          </table:table-cell>
        </table:table-row>
        <table:table-row table:style-name="ro1">
          <table:table-cell office:value-type="float" office:value="2.00818181818" calcext:value-type="float">
            <text:p>2.0081818182</text:p>
          </table:table-cell>
          <table:table-cell office:value-type="float" office:value="96402.21014" calcext:value-type="float">
            <text:p>96402.21014</text:p>
          </table:table-cell>
        </table:table-row>
        <table:table-row table:style-name="ro1">
          <table:table-cell office:value-type="float" office:value="2.00981818182" calcext:value-type="float">
            <text:p>2.0098181818</text:p>
          </table:table-cell>
          <table:table-cell office:value-type="float" office:value="95841.256632" calcext:value-type="float">
            <text:p>95841.256632</text:p>
          </table:table-cell>
        </table:table-row>
        <table:table-row table:style-name="ro1">
          <table:table-cell office:value-type="float" office:value="2.01145454545" calcext:value-type="float">
            <text:p>2.0114545455</text:p>
          </table:table-cell>
          <table:table-cell office:value-type="float" office:value="92735.0646139" calcext:value-type="float">
            <text:p>92735.0646139</text:p>
          </table:table-cell>
        </table:table-row>
        <table:table-row table:style-name="ro1">
          <table:table-cell office:value-type="float" office:value="2.01309090909" calcext:value-type="float">
            <text:p>2.0130909091</text:p>
          </table:table-cell>
          <table:table-cell office:value-type="float" office:value="88370.031603" calcext:value-type="float">
            <text:p>88370.031603</text:p>
          </table:table-cell>
        </table:table-row>
        <table:table-row table:style-name="ro1">
          <table:table-cell office:value-type="float" office:value="2.01472727273" calcext:value-type="float">
            <text:p>2.0147272727</text:p>
          </table:table-cell>
          <table:table-cell office:value-type="float" office:value="84944.0267893" calcext:value-type="float">
            <text:p>84944.0267893</text:p>
          </table:table-cell>
        </table:table-row>
        <table:table-row table:style-name="ro1">
          <table:table-cell office:value-type="float" office:value="2.01636363636" calcext:value-type="float">
            <text:p>2.0163636364</text:p>
          </table:table-cell>
          <table:table-cell office:value-type="float" office:value="84685.1819868" calcext:value-type="float">
            <text:p>84685.1819868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86869.0671434" calcext:value-type="float">
            <text:p>86869.0671434</text:p>
          </table:table-cell>
        </table:table-row>
        <table:table-row table:style-name="ro1">
          <table:table-cell office:value-type="float" office:value="2.01963636364" calcext:value-type="float">
            <text:p>2.0196363636</text:p>
          </table:table-cell>
          <table:table-cell office:value-type="float" office:value="89696.9610241" calcext:value-type="float">
            <text:p>89696.9610241</text:p>
          </table:table-cell>
        </table:table-row>
        <table:table-row table:style-name="ro1">
          <table:table-cell office:value-type="float" office:value="2.02127272727" calcext:value-type="float">
            <text:p>2.0212727273</text:p>
          </table:table-cell>
          <table:table-cell office:value-type="float" office:value="92108.8668985" calcext:value-type="float">
            <text:p>92108.8668985</text:p>
          </table:table-cell>
        </table:table-row>
        <table:table-row table:style-name="ro1">
          <table:table-cell office:value-type="float" office:value="2.02290909091" calcext:value-type="float">
            <text:p>2.0229090909</text:p>
          </table:table-cell>
          <table:table-cell office:value-type="float" office:value="93828.324722" calcext:value-type="float">
            <text:p>93828.324722</text:p>
          </table:table-cell>
        </table:table-row>
        <table:table-row table:style-name="ro1">
          <table:table-cell office:value-type="float" office:value="2.02454545455" calcext:value-type="float">
            <text:p>2.0245454546</text:p>
          </table:table-cell>
          <table:table-cell office:value-type="float" office:value="94852.2001008" calcext:value-type="float">
            <text:p>94852.2001008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94611.6561835" calcext:value-type="float">
            <text:p>94611.6561835</text:p>
          </table:table-cell>
        </table:table-row>
        <table:table-row table:style-name="ro1">
          <table:table-cell office:value-type="float" office:value="2.02663636364" calcext:value-type="float">
            <text:p>2.0266363636</text:p>
          </table:table-cell>
          <table:table-cell office:value-type="float" office:value="94319.4923689" calcext:value-type="float">
            <text:p>94319.4923689</text:p>
          </table:table-cell>
        </table:table-row>
        <table:table-row table:style-name="ro1">
          <table:table-cell office:value-type="float" office:value="2.02827272727" calcext:value-type="float">
            <text:p>2.0282727273</text:p>
          </table:table-cell>
          <table:table-cell office:value-type="float" office:value="91918.6777256" calcext:value-type="float">
            <text:p>91918.6777256</text:p>
          </table:table-cell>
        </table:table-row>
        <table:table-row table:style-name="ro1">
          <table:table-cell office:value-type="float" office:value="2.02990909091" calcext:value-type="float">
            <text:p>2.0299090909</text:p>
          </table:table-cell>
          <table:table-cell office:value-type="float" office:value="87974.82" calcext:value-type="float">
            <text:p>87974.82</text:p>
          </table:table-cell>
        </table:table-row>
        <table:table-row table:style-name="ro1">
          <table:table-cell office:value-type="float" office:value="2.03154545455" calcext:value-type="float">
            <text:p>2.0315454546</text:p>
          </table:table-cell>
          <table:table-cell office:value-type="float" office:value="85526.1561237" calcext:value-type="float">
            <text:p>85526.1561237</text:p>
          </table:table-cell>
        </table:table-row>
        <table:table-row table:style-name="ro1">
          <table:table-cell office:value-type="float" office:value="2.03318181818" calcext:value-type="float">
            <text:p>2.0331818182</text:p>
          </table:table-cell>
          <table:table-cell office:value-type="float" office:value="86213.9467871" calcext:value-type="float">
            <text:p>86213.9467871</text:p>
          </table:table-cell>
        </table:table-row>
        <table:table-row table:style-name="ro1">
          <table:table-cell office:value-type="float" office:value="2.03481818182" calcext:value-type="float">
            <text:p>2.0348181818</text:p>
          </table:table-cell>
          <table:table-cell office:value-type="float" office:value="89258.825417" calcext:value-type="float">
            <text:p>89258.825417</text:p>
          </table:table-cell>
        </table:table-row>
        <table:table-row table:style-name="ro1">
          <table:table-cell office:value-type="float" office:value="2.03645454545" calcext:value-type="float">
            <text:p>2.0364545455</text:p>
          </table:table-cell>
          <table:table-cell office:value-type="float" office:value="95085.1377949" calcext:value-type="float">
            <text:p>95085.1377949</text:p>
          </table:table-cell>
        </table:table-row>
        <table:table-row table:style-name="ro1">
          <table:table-cell office:value-type="float" office:value="2.03809090909" calcext:value-type="float">
            <text:p>2.0380909091</text:p>
          </table:table-cell>
          <table:table-cell office:value-type="float" office:value="101280.431582" calcext:value-type="float">
            <text:p>101280.431582</text:p>
          </table:table-cell>
        </table:table-row>
        <table:table-row table:style-name="ro1">
          <table:table-cell office:value-type="float" office:value="2.03972727273" calcext:value-type="float">
            <text:p>2.0397272727</text:p>
          </table:table-cell>
          <table:table-cell office:value-type="float" office:value="104944.568869" calcext:value-type="float">
            <text:p>104944.568869</text:p>
          </table:table-cell>
        </table:table-row>
        <table:table-row table:style-name="ro1">
          <table:table-cell office:value-type="float" office:value="2.04136363636" calcext:value-type="float">
            <text:p>2.0413636364</text:p>
          </table:table-cell>
          <table:table-cell office:value-type="float" office:value="105652.450934" calcext:value-type="float">
            <text:p>105652.450934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101293.327625" calcext:value-type="float">
            <text:p>101293.327625</text:p>
          </table:table-cell>
        </table:table-row>
        <table:table-row table:style-name="ro1">
          <table:table-cell office:value-type="float" office:value="2.04463636364" calcext:value-type="float">
            <text:p>2.0446363636</text:p>
          </table:table-cell>
          <table:table-cell office:value-type="float" office:value="91906.342563" calcext:value-type="float">
            <text:p>91906.342563</text:p>
          </table:table-cell>
        </table:table-row>
        <table:table-row table:style-name="ro1">
          <table:table-cell office:value-type="float" office:value="2.04627272727" calcext:value-type="float">
            <text:p>2.0462727273</text:p>
          </table:table-cell>
          <table:table-cell office:value-type="float" office:value="84321.2152841" calcext:value-type="float">
            <text:p>84321.2152841</text:p>
          </table:table-cell>
        </table:table-row>
        <table:table-row table:style-name="ro1">
          <table:table-cell office:value-type="float" office:value="2.04790909091" calcext:value-type="float">
            <text:p>2.0479090909</text:p>
          </table:table-cell>
          <table:table-cell office:value-type="float" office:value="82528.9982351" calcext:value-type="float">
            <text:p>82528.9982351</text:p>
          </table:table-cell>
        </table:table-row>
        <table:table-row table:style-name="ro1">
          <table:table-cell office:value-type="float" office:value="2.04954545455" calcext:value-type="float">
            <text:p>2.0495454546</text:p>
          </table:table-cell>
          <table:table-cell office:value-type="float" office:value="84888.6095906" calcext:value-type="float">
            <text:p>84888.609590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85738.354164" calcext:value-type="float">
            <text:p>85738.354164</text:p>
          </table:table-cell>
        </table:table-row>
        <table:table-row table:style-name="ro1">
          <table:table-cell office:value-type="float" office:value="2.05163636364" calcext:value-type="float">
            <text:p>2.0516363636</text:p>
          </table:table-cell>
          <table:table-cell office:value-type="float" office:value="90805.4220339" calcext:value-type="float">
            <text:p>90805.4220339</text:p>
          </table:table-cell>
        </table:table-row>
        <table:table-row table:style-name="ro1">
          <table:table-cell office:value-type="float" office:value="2.05327272727" calcext:value-type="float">
            <text:p>2.0532727273</text:p>
          </table:table-cell>
          <table:table-cell office:value-type="float" office:value="94682.3953306" calcext:value-type="float">
            <text:p>94682.3953306</text:p>
          </table:table-cell>
        </table:table-row>
        <table:table-row table:style-name="ro1">
          <table:table-cell office:value-type="float" office:value="2.05490909091" calcext:value-type="float">
            <text:p>2.0549090909</text:p>
          </table:table-cell>
          <table:table-cell office:value-type="float" office:value="94897.1287903" calcext:value-type="float">
            <text:p>94897.1287903</text:p>
          </table:table-cell>
        </table:table-row>
        <table:table-row table:style-name="ro1">
          <table:table-cell office:value-type="float" office:value="2.05654545455" calcext:value-type="float">
            <text:p>2.0565454546</text:p>
          </table:table-cell>
          <table:table-cell office:value-type="float" office:value="90548.8297414" calcext:value-type="float">
            <text:p>90548.8297414</text:p>
          </table:table-cell>
        </table:table-row>
        <table:table-row table:style-name="ro1">
          <table:table-cell office:value-type="float" office:value="2.05818181818" calcext:value-type="float">
            <text:p>2.0581818182</text:p>
          </table:table-cell>
          <table:table-cell office:value-type="float" office:value="82235.8397371" calcext:value-type="float">
            <text:p>82235.8397371</text:p>
          </table:table-cell>
        </table:table-row>
        <table:table-row table:style-name="ro1">
          <table:table-cell office:value-type="float" office:value="2.05981818182" calcext:value-type="float">
            <text:p>2.0598181818</text:p>
          </table:table-cell>
          <table:table-cell office:value-type="float" office:value="73434.772766" calcext:value-type="float">
            <text:p>73434.772766</text:p>
          </table:table-cell>
        </table:table-row>
        <table:table-row table:style-name="ro1">
          <table:table-cell office:value-type="float" office:value="2.06145454545" calcext:value-type="float">
            <text:p>2.0614545455</text:p>
          </table:table-cell>
          <table:table-cell office:value-type="float" office:value="70771.6265928" calcext:value-type="float">
            <text:p>70771.6265928</text:p>
          </table:table-cell>
        </table:table-row>
        <table:table-row table:style-name="ro1">
          <table:table-cell office:value-type="float" office:value="2.06309090909" calcext:value-type="float">
            <text:p>2.0630909091</text:p>
          </table:table-cell>
          <table:table-cell office:value-type="float" office:value="75446.3400736" calcext:value-type="float">
            <text:p>75446.3400736</text:p>
          </table:table-cell>
        </table:table-row>
        <table:table-row table:style-name="ro1">
          <table:table-cell office:value-type="float" office:value="2.06472727273" calcext:value-type="float">
            <text:p>2.0647272727</text:p>
          </table:table-cell>
          <table:table-cell office:value-type="float" office:value="82390.2053288" calcext:value-type="float">
            <text:p>82390.2053288</text:p>
          </table:table-cell>
        </table:table-row>
        <table:table-row table:style-name="ro1">
          <table:table-cell office:value-type="float" office:value="2.06636363636" calcext:value-type="float">
            <text:p>2.0663636364</text:p>
          </table:table-cell>
          <table:table-cell office:value-type="float" office:value="88179.3564643" calcext:value-type="float">
            <text:p>88179.3564643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92772.6191996" calcext:value-type="float">
            <text:p>92772.6191996</text:p>
          </table:table-cell>
        </table:table-row>
        <table:table-row table:style-name="ro1">
          <table:table-cell office:value-type="float" office:value="2.06963636364" calcext:value-type="float">
            <text:p>2.0696363636</text:p>
          </table:table-cell>
          <table:table-cell office:value-type="float" office:value="96294.1499225" calcext:value-type="float">
            <text:p>96294.1499225</text:p>
          </table:table-cell>
        </table:table-row>
        <table:table-row table:style-name="ro1">
          <table:table-cell office:value-type="float" office:value="2.07127272727" calcext:value-type="float">
            <text:p>2.0712727273</text:p>
          </table:table-cell>
          <table:table-cell office:value-type="float" office:value="98718.1628346" calcext:value-type="float">
            <text:p>98718.1628346</text:p>
          </table:table-cell>
        </table:table-row>
        <table:table-row table:style-name="ro1">
          <table:table-cell office:value-type="float" office:value="2.07290909091" calcext:value-type="float">
            <text:p>2.0729090909</text:p>
          </table:table-cell>
          <table:table-cell office:value-type="float" office:value="98386.089501" calcext:value-type="float">
            <text:p>98386.089501</text:p>
          </table:table-cell>
        </table:table-row>
        <table:table-row table:style-name="ro1">
          <table:table-cell office:value-type="float" office:value="2.07454545455" calcext:value-type="float">
            <text:p>2.0745454546</text:p>
          </table:table-cell>
          <table:table-cell office:value-type="float" office:value="93223.5957691" calcext:value-type="float">
            <text:p>93223.595769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90539.7468129" calcext:value-type="float">
            <text:p>90539.7468129</text:p>
          </table:table-cell>
        </table:table-row>
        <table:table-row table:style-name="ro1">
          <table:table-cell office:value-type="float" office:value="2.07663636364" calcext:value-type="float">
            <text:p>2.0766363636</text:p>
          </table:table-cell>
          <table:table-cell office:value-type="float" office:value="81494.740089" calcext:value-type="float">
            <text:p>81494.740089</text:p>
          </table:table-cell>
        </table:table-row>
        <table:table-row table:style-name="ro1">
          <table:table-cell office:value-type="float" office:value="2.07827272727" calcext:value-type="float">
            <text:p>2.0782727273</text:p>
          </table:table-cell>
          <table:table-cell office:value-type="float" office:value="76983.7976229" calcext:value-type="float">
            <text:p>76983.7976229</text:p>
          </table:table-cell>
        </table:table-row>
        <table:table-row table:style-name="ro1">
          <table:table-cell office:value-type="float" office:value="2.07990909091" calcext:value-type="float">
            <text:p>2.0799090909</text:p>
          </table:table-cell>
          <table:table-cell office:value-type="float" office:value="77691.2720644" calcext:value-type="float">
            <text:p>77691.2720644</text:p>
          </table:table-cell>
        </table:table-row>
        <table:table-row table:style-name="ro1">
          <table:table-cell office:value-type="float" office:value="2.08154545455" calcext:value-type="float">
            <text:p>2.0815454546</text:p>
          </table:table-cell>
          <table:table-cell office:value-type="float" office:value="79765.6127016" calcext:value-type="float">
            <text:p>79765.6127016</text:p>
          </table:table-cell>
        </table:table-row>
        <table:table-row table:style-name="ro1">
          <table:table-cell office:value-type="float" office:value="2.08318181818" calcext:value-type="float">
            <text:p>2.0831818182</text:p>
          </table:table-cell>
          <table:table-cell office:value-type="float" office:value="82646.5485771" calcext:value-type="float">
            <text:p>82646.5485771</text:p>
          </table:table-cell>
        </table:table-row>
        <table:table-row table:style-name="ro1">
          <table:table-cell office:value-type="float" office:value="2.08481818182" calcext:value-type="float">
            <text:p>2.0848181818</text:p>
          </table:table-cell>
          <table:table-cell office:value-type="float" office:value="90145.789186" calcext:value-type="float">
            <text:p>90145.789186</text:p>
          </table:table-cell>
        </table:table-row>
        <table:table-row table:style-name="ro1">
          <table:table-cell office:value-type="float" office:value="2.08645454545" calcext:value-type="float">
            <text:p>2.0864545455</text:p>
          </table:table-cell>
          <table:table-cell office:value-type="float" office:value="98109.4566354" calcext:value-type="float">
            <text:p>98109.4566354</text:p>
          </table:table-cell>
        </table:table-row>
        <table:table-row table:style-name="ro1">
          <table:table-cell office:value-type="float" office:value="2.08809090909" calcext:value-type="float">
            <text:p>2.0880909091</text:p>
          </table:table-cell>
          <table:table-cell office:value-type="float" office:value="99124.8856978" calcext:value-type="float">
            <text:p>99124.8856978</text:p>
          </table:table-cell>
        </table:table-row>
        <table:table-row table:style-name="ro1">
          <table:table-cell office:value-type="float" office:value="2.08972727273" calcext:value-type="float">
            <text:p>2.0897272727</text:p>
          </table:table-cell>
          <table:table-cell office:value-type="float" office:value="91737.9852537" calcext:value-type="float">
            <text:p>91737.9852537</text:p>
          </table:table-cell>
        </table:table-row>
        <table:table-row table:style-name="ro1">
          <table:table-cell office:value-type="float" office:value="2.09136363636" calcext:value-type="float">
            <text:p>2.0913636364</text:p>
          </table:table-cell>
          <table:table-cell office:value-type="float" office:value="85470.3575742" calcext:value-type="float">
            <text:p>85470.3575742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83371.1950046" calcext:value-type="float">
            <text:p>83371.1950046</text:p>
          </table:table-cell>
        </table:table-row>
        <table:table-row table:style-name="ro1">
          <table:table-cell office:value-type="float" office:value="2.09463636364" calcext:value-type="float">
            <text:p>2.0946363636</text:p>
          </table:table-cell>
          <table:table-cell office:value-type="float" office:value="83034.7477981" calcext:value-type="float">
            <text:p>83034.7477981</text:p>
          </table:table-cell>
        </table:table-row>
        <table:table-row table:style-name="ro1">
          <table:table-cell office:value-type="float" office:value="2.09627272727" calcext:value-type="float">
            <text:p>2.0962727273</text:p>
          </table:table-cell>
          <table:table-cell office:value-type="float" office:value="84208.0547199" calcext:value-type="float">
            <text:p>84208.0547199</text:p>
          </table:table-cell>
        </table:table-row>
        <table:table-row table:style-name="ro1">
          <table:table-cell office:value-type="float" office:value="2.09790909091" calcext:value-type="float">
            <text:p>2.0979090909</text:p>
          </table:table-cell>
          <table:table-cell office:value-type="float" office:value="85535.9772099" calcext:value-type="float">
            <text:p>85535.9772099</text:p>
          </table:table-cell>
        </table:table-row>
        <table:table-row table:style-name="ro1">
          <table:table-cell office:value-type="float" office:value="2.09954545455" calcext:value-type="float">
            <text:p>2.0995454546</text:p>
          </table:table-cell>
          <table:table-cell office:value-type="float" office:value="86227.2443891" calcext:value-type="float">
            <text:p>86227.244389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6004.1448394" calcext:value-type="float">
            <text:p>86004.1448394</text:p>
          </table:table-cell>
        </table:table-row>
        <table:table-row table:style-name="ro1">
          <table:table-cell office:value-type="float" office:value="2.10163636364" calcext:value-type="float">
            <text:p>2.1016363636</text:p>
          </table:table-cell>
          <table:table-cell office:value-type="float" office:value="85998.6755558" calcext:value-type="float">
            <text:p>85998.6755558</text:p>
          </table:table-cell>
        </table:table-row>
        <table:table-row table:style-name="ro1">
          <table:table-cell office:value-type="float" office:value="2.10327272727" calcext:value-type="float">
            <text:p>2.1032727273</text:p>
          </table:table-cell>
          <table:table-cell office:value-type="float" office:value="85571.3261295" calcext:value-type="float">
            <text:p>85571.3261295</text:p>
          </table:table-cell>
        </table:table-row>
        <table:table-row table:style-name="ro1">
          <table:table-cell office:value-type="float" office:value="2.10490909091" calcext:value-type="float">
            <text:p>2.1049090909</text:p>
          </table:table-cell>
          <table:table-cell office:value-type="float" office:value="85106.1986736" calcext:value-type="float">
            <text:p>85106.1986736</text:p>
          </table:table-cell>
        </table:table-row>
        <table:table-row table:style-name="ro1">
          <table:table-cell office:value-type="float" office:value="2.10654545455" calcext:value-type="float">
            <text:p>2.1065454546</text:p>
          </table:table-cell>
          <table:table-cell office:value-type="float" office:value="85194.213211" calcext:value-type="float">
            <text:p>85194.213211</text:p>
          </table:table-cell>
        </table:table-row>
        <table:table-row table:style-name="ro1">
          <table:table-cell office:value-type="float" office:value="2.10818181818" calcext:value-type="float">
            <text:p>2.1081818182</text:p>
          </table:table-cell>
          <table:table-cell office:value-type="float" office:value="86023.7730302" calcext:value-type="float">
            <text:p>86023.7730302</text:p>
          </table:table-cell>
        </table:table-row>
        <table:table-row table:style-name="ro1">
          <table:table-cell office:value-type="float" office:value="2.10981818182" calcext:value-type="float">
            <text:p>2.1098181818</text:p>
          </table:table-cell>
          <table:table-cell office:value-type="float" office:value="87144.0035775" calcext:value-type="float">
            <text:p>87144.0035775</text:p>
          </table:table-cell>
        </table:table-row>
        <table:table-row table:style-name="ro1">
          <table:table-cell office:value-type="float" office:value="2.11145454545" calcext:value-type="float">
            <text:p>2.1114545455</text:p>
          </table:table-cell>
          <table:table-cell office:value-type="float" office:value="88222.2563751" calcext:value-type="float">
            <text:p>88222.2563751</text:p>
          </table:table-cell>
        </table:table-row>
        <table:table-row table:style-name="ro1">
          <table:table-cell office:value-type="float" office:value="2.11309090909" calcext:value-type="float">
            <text:p>2.1130909091</text:p>
          </table:table-cell>
          <table:table-cell office:value-type="float" office:value="88742.9693979" calcext:value-type="float">
            <text:p>88742.9693979</text:p>
          </table:table-cell>
        </table:table-row>
        <table:table-row table:style-name="ro1">
          <table:table-cell office:value-type="float" office:value="2.11472727273" calcext:value-type="float">
            <text:p>2.1147272727</text:p>
          </table:table-cell>
          <table:table-cell office:value-type="float" office:value="88714.8737439" calcext:value-type="float">
            <text:p>88714.8737439</text:p>
          </table:table-cell>
        </table:table-row>
        <table:table-row table:style-name="ro1">
          <table:table-cell office:value-type="float" office:value="2.11636363636" calcext:value-type="float">
            <text:p>2.1163636364</text:p>
          </table:table-cell>
          <table:table-cell office:value-type="float" office:value="88920.6550485" calcext:value-type="float">
            <text:p>88920.6550485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89037.3760852" calcext:value-type="float">
            <text:p>89037.3760852</text:p>
          </table:table-cell>
        </table:table-row>
        <table:table-row table:style-name="ro1">
          <table:table-cell office:value-type="float" office:value="2.11963636364" calcext:value-type="float">
            <text:p>2.1196363636</text:p>
          </table:table-cell>
          <table:table-cell office:value-type="float" office:value="89312.866205" calcext:value-type="float">
            <text:p>89312.866205</text:p>
          </table:table-cell>
        </table:table-row>
        <table:table-row table:style-name="ro1">
          <table:table-cell office:value-type="float" office:value="2.12127272727" calcext:value-type="float">
            <text:p>2.1212727273</text:p>
          </table:table-cell>
          <table:table-cell office:value-type="float" office:value="89636.0459015" calcext:value-type="float">
            <text:p>89636.0459015</text:p>
          </table:table-cell>
        </table:table-row>
        <table:table-row table:style-name="ro1">
          <table:table-cell office:value-type="float" office:value="2.12290909091" calcext:value-type="float">
            <text:p>2.1229090909</text:p>
          </table:table-cell>
          <table:table-cell office:value-type="float" office:value="89534.4420313" calcext:value-type="float">
            <text:p>89534.4420313</text:p>
          </table:table-cell>
        </table:table-row>
        <table:table-row table:style-name="ro1">
          <table:table-cell office:value-type="float" office:value="2.12454545455" calcext:value-type="float">
            <text:p>2.1245454546</text:p>
          </table:table-cell>
          <table:table-cell office:value-type="float" office:value="88904.2378317" calcext:value-type="float">
            <text:p>88904.2378317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88379.7465965" calcext:value-type="float">
            <text:p>88379.7465965</text:p>
          </table:table-cell>
        </table:table-row>
        <table:table-row table:style-name="ro1">
          <table:table-cell office:value-type="float" office:value="2.12663636364" calcext:value-type="float">
            <text:p>2.1266363636</text:p>
          </table:table-cell>
          <table:table-cell office:value-type="float" office:value="87427.5315605" calcext:value-type="float">
            <text:p>87427.5315605</text:p>
          </table:table-cell>
        </table:table-row>
        <table:table-row table:style-name="ro1">
          <table:table-cell office:value-type="float" office:value="2.12827272727" calcext:value-type="float">
            <text:p>2.1282727273</text:p>
          </table:table-cell>
          <table:table-cell office:value-type="float" office:value="86646.5110565" calcext:value-type="float">
            <text:p>86646.5110565</text:p>
          </table:table-cell>
        </table:table-row>
        <table:table-row table:style-name="ro1">
          <table:table-cell office:value-type="float" office:value="2.12990909091" calcext:value-type="float">
            <text:p>2.1299090909</text:p>
          </table:table-cell>
          <table:table-cell office:value-type="float" office:value="86476.1790265" calcext:value-type="float">
            <text:p>86476.1790265</text:p>
          </table:table-cell>
        </table:table-row>
        <table:table-row table:style-name="ro1">
          <table:table-cell office:value-type="float" office:value="2.13154545455" calcext:value-type="float">
            <text:p>2.1315454546</text:p>
          </table:table-cell>
          <table:table-cell office:value-type="float" office:value="86812.99411" calcext:value-type="float">
            <text:p>86812.99411</text:p>
          </table:table-cell>
        </table:table-row>
        <table:table-row table:style-name="ro1">
          <table:table-cell office:value-type="float" office:value="2.13318181818" calcext:value-type="float">
            <text:p>2.1331818182</text:p>
          </table:table-cell>
          <table:table-cell office:value-type="float" office:value="87207.0558537" calcext:value-type="float">
            <text:p>87207.0558537</text:p>
          </table:table-cell>
        </table:table-row>
        <table:table-row table:style-name="ro1">
          <table:table-cell office:value-type="float" office:value="2.13481818182" calcext:value-type="float">
            <text:p>2.1348181818</text:p>
          </table:table-cell>
          <table:table-cell office:value-type="float" office:value="87522.4148913" calcext:value-type="float">
            <text:p>87522.4148913</text:p>
          </table:table-cell>
        </table:table-row>
        <table:table-row table:style-name="ro1">
          <table:table-cell office:value-type="float" office:value="2.13645454545" calcext:value-type="float">
            <text:p>2.1364545455</text:p>
          </table:table-cell>
          <table:table-cell office:value-type="float" office:value="87723.556464" calcext:value-type="float">
            <text:p>87723.556464</text:p>
          </table:table-cell>
        </table:table-row>
        <table:table-row table:style-name="ro1">
          <table:table-cell office:value-type="float" office:value="2.13809090909" calcext:value-type="float">
            <text:p>2.1380909091</text:p>
          </table:table-cell>
          <table:table-cell office:value-type="float" office:value="87769.25803" calcext:value-type="float">
            <text:p>87769.25803</text:p>
          </table:table-cell>
        </table:table-row>
        <table:table-row table:style-name="ro1">
          <table:table-cell office:value-type="float" office:value="2.13972727273" calcext:value-type="float">
            <text:p>2.1397272727</text:p>
          </table:table-cell>
          <table:table-cell office:value-type="float" office:value="87624.816874" calcext:value-type="float">
            <text:p>87624.816874</text:p>
          </table:table-cell>
        </table:table-row>
        <table:table-row table:style-name="ro1">
          <table:table-cell office:value-type="float" office:value="2.14136363636" calcext:value-type="float">
            <text:p>2.1413636364</text:p>
          </table:table-cell>
          <table:table-cell office:value-type="float" office:value="87323.6471054" calcext:value-type="float">
            <text:p>87323.647105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86672.6824135" calcext:value-type="float">
            <text:p>86672.6824135</text:p>
          </table:table-cell>
        </table:table-row>
        <table:table-row table:style-name="ro1">
          <table:table-cell office:value-type="float" office:value="2.14463636364" calcext:value-type="float">
            <text:p>2.1446363636</text:p>
          </table:table-cell>
          <table:table-cell office:value-type="float" office:value="86038.0216544" calcext:value-type="float">
            <text:p>86038.0216544</text:p>
          </table:table-cell>
        </table:table-row>
        <table:table-row table:style-name="ro1">
          <table:table-cell office:value-type="float" office:value="2.14627272727" calcext:value-type="float">
            <text:p>2.1462727273</text:p>
          </table:table-cell>
          <table:table-cell office:value-type="float" office:value="85671.5906336" calcext:value-type="float">
            <text:p>85671.5906336</text:p>
          </table:table-cell>
        </table:table-row>
        <table:table-row table:style-name="ro1">
          <table:table-cell office:value-type="float" office:value="2.14790909091" calcext:value-type="float">
            <text:p>2.1479090909</text:p>
          </table:table-cell>
          <table:table-cell office:value-type="float" office:value="85581.5717901" calcext:value-type="float">
            <text:p>85581.5717901</text:p>
          </table:table-cell>
        </table:table-row>
        <table:table-row table:style-name="ro1">
          <table:table-cell office:value-type="float" office:value="2.14954545455" calcext:value-type="float">
            <text:p>2.1495454546</text:p>
          </table:table-cell>
          <table:table-cell office:value-type="float" office:value="85781.6240655" calcext:value-type="float">
            <text:p>85781.624065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85749.0231031" calcext:value-type="float">
            <text:p>85749.0231031</text:p>
          </table:table-cell>
        </table:table-row>
        <table:table-row table:style-name="ro1">
          <table:table-cell office:value-type="float" office:value="2.15163636364" calcext:value-type="float">
            <text:p>2.1516363636</text:p>
          </table:table-cell>
          <table:table-cell office:value-type="float" office:value="86831.9715958" calcext:value-type="float">
            <text:p>86831.9715958</text:p>
          </table:table-cell>
        </table:table-row>
        <table:table-row table:style-name="ro1">
          <table:table-cell office:value-type="float" office:value="2.15327272727" calcext:value-type="float">
            <text:p>2.1532727273</text:p>
          </table:table-cell>
          <table:table-cell office:value-type="float" office:value="88711.329085" calcext:value-type="float">
            <text:p>88711.329085</text:p>
          </table:table-cell>
        </table:table-row>
        <table:table-row table:style-name="ro1">
          <table:table-cell office:value-type="float" office:value="2.15490909091" calcext:value-type="float">
            <text:p>2.1549090909</text:p>
          </table:table-cell>
          <table:table-cell office:value-type="float" office:value="90910.9036373" calcext:value-type="float">
            <text:p>90910.9036373</text:p>
          </table:table-cell>
        </table:table-row>
        <table:table-row table:style-name="ro1">
          <table:table-cell office:value-type="float" office:value="2.15654545455" calcext:value-type="float">
            <text:p>2.1565454546</text:p>
          </table:table-cell>
          <table:table-cell office:value-type="float" office:value="91956.5746987" calcext:value-type="float">
            <text:p>91956.5746987</text:p>
          </table:table-cell>
        </table:table-row>
        <table:table-row table:style-name="ro1">
          <table:table-cell office:value-type="float" office:value="2.15818181818" calcext:value-type="float">
            <text:p>2.1581818182</text:p>
          </table:table-cell>
          <table:table-cell office:value-type="float" office:value="91032.5403224" calcext:value-type="float">
            <text:p>91032.5403224</text:p>
          </table:table-cell>
        </table:table-row>
        <table:table-row table:style-name="ro1">
          <table:table-cell office:value-type="float" office:value="2.15981818182" calcext:value-type="float">
            <text:p>2.1598181818</text:p>
          </table:table-cell>
          <table:table-cell office:value-type="float" office:value="89842.4749206" calcext:value-type="float">
            <text:p>89842.4749206</text:p>
          </table:table-cell>
        </table:table-row>
        <table:table-row table:style-name="ro1">
          <table:table-cell office:value-type="float" office:value="2.16145454545" calcext:value-type="float">
            <text:p>2.1614545455</text:p>
          </table:table-cell>
          <table:table-cell office:value-type="float" office:value="89515.3290121" calcext:value-type="float">
            <text:p>89515.3290121</text:p>
          </table:table-cell>
        </table:table-row>
        <table:table-row table:style-name="ro1">
          <table:table-cell office:value-type="float" office:value="2.16309090909" calcext:value-type="float">
            <text:p>2.1630909091</text:p>
          </table:table-cell>
          <table:table-cell office:value-type="float" office:value="89784.6865149" calcext:value-type="float">
            <text:p>89784.6865149</text:p>
          </table:table-cell>
        </table:table-row>
        <table:table-row table:style-name="ro1">
          <table:table-cell office:value-type="float" office:value="2.16472727273" calcext:value-type="float">
            <text:p>2.1647272727</text:p>
          </table:table-cell>
          <table:table-cell office:value-type="float" office:value="90396.8618269" calcext:value-type="float">
            <text:p>90396.8618269</text:p>
          </table:table-cell>
        </table:table-row>
        <table:table-row table:style-name="ro1">
          <table:table-cell office:value-type="float" office:value="2.16636363636" calcext:value-type="float">
            <text:p>2.1663636364</text:p>
          </table:table-cell>
          <table:table-cell office:value-type="float" office:value="91007.0420811" calcext:value-type="float">
            <text:p>91007.0420811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91441.4487633" calcext:value-type="float">
            <text:p>91441.4487633</text:p>
          </table:table-cell>
        </table:table-row>
        <table:table-row table:style-name="ro1">
          <table:table-cell office:value-type="float" office:value="2.16963636364" calcext:value-type="float">
            <text:p>2.1696363636</text:p>
          </table:table-cell>
          <table:table-cell office:value-type="float" office:value="91230.0344058" calcext:value-type="float">
            <text:p>91230.0344058</text:p>
          </table:table-cell>
        </table:table-row>
        <table:table-row table:style-name="ro1">
          <table:table-cell office:value-type="float" office:value="2.17127272727" calcext:value-type="float">
            <text:p>2.1712727273</text:p>
          </table:table-cell>
          <table:table-cell office:value-type="float" office:value="90621.8154147" calcext:value-type="float">
            <text:p>90621.8154147</text:p>
          </table:table-cell>
        </table:table-row>
        <table:table-row table:style-name="ro1">
          <table:table-cell office:value-type="float" office:value="2.17290909091" calcext:value-type="float">
            <text:p>2.1729090909</text:p>
          </table:table-cell>
          <table:table-cell office:value-type="float" office:value="89840.4583648" calcext:value-type="float">
            <text:p>89840.4583648</text:p>
          </table:table-cell>
        </table:table-row>
        <table:table-row table:style-name="ro1">
          <table:table-cell office:value-type="float" office:value="2.17454545455" calcext:value-type="float">
            <text:p>2.1745454546</text:p>
          </table:table-cell>
          <table:table-cell office:value-type="float" office:value="89449.2047616" calcext:value-type="float">
            <text:p>89449.2047616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89061.9566214" calcext:value-type="float">
            <text:p>89061.9566214</text:p>
          </table:table-cell>
        </table:table-row>
        <table:table-row table:style-name="ro1">
          <table:table-cell office:value-type="float" office:value="2.17663636364" calcext:value-type="float">
            <text:p>2.1766363636</text:p>
          </table:table-cell>
          <table:table-cell office:value-type="float" office:value="89511.7618394" calcext:value-type="float">
            <text:p>89511.7618394</text:p>
          </table:table-cell>
        </table:table-row>
        <table:table-row table:style-name="ro1">
          <table:table-cell office:value-type="float" office:value="2.17827272727" calcext:value-type="float">
            <text:p>2.1782727273</text:p>
          </table:table-cell>
          <table:table-cell office:value-type="float" office:value="90468.6557175" calcext:value-type="float">
            <text:p>90468.6557175</text:p>
          </table:table-cell>
        </table:table-row>
        <table:table-row table:style-name="ro1">
          <table:table-cell office:value-type="float" office:value="2.17990909091" calcext:value-type="float">
            <text:p>2.1799090909</text:p>
          </table:table-cell>
          <table:table-cell office:value-type="float" office:value="91161.9461663" calcext:value-type="float">
            <text:p>91161.9461663</text:p>
          </table:table-cell>
        </table:table-row>
        <table:table-row table:style-name="ro1">
          <table:table-cell office:value-type="float" office:value="2.18154545455" calcext:value-type="float">
            <text:p>2.1815454546</text:p>
          </table:table-cell>
          <table:table-cell office:value-type="float" office:value="91912.9215519" calcext:value-type="float">
            <text:p>91912.9215519</text:p>
          </table:table-cell>
        </table:table-row>
        <table:table-row table:style-name="ro1">
          <table:table-cell office:value-type="float" office:value="2.18318181818" calcext:value-type="float">
            <text:p>2.1831818182</text:p>
          </table:table-cell>
          <table:table-cell office:value-type="float" office:value="92521.3196714" calcext:value-type="float">
            <text:p>92521.3196714</text:p>
          </table:table-cell>
        </table:table-row>
        <table:table-row table:style-name="ro1">
          <table:table-cell office:value-type="float" office:value="2.18481818182" calcext:value-type="float">
            <text:p>2.1848181818</text:p>
          </table:table-cell>
          <table:table-cell office:value-type="float" office:value="92696.2116456" calcext:value-type="float">
            <text:p>92696.2116456</text:p>
          </table:table-cell>
        </table:table-row>
        <table:table-row table:style-name="ro1">
          <table:table-cell office:value-type="float" office:value="2.18645454545" calcext:value-type="float">
            <text:p>2.1864545455</text:p>
          </table:table-cell>
          <table:table-cell office:value-type="float" office:value="92065.5060748" calcext:value-type="float">
            <text:p>92065.5060748</text:p>
          </table:table-cell>
        </table:table-row>
        <table:table-row table:style-name="ro1">
          <table:table-cell office:value-type="float" office:value="2.18809090909" calcext:value-type="float">
            <text:p>2.1880909091</text:p>
          </table:table-cell>
          <table:table-cell office:value-type="float" office:value="91359.9334041" calcext:value-type="float">
            <text:p>91359.9334041</text:p>
          </table:table-cell>
        </table:table-row>
        <table:table-row table:style-name="ro1">
          <table:table-cell office:value-type="float" office:value="2.18972727273" calcext:value-type="float">
            <text:p>2.1897272727</text:p>
          </table:table-cell>
          <table:table-cell office:value-type="float" office:value="90976.2119598" calcext:value-type="float">
            <text:p>90976.2119598</text:p>
          </table:table-cell>
        </table:table-row>
        <table:table-row table:style-name="ro1">
          <table:table-cell office:value-type="float" office:value="2.19136363636" calcext:value-type="float">
            <text:p>2.1913636364</text:p>
          </table:table-cell>
          <table:table-cell office:value-type="float" office:value="91324.4060617" calcext:value-type="float">
            <text:p>91324.4060617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93347.3455606" calcext:value-type="float">
            <text:p>93347.3455606</text:p>
          </table:table-cell>
        </table:table-row>
        <table:table-row table:style-name="ro1">
          <table:table-cell office:value-type="float" office:value="2.19463636364" calcext:value-type="float">
            <text:p>2.1946363636</text:p>
          </table:table-cell>
          <table:table-cell office:value-type="float" office:value="98291.5738917" calcext:value-type="float">
            <text:p>98291.5738917</text:p>
          </table:table-cell>
        </table:table-row>
        <table:table-row table:style-name="ro1">
          <table:table-cell office:value-type="float" office:value="2.19627272727" calcext:value-type="float">
            <text:p>2.1962727273</text:p>
          </table:table-cell>
          <table:table-cell office:value-type="float" office:value="106449.457384" calcext:value-type="float">
            <text:p>106449.457384</text:p>
          </table:table-cell>
        </table:table-row>
        <table:table-row table:style-name="ro1">
          <table:table-cell office:value-type="float" office:value="2.19790909091" calcext:value-type="float">
            <text:p>2.1979090909</text:p>
          </table:table-cell>
          <table:table-cell office:value-type="float" office:value="117446.32571" calcext:value-type="float">
            <text:p>117446.32571</text:p>
          </table:table-cell>
        </table:table-row>
        <table:table-row table:style-name="ro1">
          <table:table-cell office:value-type="float" office:value="2.19954545455" calcext:value-type="float">
            <text:p>2.1995454546</text:p>
          </table:table-cell>
          <table:table-cell office:value-type="float" office:value="128931.877816" calcext:value-type="float">
            <text:p>128931.87781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9679.689253" calcext:value-type="float">
            <text:p>129679.689253</text:p>
          </table:table-cell>
        </table:table-row>
        <table:table-row table:style-name="ro1">
          <table:table-cell office:value-type="float" office:value="2.20163636364" calcext:value-type="float">
            <text:p>2.2016363636</text:p>
          </table:table-cell>
          <table:table-cell office:value-type="float" office:value="137470.108662" calcext:value-type="float">
            <text:p>137470.108662</text:p>
          </table:table-cell>
        </table:table-row>
        <table:table-row table:style-name="ro1">
          <table:table-cell office:value-type="float" office:value="2.20327272727" calcext:value-type="float">
            <text:p>2.2032727273</text:p>
          </table:table-cell>
          <table:table-cell office:value-type="float" office:value="140517.672892" calcext:value-type="float">
            <text:p>140517.672892</text:p>
          </table:table-cell>
        </table:table-row>
        <table:table-row table:style-name="ro1">
          <table:table-cell office:value-type="float" office:value="2.20490909091" calcext:value-type="float">
            <text:p>2.2049090909</text:p>
          </table:table-cell>
          <table:table-cell office:value-type="float" office:value="138144.52773" calcext:value-type="float">
            <text:p>138144.52773</text:p>
          </table:table-cell>
        </table:table-row>
        <table:table-row table:style-name="ro1">
          <table:table-cell office:value-type="float" office:value="2.20654545455" calcext:value-type="float">
            <text:p>2.2065454546</text:p>
          </table:table-cell>
          <table:table-cell office:value-type="float" office:value="136305.076368" calcext:value-type="float">
            <text:p>136305.076368</text:p>
          </table:table-cell>
        </table:table-row>
        <table:table-row table:style-name="ro1">
          <table:table-cell office:value-type="float" office:value="2.20818181818" calcext:value-type="float">
            <text:p>2.2081818182</text:p>
          </table:table-cell>
          <table:table-cell office:value-type="float" office:value="133847.191074" calcext:value-type="float">
            <text:p>133847.191074</text:p>
          </table:table-cell>
        </table:table-row>
        <table:table-row table:style-name="ro1">
          <table:table-cell office:value-type="float" office:value="2.20981818182" calcext:value-type="float">
            <text:p>2.2098181818</text:p>
          </table:table-cell>
          <table:table-cell office:value-type="float" office:value="131845.297758" calcext:value-type="float">
            <text:p>131845.297758</text:p>
          </table:table-cell>
        </table:table-row>
        <table:table-row table:style-name="ro1">
          <table:table-cell office:value-type="float" office:value="2.21145454545" calcext:value-type="float">
            <text:p>2.2114545455</text:p>
          </table:table-cell>
          <table:table-cell office:value-type="float" office:value="130042.410543" calcext:value-type="float">
            <text:p>130042.410543</text:p>
          </table:table-cell>
        </table:table-row>
        <table:table-row table:style-name="ro1">
          <table:table-cell office:value-type="float" office:value="2.21309090909" calcext:value-type="float">
            <text:p>2.2130909091</text:p>
          </table:table-cell>
          <table:table-cell office:value-type="float" office:value="128389.182019" calcext:value-type="float">
            <text:p>128389.182019</text:p>
          </table:table-cell>
        </table:table-row>
        <table:table-row table:style-name="ro1">
          <table:table-cell office:value-type="float" office:value="2.21472727273" calcext:value-type="float">
            <text:p>2.2147272727</text:p>
          </table:table-cell>
          <table:table-cell office:value-type="float" office:value="126817.402605" calcext:value-type="float">
            <text:p>126817.402605</text:p>
          </table:table-cell>
        </table:table-row>
        <table:table-row table:style-name="ro1">
          <table:table-cell office:value-type="float" office:value="2.21636363636" calcext:value-type="float">
            <text:p>2.2163636364</text:p>
          </table:table-cell>
          <table:table-cell office:value-type="float" office:value="125240.002849" calcext:value-type="float">
            <text:p>125240.002849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123759.447985" calcext:value-type="float">
            <text:p>123759.447985</text:p>
          </table:table-cell>
        </table:table-row>
        <table:table-row table:style-name="ro1">
          <table:table-cell office:value-type="float" office:value="2.21963636364" calcext:value-type="float">
            <text:p>2.2196363636</text:p>
          </table:table-cell>
          <table:table-cell office:value-type="float" office:value="122257.601705" calcext:value-type="float">
            <text:p>122257.601705</text:p>
          </table:table-cell>
        </table:table-row>
        <table:table-row table:style-name="ro1">
          <table:table-cell office:value-type="float" office:value="2.22127272727" calcext:value-type="float">
            <text:p>2.2212727273</text:p>
          </table:table-cell>
          <table:table-cell office:value-type="float" office:value="120912.153306" calcext:value-type="float">
            <text:p>120912.153306</text:p>
          </table:table-cell>
        </table:table-row>
        <table:table-row table:style-name="ro1">
          <table:table-cell office:value-type="float" office:value="2.22290909091" calcext:value-type="float">
            <text:p>2.2229090909</text:p>
          </table:table-cell>
          <table:table-cell office:value-type="float" office:value="119422.963433" calcext:value-type="float">
            <text:p>119422.963433</text:p>
          </table:table-cell>
        </table:table-row>
        <table:table-row table:style-name="ro1">
          <table:table-cell office:value-type="float" office:value="2.22454545455" calcext:value-type="float">
            <text:p>2.2245454546</text:p>
          </table:table-cell>
          <table:table-cell office:value-type="float" office:value="117952.369649" calcext:value-type="float">
            <text:p>117952.369649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17007.719096" calcext:value-type="float">
            <text:p>117007.719096</text:p>
          </table:table-cell>
        </table:table-row>
        <table:table-row table:style-name="ro1">
          <table:table-cell office:value-type="float" office:value="2.22663636364" calcext:value-type="float">
            <text:p>2.2266363636</text:p>
          </table:table-cell>
          <table:table-cell office:value-type="float" office:value="115544.371174" calcext:value-type="float">
            <text:p>115544.371174</text:p>
          </table:table-cell>
        </table:table-row>
        <table:table-row table:style-name="ro1">
          <table:table-cell office:value-type="float" office:value="2.22827272727" calcext:value-type="float">
            <text:p>2.2282727273</text:p>
          </table:table-cell>
          <table:table-cell office:value-type="float" office:value="114354.183429" calcext:value-type="float">
            <text:p>114354.183429</text:p>
          </table:table-cell>
        </table:table-row>
        <table:table-row table:style-name="ro1">
          <table:table-cell office:value-type="float" office:value="2.22990909091" calcext:value-type="float">
            <text:p>2.2299090909</text:p>
          </table:table-cell>
          <table:table-cell office:value-type="float" office:value="113318.047789" calcext:value-type="float">
            <text:p>113318.047789</text:p>
          </table:table-cell>
        </table:table-row>
        <table:table-row table:style-name="ro1">
          <table:table-cell office:value-type="float" office:value="2.23154545455" calcext:value-type="float">
            <text:p>2.2315454546</text:p>
          </table:table-cell>
          <table:table-cell office:value-type="float" office:value="112462.258687" calcext:value-type="float">
            <text:p>112462.258687</text:p>
          </table:table-cell>
        </table:table-row>
        <table:table-row table:style-name="ro1">
          <table:table-cell office:value-type="float" office:value="2.23318181818" calcext:value-type="float">
            <text:p>2.2331818182</text:p>
          </table:table-cell>
          <table:table-cell office:value-type="float" office:value="111542.121816" calcext:value-type="float">
            <text:p>111542.121816</text:p>
          </table:table-cell>
        </table:table-row>
        <table:table-row table:style-name="ro1">
          <table:table-cell office:value-type="float" office:value="2.23481818182" calcext:value-type="float">
            <text:p>2.2348181818</text:p>
          </table:table-cell>
          <table:table-cell office:value-type="float" office:value="110612.560303" calcext:value-type="float">
            <text:p>110612.560303</text:p>
          </table:table-cell>
        </table:table-row>
        <table:table-row table:style-name="ro1">
          <table:table-cell office:value-type="float" office:value="2.23645454545" calcext:value-type="float">
            <text:p>2.2364545455</text:p>
          </table:table-cell>
          <table:table-cell office:value-type="float" office:value="109534.460267" calcext:value-type="float">
            <text:p>109534.460267</text:p>
          </table:table-cell>
        </table:table-row>
        <table:table-row table:style-name="ro1">
          <table:table-cell office:value-type="float" office:value="2.23809090909" calcext:value-type="float">
            <text:p>2.2380909091</text:p>
          </table:table-cell>
          <table:table-cell office:value-type="float" office:value="108461.00401" calcext:value-type="float">
            <text:p>108461.00401</text:p>
          </table:table-cell>
        </table:table-row>
        <table:table-row table:style-name="ro1">
          <table:table-cell office:value-type="float" office:value="2.23972727273" calcext:value-type="float">
            <text:p>2.2397272727</text:p>
          </table:table-cell>
          <table:table-cell office:value-type="float" office:value="107330.43591" calcext:value-type="float">
            <text:p>107330.43591</text:p>
          </table:table-cell>
        </table:table-row>
        <table:table-row table:style-name="ro1">
          <table:table-cell office:value-type="float" office:value="2.24136363636" calcext:value-type="float">
            <text:p>2.2413636364</text:p>
          </table:table-cell>
          <table:table-cell office:value-type="float" office:value="106319.491052" calcext:value-type="float">
            <text:p>106319.491052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105359.63915" calcext:value-type="float">
            <text:p>105359.63915</text:p>
          </table:table-cell>
        </table:table-row>
        <table:table-row table:style-name="ro1">
          <table:table-cell office:value-type="float" office:value="2.24463636364" calcext:value-type="float">
            <text:p>2.2446363636</text:p>
          </table:table-cell>
          <table:table-cell office:value-type="float" office:value="104534.84977" calcext:value-type="float">
            <text:p>104534.84977</text:p>
          </table:table-cell>
        </table:table-row>
        <table:table-row table:style-name="ro1">
          <table:table-cell office:value-type="float" office:value="2.24627272727" calcext:value-type="float">
            <text:p>2.2462727273</text:p>
          </table:table-cell>
          <table:table-cell office:value-type="float" office:value="103708.553773" calcext:value-type="float">
            <text:p>103708.553773</text:p>
          </table:table-cell>
        </table:table-row>
        <table:table-row table:style-name="ro1">
          <table:table-cell office:value-type="float" office:value="2.24790909091" calcext:value-type="float">
            <text:p>2.2479090909</text:p>
          </table:table-cell>
          <table:table-cell office:value-type="float" office:value="102943.994639" calcext:value-type="float">
            <text:p>102943.994639</text:p>
          </table:table-cell>
        </table:table-row>
        <table:table-row table:style-name="ro1">
          <table:table-cell office:value-type="float" office:value="2.24954545455" calcext:value-type="float">
            <text:p>2.2495454546</text:p>
          </table:table-cell>
          <table:table-cell office:value-type="float" office:value="102123.417307" calcext:value-type="float">
            <text:p>102123.41730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01632.423445" calcext:value-type="float">
            <text:p>101632.423445</text:p>
          </table:table-cell>
        </table:table-row>
        <table:table-row table:style-name="ro1">
          <table:table-cell office:value-type="float" office:value="2.25163636364" calcext:value-type="float">
            <text:p>2.2516363636</text:p>
          </table:table-cell>
          <table:table-cell office:value-type="float" office:value="100855.332292" calcext:value-type="float">
            <text:p>100855.332292</text:p>
          </table:table-cell>
        </table:table-row>
        <table:table-row table:style-name="ro1">
          <table:table-cell office:value-type="float" office:value="2.25327272727" calcext:value-type="float">
            <text:p>2.2532727273</text:p>
          </table:table-cell>
          <table:table-cell office:value-type="float" office:value="77249.8997575" calcext:value-type="float">
            <text:p>77249.8997575</text:p>
          </table:table-cell>
        </table:table-row>
        <table:table-row table:style-name="ro1">
          <table:table-cell office:value-type="float" office:value="2.25490909091" calcext:value-type="float">
            <text:p>2.2549090909</text:p>
          </table:table-cell>
          <table:table-cell office:value-type="float" office:value="85356.1996747" calcext:value-type="float">
            <text:p>85356.1996747</text:p>
          </table:table-cell>
        </table:table-row>
        <table:table-row table:style-name="ro1">
          <table:table-cell office:value-type="float" office:value="2.25654545455" calcext:value-type="float">
            <text:p>2.2565454546</text:p>
          </table:table-cell>
          <table:table-cell office:value-type="float" office:value="87294.7919234" calcext:value-type="float">
            <text:p>87294.7919234</text:p>
          </table:table-cell>
        </table:table-row>
        <table:table-row table:style-name="ro1">
          <table:table-cell office:value-type="float" office:value="2.25818181818" calcext:value-type="float">
            <text:p>2.2581818182</text:p>
          </table:table-cell>
          <table:table-cell office:value-type="float" office:value="86651.2790026" calcext:value-type="float">
            <text:p>86651.2790026</text:p>
          </table:table-cell>
        </table:table-row>
        <table:table-row table:style-name="ro1">
          <table:table-cell office:value-type="float" office:value="2.25981818182" calcext:value-type="float">
            <text:p>2.2598181818</text:p>
          </table:table-cell>
          <table:table-cell office:value-type="float" office:value="87533.1214656" calcext:value-type="float">
            <text:p>87533.1214656</text:p>
          </table:table-cell>
        </table:table-row>
        <table:table-row table:style-name="ro1">
          <table:table-cell office:value-type="float" office:value="2.26145454545" calcext:value-type="float">
            <text:p>2.2614545455</text:p>
          </table:table-cell>
          <table:table-cell office:value-type="float" office:value="90437.4570121" calcext:value-type="float">
            <text:p>90437.4570121</text:p>
          </table:table-cell>
        </table:table-row>
        <table:table-row table:style-name="ro1">
          <table:table-cell office:value-type="float" office:value="2.26309090909" calcext:value-type="float">
            <text:p>2.2630909091</text:p>
          </table:table-cell>
          <table:table-cell office:value-type="float" office:value="92917.8906462" calcext:value-type="float">
            <text:p>92917.8906462</text:p>
          </table:table-cell>
        </table:table-row>
        <table:table-row table:style-name="ro1">
          <table:table-cell office:value-type="float" office:value="2.26472727273" calcext:value-type="float">
            <text:p>2.2647272727</text:p>
          </table:table-cell>
          <table:table-cell office:value-type="float" office:value="92959.5381816" calcext:value-type="float">
            <text:p>92959.5381816</text:p>
          </table:table-cell>
        </table:table-row>
        <table:table-row table:style-name="ro1">
          <table:table-cell office:value-type="float" office:value="2.26636363636" calcext:value-type="float">
            <text:p>2.2663636364</text:p>
          </table:table-cell>
          <table:table-cell office:value-type="float" office:value="90453.0421957" calcext:value-type="float">
            <text:p>90453.0421957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88184.9209032" calcext:value-type="float">
            <text:p>88184.9209032</text:p>
          </table:table-cell>
        </table:table-row>
        <table:table-row table:style-name="ro1">
          <table:table-cell office:value-type="float" office:value="2.26963636364" calcext:value-type="float">
            <text:p>2.2696363636</text:p>
          </table:table-cell>
          <table:table-cell office:value-type="float" office:value="88404.3654022" calcext:value-type="float">
            <text:p>88404.3654022</text:p>
          </table:table-cell>
        </table:table-row>
        <table:table-row table:style-name="ro1">
          <table:table-cell office:value-type="float" office:value="2.27127272727" calcext:value-type="float">
            <text:p>2.2712727273</text:p>
          </table:table-cell>
          <table:table-cell office:value-type="float" office:value="90310.848707" calcext:value-type="float">
            <text:p>90310.848707</text:p>
          </table:table-cell>
        </table:table-row>
        <table:table-row table:style-name="ro1">
          <table:table-cell office:value-type="float" office:value="2.27290909091" calcext:value-type="float">
            <text:p>2.2729090909</text:p>
          </table:table-cell>
          <table:table-cell office:value-type="float" office:value="90917.211249" calcext:value-type="float">
            <text:p>90917.211249</text:p>
          </table:table-cell>
        </table:table-row>
        <table:table-row table:style-name="ro1">
          <table:table-cell office:value-type="float" office:value="2.27454545455" calcext:value-type="float">
            <text:p>2.2745454546</text:p>
          </table:table-cell>
          <table:table-cell office:value-type="float" office:value="88773.2973009" calcext:value-type="float">
            <text:p>88773.2973009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87403.0990806" calcext:value-type="float">
            <text:p>87403.0990806</text:p>
          </table:table-cell>
        </table:table-row>
        <table:table-row table:style-name="ro1">
          <table:table-cell office:value-type="float" office:value="2.27663636364" calcext:value-type="float">
            <text:p>2.2766363636</text:p>
          </table:table-cell>
          <table:table-cell office:value-type="float" office:value="84599.2207121" calcext:value-type="float">
            <text:p>84599.2207121</text:p>
          </table:table-cell>
        </table:table-row>
        <table:table-row table:style-name="ro1">
          <table:table-cell office:value-type="float" office:value="2.27827272727" calcext:value-type="float">
            <text:p>2.2782727273</text:p>
          </table:table-cell>
          <table:table-cell office:value-type="float" office:value="84185.8420768" calcext:value-type="float">
            <text:p>84185.8420768</text:p>
          </table:table-cell>
        </table:table-row>
        <table:table-row table:style-name="ro1">
          <table:table-cell office:value-type="float" office:value="2.27990909091" calcext:value-type="float">
            <text:p>2.2799090909</text:p>
          </table:table-cell>
          <table:table-cell office:value-type="float" office:value="86218.2110372" calcext:value-type="float">
            <text:p>86218.2110372</text:p>
          </table:table-cell>
        </table:table-row>
        <table:table-row table:style-name="ro1">
          <table:table-cell office:value-type="float" office:value="2.28154545455" calcext:value-type="float">
            <text:p>2.2815454546</text:p>
          </table:table-cell>
          <table:table-cell office:value-type="float" office:value="88431.1694287" calcext:value-type="float">
            <text:p>88431.1694287</text:p>
          </table:table-cell>
        </table:table-row>
        <table:table-row table:style-name="ro1">
          <table:table-cell office:value-type="float" office:value="2.28318181818" calcext:value-type="float">
            <text:p>2.2831818182</text:p>
          </table:table-cell>
          <table:table-cell office:value-type="float" office:value="89080.0624644" calcext:value-type="float">
            <text:p>89080.0624644</text:p>
          </table:table-cell>
        </table:table-row>
        <table:table-row table:style-name="ro1">
          <table:table-cell office:value-type="float" office:value="2.28481818182" calcext:value-type="float">
            <text:p>2.2848181818</text:p>
          </table:table-cell>
          <table:table-cell office:value-type="float" office:value="89110.4501744" calcext:value-type="float">
            <text:p>89110.4501744</text:p>
          </table:table-cell>
        </table:table-row>
        <table:table-row table:style-name="ro1">
          <table:table-cell office:value-type="float" office:value="2.28645454545" calcext:value-type="float">
            <text:p>2.2864545455</text:p>
          </table:table-cell>
          <table:table-cell office:value-type="float" office:value="91296.7724457" calcext:value-type="float">
            <text:p>91296.7724457</text:p>
          </table:table-cell>
        </table:table-row>
        <table:table-row table:style-name="ro1">
          <table:table-cell office:value-type="float" office:value="2.28809090909" calcext:value-type="float">
            <text:p>2.2880909091</text:p>
          </table:table-cell>
          <table:table-cell office:value-type="float" office:value="96702.5151825" calcext:value-type="float">
            <text:p>96702.5151825</text:p>
          </table:table-cell>
        </table:table-row>
        <table:table-row table:style-name="ro1">
          <table:table-cell office:value-type="float" office:value="2.28972727273" calcext:value-type="float">
            <text:p>2.2897272727</text:p>
          </table:table-cell>
          <table:table-cell office:value-type="float" office:value="102147.515218" calcext:value-type="float">
            <text:p>102147.515218</text:p>
          </table:table-cell>
        </table:table-row>
        <table:table-row table:style-name="ro1">
          <table:table-cell office:value-type="float" office:value="2.29136363636" calcext:value-type="float">
            <text:p>2.2913636364</text:p>
          </table:table-cell>
          <table:table-cell office:value-type="float" office:value="102463.669705" calcext:value-type="float">
            <text:p>102463.669705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96651.8109376" calcext:value-type="float">
            <text:p>96651.8109376</text:p>
          </table:table-cell>
        </table:table-row>
        <table:table-row table:style-name="ro1">
          <table:table-cell office:value-type="float" office:value="2.29463636364" calcext:value-type="float">
            <text:p>2.2946363636</text:p>
          </table:table-cell>
          <table:table-cell office:value-type="float" office:value="89948.1647629" calcext:value-type="float">
            <text:p>89948.1647629</text:p>
          </table:table-cell>
        </table:table-row>
        <table:table-row table:style-name="ro1">
          <table:table-cell office:value-type="float" office:value="2.29627272727" calcext:value-type="float">
            <text:p>2.2962727273</text:p>
          </table:table-cell>
          <table:table-cell office:value-type="float" office:value="87169.3511399" calcext:value-type="float">
            <text:p>87169.3511399</text:p>
          </table:table-cell>
        </table:table-row>
        <table:table-row table:style-name="ro1">
          <table:table-cell office:value-type="float" office:value="2.29790909091" calcext:value-type="float">
            <text:p>2.2979090909</text:p>
          </table:table-cell>
          <table:table-cell office:value-type="float" office:value="88389.7946502" calcext:value-type="float">
            <text:p>88389.7946502</text:p>
          </table:table-cell>
        </table:table-row>
        <table:table-row table:style-name="ro1">
          <table:table-cell office:value-type="float" office:value="2.29954545455" calcext:value-type="float">
            <text:p>2.2995454546</text:p>
          </table:table-cell>
          <table:table-cell office:value-type="float" office:value="89268.0418168" calcext:value-type="float">
            <text:p>89268.041816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8395.3714332" calcext:value-type="float">
            <text:p>88395.3714332</text:p>
          </table:table-cell>
        </table:table-row>
        <table:table-row table:style-name="ro1">
          <table:table-cell office:value-type="float" office:value="2.30163636364" calcext:value-type="float">
            <text:p>2.3016363636</text:p>
          </table:table-cell>
          <table:table-cell office:value-type="float" office:value="84634.2158137" calcext:value-type="float">
            <text:p>84634.2158137</text:p>
          </table:table-cell>
        </table:table-row>
        <table:table-row table:style-name="ro1">
          <table:table-cell office:value-type="float" office:value="2.30327272727" calcext:value-type="float">
            <text:p>2.3032727273</text:p>
          </table:table-cell>
          <table:table-cell office:value-type="float" office:value="81075.8942104" calcext:value-type="float">
            <text:p>81075.8942104</text:p>
          </table:table-cell>
        </table:table-row>
        <table:table-row table:style-name="ro1">
          <table:table-cell office:value-type="float" office:value="2.30490909091" calcext:value-type="float">
            <text:p>2.3049090909</text:p>
          </table:table-cell>
          <table:table-cell office:value-type="float" office:value="81924.5448515" calcext:value-type="float">
            <text:p>81924.5448515</text:p>
          </table:table-cell>
        </table:table-row>
        <table:table-row table:style-name="ro1">
          <table:table-cell office:value-type="float" office:value="2.30654545455" calcext:value-type="float">
            <text:p>2.3065454546</text:p>
          </table:table-cell>
          <table:table-cell office:value-type="float" office:value="85116.757021" calcext:value-type="float">
            <text:p>85116.757021</text:p>
          </table:table-cell>
        </table:table-row>
        <table:table-row table:style-name="ro1">
          <table:table-cell office:value-type="float" office:value="2.30818181818" calcext:value-type="float">
            <text:p>2.3081818182</text:p>
          </table:table-cell>
          <table:table-cell office:value-type="float" office:value="84648.2710473" calcext:value-type="float">
            <text:p>84648.2710473</text:p>
          </table:table-cell>
        </table:table-row>
        <table:table-row table:style-name="ro1">
          <table:table-cell office:value-type="float" office:value="2.30981818182" calcext:value-type="float">
            <text:p>2.3098181818</text:p>
          </table:table-cell>
          <table:table-cell office:value-type="float" office:value="77635.7648028" calcext:value-type="float">
            <text:p>77635.7648028</text:p>
          </table:table-cell>
        </table:table-row>
        <table:table-row table:style-name="ro1">
          <table:table-cell office:value-type="float" office:value="2.31145454545" calcext:value-type="float">
            <text:p>2.3114545455</text:p>
          </table:table-cell>
          <table:table-cell office:value-type="float" office:value="69650.3992793" calcext:value-type="float">
            <text:p>69650.3992793</text:p>
          </table:table-cell>
        </table:table-row>
        <table:table-row table:style-name="ro1">
          <table:table-cell office:value-type="float" office:value="2.31309090909" calcext:value-type="float">
            <text:p>2.3130909091</text:p>
          </table:table-cell>
          <table:table-cell office:value-type="float" office:value="71875.7644324" calcext:value-type="float">
            <text:p>71875.7644324</text:p>
          </table:table-cell>
        </table:table-row>
        <table:table-row table:style-name="ro1">
          <table:table-cell office:value-type="float" office:value="2.31472727273" calcext:value-type="float">
            <text:p>2.3147272727</text:p>
          </table:table-cell>
          <table:table-cell office:value-type="float" office:value="82641.47481" calcext:value-type="float">
            <text:p>82641.47481</text:p>
          </table:table-cell>
        </table:table-row>
        <table:table-row table:style-name="ro1">
          <table:table-cell office:value-type="float" office:value="2.31636363636" calcext:value-type="float">
            <text:p>2.3163636364</text:p>
          </table:table-cell>
          <table:table-cell office:value-type="float" office:value="88444.1610224" calcext:value-type="float">
            <text:p>88444.1610224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86689.9464052" calcext:value-type="float">
            <text:p>86689.9464052</text:p>
          </table:table-cell>
        </table:table-row>
        <table:table-row table:style-name="ro1">
          <table:table-cell office:value-type="float" office:value="2.31963636364" calcext:value-type="float">
            <text:p>2.3196363636</text:p>
          </table:table-cell>
          <table:table-cell office:value-type="float" office:value="86024.7279465" calcext:value-type="float">
            <text:p>86024.7279465</text:p>
          </table:table-cell>
        </table:table-row>
        <table:table-row table:style-name="ro1">
          <table:table-cell office:value-type="float" office:value="2.32127272727" calcext:value-type="float">
            <text:p>2.3212727273</text:p>
          </table:table-cell>
          <table:table-cell office:value-type="float" office:value="91112.390482" calcext:value-type="float">
            <text:p>91112.390482</text:p>
          </table:table-cell>
        </table:table-row>
        <table:table-row table:style-name="ro1">
          <table:table-cell office:value-type="float" office:value="2.32290909091" calcext:value-type="float">
            <text:p>2.3229090909</text:p>
          </table:table-cell>
          <table:table-cell office:value-type="float" office:value="100087.726004" calcext:value-type="float">
            <text:p>100087.726004</text:p>
          </table:table-cell>
        </table:table-row>
        <table:table-row table:style-name="ro1">
          <table:table-cell office:value-type="float" office:value="2.32454545455" calcext:value-type="float">
            <text:p>2.3245454546</text:p>
          </table:table-cell>
          <table:table-cell office:value-type="float" office:value="99851.6828839" calcext:value-type="float">
            <text:p>99851.6828839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96816.6275438" calcext:value-type="float">
            <text:p>96816.6275438</text:p>
          </table:table-cell>
        </table:table-row>
        <table:table-row table:style-name="ro1">
          <table:table-cell office:value-type="float" office:value="2.32663636364" calcext:value-type="float">
            <text:p>2.3266363636</text:p>
          </table:table-cell>
          <table:table-cell office:value-type="float" office:value="83983.2479326" calcext:value-type="float">
            <text:p>83983.2479326</text:p>
          </table:table-cell>
        </table:table-row>
        <table:table-row table:style-name="ro1">
          <table:table-cell office:value-type="float" office:value="2.32827272727" calcext:value-type="float">
            <text:p>2.3282727273</text:p>
          </table:table-cell>
          <table:table-cell office:value-type="float" office:value="73708.8832631" calcext:value-type="float">
            <text:p>73708.8832631</text:p>
          </table:table-cell>
        </table:table-row>
        <table:table-row table:style-name="ro1">
          <table:table-cell office:value-type="float" office:value="2.32990909091" calcext:value-type="float">
            <text:p>2.3299090909</text:p>
          </table:table-cell>
          <table:table-cell office:value-type="float" office:value="74071.7910721" calcext:value-type="float">
            <text:p>74071.7910721</text:p>
          </table:table-cell>
        </table:table-row>
        <table:table-row table:style-name="ro1">
          <table:table-cell office:value-type="float" office:value="2.33154545455" calcext:value-type="float">
            <text:p>2.3315454546</text:p>
          </table:table-cell>
          <table:table-cell office:value-type="float" office:value="85081.1865967" calcext:value-type="float">
            <text:p>85081.1865967</text:p>
          </table:table-cell>
        </table:table-row>
        <table:table-row table:style-name="ro1">
          <table:table-cell office:value-type="float" office:value="2.33318181818" calcext:value-type="float">
            <text:p>2.3331818182</text:p>
          </table:table-cell>
          <table:table-cell office:value-type="float" office:value="93299.6423786" calcext:value-type="float">
            <text:p>93299.6423786</text:p>
          </table:table-cell>
        </table:table-row>
        <table:table-row table:style-name="ro1">
          <table:table-cell office:value-type="float" office:value="2.33481818182" calcext:value-type="float">
            <text:p>2.3348181818</text:p>
          </table:table-cell>
          <table:table-cell office:value-type="float" office:value="89190.2351494" calcext:value-type="float">
            <text:p>89190.2351494</text:p>
          </table:table-cell>
        </table:table-row>
        <table:table-row table:style-name="ro1">
          <table:table-cell office:value-type="float" office:value="2.33645454545" calcext:value-type="float">
            <text:p>2.3364545455</text:p>
          </table:table-cell>
          <table:table-cell office:value-type="float" office:value="79253.2154811" calcext:value-type="float">
            <text:p>79253.2154811</text:p>
          </table:table-cell>
        </table:table-row>
        <table:table-row table:style-name="ro1">
          <table:table-cell office:value-type="float" office:value="2.33809090909" calcext:value-type="float">
            <text:p>2.3380909091</text:p>
          </table:table-cell>
          <table:table-cell office:value-type="float" office:value="76747.0232885" calcext:value-type="float">
            <text:p>76747.0232885</text:p>
          </table:table-cell>
        </table:table-row>
        <table:table-row table:style-name="ro1">
          <table:table-cell office:value-type="float" office:value="2.33972727273" calcext:value-type="float">
            <text:p>2.3397272727</text:p>
          </table:table-cell>
          <table:table-cell office:value-type="float" office:value="81881.4469305" calcext:value-type="float">
            <text:p>81881.4469305</text:p>
          </table:table-cell>
        </table:table-row>
        <table:table-row table:style-name="ro1">
          <table:table-cell office:value-type="float" office:value="2.34136363636" calcext:value-type="float">
            <text:p>2.3413636364</text:p>
          </table:table-cell>
          <table:table-cell office:value-type="float" office:value="85724.7181563" calcext:value-type="float">
            <text:p>85724.7181563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84824.3589366" calcext:value-type="float">
            <text:p>84824.3589366</text:p>
          </table:table-cell>
        </table:table-row>
        <table:table-row table:style-name="ro1">
          <table:table-cell office:value-type="float" office:value="2.34463636364" calcext:value-type="float">
            <text:p>2.3446363636</text:p>
          </table:table-cell>
          <table:table-cell office:value-type="float" office:value="82593.2193671" calcext:value-type="float">
            <text:p>82593.2193671</text:p>
          </table:table-cell>
        </table:table-row>
        <table:table-row table:style-name="ro1">
          <table:table-cell office:value-type="float" office:value="2.34627272727" calcext:value-type="float">
            <text:p>2.3462727273</text:p>
          </table:table-cell>
          <table:table-cell office:value-type="float" office:value="81948.16649" calcext:value-type="float">
            <text:p>81948.16649</text:p>
          </table:table-cell>
        </table:table-row>
        <table:table-row table:style-name="ro1">
          <table:table-cell office:value-type="float" office:value="2.34790909091" calcext:value-type="float">
            <text:p>2.3479090909</text:p>
          </table:table-cell>
          <table:table-cell office:value-type="float" office:value="82106.7512733" calcext:value-type="float">
            <text:p>82106.7512733</text:p>
          </table:table-cell>
        </table:table-row>
        <table:table-row table:style-name="ro1">
          <table:table-cell office:value-type="float" office:value="2.34954545455" calcext:value-type="float">
            <text:p>2.3495454546</text:p>
          </table:table-cell>
          <table:table-cell office:value-type="float" office:value="81747.4538643" calcext:value-type="float">
            <text:p>81747.453864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81127.4693753" calcext:value-type="float">
            <text:p>81127.4693753</text:p>
          </table:table-cell>
        </table:table-row>
        <table:table-row table:style-name="ro1">
          <table:table-cell office:value-type="float" office:value="2.35163636364" calcext:value-type="float">
            <text:p>2.3516363636</text:p>
          </table:table-cell>
          <table:table-cell office:value-type="float" office:value="80295.5748652" calcext:value-type="float">
            <text:p>80295.5748652</text:p>
          </table:table-cell>
        </table:table-row>
        <table:table-row table:style-name="ro1">
          <table:table-cell office:value-type="float" office:value="2.35327272727" calcext:value-type="float">
            <text:p>2.3532727273</text:p>
          </table:table-cell>
          <table:table-cell office:value-type="float" office:value="80184.1919087" calcext:value-type="float">
            <text:p>80184.1919087</text:p>
          </table:table-cell>
        </table:table-row>
        <table:table-row table:style-name="ro1">
          <table:table-cell office:value-type="float" office:value="2.35490909091" calcext:value-type="float">
            <text:p>2.3549090909</text:p>
          </table:table-cell>
          <table:table-cell office:value-type="float" office:value="80757.1171086" calcext:value-type="float">
            <text:p>80757.1171086</text:p>
          </table:table-cell>
        </table:table-row>
        <table:table-row table:style-name="ro1">
          <table:table-cell office:value-type="float" office:value="2.35654545455" calcext:value-type="float">
            <text:p>2.3565454546</text:p>
          </table:table-cell>
          <table:table-cell office:value-type="float" office:value="81463.2581137" calcext:value-type="float">
            <text:p>81463.2581137</text:p>
          </table:table-cell>
        </table:table-row>
        <table:table-row table:style-name="ro1">
          <table:table-cell office:value-type="float" office:value="2.35818181818" calcext:value-type="float">
            <text:p>2.3581818182</text:p>
          </table:table-cell>
          <table:table-cell office:value-type="float" office:value="81890.5668584" calcext:value-type="float">
            <text:p>81890.5668584</text:p>
          </table:table-cell>
        </table:table-row>
        <table:table-row table:style-name="ro1">
          <table:table-cell office:value-type="float" office:value="2.35981818182" calcext:value-type="float">
            <text:p>2.3598181818</text:p>
          </table:table-cell>
          <table:table-cell office:value-type="float" office:value="82319.8785455" calcext:value-type="float">
            <text:p>82319.8785455</text:p>
          </table:table-cell>
        </table:table-row>
        <table:table-row table:style-name="ro1">
          <table:table-cell office:value-type="float" office:value="2.36145454545" calcext:value-type="float">
            <text:p>2.3614545455</text:p>
          </table:table-cell>
          <table:table-cell office:value-type="float" office:value="83164.2616063" calcext:value-type="float">
            <text:p>83164.2616063</text:p>
          </table:table-cell>
        </table:table-row>
        <table:table-row table:style-name="ro1">
          <table:table-cell office:value-type="float" office:value="2.36309090909" calcext:value-type="float">
            <text:p>2.3630909091</text:p>
          </table:table-cell>
          <table:table-cell office:value-type="float" office:value="84148.9673922" calcext:value-type="float">
            <text:p>84148.9673922</text:p>
          </table:table-cell>
        </table:table-row>
        <table:table-row table:style-name="ro1">
          <table:table-cell office:value-type="float" office:value="2.36472727273" calcext:value-type="float">
            <text:p>2.3647272727</text:p>
          </table:table-cell>
          <table:table-cell office:value-type="float" office:value="84597.7758459" calcext:value-type="float">
            <text:p>84597.7758459</text:p>
          </table:table-cell>
        </table:table-row>
        <table:table-row table:style-name="ro1">
          <table:table-cell office:value-type="float" office:value="2.36636363636" calcext:value-type="float">
            <text:p>2.3663636364</text:p>
          </table:table-cell>
          <table:table-cell office:value-type="float" office:value="84226.9401787" calcext:value-type="float">
            <text:p>84226.9401787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83538.7554645" calcext:value-type="float">
            <text:p>83538.7554645</text:p>
          </table:table-cell>
        </table:table-row>
        <table:table-row table:style-name="ro1">
          <table:table-cell office:value-type="float" office:value="2.36963636364" calcext:value-type="float">
            <text:p>2.3696363636</text:p>
          </table:table-cell>
          <table:table-cell office:value-type="float" office:value="83303.1254187" calcext:value-type="float">
            <text:p>83303.1254187</text:p>
          </table:table-cell>
        </table:table-row>
        <table:table-row table:style-name="ro1">
          <table:table-cell office:value-type="float" office:value="2.37127272727" calcext:value-type="float">
            <text:p>2.3712727273</text:p>
          </table:table-cell>
          <table:table-cell office:value-type="float" office:value="83790.7689316" calcext:value-type="float">
            <text:p>83790.7689316</text:p>
          </table:table-cell>
        </table:table-row>
        <table:table-row table:style-name="ro1">
          <table:table-cell office:value-type="float" office:value="2.37290909091" calcext:value-type="float">
            <text:p>2.3729090909</text:p>
          </table:table-cell>
          <table:table-cell office:value-type="float" office:value="84194.1733256" calcext:value-type="float">
            <text:p>84194.1733256</text:p>
          </table:table-cell>
        </table:table-row>
        <table:table-row table:style-name="ro1">
          <table:table-cell office:value-type="float" office:value="2.37454545455" calcext:value-type="float">
            <text:p>2.3745454546</text:p>
          </table:table-cell>
          <table:table-cell office:value-type="float" office:value="83646.0548244" calcext:value-type="float">
            <text:p>83646.0548244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83028.6485413" calcext:value-type="float">
            <text:p>83028.6485413</text:p>
          </table:table-cell>
        </table:table-row>
        <table:table-row table:style-name="ro1">
          <table:table-cell office:value-type="float" office:value="2.37663636364" calcext:value-type="float">
            <text:p>2.3766363636</text:p>
          </table:table-cell>
          <table:table-cell office:value-type="float" office:value="81877.6815289" calcext:value-type="float">
            <text:p>81877.6815289</text:p>
          </table:table-cell>
        </table:table-row>
        <table:table-row table:style-name="ro1">
          <table:table-cell office:value-type="float" office:value="2.37827272727" calcext:value-type="float">
            <text:p>2.3782727273</text:p>
          </table:table-cell>
          <table:table-cell office:value-type="float" office:value="81078.5562041" calcext:value-type="float">
            <text:p>81078.5562041</text:p>
          </table:table-cell>
        </table:table-row>
        <table:table-row table:style-name="ro1">
          <table:table-cell office:value-type="float" office:value="2.37990909091" calcext:value-type="float">
            <text:p>2.3799090909</text:p>
          </table:table-cell>
          <table:table-cell office:value-type="float" office:value="81204.175051" calcext:value-type="float">
            <text:p>81204.175051</text:p>
          </table:table-cell>
        </table:table-row>
        <table:table-row table:style-name="ro1">
          <table:table-cell office:value-type="float" office:value="2.38154545455" calcext:value-type="float">
            <text:p>2.3815454546</text:p>
          </table:table-cell>
          <table:table-cell office:value-type="float" office:value="81970.7389839" calcext:value-type="float">
            <text:p>81970.7389839</text:p>
          </table:table-cell>
        </table:table-row>
        <table:table-row table:style-name="ro1">
          <table:table-cell office:value-type="float" office:value="2.38318181818" calcext:value-type="float">
            <text:p>2.3831818182</text:p>
          </table:table-cell>
          <table:table-cell office:value-type="float" office:value="82617.3388999" calcext:value-type="float">
            <text:p>82617.3388999</text:p>
          </table:table-cell>
        </table:table-row>
        <table:table-row table:style-name="ro1">
          <table:table-cell office:value-type="float" office:value="2.38481818182" calcext:value-type="float">
            <text:p>2.3848181818</text:p>
          </table:table-cell>
          <table:table-cell office:value-type="float" office:value="82970.7824627" calcext:value-type="float">
            <text:p>82970.7824627</text:p>
          </table:table-cell>
        </table:table-row>
        <table:table-row table:style-name="ro1">
          <table:table-cell office:value-type="float" office:value="2.38645454545" calcext:value-type="float">
            <text:p>2.3864545455</text:p>
          </table:table-cell>
          <table:table-cell office:value-type="float" office:value="83266.9095529" calcext:value-type="float">
            <text:p>83266.9095529</text:p>
          </table:table-cell>
        </table:table-row>
        <table:table-row table:style-name="ro1">
          <table:table-cell office:value-type="float" office:value="2.38809090909" calcext:value-type="float">
            <text:p>2.3880909091</text:p>
          </table:table-cell>
          <table:table-cell office:value-type="float" office:value="83645.7793195" calcext:value-type="float">
            <text:p>83645.7793195</text:p>
          </table:table-cell>
        </table:table-row>
        <table:table-row table:style-name="ro1">
          <table:table-cell office:value-type="float" office:value="2.38972727273" calcext:value-type="float">
            <text:p>2.3897272727</text:p>
          </table:table-cell>
          <table:table-cell office:value-type="float" office:value="83845.4885464" calcext:value-type="float">
            <text:p>83845.4885464</text:p>
          </table:table-cell>
        </table:table-row>
        <table:table-row table:style-name="ro1">
          <table:table-cell office:value-type="float" office:value="2.39136363636" calcext:value-type="float">
            <text:p>2.3913636364</text:p>
          </table:table-cell>
          <table:table-cell office:value-type="float" office:value="83414.8442111" calcext:value-type="float">
            <text:p>83414.8442111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82331.9904881" calcext:value-type="float">
            <text:p>82331.9904881</text:p>
          </table:table-cell>
        </table:table-row>
        <table:table-row table:style-name="ro1">
          <table:table-cell office:value-type="float" office:value="2.39463636364" calcext:value-type="float">
            <text:p>2.3946363636</text:p>
          </table:table-cell>
          <table:table-cell office:value-type="float" office:value="81056.3593096" calcext:value-type="float">
            <text:p>81056.3593096</text:p>
          </table:table-cell>
        </table:table-row>
        <table:table-row table:style-name="ro1">
          <table:table-cell office:value-type="float" office:value="2.39627272727" calcext:value-type="float">
            <text:p>2.3962727273</text:p>
          </table:table-cell>
          <table:table-cell office:value-type="float" office:value="80322.8283236" calcext:value-type="float">
            <text:p>80322.8283236</text:p>
          </table:table-cell>
        </table:table-row>
        <table:table-row table:style-name="ro1">
          <table:table-cell office:value-type="float" office:value="2.39790909091" calcext:value-type="float">
            <text:p>2.3979090909</text:p>
          </table:table-cell>
          <table:table-cell office:value-type="float" office:value="80415.8146367" calcext:value-type="float">
            <text:p>80415.8146367</text:p>
          </table:table-cell>
        </table:table-row>
        <table:table-row table:style-name="ro1">
          <table:table-cell office:value-type="float" office:value="2.39954545455" calcext:value-type="float">
            <text:p>2.3995454546</text:p>
          </table:table-cell>
          <table:table-cell office:value-type="float" office:value="80947.6225095" calcext:value-type="float">
            <text:p>80947.62250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0777.6621157" calcext:value-type="float">
            <text:p>80777.6621157</text:p>
          </table:table-cell>
        </table:table-row>
        <table:table-row table:style-name="ro1">
          <table:table-cell office:value-type="float" office:value="2.40163636364" calcext:value-type="float">
            <text:p>2.4016363636</text:p>
          </table:table-cell>
          <table:table-cell office:value-type="float" office:value="81374.076368" calcext:value-type="float">
            <text:p>81374.076368</text:p>
          </table:table-cell>
        </table:table-row>
        <table:table-row table:style-name="ro1">
          <table:table-cell office:value-type="float" office:value="2.40327272727" calcext:value-type="float">
            <text:p>2.4032727273</text:p>
          </table:table-cell>
          <table:table-cell office:value-type="float" office:value="81997.7343668" calcext:value-type="float">
            <text:p>81997.7343668</text:p>
          </table:table-cell>
        </table:table-row>
        <table:table-row table:style-name="ro1">
          <table:table-cell office:value-type="float" office:value="2.40490909091" calcext:value-type="float">
            <text:p>2.4049090909</text:p>
          </table:table-cell>
          <table:table-cell office:value-type="float" office:value="82703.4809469" calcext:value-type="float">
            <text:p>82703.4809469</text:p>
          </table:table-cell>
        </table:table-row>
        <table:table-row table:style-name="ro1">
          <table:table-cell office:value-type="float" office:value="2.40654545455" calcext:value-type="float">
            <text:p>2.4065454546</text:p>
          </table:table-cell>
          <table:table-cell office:value-type="float" office:value="83248.1587677" calcext:value-type="float">
            <text:p>83248.1587677</text:p>
          </table:table-cell>
        </table:table-row>
        <table:table-row table:style-name="ro1">
          <table:table-cell office:value-type="float" office:value="2.40818181818" calcext:value-type="float">
            <text:p>2.4081818182</text:p>
          </table:table-cell>
          <table:table-cell office:value-type="float" office:value="83269.4047359" calcext:value-type="float">
            <text:p>83269.4047359</text:p>
          </table:table-cell>
        </table:table-row>
        <table:table-row table:style-name="ro1">
          <table:table-cell office:value-type="float" office:value="2.40981818182" calcext:value-type="float">
            <text:p>2.4098181818</text:p>
          </table:table-cell>
          <table:table-cell office:value-type="float" office:value="82597.6146731" calcext:value-type="float">
            <text:p>82597.6146731</text:p>
          </table:table-cell>
        </table:table-row>
        <table:table-row table:style-name="ro1">
          <table:table-cell office:value-type="float" office:value="2.41145454545" calcext:value-type="float">
            <text:p>2.4114545455</text:p>
          </table:table-cell>
          <table:table-cell office:value-type="float" office:value="81923.4200984" calcext:value-type="float">
            <text:p>81923.4200984</text:p>
          </table:table-cell>
        </table:table-row>
        <table:table-row table:style-name="ro1">
          <table:table-cell office:value-type="float" office:value="2.41309090909" calcext:value-type="float">
            <text:p>2.4130909091</text:p>
          </table:table-cell>
          <table:table-cell office:value-type="float" office:value="81980.2596766" calcext:value-type="float">
            <text:p>81980.2596766</text:p>
          </table:table-cell>
        </table:table-row>
        <table:table-row table:style-name="ro1">
          <table:table-cell office:value-type="float" office:value="2.41472727273" calcext:value-type="float">
            <text:p>2.4147272727</text:p>
          </table:table-cell>
          <table:table-cell office:value-type="float" office:value="82785.0829365" calcext:value-type="float">
            <text:p>82785.0829365</text:p>
          </table:table-cell>
        </table:table-row>
        <table:table-row table:style-name="ro1">
          <table:table-cell office:value-type="float" office:value="2.41636363636" calcext:value-type="float">
            <text:p>2.4163636364</text:p>
          </table:table-cell>
          <table:table-cell office:value-type="float" office:value="83550.0565068" calcext:value-type="float">
            <text:p>83550.0565068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83436.574499" calcext:value-type="float">
            <text:p>83436.574499</text:p>
          </table:table-cell>
        </table:table-row>
        <table:table-row table:style-name="ro1">
          <table:table-cell office:value-type="float" office:value="2.41963636364" calcext:value-type="float">
            <text:p>2.4196363636</text:p>
          </table:table-cell>
          <table:table-cell office:value-type="float" office:value="82570.2524679" calcext:value-type="float">
            <text:p>82570.2524679</text:p>
          </table:table-cell>
        </table:table-row>
        <table:table-row table:style-name="ro1">
          <table:table-cell office:value-type="float" office:value="2.42127272727" calcext:value-type="float">
            <text:p>2.4212727273</text:p>
          </table:table-cell>
          <table:table-cell office:value-type="float" office:value="81889.5700615" calcext:value-type="float">
            <text:p>81889.5700615</text:p>
          </table:table-cell>
        </table:table-row>
        <table:table-row table:style-name="ro1">
          <table:table-cell office:value-type="float" office:value="2.42290909091" calcext:value-type="float">
            <text:p>2.4229090909</text:p>
          </table:table-cell>
          <table:table-cell office:value-type="float" office:value="82358.8167455" calcext:value-type="float">
            <text:p>82358.8167455</text:p>
          </table:table-cell>
        </table:table-row>
        <table:table-row table:style-name="ro1">
          <table:table-cell office:value-type="float" office:value="2.42454545455" calcext:value-type="float">
            <text:p>2.4245454546</text:p>
          </table:table-cell>
          <table:table-cell office:value-type="float" office:value="83963.2261883" calcext:value-type="float">
            <text:p>83963.2261883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84056.5138858" calcext:value-type="float">
            <text:p>84056.5138858</text:p>
          </table:table-cell>
        </table:table-row>
        <table:table-row table:style-name="ro1">
          <table:table-cell office:value-type="float" office:value="2.42663636364" calcext:value-type="float">
            <text:p>2.4266363636</text:p>
          </table:table-cell>
          <table:table-cell office:value-type="float" office:value="85389.6830692" calcext:value-type="float">
            <text:p>85389.6830692</text:p>
          </table:table-cell>
        </table:table-row>
        <table:table-row table:style-name="ro1">
          <table:table-cell office:value-type="float" office:value="2.42827272727" calcext:value-type="float">
            <text:p>2.4282727273</text:p>
          </table:table-cell>
          <table:table-cell office:value-type="float" office:value="85851.3740861" calcext:value-type="float">
            <text:p>85851.3740861</text:p>
          </table:table-cell>
        </table:table-row>
        <table:table-row table:style-name="ro1">
          <table:table-cell office:value-type="float" office:value="2.42990909091" calcext:value-type="float">
            <text:p>2.4299090909</text:p>
          </table:table-cell>
          <table:table-cell office:value-type="float" office:value="85716.5259425" calcext:value-type="float">
            <text:p>85716.5259425</text:p>
          </table:table-cell>
        </table:table-row>
        <table:table-row table:style-name="ro1">
          <table:table-cell office:value-type="float" office:value="2.43154545455" calcext:value-type="float">
            <text:p>2.4315454546</text:p>
          </table:table-cell>
          <table:table-cell office:value-type="float" office:value="85993.7685723" calcext:value-type="float">
            <text:p>85993.7685723</text:p>
          </table:table-cell>
        </table:table-row>
        <table:table-row table:style-name="ro1">
          <table:table-cell office:value-type="float" office:value="2.43318181818" calcext:value-type="float">
            <text:p>2.4331818182</text:p>
          </table:table-cell>
          <table:table-cell office:value-type="float" office:value="86137.155704" calcext:value-type="float">
            <text:p>86137.155704</text:p>
          </table:table-cell>
        </table:table-row>
        <table:table-row table:style-name="ro1">
          <table:table-cell office:value-type="float" office:value="2.43481818182" calcext:value-type="float">
            <text:p>2.4348181818</text:p>
          </table:table-cell>
          <table:table-cell office:value-type="float" office:value="85223.3407631" calcext:value-type="float">
            <text:p>85223.3407631</text:p>
          </table:table-cell>
        </table:table-row>
        <table:table-row table:style-name="ro1">
          <table:table-cell office:value-type="float" office:value="2.43645454545" calcext:value-type="float">
            <text:p>2.4364545455</text:p>
          </table:table-cell>
          <table:table-cell office:value-type="float" office:value="83712.2183555" calcext:value-type="float">
            <text:p>83712.2183555</text:p>
          </table:table-cell>
        </table:table-row>
        <table:table-row table:style-name="ro1">
          <table:table-cell office:value-type="float" office:value="2.43809090909" calcext:value-type="float">
            <text:p>2.4380909091</text:p>
          </table:table-cell>
          <table:table-cell office:value-type="float" office:value="83379.0073377" calcext:value-type="float">
            <text:p>83379.0073377</text:p>
          </table:table-cell>
        </table:table-row>
        <table:table-row table:style-name="ro1">
          <table:table-cell office:value-type="float" office:value="2.43972727273" calcext:value-type="float">
            <text:p>2.4397272727</text:p>
          </table:table-cell>
          <table:table-cell office:value-type="float" office:value="84342.827368" calcext:value-type="float">
            <text:p>84342.827368</text:p>
          </table:table-cell>
        </table:table-row>
        <table:table-row table:style-name="ro1">
          <table:table-cell office:value-type="float" office:value="2.44136363636" calcext:value-type="float">
            <text:p>2.4413636364</text:p>
          </table:table-cell>
          <table:table-cell office:value-type="float" office:value="85190.638264" calcext:value-type="float">
            <text:p>85190.638264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85140.4672965" calcext:value-type="float">
            <text:p>85140.4672965</text:p>
          </table:table-cell>
        </table:table-row>
        <table:table-row table:style-name="ro1">
          <table:table-cell office:value-type="float" office:value="2.44463636364" calcext:value-type="float">
            <text:p>2.4446363636</text:p>
          </table:table-cell>
          <table:table-cell office:value-type="float" office:value="84432.4991267" calcext:value-type="float">
            <text:p>84432.4991267</text:p>
          </table:table-cell>
        </table:table-row>
        <table:table-row table:style-name="ro1">
          <table:table-cell office:value-type="float" office:value="2.44627272727" calcext:value-type="float">
            <text:p>2.4462727273</text:p>
          </table:table-cell>
          <table:table-cell office:value-type="float" office:value="83542.668649" calcext:value-type="float">
            <text:p>83542.668649</text:p>
          </table:table-cell>
        </table:table-row>
        <table:table-row table:style-name="ro1">
          <table:table-cell office:value-type="float" office:value="2.44790909091" calcext:value-type="float">
            <text:p>2.4479090909</text:p>
          </table:table-cell>
          <table:table-cell office:value-type="float" office:value="84373.1576832" calcext:value-type="float">
            <text:p>84373.1576832</text:p>
          </table:table-cell>
        </table:table-row>
        <table:table-row table:style-name="ro1">
          <table:table-cell office:value-type="float" office:value="2.44954545455" calcext:value-type="float">
            <text:p>2.4495454546</text:p>
          </table:table-cell>
          <table:table-cell office:value-type="float" office:value="87054.4974304" calcext:value-type="float">
            <text:p>87054.497430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8099.434262" calcext:value-type="float">
            <text:p>88099.434262</text:p>
          </table:table-cell>
        </table:table-row>
        <table:table-row table:style-name="ro1">
          <table:table-cell office:value-type="float" office:value="2.45163636364" calcext:value-type="float">
            <text:p>2.4516363636</text:p>
          </table:table-cell>
          <table:table-cell office:value-type="float" office:value="93594.7705236" calcext:value-type="float">
            <text:p>93594.7705236</text:p>
          </table:table-cell>
        </table:table-row>
        <table:table-row table:style-name="ro1">
          <table:table-cell office:value-type="float" office:value="2.45327272727" calcext:value-type="float">
            <text:p>2.4532727273</text:p>
          </table:table-cell>
          <table:table-cell office:value-type="float" office:value="102693.501188" calcext:value-type="float">
            <text:p>102693.501188</text:p>
          </table:table-cell>
        </table:table-row>
        <table:table-row table:style-name="ro1">
          <table:table-cell office:value-type="float" office:value="2.45490909091" calcext:value-type="float">
            <text:p>2.4549090909</text:p>
          </table:table-cell>
          <table:table-cell office:value-type="float" office:value="116389.081751" calcext:value-type="float">
            <text:p>116389.081751</text:p>
          </table:table-cell>
        </table:table-row>
        <table:table-row table:style-name="ro1">
          <table:table-cell office:value-type="float" office:value="2.45654545455" calcext:value-type="float">
            <text:p>2.4565454546</text:p>
          </table:table-cell>
          <table:table-cell office:value-type="float" office:value="118058.621528" calcext:value-type="float">
            <text:p>118058.621528</text:p>
          </table:table-cell>
        </table:table-row>
        <table:table-row table:style-name="ro1">
          <table:table-cell office:value-type="float" office:value="2.45818181818" calcext:value-type="float">
            <text:p>2.4581818182</text:p>
          </table:table-cell>
          <table:table-cell office:value-type="float" office:value="115866.012066" calcext:value-type="float">
            <text:p>115866.012066</text:p>
          </table:table-cell>
        </table:table-row>
        <table:table-row table:style-name="ro1">
          <table:table-cell office:value-type="float" office:value="2.45981818182" calcext:value-type="float">
            <text:p>2.4598181818</text:p>
          </table:table-cell>
          <table:table-cell office:value-type="float" office:value="113593.364231" calcext:value-type="float">
            <text:p>113593.364231</text:p>
          </table:table-cell>
        </table:table-row>
        <table:table-row table:style-name="ro1">
          <table:table-cell office:value-type="float" office:value="2.46145454545" calcext:value-type="float">
            <text:p>2.4614545455</text:p>
          </table:table-cell>
          <table:table-cell office:value-type="float" office:value="111469.962092" calcext:value-type="float">
            <text:p>111469.962092</text:p>
          </table:table-cell>
        </table:table-row>
        <table:table-row table:style-name="ro1">
          <table:table-cell office:value-type="float" office:value="2.46309090909" calcext:value-type="float">
            <text:p>2.4630909091</text:p>
          </table:table-cell>
          <table:table-cell office:value-type="float" office:value="109630.946646" calcext:value-type="float">
            <text:p>109630.946646</text:p>
          </table:table-cell>
        </table:table-row>
        <table:table-row table:style-name="ro1">
          <table:table-cell office:value-type="float" office:value="2.46472727273" calcext:value-type="float">
            <text:p>2.4647272727</text:p>
          </table:table-cell>
          <table:table-cell office:value-type="float" office:value="108111.165087" calcext:value-type="float">
            <text:p>108111.165087</text:p>
          </table:table-cell>
        </table:table-row>
        <table:table-row table:style-name="ro1">
          <table:table-cell office:value-type="float" office:value="2.46636363636" calcext:value-type="float">
            <text:p>2.4663636364</text:p>
          </table:table-cell>
          <table:table-cell office:value-type="float" office:value="106850.972523" calcext:value-type="float">
            <text:p>106850.972523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105477.041299" calcext:value-type="float">
            <text:p>105477.041299</text:p>
          </table:table-cell>
        </table:table-row>
        <table:table-row table:style-name="ro1">
          <table:table-cell office:value-type="float" office:value="2.46963636364" calcext:value-type="float">
            <text:p>2.4696363636</text:p>
          </table:table-cell>
          <table:table-cell office:value-type="float" office:value="104196.953474" calcext:value-type="float">
            <text:p>104196.953474</text:p>
          </table:table-cell>
        </table:table-row>
        <table:table-row table:style-name="ro1">
          <table:table-cell office:value-type="float" office:value="2.47127272727" calcext:value-type="float">
            <text:p>2.4712727273</text:p>
          </table:table-cell>
          <table:table-cell office:value-type="float" office:value="102920.987132" calcext:value-type="float">
            <text:p>102920.987132</text:p>
          </table:table-cell>
        </table:table-row>
        <table:table-row table:style-name="ro1">
          <table:table-cell office:value-type="float" office:value="2.47290909091" calcext:value-type="float">
            <text:p>2.4729090909</text:p>
          </table:table-cell>
          <table:table-cell office:value-type="float" office:value="101879.058673" calcext:value-type="float">
            <text:p>101879.058673</text:p>
          </table:table-cell>
        </table:table-row>
        <table:table-row table:style-name="ro1">
          <table:table-cell office:value-type="float" office:value="2.47454545455" calcext:value-type="float">
            <text:p>2.4745454546</text:p>
          </table:table-cell>
          <table:table-cell office:value-type="float" office:value="100663.552555" calcext:value-type="float">
            <text:p>100663.55255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99948.2404207" calcext:value-type="float">
            <text:p>99948.2404207</text:p>
          </table:table-cell>
        </table:table-row>
        <table:table-row table:style-name="ro1">
          <table:table-cell office:value-type="float" office:value="2.47663636364" calcext:value-type="float">
            <text:p>2.4766363636</text:p>
          </table:table-cell>
          <table:table-cell office:value-type="float" office:value="98885.5190105" calcext:value-type="float">
            <text:p>98885.5190105</text:p>
          </table:table-cell>
        </table:table-row>
        <table:table-row table:style-name="ro1">
          <table:table-cell office:value-type="float" office:value="2.47827272727" calcext:value-type="float">
            <text:p>2.4782727273</text:p>
          </table:table-cell>
          <table:table-cell office:value-type="float" office:value="97764.36638" calcext:value-type="float">
            <text:p>97764.36638</text:p>
          </table:table-cell>
        </table:table-row>
        <table:table-row table:style-name="ro1">
          <table:table-cell office:value-type="float" office:value="2.47990909091" calcext:value-type="float">
            <text:p>2.4799090909</text:p>
          </table:table-cell>
          <table:table-cell office:value-type="float" office:value="97169.9781509" calcext:value-type="float">
            <text:p>97169.9781509</text:p>
          </table:table-cell>
        </table:table-row>
        <table:table-row table:style-name="ro1">
          <table:table-cell office:value-type="float" office:value="2.48154545455" calcext:value-type="float">
            <text:p>2.4815454546</text:p>
          </table:table-cell>
          <table:table-cell office:value-type="float" office:value="96564.6283661" calcext:value-type="float">
            <text:p>96564.6283661</text:p>
          </table:table-cell>
        </table:table-row>
        <table:table-row table:style-name="ro1">
          <table:table-cell office:value-type="float" office:value="2.48318181818" calcext:value-type="float">
            <text:p>2.4831818182</text:p>
          </table:table-cell>
          <table:table-cell office:value-type="float" office:value="96104.4361352" calcext:value-type="float">
            <text:p>96104.4361352</text:p>
          </table:table-cell>
        </table:table-row>
        <table:table-row table:style-name="ro1">
          <table:table-cell office:value-type="float" office:value="2.48481818182" calcext:value-type="float">
            <text:p>2.4848181818</text:p>
          </table:table-cell>
          <table:table-cell office:value-type="float" office:value="95333.2771912" calcext:value-type="float">
            <text:p>95333.2771912</text:p>
          </table:table-cell>
        </table:table-row>
        <table:table-row table:style-name="ro1">
          <table:table-cell office:value-type="float" office:value="2.48645454545" calcext:value-type="float">
            <text:p>2.4864545455</text:p>
          </table:table-cell>
          <table:table-cell office:value-type="float" office:value="94743.331992" calcext:value-type="float">
            <text:p>94743.331992</text:p>
          </table:table-cell>
        </table:table-row>
        <table:table-row table:style-name="ro1">
          <table:table-cell office:value-type="float" office:value="2.48809090909" calcext:value-type="float">
            <text:p>2.4880909091</text:p>
          </table:table-cell>
          <table:table-cell office:value-type="float" office:value="94058.0200909" calcext:value-type="float">
            <text:p>94058.0200909</text:p>
          </table:table-cell>
        </table:table-row>
        <table:table-row table:style-name="ro1">
          <table:table-cell office:value-type="float" office:value="2.48972727273" calcext:value-type="float">
            <text:p>2.4897272727</text:p>
          </table:table-cell>
          <table:table-cell office:value-type="float" office:value="93533.0758508" calcext:value-type="float">
            <text:p>93533.0758508</text:p>
          </table:table-cell>
        </table:table-row>
        <table:table-row table:style-name="ro1">
          <table:table-cell office:value-type="float" office:value="2.49136363636" calcext:value-type="float">
            <text:p>2.4913636364</text:p>
          </table:table-cell>
          <table:table-cell office:value-type="float" office:value="92854.6364369" calcext:value-type="float">
            <text:p>92854.6364369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92268.6509668" calcext:value-type="float">
            <text:p>92268.6509668</text:p>
          </table:table-cell>
        </table:table-row>
        <table:table-row table:style-name="ro1">
          <table:table-cell office:value-type="float" office:value="2.49463636364" calcext:value-type="float">
            <text:p>2.4946363636</text:p>
          </table:table-cell>
          <table:table-cell office:value-type="float" office:value="91625.6578688" calcext:value-type="float">
            <text:p>91625.6578688</text:p>
          </table:table-cell>
        </table:table-row>
        <table:table-row table:style-name="ro1">
          <table:table-cell office:value-type="float" office:value="2.49627272727" calcext:value-type="float">
            <text:p>2.4962727273</text:p>
          </table:table-cell>
          <table:table-cell office:value-type="float" office:value="91153.7401135" calcext:value-type="float">
            <text:p>91153.7401135</text:p>
          </table:table-cell>
        </table:table-row>
        <table:table-row table:style-name="ro1">
          <table:table-cell office:value-type="float" office:value="2.49790909091" calcext:value-type="float">
            <text:p>2.4979090909</text:p>
          </table:table-cell>
          <table:table-cell office:value-type="float" office:value="90719.5826012" calcext:value-type="float">
            <text:p>90719.5826012</text:p>
          </table:table-cell>
        </table:table-row>
        <table:table-row table:style-name="ro1">
          <table:table-cell office:value-type="float" office:value="2.49954545455" calcext:value-type="float">
            <text:p>2.4995454546</text:p>
          </table:table-cell>
          <table:table-cell office:value-type="float" office:value="90350.7551359" calcext:value-type="float">
            <text:p>90350.7551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1:37:13.313159606</dc:date>
    <meta:document-statistic meta:table-count="1" meta:cell-count="31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area" chart:style-name="ch1">
        <chart:title svg:x="5.104cm" svg:y="0.316cm" chart:style-name="ch2">
          <text:p>Larger Impedance Mismatch</text:p>
        </chart:title>
        <chart:subtitle svg:x="6.572cm" svg:y="1.301cm" chart:style-name="ch3">
          <text:p>More Reflection</text:p>
        </chart:subtitle>
        <chart:legend chart:legend-position="end" svg:x="13.748cm" svg:y="3.954cm" style:legend-expansion="high" chart:style-name="ch4"/>
        <chart:plot-area chart:style-name="ch5" table:cell-range-address="Sheet1.A1:Sheet1.B1599" svg:x="1.331cm" svg:y="2.19cm" svg:width="12.097cm" svg:height="5.654cm">
          <chartooo:coordinate-region svg:x="2.693cm" svg:y="2.389cm" svg:width="10.735cm" svg:height="4.401cm"/>
          <chart:axis chart:dimension="x" chart:name="primary-x" chart:style-name="ch6">
            <chart:title svg:x="6.978cm" svg:y="8.024cm" chart:style-name="ch7">
              <text:p>Time</text:p>
            </chart:title>
          </chart:axis>
          <chart:axis chart:dimension="y" chart:name="primary-y" chart:style-name="ch6">
            <chart:title svg:x="0.451cm" svg:y="5.59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599" chart:class="chart:area">
            <chart:data-point chart:repeated="1599"/>
          </chart:series>
          <chart:series chart:style-name="ch11" chart:values-cell-range-address="Sheet1.B1:Sheet1.B1599" chart:class="chart:area">
            <chart:data-point chart:repeated="15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3636363636">
                <text:p>0.00163636363636</text:p>
                <draw:g>
                  <svg:desc>Sheet1.A1:Sheet1.A1599</svg:desc>
                </draw:g>
              </table:table-cell>
              <table:table-cell office:value-type="float" office:value="7386.51726519">
                <text:p>7386.51726519</text:p>
                <draw:g>
                  <svg:desc>Sheet1.B1:Sheet1.B1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7272727273">
                <text:p>0.00327272727273</text:p>
              </table:table-cell>
              <table:table-cell office:value-type="float" office:value="7382.92539507">
                <text:p>7382.92539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0909090909">
                <text:p>0.00490909090909</text:p>
              </table:table-cell>
              <table:table-cell office:value-type="float" office:value="7377.16783763">
                <text:p>7377.16783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7369.41421432">
                <text:p>7369.41421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8181818182">
                <text:p>0.00818181818182</text:p>
              </table:table-cell>
              <table:table-cell office:value-type="float" office:value="7359.85474671">
                <text:p>7359.85474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81818181818">
                <text:p>0.00981818181818</text:p>
              </table:table-cell>
              <table:table-cell office:value-type="float" office:value="7348.63500974">
                <text:p>7348.63500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545454545">
                <text:p>0.0114545454545</text:p>
              </table:table-cell>
              <table:table-cell office:value-type="float" office:value="7335.92783574">
                <text:p>7335.927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0909090909">
                <text:p>0.0130909090909</text:p>
              </table:table-cell>
              <table:table-cell office:value-type="float" office:value="7321.88075262">
                <text:p>7321.88075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7272727273">
                <text:p>0.0147272727273</text:p>
              </table:table-cell>
              <table:table-cell office:value-type="float" office:value="7306.65126365">
                <text:p>7306.65126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3636363636">
                <text:p>0.0163636363636</text:p>
              </table:table-cell>
              <table:table-cell office:value-type="float" office:value="7290.38584355">
                <text:p>7290.38584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">
                <text:p>0.018</text:p>
              </table:table-cell>
              <table:table-cell office:value-type="float" office:value="7273.22793916">
                <text:p>7273.22793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6363636364">
                <text:p>0.0196363636364</text:p>
              </table:table-cell>
              <table:table-cell office:value-type="float" office:value="7255.31890099">
                <text:p>7255.31890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727272727">
                <text:p>0.0212727272727</text:p>
              </table:table-cell>
              <table:table-cell office:value-type="float" office:value="7236.78975646">
                <text:p>7236.78975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9090909091">
                <text:p>0.0229090909091</text:p>
              </table:table-cell>
              <table:table-cell office:value-type="float" office:value="7217.77500788">
                <text:p>7217.77500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5454545455">
                <text:p>0.0245454545455</text:p>
              </table:table-cell>
              <table:table-cell office:value-type="float" office:value="7198.39494339">
                <text:p>7198.39494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7192.40012752">
                <text:p>7192.40012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6363636364">
                <text:p>0.0266363636364</text:p>
              </table:table-cell>
              <table:table-cell office:value-type="float" office:value="7173.00542344">
                <text:p>7173.00542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2727272727">
                <text:p>0.0282727272727</text:p>
              </table:table-cell>
              <table:table-cell office:value-type="float" office:value="7153.42310405">
                <text:p>7153.42310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9090909091">
                <text:p>0.0299090909091</text:p>
              </table:table-cell>
              <table:table-cell office:value-type="float" office:value="7133.76593608">
                <text:p>7133.76593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5454545455">
                <text:p>0.0315454545455</text:p>
              </table:table-cell>
              <table:table-cell office:value-type="float" office:value="7114.18667824">
                <text:p>7114.18667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818181818">
                <text:p>0.0331818181818</text:p>
              </table:table-cell>
              <table:table-cell office:value-type="float" office:value="7094.81263162">
                <text:p>7094.81263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8181818182">
                <text:p>0.0348181818182</text:p>
              </table:table-cell>
              <table:table-cell office:value-type="float" office:value="7075.75065404">
                <text:p>7075.75065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64545454545">
                <text:p>0.0364545454545</text:p>
              </table:table-cell>
              <table:table-cell office:value-type="float" office:value="7057.1025854">
                <text:p>7057.1025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80909090909">
                <text:p>0.0380909090909</text:p>
              </table:table-cell>
              <table:table-cell office:value-type="float" office:value="7038.95779456">
                <text:p>7038.95779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7272727273">
                <text:p>0.0397272727273</text:p>
              </table:table-cell>
              <table:table-cell office:value-type="float" office:value="7021.40547067">
                <text:p>7021.40547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3636363636">
                <text:p>0.0413636363636</text:p>
              </table:table-cell>
              <table:table-cell office:value-type="float" office:value="7004.52322573">
                <text:p>7004.52322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">
                <text:p>0.043</text:p>
              </table:table-cell>
              <table:table-cell office:value-type="float" office:value="6988.38980254">
                <text:p>6988.38980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6363636364">
                <text:p>0.0446363636364</text:p>
              </table:table-cell>
              <table:table-cell office:value-type="float" office:value="6973.07309268">
                <text:p>6973.07309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2727272727">
                <text:p>0.0462727272727</text:p>
              </table:table-cell>
              <table:table-cell office:value-type="float" office:value="6958.64261667">
                <text:p>6958.64261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9090909091">
                <text:p>0.0479090909091</text:p>
              </table:table-cell>
              <table:table-cell office:value-type="float" office:value="6945.15752202">
                <text:p>6945.15752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5454545455">
                <text:p>0.0495454545455</text:p>
              </table:table-cell>
              <table:table-cell office:value-type="float" office:value="6932.67841718">
                <text:p>6932.67841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6927.74207242">
                <text:p>6927.74207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6363636364">
                <text:p>0.0516363636364</text:p>
              </table:table-cell>
              <table:table-cell office:value-type="float" office:value="6917.35492202">
                <text:p>6917.35492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2727272727">
                <text:p>0.0532727272727</text:p>
              </table:table-cell>
              <table:table-cell office:value-type="float" office:value="6907.87406604">
                <text:p>6907.87406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49090909091">
                <text:p>0.0549090909091</text:p>
              </table:table-cell>
              <table:table-cell office:value-type="float" office:value="6899.29837473">
                <text:p>6899.29837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5454545455">
                <text:p>0.0565454545455</text:p>
              </table:table-cell>
              <table:table-cell office:value-type="float" office:value="6891.78680718">
                <text:p>6891.786807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1818181818">
                <text:p>0.0581818181818</text:p>
              </table:table-cell>
              <table:table-cell office:value-type="float" office:value="6885.43954421">
                <text:p>6885.43954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8181818182">
                <text:p>0.0598181818182</text:p>
              </table:table-cell>
              <table:table-cell office:value-type="float" office:value="6880.32347829">
                <text:p>6880.32347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14545454545">
                <text:p>0.0614545454545</text:p>
              </table:table-cell>
              <table:table-cell office:value-type="float" office:value="6876.48325499">
                <text:p>6876.48325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0909090909">
                <text:p>0.0630909090909</text:p>
              </table:table-cell>
              <table:table-cell office:value-type="float" office:value="6873.95155146">
                <text:p>6873.95155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7272727273">
                <text:p>0.0647272727273</text:p>
              </table:table-cell>
              <table:table-cell office:value-type="float" office:value="6872.7497311">
                <text:p>6872.7497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3636363636">
                <text:p>0.0663636363636</text:p>
              </table:table-cell>
              <table:table-cell office:value-type="float" office:value="6872.89272539">
                <text:p>6872.89272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8">
                <text:p>0.068</text:p>
              </table:table-cell>
              <table:table-cell office:value-type="float" office:value="6874.38815443">
                <text:p>6874.388154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6363636364">
                <text:p>0.0696363636364</text:p>
              </table:table-cell>
              <table:table-cell office:value-type="float" office:value="6877.23951059">
                <text:p>6877.23951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2727272727">
                <text:p>0.0712727272727</text:p>
              </table:table-cell>
              <table:table-cell office:value-type="float" office:value="6881.44509655">
                <text:p>6881.44509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29090909091">
                <text:p>0.0729090909091</text:p>
              </table:table-cell>
              <table:table-cell office:value-type="float" office:value="6886.99950289">
                <text:p>6886.99950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45454545455">
                <text:p>0.0745454545455</text:p>
              </table:table-cell>
              <table:table-cell office:value-type="float" office:value="6893.89298761">
                <text:p>6893.89298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">
                <text:p>0.075</text:p>
              </table:table-cell>
              <table:table-cell office:value-type="float" office:value="6893.32949816">
                <text:p>6893.32949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6363636364">
                <text:p>0.0766363636364</text:p>
              </table:table-cell>
              <table:table-cell office:value-type="float" office:value="6903.00612709">
                <text:p>6903.00612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82727272727">
                <text:p>0.0782727272727</text:p>
              </table:table-cell>
              <table:table-cell office:value-type="float" office:value="6913.74843063">
                <text:p>6913.748430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99090909091">
                <text:p>0.0799090909091</text:p>
              </table:table-cell>
              <table:table-cell office:value-type="float" office:value="6925.37993564">
                <text:p>6925.37993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15454545455">
                <text:p>0.0815454545455</text:p>
              </table:table-cell>
              <table:table-cell office:value-type="float" office:value="6938.02254203">
                <text:p>6938.02254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31818181818">
                <text:p>0.0831818181818</text:p>
              </table:table-cell>
              <table:table-cell office:value-type="float" office:value="6951.74887051">
                <text:p>6951.74887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8181818182">
                <text:p>0.0848181818182</text:p>
              </table:table-cell>
              <table:table-cell office:value-type="float" office:value="6966.58969627">
                <text:p>6966.58969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4545454545">
                <text:p>0.0864545454545</text:p>
              </table:table-cell>
              <table:table-cell office:value-type="float" office:value="6982.54159314">
                <text:p>6982.54159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80909090909">
                <text:p>0.0880909090909</text:p>
              </table:table-cell>
              <table:table-cell office:value-type="float" office:value="6999.58157162">
                <text:p>6999.58157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72727273">
                <text:p>0.0897272727273</text:p>
              </table:table-cell>
              <table:table-cell office:value-type="float" office:value="7017.66963305">
                <text:p>7017.66963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3636363636">
                <text:p>0.0913636363636</text:p>
              </table:table-cell>
              <table:table-cell office:value-type="float" office:value="7036.75778725">
                <text:p>7036.757787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">
                <text:p>0.093</text:p>
              </table:table-cell>
              <table:table-cell office:value-type="float" office:value="7056.78823659">
                <text:p>7056.788236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6363636364">
                <text:p>0.0946363636364</text:p>
              </table:table-cell>
              <table:table-cell office:value-type="float" office:value="7077.7008568">
                <text:p>7077.7008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62727272727">
                <text:p>0.0962727272727</text:p>
              </table:table-cell>
              <table:table-cell office:value-type="float" office:value="7099.42841196">
                <text:p>7099.42841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79090909091">
                <text:p>0.0979090909091</text:p>
              </table:table-cell>
              <table:table-cell office:value-type="float" office:value="7121.90352399">
                <text:p>7121.90352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95454545455">
                <text:p>0.0995454545455</text:p>
              </table:table-cell>
              <table:table-cell office:value-type="float" office:value="7145.05169838">
                <text:p>7145.051698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7148.12005765">
                <text:p>7148.12005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1636363636">
                <text:p>0.101636363636</text:p>
              </table:table-cell>
              <table:table-cell office:value-type="float" office:value="7173.29406753">
                <text:p>7173.29406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3272727273">
                <text:p>0.103272727273</text:p>
              </table:table-cell>
              <table:table-cell office:value-type="float" office:value="7198.78768608">
                <text:p>7198.78768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4909090909">
                <text:p>0.104909090909</text:p>
              </table:table-cell>
              <table:table-cell office:value-type="float" office:value="7224.25310744">
                <text:p>7224.25310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6545454545">
                <text:p>0.106545454545</text:p>
              </table:table-cell>
              <table:table-cell office:value-type="float" office:value="7249.71687065">
                <text:p>7249.71687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8181818182">
                <text:p>0.108181818182</text:p>
              </table:table-cell>
              <table:table-cell office:value-type="float" office:value="7275.21965451">
                <text:p>7275.21965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9818181818">
                <text:p>0.109818181818</text:p>
              </table:table-cell>
              <table:table-cell office:value-type="float" office:value="7300.76033646">
                <text:p>7300.760336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454545455">
                <text:p>0.111454545455</text:p>
              </table:table-cell>
              <table:table-cell office:value-type="float" office:value="7326.30312597">
                <text:p>7326.30312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3090909091">
                <text:p>0.113090909091</text:p>
              </table:table-cell>
              <table:table-cell office:value-type="float" office:value="7351.77014589">
                <text:p>7351.77014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4727272727">
                <text:p>0.114727272727</text:p>
              </table:table-cell>
              <table:table-cell office:value-type="float" office:value="7377.08184936">
                <text:p>7377.08184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6363636364">
                <text:p>0.116363636364</text:p>
              </table:table-cell>
              <table:table-cell office:value-type="float" office:value="7402.1922708">
                <text:p>7402.19227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8">
                <text:p>0.118</text:p>
              </table:table-cell>
              <table:table-cell office:value-type="float" office:value="7427.09125557">
                <text:p>7427.09125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9636363636">
                <text:p>0.119636363636</text:p>
              </table:table-cell>
              <table:table-cell office:value-type="float" office:value="7451.76310695">
                <text:p>7451.76310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1272727273">
                <text:p>0.121272727273</text:p>
              </table:table-cell>
              <table:table-cell office:value-type="float" office:value="7476.19484825">
                <text:p>7476.194848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909090909">
                <text:p>0.122909090909</text:p>
              </table:table-cell>
              <table:table-cell office:value-type="float" office:value="7500.36683396">
                <text:p>7500.366833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545454545">
                <text:p>0.124545454545</text:p>
              </table:table-cell>
              <table:table-cell office:value-type="float" office:value="7524.26962967">
                <text:p>7524.269629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5">
                <text:p>0.125</text:p>
              </table:table-cell>
              <table:table-cell office:value-type="float" office:value="7527.00235325">
                <text:p>7527.00235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6636363636">
                <text:p>0.126636363636</text:p>
              </table:table-cell>
              <table:table-cell office:value-type="float" office:value="7551.85625234">
                <text:p>7551.85625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272727273">
                <text:p>0.128272727273</text:p>
              </table:table-cell>
              <table:table-cell office:value-type="float" office:value="7576.28325399">
                <text:p>7576.28325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9909090909">
                <text:p>0.129909090909</text:p>
              </table:table-cell>
              <table:table-cell office:value-type="float" office:value="7599.96752282">
                <text:p>7599.96752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545454545">
                <text:p>0.131545454545</text:p>
              </table:table-cell>
              <table:table-cell office:value-type="float" office:value="7622.93470676">
                <text:p>7622.93470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3181818182">
                <text:p>0.133181818182</text:p>
              </table:table-cell>
              <table:table-cell office:value-type="float" office:value="7645.30293337">
                <text:p>7645.30293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4818181818">
                <text:p>0.134818181818</text:p>
              </table:table-cell>
              <table:table-cell office:value-type="float" office:value="7667.17534785">
                <text:p>7667.175347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6454545455">
                <text:p>0.136454545455</text:p>
              </table:table-cell>
              <table:table-cell office:value-type="float" office:value="7688.60725192">
                <text:p>7688.60725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8090909091">
                <text:p>0.138090909091</text:p>
              </table:table-cell>
              <table:table-cell office:value-type="float" office:value="7709.62585141">
                <text:p>7709.62585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9727272727">
                <text:p>0.139727272727</text:p>
              </table:table-cell>
              <table:table-cell office:value-type="float" office:value="7730.21715579">
                <text:p>7730.21715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1363636364">
                <text:p>0.141363636364</text:p>
              </table:table-cell>
              <table:table-cell office:value-type="float" office:value="7750.38116405">
                <text:p>7750.38116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">
                <text:p>0.143</text:p>
              </table:table-cell>
              <table:table-cell office:value-type="float" office:value="7770.10135014">
                <text:p>7770.10135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4636363636">
                <text:p>0.144636363636</text:p>
              </table:table-cell>
              <table:table-cell office:value-type="float" office:value="7789.36485236">
                <text:p>7789.36485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6272727273">
                <text:p>0.146272727273</text:p>
              </table:table-cell>
              <table:table-cell office:value-type="float" office:value="7808.14421227">
                <text:p>7808.14421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7909090909">
                <text:p>0.147909090909</text:p>
              </table:table-cell>
              <table:table-cell office:value-type="float" office:value="7826.42317891">
                <text:p>7826.42317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9545454545">
                <text:p>0.149545454545</text:p>
              </table:table-cell>
              <table:table-cell office:value-type="float" office:value="7844.18724596">
                <text:p>7844.18724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">
                <text:p>0.15</text:p>
              </table:table-cell>
              <table:table-cell office:value-type="float" office:value="7845.18403926">
                <text:p>7845.18403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1636363636">
                <text:p>0.151636363636</text:p>
              </table:table-cell>
              <table:table-cell office:value-type="float" office:value="7863.51170635">
                <text:p>7863.5117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3272727273">
                <text:p>0.153272727273</text:p>
              </table:table-cell>
              <table:table-cell office:value-type="float" office:value="7881.21211648">
                <text:p>7881.21211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4909090909">
                <text:p>0.154909090909</text:p>
              </table:table-cell>
              <table:table-cell office:value-type="float" office:value="7897.96688735">
                <text:p>7897.96688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6545454545">
                <text:p>0.156545454545</text:p>
              </table:table-cell>
              <table:table-cell office:value-type="float" office:value="7913.76914089">
                <text:p>7913.76914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8181818182">
                <text:p>0.158181818182</text:p>
              </table:table-cell>
              <table:table-cell office:value-type="float" office:value="7928.71945538">
                <text:p>7928.71945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9818181818">
                <text:p>0.159818181818</text:p>
              </table:table-cell>
              <table:table-cell office:value-type="float" office:value="7942.90890762">
                <text:p>7942.90890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1454545455">
                <text:p>0.161454545455</text:p>
              </table:table-cell>
              <table:table-cell office:value-type="float" office:value="7956.40978825">
                <text:p>7956.40978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3090909091">
                <text:p>0.163090909091</text:p>
              </table:table-cell>
              <table:table-cell office:value-type="float" office:value="7969.24601602">
                <text:p>7969.2460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4727272727">
                <text:p>0.164727272727</text:p>
              </table:table-cell>
              <table:table-cell office:value-type="float" office:value="7981.40679037">
                <text:p>7981.40679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6363636364">
                <text:p>0.166363636364</text:p>
              </table:table-cell>
              <table:table-cell office:value-type="float" office:value="7992.88000962">
                <text:p>7992.880009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8">
                <text:p>0.168</text:p>
              </table:table-cell>
              <table:table-cell office:value-type="float" office:value="8003.6752071">
                <text:p>8003.6752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9636363636">
                <text:p>0.169636363636</text:p>
              </table:table-cell>
              <table:table-cell office:value-type="float" office:value="8013.77426712">
                <text:p>8013.77426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1272727273">
                <text:p>0.171272727273</text:p>
              </table:table-cell>
              <table:table-cell office:value-type="float" office:value="8023.16017295">
                <text:p>8023.16017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2909090909">
                <text:p>0.172909090909</text:p>
              </table:table-cell>
              <table:table-cell office:value-type="float" office:value="8031.80612955">
                <text:p>8031.80612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4545454545">
                <text:p>0.174545454545</text:p>
              </table:table-cell>
              <table:table-cell office:value-type="float" office:value="8039.71701566">
                <text:p>8039.71701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5">
                <text:p>0.175</text:p>
              </table:table-cell>
              <table:table-cell office:value-type="float" office:value="8038.28632269">
                <text:p>8038.286322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6636363636">
                <text:p>0.176636363636</text:p>
              </table:table-cell>
              <table:table-cell office:value-type="float" office:value="8046.2777521">
                <text:p>8046.2777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8272727273">
                <text:p>0.178272727273</text:p>
              </table:table-cell>
              <table:table-cell office:value-type="float" office:value="8053.53571056">
                <text:p>8053.53571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9909090909">
                <text:p>0.179909090909</text:p>
              </table:table-cell>
              <table:table-cell office:value-type="float" office:value="8059.68701717">
                <text:p>8059.687017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1545454545">
                <text:p>0.181545454545</text:p>
              </table:table-cell>
              <table:table-cell office:value-type="float" office:value="8064.70392733">
                <text:p>8064.703927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3181818182">
                <text:p>0.183181818182</text:p>
              </table:table-cell>
              <table:table-cell office:value-type="float" office:value="8068.66819729">
                <text:p>8068.66819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4818181818">
                <text:p>0.184818181818</text:p>
              </table:table-cell>
              <table:table-cell office:value-type="float" office:value="8071.68365432">
                <text:p>8071.68365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6454545455">
                <text:p>0.186454545455</text:p>
              </table:table-cell>
              <table:table-cell office:value-type="float" office:value="8073.81804382">
                <text:p>8073.81804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8090909091">
                <text:p>0.188090909091</text:p>
              </table:table-cell>
              <table:table-cell office:value-type="float" office:value="8075.11922105">
                <text:p>8075.11922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9727272727">
                <text:p>0.189727272727</text:p>
              </table:table-cell>
              <table:table-cell office:value-type="float" office:value="8075.56290263">
                <text:p>8075.56290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1363636364">
                <text:p>0.191363636364</text:p>
              </table:table-cell>
              <table:table-cell office:value-type="float" office:value="8075.16041695">
                <text:p>8075.160416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3">
                <text:p>0.193</text:p>
              </table:table-cell>
              <table:table-cell office:value-type="float" office:value="8073.92549753">
                <text:p>8073.925497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4636363636">
                <text:p>0.194636363636</text:p>
              </table:table-cell>
              <table:table-cell office:value-type="float" office:value="8071.86509783">
                <text:p>8071.86509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6272727273">
                <text:p>0.196272727273</text:p>
              </table:table-cell>
              <table:table-cell office:value-type="float" office:value="8068.95473148">
                <text:p>8068.95473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7909090909">
                <text:p>0.197909090909</text:p>
              </table:table-cell>
              <table:table-cell office:value-type="float" office:value="8065.18921959">
                <text:p>8065.18921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9545454545">
                <text:p>0.199545454545</text:p>
              </table:table-cell>
              <table:table-cell office:value-type="float" office:value="8060.57530998">
                <text:p>8060.57530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">
                <text:p>0.2</text:p>
              </table:table-cell>
              <table:table-cell office:value-type="float" office:value="8056.11832319">
                <text:p>8056.118323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636363636">
                <text:p>0.201636363636</text:p>
              </table:table-cell>
              <table:table-cell office:value-type="float" office:value="8051.33543333">
                <text:p>8051.3354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3272727273">
                <text:p>0.203272727273</text:p>
              </table:table-cell>
              <table:table-cell office:value-type="float" office:value="8045.76121859">
                <text:p>8045.761218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4909090909">
                <text:p>0.204909090909</text:p>
              </table:table-cell>
              <table:table-cell office:value-type="float" office:value="8039.05099887">
                <text:p>8039.05099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6545454545">
                <text:p>0.206545454545</text:p>
              </table:table-cell>
              <table:table-cell office:value-type="float" office:value="8031.18511998">
                <text:p>8031.18511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8181818182">
                <text:p>0.208181818182</text:p>
              </table:table-cell>
              <table:table-cell office:value-type="float" office:value="8022.26890691">
                <text:p>8022.26890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9818181818">
                <text:p>0.209818181818</text:p>
              </table:table-cell>
              <table:table-cell office:value-type="float" office:value="8012.39208654">
                <text:p>8012.392086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1454545455">
                <text:p>0.211454545455</text:p>
              </table:table-cell>
              <table:table-cell office:value-type="float" office:value="8001.6567357">
                <text:p>8001.6567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13090909091">
                <text:p>0.213090909091</text:p>
              </table:table-cell>
              <table:table-cell office:value-type="float" office:value="7990.10920857">
                <text:p>7990.109208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4727272727">
                <text:p>0.214727272727</text:p>
              </table:table-cell>
              <table:table-cell office:value-type="float" office:value="7977.74413266">
                <text:p>7977.744132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6363636364">
                <text:p>0.216363636364</text:p>
              </table:table-cell>
              <table:table-cell office:value-type="float" office:value="7964.58212701">
                <text:p>7964.582127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8">
                <text:p>0.218</text:p>
              </table:table-cell>
              <table:table-cell office:value-type="float" office:value="7950.68237584">
                <text:p>7950.682375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9636363636">
                <text:p>0.219636363636</text:p>
              </table:table-cell>
              <table:table-cell office:value-type="float" office:value="7936.05890217">
                <text:p>7936.05890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1272727273">
                <text:p>0.221272727273</text:p>
              </table:table-cell>
              <table:table-cell office:value-type="float" office:value="7920.70453644">
                <text:p>7920.70453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2909090909">
                <text:p>0.222909090909</text:p>
              </table:table-cell>
              <table:table-cell office:value-type="float" office:value="7904.6089076">
                <text:p>7904.6089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4545454545">
                <text:p>0.224545454545</text:p>
              </table:table-cell>
              <table:table-cell office:value-type="float" office:value="7887.81649295">
                <text:p>7887.81649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5">
                <text:p>0.225</text:p>
              </table:table-cell>
              <table:table-cell office:value-type="float" office:value="7880.44342592">
                <text:p>7880.443425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6636363636">
                <text:p>0.226636363636</text:p>
              </table:table-cell>
              <table:table-cell office:value-type="float" office:value="7863.69324599">
                <text:p>7863.69324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8272727273">
                <text:p>0.228272727273</text:p>
              </table:table-cell>
              <table:table-cell office:value-type="float" office:value="7846.67352578">
                <text:p>7846.673525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9909090909">
                <text:p>0.229909090909</text:p>
              </table:table-cell>
              <table:table-cell office:value-type="float" office:value="7829.03336076">
                <text:p>7829.033360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1545454545">
                <text:p>0.231545454545</text:p>
              </table:table-cell>
              <table:table-cell office:value-type="float" office:value="7811.00314573">
                <text:p>7811.003145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3181818182">
                <text:p>0.233181818182</text:p>
              </table:table-cell>
              <table:table-cell office:value-type="float" office:value="7792.8218597">
                <text:p>7792.8218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4818181818">
                <text:p>0.234818181818</text:p>
              </table:table-cell>
              <table:table-cell office:value-type="float" office:value="7774.68715127">
                <text:p>7774.68715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6454545455">
                <text:p>0.236454545455</text:p>
              </table:table-cell>
              <table:table-cell office:value-type="float" office:value="7756.71301576">
                <text:p>7756.71301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8090909091">
                <text:p>0.238090909091</text:p>
              </table:table-cell>
              <table:table-cell office:value-type="float" office:value="7738.98849956">
                <text:p>7738.988499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9727272727">
                <text:p>0.239727272727</text:p>
              </table:table-cell>
              <table:table-cell office:value-type="float" office:value="7721.50557432">
                <text:p>7721.50557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1363636364">
                <text:p>0.241363636364</text:p>
              </table:table-cell>
              <table:table-cell office:value-type="float" office:value="7704.27369712">
                <text:p>7704.27369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3">
                <text:p>0.243</text:p>
              </table:table-cell>
              <table:table-cell office:value-type="float" office:value="7687.2990263">
                <text:p>7687.2990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4636363636">
                <text:p>0.244636363636</text:p>
              </table:table-cell>
              <table:table-cell office:value-type="float" office:value="7670.60759568">
                <text:p>7670.60759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6272727273">
                <text:p>0.246272727273</text:p>
              </table:table-cell>
              <table:table-cell office:value-type="float" office:value="7654.18683602">
                <text:p>7654.18683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7909090909">
                <text:p>0.247909090909</text:p>
              </table:table-cell>
              <table:table-cell office:value-type="float" office:value="7638.05338113">
                <text:p>7638.05338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9545454545">
                <text:p>0.249545454545</text:p>
              </table:table-cell>
              <table:table-cell office:value-type="float" office:value="7622.22290396">
                <text:p>7622.222903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">
                <text:p>0.25</text:p>
              </table:table-cell>
              <table:table-cell office:value-type="float" office:value="7615.37366866">
                <text:p>7615.37366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1636363636">
                <text:p>0.251636363636</text:p>
              </table:table-cell>
              <table:table-cell office:value-type="float" office:value="7600.61656531">
                <text:p>7600.616565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3272727273">
                <text:p>0.253272727273</text:p>
              </table:table-cell>
              <table:table-cell office:value-type="float" office:value="5674.64644098">
                <text:p>5674.646440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4909090909">
                <text:p>0.254909090909</text:p>
              </table:table-cell>
              <table:table-cell office:value-type="float" office:value="5832.72004179">
                <text:p>5832.72004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6545454545">
                <text:p>0.256545454545</text:p>
              </table:table-cell>
              <table:table-cell office:value-type="float" office:value="5998.9645015">
                <text:p>5998.96450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181818182">
                <text:p>0.258181818182</text:p>
              </table:table-cell>
              <table:table-cell office:value-type="float" office:value="6170.20901504">
                <text:p>6170.209015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818181818">
                <text:p>0.259818181818</text:p>
              </table:table-cell>
              <table:table-cell office:value-type="float" office:value="6344.34189062">
                <text:p>6344.34189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1454545455">
                <text:p>0.261454545455</text:p>
              </table:table-cell>
              <table:table-cell office:value-type="float" office:value="6520.58765496">
                <text:p>6520.587654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3090909091">
                <text:p>0.263090909091</text:p>
              </table:table-cell>
              <table:table-cell office:value-type="float" office:value="6697.97184381">
                <text:p>6697.97184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4727272727">
                <text:p>0.264727272727</text:p>
              </table:table-cell>
              <table:table-cell office:value-type="float" office:value="6875.78116032">
                <text:p>6875.78116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6363636364">
                <text:p>0.266363636364</text:p>
              </table:table-cell>
              <table:table-cell office:value-type="float" office:value="7053.55839161">
                <text:p>7053.55839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8">
                <text:p>0.268</text:p>
              </table:table-cell>
              <table:table-cell office:value-type="float" office:value="7230.83682132">
                <text:p>7230.83682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9636363636">
                <text:p>0.269636363636</text:p>
              </table:table-cell>
              <table:table-cell office:value-type="float" office:value="7406.84890627">
                <text:p>7406.84890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1272727273">
                <text:p>0.271272727273</text:p>
              </table:table-cell>
              <table:table-cell office:value-type="float" office:value="7580.72948708">
                <text:p>7580.72948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2909090909">
                <text:p>0.272909090909</text:p>
              </table:table-cell>
              <table:table-cell office:value-type="float" office:value="7751.6143718">
                <text:p>7751.6143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4545454545">
                <text:p>0.274545454545</text:p>
              </table:table-cell>
              <table:table-cell office:value-type="float" office:value="7918.77108056">
                <text:p>7918.77108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5">
                <text:p>0.275</text:p>
              </table:table-cell>
              <table:table-cell office:value-type="float" office:value="7960.06200003">
                <text:p>7960.06200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6636363636">
                <text:p>0.276636363636</text:p>
              </table:table-cell>
              <table:table-cell office:value-type="float" office:value="8123.81179683">
                <text:p>8123.81179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8272727273">
                <text:p>0.278272727273</text:p>
              </table:table-cell>
              <table:table-cell office:value-type="float" office:value="8281.10342487">
                <text:p>8281.103424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9909090909">
                <text:p>0.279909090909</text:p>
              </table:table-cell>
              <table:table-cell office:value-type="float" office:value="8432.02840958">
                <text:p>8432.02840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1545454545">
                <text:p>0.281545454545</text:p>
              </table:table-cell>
              <table:table-cell office:value-type="float" office:value="8576.69706385">
                <text:p>8576.69706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3181818182">
                <text:p>0.283181818182</text:p>
              </table:table-cell>
              <table:table-cell office:value-type="float" office:value="8714.93535197">
                <text:p>8714.935351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4818181818">
                <text:p>0.284818181818</text:p>
              </table:table-cell>
              <table:table-cell office:value-type="float" office:value="8846.49383592">
                <text:p>8846.49383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6454545455">
                <text:p>0.286454545455</text:p>
              </table:table-cell>
              <table:table-cell office:value-type="float" office:value="8971.1473679">
                <text:p>8971.1473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8090909091">
                <text:p>0.288090909091</text:p>
              </table:table-cell>
              <table:table-cell office:value-type="float" office:value="9088.90134468">
                <text:p>9088.901344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9727272727">
                <text:p>0.289727272727</text:p>
              </table:table-cell>
              <table:table-cell office:value-type="float" office:value="9200.02277032">
                <text:p>9200.02277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1363636364">
                <text:p>0.291363636364</text:p>
              </table:table-cell>
              <table:table-cell office:value-type="float" office:value="9304.63987347">
                <text:p>9304.639873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3">
                <text:p>0.293</text:p>
              </table:table-cell>
              <table:table-cell office:value-type="float" office:value="9401.76900228">
                <text:p>9401.76900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4636363636">
                <text:p>0.294636363636</text:p>
              </table:table-cell>
              <table:table-cell office:value-type="float" office:value="9489.56279679">
                <text:p>9489.562796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6272727273">
                <text:p>0.296272727273</text:p>
              </table:table-cell>
              <table:table-cell office:value-type="float" office:value="9567.73630618">
                <text:p>9567.73630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7909090909">
                <text:p>0.297909090909</text:p>
              </table:table-cell>
              <table:table-cell office:value-type="float" office:value="9637.96044886">
                <text:p>9637.96044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9545454545">
                <text:p>0.299545454545</text:p>
              </table:table-cell>
              <table:table-cell office:value-type="float" office:value="9700.01819013">
                <text:p>9700.01819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">
                <text:p>0.3</text:p>
              </table:table-cell>
              <table:table-cell office:value-type="float" office:value="9712.1295258">
                <text:p>9712.1295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01636363636">
                <text:p>0.301636363636</text:p>
              </table:table-cell>
              <table:table-cell office:value-type="float" office:value="9765.09329225">
                <text:p>9765.09329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03272727273">
                <text:p>0.303272727273</text:p>
              </table:table-cell>
              <table:table-cell office:value-type="float" office:value="9808.64883049">
                <text:p>9808.648830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4909090909">
                <text:p>0.304909090909</text:p>
              </table:table-cell>
              <table:table-cell office:value-type="float" office:value="9844.00792171">
                <text:p>9844.007921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6545454545">
                <text:p>0.306545454545</text:p>
              </table:table-cell>
              <table:table-cell office:value-type="float" office:value="9871.65689383">
                <text:p>9871.656893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8181818182">
                <text:p>0.308181818182</text:p>
              </table:table-cell>
              <table:table-cell office:value-type="float" office:value="9891.9329762">
                <text:p>9891.93297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9818181818">
                <text:p>0.309818181818</text:p>
              </table:table-cell>
              <table:table-cell office:value-type="float" office:value="9905.13845303">
                <text:p>9905.13845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11454545455">
                <text:p>0.311454545455</text:p>
              </table:table-cell>
              <table:table-cell office:value-type="float" office:value="9911.65964274">
                <text:p>9911.659642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13090909091">
                <text:p>0.313090909091</text:p>
              </table:table-cell>
              <table:table-cell office:value-type="float" office:value="9912.20007603">
                <text:p>9912.20007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4727272727">
                <text:p>0.314727272727</text:p>
              </table:table-cell>
              <table:table-cell office:value-type="float" office:value="9907.08907527">
                <text:p>9907.08907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6363636364">
                <text:p>0.316363636364</text:p>
              </table:table-cell>
              <table:table-cell office:value-type="float" office:value="9896.57612947">
                <text:p>9896.576129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8">
                <text:p>0.318</text:p>
              </table:table-cell>
              <table:table-cell office:value-type="float" office:value="9880.77130224">
                <text:p>9880.77130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9636363636">
                <text:p>0.319636363636</text:p>
              </table:table-cell>
              <table:table-cell office:value-type="float" office:value="9860.03278042">
                <text:p>9860.032780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1272727273">
                <text:p>0.321272727273</text:p>
              </table:table-cell>
              <table:table-cell office:value-type="float" office:value="9834.93183067">
                <text:p>9834.93183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2909090909">
                <text:p>0.322909090909</text:p>
              </table:table-cell>
              <table:table-cell office:value-type="float" office:value="9805.7837059">
                <text:p>9805.7837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4545454545">
                <text:p>0.324545454545</text:p>
              </table:table-cell>
              <table:table-cell office:value-type="float" office:value="9772.83108123">
                <text:p>9772.83108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5">
                <text:p>0.325</text:p>
              </table:table-cell>
              <table:table-cell office:value-type="float" office:value="9761.06401768">
                <text:p>9761.06401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6636363636">
                <text:p>0.326636363636</text:p>
              </table:table-cell>
              <table:table-cell office:value-type="float" office:value="9724.79513207">
                <text:p>9724.79513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8272727273">
                <text:p>0.328272727273</text:p>
              </table:table-cell>
              <table:table-cell office:value-type="float" office:value="9684.90020888">
                <text:p>9684.900208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9909090909">
                <text:p>0.329909090909</text:p>
              </table:table-cell>
              <table:table-cell office:value-type="float" office:value="9642.26268102">
                <text:p>9642.26268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1545454545">
                <text:p>0.331545454545</text:p>
              </table:table-cell>
              <table:table-cell office:value-type="float" office:value="9597.57287586">
                <text:p>9597.572875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181818182">
                <text:p>0.333181818182</text:p>
              </table:table-cell>
              <table:table-cell office:value-type="float" office:value="9551.1659807">
                <text:p>9551.16598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4818181818">
                <text:p>0.334818181818</text:p>
              </table:table-cell>
              <table:table-cell office:value-type="float" office:value="9503.2223128">
                <text:p>9503.2223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6454545455">
                <text:p>0.336454545455</text:p>
              </table:table-cell>
              <table:table-cell office:value-type="float" office:value="9454.19864742">
                <text:p>9454.198647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8090909091">
                <text:p>0.338090909091</text:p>
              </table:table-cell>
              <table:table-cell office:value-type="float" office:value="9404.82282603">
                <text:p>9404.822826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9727272727">
                <text:p>0.339727272727</text:p>
              </table:table-cell>
              <table:table-cell office:value-type="float" office:value="9355.75593623">
                <text:p>9355.755936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41363636364">
                <text:p>0.341363636364</text:p>
              </table:table-cell>
              <table:table-cell office:value-type="float" office:value="9307.62405624">
                <text:p>9307.624056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3">
                <text:p>0.343</text:p>
              </table:table-cell>
              <table:table-cell office:value-type="float" office:value="9261.25643322">
                <text:p>9261.256433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4636363636">
                <text:p>0.344636363636</text:p>
              </table:table-cell>
              <table:table-cell office:value-type="float" office:value="9217.32503857">
                <text:p>9217.325038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6272727273">
                <text:p>0.346272727273</text:p>
              </table:table-cell>
              <table:table-cell office:value-type="float" office:value="9176.48560478">
                <text:p>9176.485604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7909090909">
                <text:p>0.347909090909</text:p>
              </table:table-cell>
              <table:table-cell office:value-type="float" office:value="9139.80854117">
                <text:p>9139.80854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9545454545">
                <text:p>0.349545454545</text:p>
              </table:table-cell>
              <table:table-cell office:value-type="float" office:value="9108.93775317">
                <text:p>9108.93775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">
                <text:p>0.35</text:p>
              </table:table-cell>
              <table:table-cell office:value-type="float" office:value="9101.78273288">
                <text:p>9101.78273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1636363636">
                <text:p>0.351636363636</text:p>
              </table:table-cell>
              <table:table-cell office:value-type="float" office:value="9079.83963103">
                <text:p>9079.839631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3272727273">
                <text:p>0.353272727273</text:p>
              </table:table-cell>
              <table:table-cell office:value-type="float" office:value="9068.13754068">
                <text:p>9068.137540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4909090909">
                <text:p>0.354909090909</text:p>
              </table:table-cell>
              <table:table-cell office:value-type="float" office:value="9066.62799943">
                <text:p>9066.62799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6545454545">
                <text:p>0.356545454545</text:p>
              </table:table-cell>
              <table:table-cell office:value-type="float" office:value="9075.51785774">
                <text:p>9075.5178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8181818182">
                <text:p>0.358181818182</text:p>
              </table:table-cell>
              <table:table-cell office:value-type="float" office:value="9094.61129761">
                <text:p>9094.611297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9818181818">
                <text:p>0.359818181818</text:p>
              </table:table-cell>
              <table:table-cell office:value-type="float" office:value="9122.63811541">
                <text:p>9122.638115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1454545455">
                <text:p>0.361454545455</text:p>
              </table:table-cell>
              <table:table-cell office:value-type="float" office:value="9156.13996508">
                <text:p>9156.139965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3090909091">
                <text:p>0.363090909091</text:p>
              </table:table-cell>
              <table:table-cell office:value-type="float" office:value="9194.49193433">
                <text:p>9194.491934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4727272727">
                <text:p>0.364727272727</text:p>
              </table:table-cell>
              <table:table-cell office:value-type="float" office:value="9245.3141801">
                <text:p>9245.31418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6363636364">
                <text:p>0.366363636364</text:p>
              </table:table-cell>
              <table:table-cell office:value-type="float" office:value="9311.11930275">
                <text:p>9311.11930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8">
                <text:p>0.368</text:p>
              </table:table-cell>
              <table:table-cell office:value-type="float" office:value="9391.28084783">
                <text:p>9391.280847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9636363636">
                <text:p>0.369636363636</text:p>
              </table:table-cell>
              <table:table-cell office:value-type="float" office:value="9479.97764564">
                <text:p>9479.97764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72727273">
                <text:p>0.371272727273</text:p>
              </table:table-cell>
              <table:table-cell office:value-type="float" office:value="9574.80759674">
                <text:p>9574.807596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2909090909">
                <text:p>0.372909090909</text:p>
              </table:table-cell>
              <table:table-cell office:value-type="float" office:value="9675.75554376">
                <text:p>9675.755543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4545454545">
                <text:p>0.374545454545</text:p>
              </table:table-cell>
              <table:table-cell office:value-type="float" office:value="9783.26904409">
                <text:p>9783.269044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5">
                <text:p>0.375</text:p>
              </table:table-cell>
              <table:table-cell office:value-type="float" office:value="9819.97632416">
                <text:p>9819.97632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6636363636">
                <text:p>0.376636363636</text:p>
              </table:table-cell>
              <table:table-cell office:value-type="float" office:value="9926.47574055">
                <text:p>9926.47574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8272727273">
                <text:p>0.378272727273</text:p>
              </table:table-cell>
              <table:table-cell office:value-type="float" office:value="10047.3193549">
                <text:p>10047.31935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9909090909">
                <text:p>0.379909090909</text:p>
              </table:table-cell>
              <table:table-cell office:value-type="float" office:value="10176.2314715">
                <text:p>10176.23147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1545454545">
                <text:p>0.381545454545</text:p>
              </table:table-cell>
              <table:table-cell office:value-type="float" office:value="10310.0612458">
                <text:p>10310.06124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3181818182">
                <text:p>0.383181818182</text:p>
              </table:table-cell>
              <table:table-cell office:value-type="float" office:value="10448.1028216">
                <text:p>10448.10282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4818181818">
                <text:p>0.384818181818</text:p>
              </table:table-cell>
              <table:table-cell office:value-type="float" office:value="10590.1893636">
                <text:p>10590.1893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6454545455">
                <text:p>0.386454545455</text:p>
              </table:table-cell>
              <table:table-cell office:value-type="float" office:value="10736.3613465">
                <text:p>10736.36134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8090909091">
                <text:p>0.388090909091</text:p>
              </table:table-cell>
              <table:table-cell office:value-type="float" office:value="10886.2174455">
                <text:p>10886.2174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9727272727">
                <text:p>0.389727272727</text:p>
              </table:table-cell>
              <table:table-cell office:value-type="float" office:value="11039.3620268">
                <text:p>11039.36202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1363636364">
                <text:p>0.391363636364</text:p>
              </table:table-cell>
              <table:table-cell office:value-type="float" office:value="11195.2433247">
                <text:p>11195.2433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93">
                <text:p>0.393</text:p>
              </table:table-cell>
              <table:table-cell office:value-type="float" office:value="11353.5448765">
                <text:p>11353.54487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4636363636">
                <text:p>0.394636363636</text:p>
              </table:table-cell>
              <table:table-cell office:value-type="float" office:value="11513.7669616">
                <text:p>11513.76696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6272727273">
                <text:p>0.396272727273</text:p>
              </table:table-cell>
              <table:table-cell office:value-type="float" office:value="11675.5022105">
                <text:p>11675.5022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7909090909">
                <text:p>0.397909090909</text:p>
              </table:table-cell>
              <table:table-cell office:value-type="float" office:value="11838.251383">
                <text:p>11838.2513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9545454545">
                <text:p>0.399545454545</text:p>
              </table:table-cell>
              <table:table-cell office:value-type="float" office:value="12001.651263">
                <text:p>12001.6512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">
                <text:p>0.4</text:p>
              </table:table-cell>
              <table:table-cell office:value-type="float" office:value="12052.9070601">
                <text:p>12052.90706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01636363636">
                <text:p>0.401636363636</text:p>
              </table:table-cell>
              <table:table-cell office:value-type="float" office:value="12204.9464936">
                <text:p>12204.94649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03272727273">
                <text:p>0.403272727273</text:p>
              </table:table-cell>
              <table:table-cell office:value-type="float" office:value="12367.1340465">
                <text:p>12367.13404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4909090909">
                <text:p>0.404909090909</text:p>
              </table:table-cell>
              <table:table-cell office:value-type="float" office:value="12530.9506774">
                <text:p>12530.95067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06545454545">
                <text:p>0.406545454545</text:p>
              </table:table-cell>
              <table:table-cell office:value-type="float" office:value="12692.4174002">
                <text:p>12692.4174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8181818182">
                <text:p>0.408181818182</text:p>
              </table:table-cell>
              <table:table-cell office:value-type="float" office:value="12850.6506196">
                <text:p>12850.65061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9818181818">
                <text:p>0.409818181818</text:p>
              </table:table-cell>
              <table:table-cell office:value-type="float" office:value="13006.0478309">
                <text:p>13006.04783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1454545455">
                <text:p>0.411454545455</text:p>
              </table:table-cell>
              <table:table-cell office:value-type="float" office:value="13158.8835361">
                <text:p>13158.88353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3090909091">
                <text:p>0.413090909091</text:p>
              </table:table-cell>
              <table:table-cell office:value-type="float" office:value="13308.911636">
                <text:p>13308.9116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4727272727">
                <text:p>0.414727272727</text:p>
              </table:table-cell>
              <table:table-cell office:value-type="float" office:value="13455.9290949">
                <text:p>13455.92909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6363636364">
                <text:p>0.416363636364</text:p>
              </table:table-cell>
              <table:table-cell office:value-type="float" office:value="13599.8318961">
                <text:p>13599.83189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8">
                <text:p>0.418</text:p>
              </table:table-cell>
              <table:table-cell office:value-type="float" office:value="13740.431239">
                <text:p>13740.4312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19636363636">
                <text:p>0.419636363636</text:p>
              </table:table-cell>
              <table:table-cell office:value-type="float" office:value="13877.5602559">
                <text:p>13877.5602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21272727273">
                <text:p>0.421272727273</text:p>
              </table:table-cell>
              <table:table-cell office:value-type="float" office:value="14010.7586643">
                <text:p>14010.75866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2909090909">
                <text:p>0.422909090909</text:p>
              </table:table-cell>
              <table:table-cell office:value-type="float" office:value="14139.7530056">
                <text:p>14139.7530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4545454545">
                <text:p>0.424545454545</text:p>
              </table:table-cell>
              <table:table-cell office:value-type="float" office:value="14264.2647896">
                <text:p>14264.26478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5">
                <text:p>0.425</text:p>
              </table:table-cell>
              <table:table-cell office:value-type="float" office:value="14300.0322274">
                <text:p>14300.0322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6636363636">
                <text:p>0.426636363636</text:p>
              </table:table-cell>
              <table:table-cell office:value-type="float" office:value="14412.1266723">
                <text:p>14412.12667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8272727273">
                <text:p>0.428272727273</text:p>
              </table:table-cell>
              <table:table-cell office:value-type="float" office:value="14526.4624468">
                <text:p>14526.46244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9909090909">
                <text:p>0.429909090909</text:p>
              </table:table-cell>
              <table:table-cell office:value-type="float" office:value="14637.903178">
                <text:p>14637.9031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1545454545">
                <text:p>0.431545454545</text:p>
              </table:table-cell>
              <table:table-cell office:value-type="float" office:value="14743.9871006">
                <text:p>14743.98710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3181818182">
                <text:p>0.433181818182</text:p>
              </table:table-cell>
              <table:table-cell office:value-type="float" office:value="14844.4403782">
                <text:p>14844.44037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4818181818">
                <text:p>0.434818181818</text:p>
              </table:table-cell>
              <table:table-cell office:value-type="float" office:value="14939.3115055">
                <text:p>14939.31150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6454545455">
                <text:p>0.436454545455</text:p>
              </table:table-cell>
              <table:table-cell office:value-type="float" office:value="15028.5843183">
                <text:p>15028.58431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8090909091">
                <text:p>0.438090909091</text:p>
              </table:table-cell>
              <table:table-cell office:value-type="float" office:value="15112.3156197">
                <text:p>15112.31561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9727272727">
                <text:p>0.439727272727</text:p>
              </table:table-cell>
              <table:table-cell office:value-type="float" office:value="15190.7625467">
                <text:p>15190.7625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1363636364">
                <text:p>0.441363636364</text:p>
              </table:table-cell>
              <table:table-cell office:value-type="float" office:value="15263.764183">
                <text:p>15263.764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3">
                <text:p>0.443</text:p>
              </table:table-cell>
              <table:table-cell office:value-type="float" office:value="15331.5516408">
                <text:p>15331.55164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4636363636">
                <text:p>0.444636363636</text:p>
              </table:table-cell>
              <table:table-cell office:value-type="float" office:value="15394.1001542">
                <text:p>15394.10015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6272727273">
                <text:p>0.446272727273</text:p>
              </table:table-cell>
              <table:table-cell office:value-type="float" office:value="15451.3506988">
                <text:p>15451.3506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7909090909">
                <text:p>0.447909090909</text:p>
              </table:table-cell>
              <table:table-cell office:value-type="float" office:value="15503.2404059">
                <text:p>15503.24040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9545454545">
                <text:p>0.449545454545</text:p>
              </table:table-cell>
              <table:table-cell office:value-type="float" office:value="15549.6542762">
                <text:p>15549.65427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5">
                <text:p>0.45</text:p>
              </table:table-cell>
              <table:table-cell office:value-type="float" office:value="15560.2226965">
                <text:p>15560.22269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1636363636">
                <text:p>0.451636363636</text:p>
              </table:table-cell>
              <table:table-cell office:value-type="float" office:value="15599.4753885">
                <text:p>15599.47538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53272727273">
                <text:p>0.453272727273</text:p>
              </table:table-cell>
              <table:table-cell office:value-type="float" office:value="15634.7842509">
                <text:p>15634.78425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4909090909">
                <text:p>0.454909090909</text:p>
              </table:table-cell>
              <table:table-cell office:value-type="float" office:value="15665.3807114">
                <text:p>15665.38071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6545454545">
                <text:p>0.456545454545</text:p>
              </table:table-cell>
              <table:table-cell office:value-type="float" office:value="15691.162016">
                <text:p>15691.1620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58181818182">
                <text:p>0.458181818182</text:p>
              </table:table-cell>
              <table:table-cell office:value-type="float" office:value="15712.2738054">
                <text:p>15712.27380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9818181818">
                <text:p>0.459818181818</text:p>
              </table:table-cell>
              <table:table-cell office:value-type="float" office:value="15729.1688333">
                <text:p>15729.1688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1454545455">
                <text:p>0.461454545455</text:p>
              </table:table-cell>
              <table:table-cell office:value-type="float" office:value="15742.2400476">
                <text:p>15742.24004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3090909091">
                <text:p>0.463090909091</text:p>
              </table:table-cell>
              <table:table-cell office:value-type="float" office:value="15751.5200655">
                <text:p>15751.52006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4727272727">
                <text:p>0.464727272727</text:p>
              </table:table-cell>
              <table:table-cell office:value-type="float" office:value="15757.244945">
                <text:p>15757.2449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6363636364">
                <text:p>0.466363636364</text:p>
              </table:table-cell>
              <table:table-cell office:value-type="float" office:value="15760.8461851">
                <text:p>15760.84618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8">
                <text:p>0.468</text:p>
              </table:table-cell>
              <table:table-cell office:value-type="float" office:value="15764.0269518">
                <text:p>15764.02695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9636363636">
                <text:p>0.469636363636</text:p>
              </table:table-cell>
              <table:table-cell office:value-type="float" office:value="15768.0911743">
                <text:p>15768.09117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71272727273">
                <text:p>0.471272727273</text:p>
              </table:table-cell>
              <table:table-cell office:value-type="float" office:value="15774.3590866">
                <text:p>15774.35908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72909090909">
                <text:p>0.472909090909</text:p>
              </table:table-cell>
              <table:table-cell office:value-type="float" office:value="15783.3313254">
                <text:p>15783.33132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74545454545">
                <text:p>0.474545454545</text:p>
              </table:table-cell>
              <table:table-cell office:value-type="float" office:value="15793.3064226">
                <text:p>15793.3064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5">
                <text:p>0.475</text:p>
              </table:table-cell>
              <table:table-cell office:value-type="float" office:value="15793.4666382">
                <text:p>15793.46663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6636363636">
                <text:p>0.476636363636</text:p>
              </table:table-cell>
              <table:table-cell office:value-type="float" office:value="15799.3355128">
                <text:p>15799.33551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8272727273">
                <text:p>0.478272727273</text:p>
              </table:table-cell>
              <table:table-cell office:value-type="float" office:value="15802.1757616">
                <text:p>15802.17576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9909090909">
                <text:p>0.479909090909</text:p>
              </table:table-cell>
              <table:table-cell office:value-type="float" office:value="15802.6865014">
                <text:p>15802.68650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1545454545">
                <text:p>0.481545454545</text:p>
              </table:table-cell>
              <table:table-cell office:value-type="float" office:value="15804.5550501">
                <text:p>15804.55505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83181818182">
                <text:p>0.483181818182</text:p>
              </table:table-cell>
              <table:table-cell office:value-type="float" office:value="15807.7093093">
                <text:p>15807.70930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4818181818">
                <text:p>0.484818181818</text:p>
              </table:table-cell>
              <table:table-cell office:value-type="float" office:value="15812.6076517">
                <text:p>15812.60765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6454545455">
                <text:p>0.486454545455</text:p>
              </table:table-cell>
              <table:table-cell office:value-type="float" office:value="15817.9869041">
                <text:p>15817.9869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8090909091">
                <text:p>0.488090909091</text:p>
              </table:table-cell>
              <table:table-cell office:value-type="float" office:value="15823.9688536">
                <text:p>15823.96885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9727272727">
                <text:p>0.489727272727</text:p>
              </table:table-cell>
              <table:table-cell office:value-type="float" office:value="15829.4315544">
                <text:p>15829.43155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91363636364">
                <text:p>0.491363636364</text:p>
              </table:table-cell>
              <table:table-cell office:value-type="float" office:value="15834.8441522">
                <text:p>15834.84415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3">
                <text:p>0.493</text:p>
              </table:table-cell>
              <table:table-cell office:value-type="float" office:value="15839.7677535">
                <text:p>15839.76775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4636363636">
                <text:p>0.494636363636</text:p>
              </table:table-cell>
              <table:table-cell office:value-type="float" office:value="15844.678187">
                <text:p>15844.678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6272727273">
                <text:p>0.496272727273</text:p>
              </table:table-cell>
              <table:table-cell office:value-type="float" office:value="15849.3721385">
                <text:p>15849.37213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7909090909">
                <text:p>0.497909090909</text:p>
              </table:table-cell>
              <table:table-cell office:value-type="float" office:value="15854.0430855">
                <text:p>15854.04308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9545454545">
                <text:p>0.499545454545</text:p>
              </table:table-cell>
              <table:table-cell office:value-type="float" office:value="15858.5503354">
                <text:p>15858.55033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">
                <text:p>0.5</text:p>
              </table:table-cell>
              <table:table-cell office:value-type="float" office:value="15858.0235596">
                <text:p>15858.02355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1636363636">
                <text:p>0.501636363636</text:p>
              </table:table-cell>
              <table:table-cell office:value-type="float" office:value="10828.8255505">
                <text:p>10828.82555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3272727273">
                <text:p>0.503272727273</text:p>
              </table:table-cell>
              <table:table-cell office:value-type="float" office:value="10955.3385904">
                <text:p>10955.33859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04909090909">
                <text:p>0.504909090909</text:p>
              </table:table-cell>
              <table:table-cell office:value-type="float" office:value="11108.3035537">
                <text:p>11108.30355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06545454545">
                <text:p>0.506545454545</text:p>
              </table:table-cell>
              <table:table-cell office:value-type="float" office:value="11266.3410344">
                <text:p>11266.34103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08181818182">
                <text:p>0.508181818182</text:p>
              </table:table-cell>
              <table:table-cell office:value-type="float" office:value="11420.6989099">
                <text:p>11420.69890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9818181818">
                <text:p>0.509818181818</text:p>
              </table:table-cell>
              <table:table-cell office:value-type="float" office:value="11569.9805706">
                <text:p>11569.98057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11454545455">
                <text:p>0.511454545455</text:p>
              </table:table-cell>
              <table:table-cell office:value-type="float" office:value="11714.6955749">
                <text:p>11714.69557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3090909091">
                <text:p>0.513090909091</text:p>
              </table:table-cell>
              <table:table-cell office:value-type="float" office:value="11854.0441178">
                <text:p>11854.04411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4727272727">
                <text:p>0.514727272727</text:p>
              </table:table-cell>
              <table:table-cell office:value-type="float" office:value="11988.1003178">
                <text:p>11988.1003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6363636364">
                <text:p>0.516363636364</text:p>
              </table:table-cell>
              <table:table-cell office:value-type="float" office:value="12118.7571739">
                <text:p>12118.75717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8">
                <text:p>0.518</text:p>
              </table:table-cell>
              <table:table-cell office:value-type="float" office:value="12248.7545706">
                <text:p>12248.75457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9636363636">
                <text:p>0.519636363636</text:p>
              </table:table-cell>
              <table:table-cell office:value-type="float" office:value="12380.633785">
                <text:p>12380.6337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21272727273">
                <text:p>0.521272727273</text:p>
              </table:table-cell>
              <table:table-cell office:value-type="float" office:value="12515.6613034">
                <text:p>12515.66130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22909090909">
                <text:p>0.522909090909</text:p>
              </table:table-cell>
              <table:table-cell office:value-type="float" office:value="12655.4840047">
                <text:p>12655.48400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4545454545">
                <text:p>0.524545454545</text:p>
              </table:table-cell>
              <table:table-cell office:value-type="float" office:value="12802.5446541">
                <text:p>12802.54465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5">
                <text:p>0.525</text:p>
              </table:table-cell>
              <table:table-cell office:value-type="float" office:value="12845.1946067">
                <text:p>12845.19460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6636363636">
                <text:p>0.526636363636</text:p>
              </table:table-cell>
              <table:table-cell office:value-type="float" office:value="13003.3719692">
                <text:p>13003.37196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28272727273">
                <text:p>0.528272727273</text:p>
              </table:table-cell>
              <table:table-cell office:value-type="float" office:value="13176.4566805">
                <text:p>13176.4566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29909090909">
                <text:p>0.529909090909</text:p>
              </table:table-cell>
              <table:table-cell office:value-type="float" office:value="13367.2100463">
                <text:p>13367.2100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31545454545">
                <text:p>0.531545454545</text:p>
              </table:table-cell>
              <table:table-cell office:value-type="float" office:value="13582.4096094">
                <text:p>13582.40960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33181818182">
                <text:p>0.533181818182</text:p>
              </table:table-cell>
              <table:table-cell office:value-type="float" office:value="13831.748971">
                <text:p>13831.7489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34818181818">
                <text:p>0.534818181818</text:p>
              </table:table-cell>
              <table:table-cell office:value-type="float" office:value="14122.7780656">
                <text:p>14122.77806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6454545455">
                <text:p>0.536454545455</text:p>
              </table:table-cell>
              <table:table-cell office:value-type="float" office:value="14457.9344136">
                <text:p>14457.93441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8090909091">
                <text:p>0.538090909091</text:p>
              </table:table-cell>
              <table:table-cell office:value-type="float" office:value="14834.3559848">
                <text:p>14834.3559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9727272727">
                <text:p>0.539727272727</text:p>
              </table:table-cell>
              <table:table-cell office:value-type="float" office:value="15244.4173607">
                <text:p>15244.41736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41363636364">
                <text:p>0.541363636364</text:p>
              </table:table-cell>
              <table:table-cell office:value-type="float" office:value="15676.2061304">
                <text:p>15676.2061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43">
                <text:p>0.543</text:p>
              </table:table-cell>
              <table:table-cell office:value-type="float" office:value="16123.6306357">
                <text:p>16123.63063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44636363636">
                <text:p>0.544636363636</text:p>
              </table:table-cell>
              <table:table-cell office:value-type="float" office:value="16588.9418222">
                <text:p>16588.9418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46272727273">
                <text:p>0.546272727273</text:p>
              </table:table-cell>
              <table:table-cell office:value-type="float" office:value="17076.3566908">
                <text:p>17076.35669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7909090909">
                <text:p>0.547909090909</text:p>
              </table:table-cell>
              <table:table-cell office:value-type="float" office:value="17582.9770603">
                <text:p>17582.9770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49545454545">
                <text:p>0.549545454545</text:p>
              </table:table-cell>
              <table:table-cell office:value-type="float" office:value="18097.4272947">
                <text:p>18097.42729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5">
                <text:p>0.55</text:p>
              </table:table-cell>
              <table:table-cell office:value-type="float" office:value="18241.3911463">
                <text:p>18241.39114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51636363636">
                <text:p>0.551636363636</text:p>
              </table:table-cell>
              <table:table-cell office:value-type="float" office:value="18739.7550735">
                <text:p>18739.75507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53272727273">
                <text:p>0.553272727273</text:p>
              </table:table-cell>
              <table:table-cell office:value-type="float" office:value="19220.3393701">
                <text:p>19220.3393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54909090909">
                <text:p>0.554909090909</text:p>
              </table:table-cell>
              <table:table-cell office:value-type="float" office:value="19669.2818684">
                <text:p>19669.28186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56545454545">
                <text:p>0.556545454545</text:p>
              </table:table-cell>
              <table:table-cell office:value-type="float" office:value="20073.4361054">
                <text:p>20073.4361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8181818182">
                <text:p>0.558181818182</text:p>
              </table:table-cell>
              <table:table-cell office:value-type="float" office:value="20418.0215941">
                <text:p>20418.02159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59818181818">
                <text:p>0.559818181818</text:p>
              </table:table-cell>
              <table:table-cell office:value-type="float" office:value="20690.5622248">
                <text:p>20690.56222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61454545455">
                <text:p>0.561454545455</text:p>
              </table:table-cell>
              <table:table-cell office:value-type="float" office:value="20884.030992">
                <text:p>20884.0309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63090909091">
                <text:p>0.563090909091</text:p>
              </table:table-cell>
              <table:table-cell office:value-type="float" office:value="20995.3127281">
                <text:p>20995.31272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64727272727">
                <text:p>0.564727272727</text:p>
              </table:table-cell>
              <table:table-cell office:value-type="float" office:value="21021.3662755">
                <text:p>21021.36627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66363636364">
                <text:p>0.566363636364</text:p>
              </table:table-cell>
              <table:table-cell office:value-type="float" office:value="20957.5992923">
                <text:p>20957.59929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8">
                <text:p>0.568</text:p>
              </table:table-cell>
              <table:table-cell office:value-type="float" office:value="20800.7447869">
                <text:p>20800.74478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69636363636">
                <text:p>0.569636363636</text:p>
              </table:table-cell>
              <table:table-cell office:value-type="float" office:value="20557.9378198">
                <text:p>20557.93781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71272727273">
                <text:p>0.571272727273</text:p>
              </table:table-cell>
              <table:table-cell office:value-type="float" office:value="20246.8335562">
                <text:p>20246.83355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72909090909">
                <text:p>0.572909090909</text:p>
              </table:table-cell>
              <table:table-cell office:value-type="float" office:value="19886.8796193">
                <text:p>19886.87961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4545454545">
                <text:p>0.574545454545</text:p>
              </table:table-cell>
              <table:table-cell office:value-type="float" office:value="19492.2302414">
                <text:p>19492.23024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5">
                <text:p>0.575</text:p>
              </table:table-cell>
              <table:table-cell office:value-type="float" office:value="19379.4612318">
                <text:p>19379.46123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6636363636">
                <text:p>0.576636363636</text:p>
              </table:table-cell>
              <table:table-cell office:value-type="float" office:value="18957.8168593">
                <text:p>18957.81685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78272727273">
                <text:p>0.578272727273</text:p>
              </table:table-cell>
              <table:table-cell office:value-type="float" office:value="18536.4969146">
                <text:p>18536.49691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9909090909">
                <text:p>0.579909090909</text:p>
              </table:table-cell>
              <table:table-cell office:value-type="float" office:value="18125.0073214">
                <text:p>18125.00732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81545454545">
                <text:p>0.581545454545</text:p>
              </table:table-cell>
              <table:table-cell office:value-type="float" office:value="17731.4584139">
                <text:p>17731.45841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83181818182">
                <text:p>0.583181818182</text:p>
              </table:table-cell>
              <table:table-cell office:value-type="float" office:value="17362.2860451">
                <text:p>17362.28604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84818181818">
                <text:p>0.584818181818</text:p>
              </table:table-cell>
              <table:table-cell office:value-type="float" office:value="17021.9152166">
                <text:p>17021.91521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6454545455">
                <text:p>0.586454545455</text:p>
              </table:table-cell>
              <table:table-cell office:value-type="float" office:value="16714.1414552">
                <text:p>16714.14145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88090909091">
                <text:p>0.588090909091</text:p>
              </table:table-cell>
              <table:table-cell office:value-type="float" office:value="16443.2582502">
                <text:p>16443.25825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89727272727">
                <text:p>0.589727272727</text:p>
              </table:table-cell>
              <table:table-cell office:value-type="float" office:value="16214.7052063">
                <text:p>16214.70520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91363636364">
                <text:p>0.591363636364</text:p>
              </table:table-cell>
              <table:table-cell office:value-type="float" office:value="16034.9423802">
                <text:p>16034.94238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93">
                <text:p>0.593</text:p>
              </table:table-cell>
              <table:table-cell office:value-type="float" office:value="15909.6870686">
                <text:p>15909.68706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4636363636">
                <text:p>0.594636363636</text:p>
              </table:table-cell>
              <table:table-cell office:value-type="float" office:value="15841.8476969">
                <text:p>15841.84769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96272727273">
                <text:p>0.596272727273</text:p>
              </table:table-cell>
              <table:table-cell office:value-type="float" office:value="15831.4084592">
                <text:p>15831.40845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7909090909">
                <text:p>0.597909090909</text:p>
              </table:table-cell>
              <table:table-cell office:value-type="float" office:value="15875.9628094">
                <text:p>15875.96280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9545454545">
                <text:p>0.599545454545</text:p>
              </table:table-cell>
              <table:table-cell office:value-type="float" office:value="15966.7132586">
                <text:p>15966.71325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">
                <text:p>0.6</text:p>
              </table:table-cell>
              <table:table-cell office:value-type="float" office:value="15996.4996034">
                <text:p>15996.49960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01636363636">
                <text:p>0.601636363636</text:p>
              </table:table-cell>
              <table:table-cell office:value-type="float" office:value="16121.6336154">
                <text:p>16121.63361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03272727273">
                <text:p>0.603272727273</text:p>
              </table:table-cell>
              <table:table-cell office:value-type="float" office:value="16263.3538882">
                <text:p>16263.35388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04909090909">
                <text:p>0.604909090909</text:p>
              </table:table-cell>
              <table:table-cell office:value-type="float" office:value="16402.7145486">
                <text:p>16402.71454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06545454545">
                <text:p>0.606545454545</text:p>
              </table:table-cell>
              <table:table-cell office:value-type="float" office:value="16537.9243383">
                <text:p>16537.9243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08181818182">
                <text:p>0.608181818182</text:p>
              </table:table-cell>
              <table:table-cell office:value-type="float" office:value="16673.9279247">
                <text:p>16673.92792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9818181818">
                <text:p>0.609818181818</text:p>
              </table:table-cell>
              <table:table-cell office:value-type="float" office:value="16815.9854392">
                <text:p>16815.98543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1454545455">
                <text:p>0.611454545455</text:p>
              </table:table-cell>
              <table:table-cell office:value-type="float" office:value="16961.7582613">
                <text:p>16961.7582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13090909091">
                <text:p>0.613090909091</text:p>
              </table:table-cell>
              <table:table-cell office:value-type="float" office:value="17105.2723476">
                <text:p>17105.27234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14727272727">
                <text:p>0.614727272727</text:p>
              </table:table-cell>
              <table:table-cell office:value-type="float" office:value="17243.2090151">
                <text:p>17243.2090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16363636364">
                <text:p>0.616363636364</text:p>
              </table:table-cell>
              <table:table-cell office:value-type="float" office:value="17375.6328407">
                <text:p>17375.6328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8">
                <text:p>0.618</text:p>
              </table:table-cell>
              <table:table-cell office:value-type="float" office:value="17503.8193275">
                <text:p>17503.8193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19636363636">
                <text:p>0.619636363636</text:p>
              </table:table-cell>
              <table:table-cell office:value-type="float" office:value="17627.597817">
                <text:p>17627.5978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1272727273">
                <text:p>0.621272727273</text:p>
              </table:table-cell>
              <table:table-cell office:value-type="float" office:value="17745.3337341">
                <text:p>17745.33373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2909090909">
                <text:p>0.622909090909</text:p>
              </table:table-cell>
              <table:table-cell office:value-type="float" office:value="17855.9281088">
                <text:p>17855.92810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24545454545">
                <text:p>0.624545454545</text:p>
              </table:table-cell>
              <table:table-cell office:value-type="float" office:value="17959.053336">
                <text:p>17959.0533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5">
                <text:p>0.625</text:p>
              </table:table-cell>
              <table:table-cell office:value-type="float" office:value="17979.7364698">
                <text:p>17979.73646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26636363636">
                <text:p>0.626636363636</text:p>
              </table:table-cell>
              <table:table-cell office:value-type="float" office:value="18075.6615342">
                <text:p>18075.66153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8272727273">
                <text:p>0.628272727273</text:p>
              </table:table-cell>
              <table:table-cell office:value-type="float" office:value="18161.9339664">
                <text:p>18161.93396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9909090909">
                <text:p>0.629909090909</text:p>
              </table:table-cell>
              <table:table-cell office:value-type="float" office:value="18238.0367197">
                <text:p>18238.03671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31545454545">
                <text:p>0.631545454545</text:p>
              </table:table-cell>
              <table:table-cell office:value-type="float" office:value="18304.6012574">
                <text:p>18304.60125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33181818182">
                <text:p>0.633181818182</text:p>
              </table:table-cell>
              <table:table-cell office:value-type="float" office:value="18362.3176937">
                <text:p>18362.31769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34818181818">
                <text:p>0.634818181818</text:p>
              </table:table-cell>
              <table:table-cell office:value-type="float" office:value="18412.5940813">
                <text:p>18412.59408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6454545455">
                <text:p>0.636454545455</text:p>
              </table:table-cell>
              <table:table-cell office:value-type="float" office:value="18457.3838804">
                <text:p>18457.38388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8090909091">
                <text:p>0.638090909091</text:p>
              </table:table-cell>
              <table:table-cell office:value-type="float" office:value="18495.1801408">
                <text:p>18495.18014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9727272727">
                <text:p>0.639727272727</text:p>
              </table:table-cell>
              <table:table-cell office:value-type="float" office:value="18527.8568042">
                <text:p>18527.85680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41363636364">
                <text:p>0.641363636364</text:p>
              </table:table-cell>
              <table:table-cell office:value-type="float" office:value="18561.325875">
                <text:p>18561.325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43">
                <text:p>0.643</text:p>
              </table:table-cell>
              <table:table-cell office:value-type="float" office:value="18599.7736932">
                <text:p>18599.77369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4636363636">
                <text:p>0.644636363636</text:p>
              </table:table-cell>
              <table:table-cell office:value-type="float" office:value="18648.0741926">
                <text:p>18648.07419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6272727273">
                <text:p>0.646272727273</text:p>
              </table:table-cell>
              <table:table-cell office:value-type="float" office:value="18711.7868399">
                <text:p>18711.78683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7909090909">
                <text:p>0.647909090909</text:p>
              </table:table-cell>
              <table:table-cell office:value-type="float" office:value="18799.007916">
                <text:p>18799.007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9545454545">
                <text:p>0.649545454545</text:p>
              </table:table-cell>
              <table:table-cell office:value-type="float" office:value="18920.3693964">
                <text:p>18920.36939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5">
                <text:p>0.65</text:p>
              </table:table-cell>
              <table:table-cell office:value-type="float" office:value="18958.2626402">
                <text:p>18958.26264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51636363636">
                <text:p>0.651636363636</text:p>
              </table:table-cell>
              <table:table-cell office:value-type="float" office:value="19132.5011465">
                <text:p>19132.50114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3272727273">
                <text:p>0.653272727273</text:p>
              </table:table-cell>
              <table:table-cell office:value-type="float" office:value="19355.2394685">
                <text:p>19355.23946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4909090909">
                <text:p>0.654909090909</text:p>
              </table:table-cell>
              <table:table-cell office:value-type="float" office:value="19624.9045206">
                <text:p>19624.9045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6545454545">
                <text:p>0.656545454545</text:p>
              </table:table-cell>
              <table:table-cell office:value-type="float" office:value="19936.6997115">
                <text:p>19936.69971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8181818182">
                <text:p>0.658181818182</text:p>
              </table:table-cell>
              <table:table-cell office:value-type="float" office:value="20283.4075534">
                <text:p>20283.40755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59818181818">
                <text:p>0.659818181818</text:p>
              </table:table-cell>
              <table:table-cell office:value-type="float" office:value="20658.0941412">
                <text:p>20658.09414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61454545455">
                <text:p>0.661454545455</text:p>
              </table:table-cell>
              <table:table-cell office:value-type="float" office:value="21057.5163808">
                <text:p>21057.51638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63090909091">
                <text:p>0.663090909091</text:p>
              </table:table-cell>
              <table:table-cell office:value-type="float" office:value="21480.2782894">
                <text:p>21480.27828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64727272727">
                <text:p>0.664727272727</text:p>
              </table:table-cell>
              <table:table-cell office:value-type="float" office:value="21926.3760674">
                <text:p>21926.37606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66363636364">
                <text:p>0.666363636364</text:p>
              </table:table-cell>
              <table:table-cell office:value-type="float" office:value="22392.3898959">
                <text:p>22392.38989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8">
                <text:p>0.668</text:p>
              </table:table-cell>
              <table:table-cell office:value-type="float" office:value="22874.2658719">
                <text:p>22874.26587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69636363636">
                <text:p>0.669636363636</text:p>
              </table:table-cell>
              <table:table-cell office:value-type="float" office:value="23365.6871476">
                <text:p>23365.68714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71272727273">
                <text:p>0.671272727273</text:p>
              </table:table-cell>
              <table:table-cell office:value-type="float" office:value="23862.4389889">
                <text:p>23862.4389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72909090909">
                <text:p>0.672909090909</text:p>
              </table:table-cell>
              <table:table-cell office:value-type="float" office:value="24359.6594987">
                <text:p>24359.6594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74545454545">
                <text:p>0.674545454545</text:p>
              </table:table-cell>
              <table:table-cell office:value-type="float" office:value="24853.6475329">
                <text:p>24853.64753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75">
                <text:p>0.675</text:p>
              </table:table-cell>
              <table:table-cell office:value-type="float" office:value="25007.2430166">
                <text:p>25007.2430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6636363636">
                <text:p>0.676636363636</text:p>
              </table:table-cell>
              <table:table-cell office:value-type="float" office:value="25452.1416408">
                <text:p>25452.14164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78272727273">
                <text:p>0.678272727273</text:p>
              </table:table-cell>
              <table:table-cell office:value-type="float" office:value="25927.2453766">
                <text:p>25927.24537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79909090909">
                <text:p>0.679909090909</text:p>
              </table:table-cell>
              <table:table-cell office:value-type="float" office:value="26399.4339267">
                <text:p>26399.43392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81545454545">
                <text:p>0.681545454545</text:p>
              </table:table-cell>
              <table:table-cell office:value-type="float" office:value="26856.4122235">
                <text:p>26856.41222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83181818182">
                <text:p>0.683181818182</text:p>
              </table:table-cell>
              <table:table-cell office:value-type="float" office:value="27294.2319541">
                <text:p>27294.23195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4818181818">
                <text:p>0.684818181818</text:p>
              </table:table-cell>
              <table:table-cell office:value-type="float" office:value="27712.4324392">
                <text:p>27712.43243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6454545455">
                <text:p>0.686454545455</text:p>
              </table:table-cell>
              <table:table-cell office:value-type="float" office:value="28109.6435155">
                <text:p>28109.64351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88090909091">
                <text:p>0.688090909091</text:p>
              </table:table-cell>
              <table:table-cell office:value-type="float" office:value="28485.6927922">
                <text:p>28485.69279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89727272727">
                <text:p>0.689727272727</text:p>
              </table:table-cell>
              <table:table-cell office:value-type="float" office:value="28839.8766346">
                <text:p>28839.87663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91363636364">
                <text:p>0.691363636364</text:p>
              </table:table-cell>
              <table:table-cell office:value-type="float" office:value="29171.9365726">
                <text:p>29171.93657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93">
                <text:p>0.693</text:p>
              </table:table-cell>
              <table:table-cell office:value-type="float" office:value="29479.8394518">
                <text:p>29479.83945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94636363636">
                <text:p>0.694636363636</text:p>
              </table:table-cell>
              <table:table-cell office:value-type="float" office:value="29763.8926912">
                <text:p>29763.89269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6272727273">
                <text:p>0.696272727273</text:p>
              </table:table-cell>
              <table:table-cell office:value-type="float" office:value="30022.6536378">
                <text:p>30022.65363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97909090909">
                <text:p>0.697909090909</text:p>
              </table:table-cell>
              <table:table-cell office:value-type="float" office:value="30255.7769606">
                <text:p>30255.77696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9545454545">
                <text:p>0.699545454545</text:p>
              </table:table-cell>
              <table:table-cell office:value-type="float" office:value="30462.8775382">
                <text:p>30462.87753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">
                <text:p>0.7</text:p>
              </table:table-cell>
              <table:table-cell office:value-type="float" office:value="30528.2894818">
                <text:p>30528.28948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01636363636">
                <text:p>0.701636363636</text:p>
              </table:table-cell>
              <table:table-cell office:value-type="float" office:value="30676.6556043">
                <text:p>30676.65560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03272727273">
                <text:p>0.703272727273</text:p>
              </table:table-cell>
              <table:table-cell office:value-type="float" office:value="30816.791426">
                <text:p>30816.791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04909090909">
                <text:p>0.704909090909</text:p>
              </table:table-cell>
              <table:table-cell office:value-type="float" office:value="30929.0676691">
                <text:p>30929.06766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6545454545">
                <text:p>0.706545454545</text:p>
              </table:table-cell>
              <table:table-cell office:value-type="float" office:value="31007.9740898">
                <text:p>31007.97408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08181818182">
                <text:p>0.708181818182</text:p>
              </table:table-cell>
              <table:table-cell office:value-type="float" office:value="31061.8098229">
                <text:p>31061.80982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9818181818">
                <text:p>0.709818181818</text:p>
              </table:table-cell>
              <table:table-cell office:value-type="float" office:value="31098.9010996">
                <text:p>31098.90109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11454545455">
                <text:p>0.711454545455</text:p>
              </table:table-cell>
              <table:table-cell office:value-type="float" office:value="31127.4071764">
                <text:p>31127.40717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13090909091">
                <text:p>0.713090909091</text:p>
              </table:table-cell>
              <table:table-cell office:value-type="float" office:value="31150.5508102">
                <text:p>31150.55081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14727272727">
                <text:p>0.714727272727</text:p>
              </table:table-cell>
              <table:table-cell office:value-type="float" office:value="31174.9191932">
                <text:p>31174.91919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6363636364">
                <text:p>0.716363636364</text:p>
              </table:table-cell>
              <table:table-cell office:value-type="float" office:value="31171.8289633">
                <text:p>31171.82896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18">
                <text:p>0.718</text:p>
              </table:table-cell>
              <table:table-cell office:value-type="float" office:value="31163.8743968">
                <text:p>31163.87439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19636363636">
                <text:p>0.719636363636</text:p>
              </table:table-cell>
              <table:table-cell office:value-type="float" office:value="31158.4211479">
                <text:p>31158.42114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21272727273">
                <text:p>0.721272727273</text:p>
              </table:table-cell>
              <table:table-cell office:value-type="float" office:value="31154.7014314">
                <text:p>31154.70143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2909090909">
                <text:p>0.722909090909</text:p>
              </table:table-cell>
              <table:table-cell office:value-type="float" office:value="31150.4770196">
                <text:p>31150.47701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4545454545">
                <text:p>0.724545454545</text:p>
              </table:table-cell>
              <table:table-cell office:value-type="float" office:value="31149.2584964">
                <text:p>31149.2584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5">
                <text:p>0.725</text:p>
              </table:table-cell>
              <table:table-cell office:value-type="float" office:value="31148.0018645">
                <text:p>31148.00186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6636363636">
                <text:p>0.726636363636</text:p>
              </table:table-cell>
              <table:table-cell office:value-type="float" office:value="31150.2287828">
                <text:p>31150.22878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28272727273">
                <text:p>0.728272727273</text:p>
              </table:table-cell>
              <table:table-cell office:value-type="float" office:value="31156.3021473">
                <text:p>31156.30214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9909090909">
                <text:p>0.729909090909</text:p>
              </table:table-cell>
              <table:table-cell office:value-type="float" office:value="31161.824772">
                <text:p>31161.8247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31545454545">
                <text:p>0.731545454545</text:p>
              </table:table-cell>
              <table:table-cell office:value-type="float" office:value="31167.9423017">
                <text:p>31167.94230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33181818182">
                <text:p>0.733181818182</text:p>
              </table:table-cell>
              <table:table-cell office:value-type="float" office:value="31172.2000454">
                <text:p>31172.20004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34818181818">
                <text:p>0.734818181818</text:p>
              </table:table-cell>
              <table:table-cell office:value-type="float" office:value="31176.886249">
                <text:p>31176.886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6454545455">
                <text:p>0.736454545455</text:p>
              </table:table-cell>
              <table:table-cell office:value-type="float" office:value="31180.0765295">
                <text:p>31180.0765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8090909091">
                <text:p>0.738090909091</text:p>
              </table:table-cell>
              <table:table-cell office:value-type="float" office:value="31183.9240276">
                <text:p>31183.92402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9727272727">
                <text:p>0.739727272727</text:p>
              </table:table-cell>
              <table:table-cell office:value-type="float" office:value="31187.0921409">
                <text:p>31187.09214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41363636364">
                <text:p>0.741363636364</text:p>
              </table:table-cell>
              <table:table-cell office:value-type="float" office:value="31191.1362877">
                <text:p>31191.13628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43">
                <text:p>0.743</text:p>
              </table:table-cell>
              <table:table-cell office:value-type="float" office:value="31194.8935915">
                <text:p>31194.89359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4636363636">
                <text:p>0.744636363636</text:p>
              </table:table-cell>
              <table:table-cell office:value-type="float" office:value="31199.5727288">
                <text:p>31199.57272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6272727273">
                <text:p>0.746272727273</text:p>
              </table:table-cell>
              <table:table-cell office:value-type="float" office:value="31204.2045594">
                <text:p>31204.20455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7909090909">
                <text:p>0.747909090909</text:p>
              </table:table-cell>
              <table:table-cell office:value-type="float" office:value="31209.7022348">
                <text:p>31209.70223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9545454545">
                <text:p>0.749545454545</text:p>
              </table:table-cell>
              <table:table-cell office:value-type="float" office:value="31215.3090597">
                <text:p>31215.30905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5">
                <text:p>0.75</text:p>
              </table:table-cell>
              <table:table-cell office:value-type="float" office:value="31215.7312997">
                <text:p>31215.73129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51636363636">
                <text:p>0.751636363636</text:p>
              </table:table-cell>
              <table:table-cell office:value-type="float" office:value="31222.3367505">
                <text:p>31222.33675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53272727273">
                <text:p>0.753272727273</text:p>
              </table:table-cell>
              <table:table-cell office:value-type="float" office:value="22302.8797321">
                <text:p>22302.87973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54909090909">
                <text:p>0.754909090909</text:p>
              </table:table-cell>
              <table:table-cell office:value-type="float" office:value="22831.8461697">
                <text:p>22831.8461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56545454545">
                <text:p>0.756545454545</text:p>
              </table:table-cell>
              <table:table-cell office:value-type="float" office:value="23566.3043305">
                <text:p>23566.3043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58181818182">
                <text:p>0.758181818182</text:p>
              </table:table-cell>
              <table:table-cell office:value-type="float" office:value="24406.9089067">
                <text:p>24406.90890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59818181818">
                <text:p>0.759818181818</text:p>
              </table:table-cell>
              <table:table-cell office:value-type="float" office:value="25280.7140483">
                <text:p>25280.7140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61454545455">
                <text:p>0.761454545455</text:p>
              </table:table-cell>
              <table:table-cell office:value-type="float" office:value="26134.0129074">
                <text:p>26134.01290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63090909091">
                <text:p>0.763090909091</text:p>
              </table:table-cell>
              <table:table-cell office:value-type="float" office:value="26923.0166665">
                <text:p>26923.01666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64727272727">
                <text:p>0.764727272727</text:p>
              </table:table-cell>
              <table:table-cell office:value-type="float" office:value="27615.4318948">
                <text:p>27615.43189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66363636364">
                <text:p>0.766363636364</text:p>
              </table:table-cell>
              <table:table-cell office:value-type="float" office:value="28200.9200662">
                <text:p>28200.92006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68">
                <text:p>0.768</text:p>
              </table:table-cell>
              <table:table-cell office:value-type="float" office:value="28684.5639802">
                <text:p>28684.56398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69636363636">
                <text:p>0.769636363636</text:p>
              </table:table-cell>
              <table:table-cell office:value-type="float" office:value="29073.0472476">
                <text:p>29073.04724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71272727273">
                <text:p>0.771272727273</text:p>
              </table:table-cell>
              <table:table-cell office:value-type="float" office:value="29360.0613476">
                <text:p>29360.06134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72909090909">
                <text:p>0.772909090909</text:p>
              </table:table-cell>
              <table:table-cell office:value-type="float" office:value="29524.7055809">
                <text:p>29524.70558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74545454545">
                <text:p>0.774545454545</text:p>
              </table:table-cell>
              <table:table-cell office:value-type="float" office:value="29543.8648137">
                <text:p>29543.86481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75">
                <text:p>0.775</text:p>
              </table:table-cell>
              <table:table-cell office:value-type="float" office:value="29523.7812794">
                <text:p>29523.78127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76636363636">
                <text:p>0.776636363636</text:p>
              </table:table-cell>
              <table:table-cell office:value-type="float" office:value="29391.2888123">
                <text:p>29391.28881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8272727273">
                <text:p>0.778272727273</text:p>
              </table:table-cell>
              <table:table-cell office:value-type="float" office:value="29209.3989953">
                <text:p>29209.39899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79909090909">
                <text:p>0.779909090909</text:p>
              </table:table-cell>
              <table:table-cell office:value-type="float" office:value="29030.443253">
                <text:p>29030.4432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81545454545">
                <text:p>0.781545454545</text:p>
              </table:table-cell>
              <table:table-cell office:value-type="float" office:value="28864.1748464">
                <text:p>28864.17484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83181818182">
                <text:p>0.783181818182</text:p>
              </table:table-cell>
              <table:table-cell office:value-type="float" office:value="28696.571326">
                <text:p>28696.5713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4818181818">
                <text:p>0.784818181818</text:p>
              </table:table-cell>
              <table:table-cell office:value-type="float" office:value="28519.2268253">
                <text:p>28519.2268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6454545455">
                <text:p>0.786454545455</text:p>
              </table:table-cell>
              <table:table-cell office:value-type="float" office:value="28325.5827938">
                <text:p>28325.58279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8090909091">
                <text:p>0.788090909091</text:p>
              </table:table-cell>
              <table:table-cell office:value-type="float" office:value="28099.2429473">
                <text:p>28099.24294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9727272727">
                <text:p>0.789727272727</text:p>
              </table:table-cell>
              <table:table-cell office:value-type="float" office:value="27813.0803057">
                <text:p>27813.08030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1363636364">
                <text:p>0.791363636364</text:p>
              </table:table-cell>
              <table:table-cell office:value-type="float" office:value="27449.7334991">
                <text:p>27449.73349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93">
                <text:p>0.793</text:p>
              </table:table-cell>
              <table:table-cell office:value-type="float" office:value="27007.040264">
                <text:p>27007.0402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4636363636">
                <text:p>0.794636363636</text:p>
              </table:table-cell>
              <table:table-cell office:value-type="float" office:value="26488.9657936">
                <text:p>26488.96579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96272727273">
                <text:p>0.796272727273</text:p>
              </table:table-cell>
              <table:table-cell office:value-type="float" office:value="25895.2592794">
                <text:p>25895.25927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7909090909">
                <text:p>0.797909090909</text:p>
              </table:table-cell>
              <table:table-cell office:value-type="float" office:value="25229.3549561">
                <text:p>25229.35495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9545454545">
                <text:p>0.799545454545</text:p>
              </table:table-cell>
              <table:table-cell office:value-type="float" office:value="24497.1897651">
                <text:p>24497.18976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">
                <text:p>0.8</text:p>
              </table:table-cell>
              <table:table-cell office:value-type="float" office:value="24282.9141736">
                <text:p>24282.91417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01636363636">
                <text:p>0.801636363636</text:p>
              </table:table-cell>
              <table:table-cell office:value-type="float" office:value="23484.6083289">
                <text:p>23484.60832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03272727273">
                <text:p>0.803272727273</text:p>
              </table:table-cell>
              <table:table-cell office:value-type="float" office:value="22688.1792989">
                <text:p>22688.17929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04909090909">
                <text:p>0.804909090909</text:p>
              </table:table-cell>
              <table:table-cell office:value-type="float" office:value="21948.8021449">
                <text:p>21948.80214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06545454545">
                <text:p>0.806545454545</text:p>
              </table:table-cell>
              <table:table-cell office:value-type="float" office:value="21333.7512898">
                <text:p>21333.75128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8181818182">
                <text:p>0.808181818182</text:p>
              </table:table-cell>
              <table:table-cell office:value-type="float" office:value="20923.6934005">
                <text:p>20923.69340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9818181818">
                <text:p>0.809818181818</text:p>
              </table:table-cell>
              <table:table-cell office:value-type="float" office:value="20844.8441957">
                <text:p>20844.84419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11454545455">
                <text:p>0.811454545455</text:p>
              </table:table-cell>
              <table:table-cell office:value-type="float" office:value="21193.9195726">
                <text:p>21193.91957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13090909091">
                <text:p>0.813090909091</text:p>
              </table:table-cell>
              <table:table-cell office:value-type="float" office:value="21967.9953539">
                <text:p>21967.99535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4727272727">
                <text:p>0.814727272727</text:p>
              </table:table-cell>
              <table:table-cell office:value-type="float" office:value="23063.0393118">
                <text:p>23063.03931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6363636364">
                <text:p>0.816363636364</text:p>
              </table:table-cell>
              <table:table-cell office:value-type="float" office:value="24312.8555812">
                <text:p>24312.85558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18">
                <text:p>0.818</text:p>
              </table:table-cell>
              <table:table-cell office:value-type="float" office:value="25567.9785049">
                <text:p>25567.97850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19636363636">
                <text:p>0.819636363636</text:p>
              </table:table-cell>
              <table:table-cell office:value-type="float" office:value="26744.1905522">
                <text:p>26744.19055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21272727273">
                <text:p>0.821272727273</text:p>
              </table:table-cell>
              <table:table-cell office:value-type="float" office:value="27786.778311">
                <text:p>27786.7783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22909090909">
                <text:p>0.822909090909</text:p>
              </table:table-cell>
              <table:table-cell office:value-type="float" office:value="28631.0340745">
                <text:p>28631.03407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24545454545">
                <text:p>0.824545454545</text:p>
              </table:table-cell>
              <table:table-cell office:value-type="float" office:value="29259.2027026">
                <text:p>29259.20270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25">
                <text:p>0.825</text:p>
              </table:table-cell>
              <table:table-cell office:value-type="float" office:value="29392.3500604">
                <text:p>29392.35006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26636363636">
                <text:p>0.826636363636</text:p>
              </table:table-cell>
              <table:table-cell office:value-type="float" office:value="29720.8266782">
                <text:p>29720.826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8272727273">
                <text:p>0.828272727273</text:p>
              </table:table-cell>
              <table:table-cell office:value-type="float" office:value="29809.0377563">
                <text:p>29809.03775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9909090909">
                <text:p>0.829909090909</text:p>
              </table:table-cell>
              <table:table-cell office:value-type="float" office:value="29700.1150805">
                <text:p>29700.11508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31545454545">
                <text:p>0.831545454545</text:p>
              </table:table-cell>
              <table:table-cell office:value-type="float" office:value="29427.6334206">
                <text:p>29427.63342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33181818182">
                <text:p>0.833181818182</text:p>
              </table:table-cell>
              <table:table-cell office:value-type="float" office:value="29051.4261007">
                <text:p>29051.42610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34818181818">
                <text:p>0.834818181818</text:p>
              </table:table-cell>
              <table:table-cell office:value-type="float" office:value="28612.9141543">
                <text:p>28612.91415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6454545455">
                <text:p>0.836454545455</text:p>
              </table:table-cell>
              <table:table-cell office:value-type="float" office:value="28151.4944855">
                <text:p>28151.49448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38090909091">
                <text:p>0.838090909091</text:p>
              </table:table-cell>
              <table:table-cell office:value-type="float" office:value="27732.6324312">
                <text:p>27732.63243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39727272727">
                <text:p>0.839727272727</text:p>
              </table:table-cell>
              <table:table-cell office:value-type="float" office:value="27411.3463646">
                <text:p>27411.34636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41363636364">
                <text:p>0.841363636364</text:p>
              </table:table-cell>
              <table:table-cell office:value-type="float" office:value="27208.3429211">
                <text:p>27208.34292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">
                <text:p>0.843</text:p>
              </table:table-cell>
              <table:table-cell office:value-type="float" office:value="27133.7467611">
                <text:p>27133.7467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4636363636">
                <text:p>0.844636363636</text:p>
              </table:table-cell>
              <table:table-cell office:value-type="float" office:value="27201.7179395">
                <text:p>27201.71793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6272727273">
                <text:p>0.846272727273</text:p>
              </table:table-cell>
              <table:table-cell office:value-type="float" office:value="27355.5361983">
                <text:p>27355.53619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7909090909">
                <text:p>0.847909090909</text:p>
              </table:table-cell>
              <table:table-cell office:value-type="float" office:value="27538.1512767">
                <text:p>27538.15127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9545454545">
                <text:p>0.849545454545</text:p>
              </table:table-cell>
              <table:table-cell office:value-type="float" office:value="27683.4433885">
                <text:p>27683.44338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5">
                <text:p>0.85</text:p>
              </table:table-cell>
              <table:table-cell office:value-type="float" office:value="27708.0548353">
                <text:p>27708.05483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51636363636">
                <text:p>0.851636363636</text:p>
              </table:table-cell>
              <table:table-cell office:value-type="float" office:value="27778.6468293">
                <text:p>27778.64682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53272727273">
                <text:p>0.853272727273</text:p>
              </table:table-cell>
              <table:table-cell office:value-type="float" office:value="27811.8666223">
                <text:p>27811.86662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54909090909">
                <text:p>0.854909090909</text:p>
              </table:table-cell>
              <table:table-cell office:value-type="float" office:value="27815.9106647">
                <text:p>27815.91066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6545454545">
                <text:p>0.856545454545</text:p>
              </table:table-cell>
              <table:table-cell office:value-type="float" office:value="27802.5683022">
                <text:p>27802.56830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58181818182">
                <text:p>0.858181818182</text:p>
              </table:table-cell>
              <table:table-cell office:value-type="float" office:value="27784.2051045">
                <text:p>27784.20510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59818181818">
                <text:p>0.859818181818</text:p>
              </table:table-cell>
              <table:table-cell office:value-type="float" office:value="27772.0941953">
                <text:p>27772.09419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1454545455">
                <text:p>0.861454545455</text:p>
              </table:table-cell>
              <table:table-cell office:value-type="float" office:value="27775.7436831">
                <text:p>27775.74368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63090909091">
                <text:p>0.863090909091</text:p>
              </table:table-cell>
              <table:table-cell office:value-type="float" office:value="27805.959283">
                <text:p>27805.9592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4727272727">
                <text:p>0.864727272727</text:p>
              </table:table-cell>
              <table:table-cell office:value-type="float" office:value="27872.0154831">
                <text:p>27872.01548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66363636364">
                <text:p>0.866363636364</text:p>
              </table:table-cell>
              <table:table-cell office:value-type="float" office:value="27980.7121199">
                <text:p>27980.71211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68">
                <text:p>0.868</text:p>
              </table:table-cell>
              <table:table-cell office:value-type="float" office:value="28128.5364626">
                <text:p>28128.53646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9636363636">
                <text:p>0.869636363636</text:p>
              </table:table-cell>
              <table:table-cell office:value-type="float" office:value="28302.3369327">
                <text:p>28302.33693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71272727273">
                <text:p>0.871272727273</text:p>
              </table:table-cell>
              <table:table-cell office:value-type="float" office:value="28488.4836207">
                <text:p>28488.48362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72909090909">
                <text:p>0.872909090909</text:p>
              </table:table-cell>
              <table:table-cell office:value-type="float" office:value="28678.0201241">
                <text:p>28678.020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74545454545">
                <text:p>0.874545454545</text:p>
              </table:table-cell>
              <table:table-cell office:value-type="float" office:value="28864.8067332">
                <text:p>28864.80673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75">
                <text:p>0.875</text:p>
              </table:table-cell>
              <table:table-cell office:value-type="float" office:value="28908.1248209">
                <text:p>28908.12482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76636363636">
                <text:p>0.876636363636</text:p>
              </table:table-cell>
              <table:table-cell office:value-type="float" office:value="29085.5130559">
                <text:p>29085.51305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78272727273">
                <text:p>0.878272727273</text:p>
              </table:table-cell>
              <table:table-cell office:value-type="float" office:value="29250.1061448">
                <text:p>29250.10614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9909090909">
                <text:p>0.879909090909</text:p>
              </table:table-cell>
              <table:table-cell office:value-type="float" office:value="29391.1153221">
                <text:p>29391.11532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81545454545">
                <text:p>0.881545454545</text:p>
              </table:table-cell>
              <table:table-cell office:value-type="float" office:value="29501.83242">
                <text:p>29501.832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83181818182">
                <text:p>0.883181818182</text:p>
              </table:table-cell>
              <table:table-cell office:value-type="float" office:value="29573.6665923">
                <text:p>29573.66659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84818181818">
                <text:p>0.884818181818</text:p>
              </table:table-cell>
              <table:table-cell office:value-type="float" office:value="29599.9366521">
                <text:p>29599.93665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86454545455">
                <text:p>0.886454545455</text:p>
              </table:table-cell>
              <table:table-cell office:value-type="float" office:value="29579.5066408">
                <text:p>29579.50664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8090909091">
                <text:p>0.888090909091</text:p>
              </table:table-cell>
              <table:table-cell office:value-type="float" office:value="29517.7178232">
                <text:p>29517.71782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89727272727">
                <text:p>0.889727272727</text:p>
              </table:table-cell>
              <table:table-cell office:value-type="float" office:value="29423.8839012">
                <text:p>29423.88390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91363636364">
                <text:p>0.891363636364</text:p>
              </table:table-cell>
              <table:table-cell office:value-type="float" office:value="29316.9272519">
                <text:p>29316.92725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93">
                <text:p>0.893</text:p>
              </table:table-cell>
              <table:table-cell office:value-type="float" office:value="29230.1558165">
                <text:p>29230.15581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94636363636">
                <text:p>0.894636363636</text:p>
              </table:table-cell>
              <table:table-cell office:value-type="float" office:value="29205.2512153">
                <text:p>29205.25121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6272727273">
                <text:p>0.896272727273</text:p>
              </table:table-cell>
              <table:table-cell office:value-type="float" office:value="29284.8161194">
                <text:p>29284.81611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97909090909">
                <text:p>0.897909090909</text:p>
              </table:table-cell>
              <table:table-cell office:value-type="float" office:value="29491.5679177">
                <text:p>29491.56791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99545454545">
                <text:p>0.899545454545</text:p>
              </table:table-cell>
              <table:table-cell office:value-type="float" office:value="29823.4386668">
                <text:p>29823.43866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">
                <text:p>0.9</text:p>
              </table:table-cell>
              <table:table-cell office:value-type="float" office:value="29974.0932509">
                <text:p>29974.09325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01636363636">
                <text:p>0.901636363636</text:p>
              </table:table-cell>
              <table:table-cell office:value-type="float" office:value="30346.4761313">
                <text:p>30346.47613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03272727273">
                <text:p>0.903272727273</text:p>
              </table:table-cell>
              <table:table-cell office:value-type="float" office:value="30821.8773517">
                <text:p>30821.87735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04909090909">
                <text:p>0.904909090909</text:p>
              </table:table-cell>
              <table:table-cell office:value-type="float" office:value="31313.0998314">
                <text:p>31313.09983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06545454545">
                <text:p>0.906545454545</text:p>
              </table:table-cell>
              <table:table-cell office:value-type="float" office:value="31779.9829801">
                <text:p>31779.98298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08181818182">
                <text:p>0.908181818182</text:p>
              </table:table-cell>
              <table:table-cell office:value-type="float" office:value="32212.4474353">
                <text:p>32212.44743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09818181818">
                <text:p>0.909818181818</text:p>
              </table:table-cell>
              <table:table-cell office:value-type="float" office:value="32607.7787344">
                <text:p>32607.77873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11454545455">
                <text:p>0.911454545455</text:p>
              </table:table-cell>
              <table:table-cell office:value-type="float" office:value="32965.0849215">
                <text:p>32965.08492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13090909091">
                <text:p>0.913090909091</text:p>
              </table:table-cell>
              <table:table-cell office:value-type="float" office:value="33275.1751476">
                <text:p>33275.17514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14727272727">
                <text:p>0.914727272727</text:p>
              </table:table-cell>
              <table:table-cell office:value-type="float" office:value="33530.2945358">
                <text:p>33530.29453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6363636364">
                <text:p>0.916363636364</text:p>
              </table:table-cell>
              <table:table-cell office:value-type="float" office:value="33727.2696069">
                <text:p>33727.26960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18">
                <text:p>0.918</text:p>
              </table:table-cell>
              <table:table-cell office:value-type="float" office:value="33893.2954149">
                <text:p>33893.295414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9636363636">
                <text:p>0.919636363636</text:p>
              </table:table-cell>
              <table:table-cell office:value-type="float" office:value="34062.7755994">
                <text:p>34062.77559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21272727273">
                <text:p>0.921272727273</text:p>
              </table:table-cell>
              <table:table-cell office:value-type="float" office:value="34284.0230965">
                <text:p>34284.02309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22909090909">
                <text:p>0.922909090909</text:p>
              </table:table-cell>
              <table:table-cell office:value-type="float" office:value="34635.6421203">
                <text:p>34635.64212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24545454545">
                <text:p>0.924545454545</text:p>
              </table:table-cell>
              <table:table-cell office:value-type="float" office:value="35185.1958353">
                <text:p>35185.19583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5">
                <text:p>0.925</text:p>
              </table:table-cell>
              <table:table-cell office:value-type="float" office:value="35353.0393946">
                <text:p>35353.03939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26636363636">
                <text:p>0.926636363636</text:p>
              </table:table-cell>
              <table:table-cell office:value-type="float" office:value="36296.2137535">
                <text:p>36296.21375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8272727273">
                <text:p>0.928272727273</text:p>
              </table:table-cell>
              <table:table-cell office:value-type="float" office:value="37511.9869944">
                <text:p>37511.98699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9909090909">
                <text:p>0.929909090909</text:p>
              </table:table-cell>
              <table:table-cell office:value-type="float" office:value="38951.9961296">
                <text:p>38951.99612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31545454545">
                <text:p>0.931545454545</text:p>
              </table:table-cell>
              <table:table-cell office:value-type="float" office:value="40564.7409701">
                <text:p>40564.74097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33181818182">
                <text:p>0.933181818182</text:p>
              </table:table-cell>
              <table:table-cell office:value-type="float" office:value="42283.4453757">
                <text:p>42283.44537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34818181818">
                <text:p>0.934818181818</text:p>
              </table:table-cell>
              <table:table-cell office:value-type="float" office:value="44057.3856937">
                <text:p>44057.38569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36454545455">
                <text:p>0.936454545455</text:p>
              </table:table-cell>
              <table:table-cell office:value-type="float" office:value="45827.0856629">
                <text:p>45827.08566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8090909091">
                <text:p>0.938090909091</text:p>
              </table:table-cell>
              <table:table-cell office:value-type="float" office:value="47558.8191343">
                <text:p>47558.81913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9727272727">
                <text:p>0.939727272727</text:p>
              </table:table-cell>
              <table:table-cell office:value-type="float" office:value="49204.5835848">
                <text:p>49204.58358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41363636364">
                <text:p>0.941363636364</text:p>
              </table:table-cell>
              <table:table-cell office:value-type="float" office:value="50734.8689694">
                <text:p>50734.86896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43">
                <text:p>0.943</text:p>
              </table:table-cell>
              <table:table-cell office:value-type="float" office:value="52128.4379164">
                <text:p>52128.43791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4636363636">
                <text:p>0.944636363636</text:p>
              </table:table-cell>
              <table:table-cell office:value-type="float" office:value="53366.7784026">
                <text:p>53366.77840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6272727273">
                <text:p>0.946272727273</text:p>
              </table:table-cell>
              <table:table-cell office:value-type="float" office:value="54428.4185784">
                <text:p>54428.41857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7909090909">
                <text:p>0.947909090909</text:p>
              </table:table-cell>
              <table:table-cell office:value-type="float" office:value="55298.4029104">
                <text:p>55298.40291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49545454545">
                <text:p>0.949545454545</text:p>
              </table:table-cell>
              <table:table-cell office:value-type="float" office:value="55977.7391782">
                <text:p>55977.73917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5">
                <text:p>0.95</text:p>
              </table:table-cell>
              <table:table-cell office:value-type="float" office:value="56094.9784231">
                <text:p>56094.97842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51636363636">
                <text:p>0.951636363636</text:p>
              </table:table-cell>
              <table:table-cell office:value-type="float" office:value="56567.4937787">
                <text:p>56567.49377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53272727273">
                <text:p>0.953272727273</text:p>
              </table:table-cell>
              <table:table-cell office:value-type="float" office:value="56930.7733597">
                <text:p>56930.77335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54909090909">
                <text:p>0.954909090909</text:p>
              </table:table-cell>
              <table:table-cell office:value-type="float" office:value="57230.5866828">
                <text:p>57230.58668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56545454545">
                <text:p>0.956545454545</text:p>
              </table:table-cell>
              <table:table-cell office:value-type="float" office:value="57459.4428666">
                <text:p>57459.44286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8181818182">
                <text:p>0.958181818182</text:p>
              </table:table-cell>
              <table:table-cell office:value-type="float" office:value="57594.1500383">
                <text:p>57594.15003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59818181818">
                <text:p>0.959818181818</text:p>
              </table:table-cell>
              <table:table-cell office:value-type="float" office:value="57599.493595">
                <text:p>57599.4935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61454545455">
                <text:p>0.961454545455</text:p>
              </table:table-cell>
              <table:table-cell office:value-type="float" office:value="57603.6659252">
                <text:p>57603.66592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63090909091">
                <text:p>0.963090909091</text:p>
              </table:table-cell>
              <table:table-cell office:value-type="float" office:value="57591.494721">
                <text:p>57591.4947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64727272727">
                <text:p>0.964727272727</text:p>
              </table:table-cell>
              <table:table-cell office:value-type="float" office:value="57573.1676381">
                <text:p>57573.16763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66363636364">
                <text:p>0.966363636364</text:p>
              </table:table-cell>
              <table:table-cell office:value-type="float" office:value="57545.3174811">
                <text:p>57545.31748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8">
                <text:p>0.968</text:p>
              </table:table-cell>
              <table:table-cell office:value-type="float" office:value="57523.7529263">
                <text:p>57523.75292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69636363636">
                <text:p>0.969636363636</text:p>
              </table:table-cell>
              <table:table-cell office:value-type="float" office:value="57494.5292984">
                <text:p>57494.52929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71272727273">
                <text:p>0.971272727273</text:p>
              </table:table-cell>
              <table:table-cell office:value-type="float" office:value="57462.8543981">
                <text:p>57462.85439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72909090909">
                <text:p>0.972909090909</text:p>
              </table:table-cell>
              <table:table-cell office:value-type="float" office:value="57423.4608447">
                <text:p>57423.46084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74545454545">
                <text:p>0.974545454545</text:p>
              </table:table-cell>
              <table:table-cell office:value-type="float" office:value="57388.3560951">
                <text:p>57388.35609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75">
                <text:p>0.975</text:p>
              </table:table-cell>
              <table:table-cell office:value-type="float" office:value="57369.4998316">
                <text:p>57369.49983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6636363636">
                <text:p>0.976636363636</text:p>
              </table:table-cell>
              <table:table-cell office:value-type="float" office:value="57339.2250018">
                <text:p>57339.22500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8272727273">
                <text:p>0.978272727273</text:p>
              </table:table-cell>
              <table:table-cell office:value-type="float" office:value="57322.8265097">
                <text:p>57322.82650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9909090909">
                <text:p>0.979909090909</text:p>
              </table:table-cell>
              <table:table-cell office:value-type="float" office:value="57315.1050491">
                <text:p>57315.10504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81545454545">
                <text:p>0.981545454545</text:p>
              </table:table-cell>
              <table:table-cell office:value-type="float" office:value="57321.7563711">
                <text:p>57321.75637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83181818182">
                <text:p>0.983181818182</text:p>
              </table:table-cell>
              <table:table-cell office:value-type="float" office:value="57333.2957697">
                <text:p>57333.29576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84818181818">
                <text:p>0.984818181818</text:p>
              </table:table-cell>
              <table:table-cell office:value-type="float" office:value="57352.0558611">
                <text:p>57352.05586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86454545455">
                <text:p>0.986454545455</text:p>
              </table:table-cell>
              <table:table-cell office:value-type="float" office:value="57369.0098562">
                <text:p>57369.00985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88090909091">
                <text:p>0.988090909091</text:p>
              </table:table-cell>
              <table:table-cell office:value-type="float" office:value="57387.4296189">
                <text:p>57387.42961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89727272727">
                <text:p>0.989727272727</text:p>
              </table:table-cell>
              <table:table-cell office:value-type="float" office:value="57401.0413575">
                <text:p>57401.04135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1363636364">
                <text:p>0.991363636364</text:p>
              </table:table-cell>
              <table:table-cell office:value-type="float" office:value="57413.4387111">
                <text:p>57413.43871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3">
                <text:p>0.993</text:p>
              </table:table-cell>
              <table:table-cell office:value-type="float" office:value="57419.7968006">
                <text:p>57419.79680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4636363636">
                <text:p>0.994636363636</text:p>
              </table:table-cell>
              <table:table-cell office:value-type="float" office:value="57424.1282486">
                <text:p>57424.12824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6272727273">
                <text:p>0.996272727273</text:p>
              </table:table-cell>
              <table:table-cell office:value-type="float" office:value="57422.8499338">
                <text:p>57422.84993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7909090909">
                <text:p>0.997909090909</text:p>
              </table:table-cell>
              <table:table-cell office:value-type="float" office:value="57419.6551636">
                <text:p>57419.65516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9545454545">
                <text:p>0.999545454545</text:p>
              </table:table-cell>
              <table:table-cell office:value-type="float" office:value="57410.9913746">
                <text:p>57410.99137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57398.5155086">
                <text:p>57398.51550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00163636364">
                <text:p>1.00163636364</text:p>
              </table:table-cell>
              <table:table-cell office:value-type="float" office:value="41060.4527454">
                <text:p>41060.45274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00327272727">
                <text:p>1.00327272727</text:p>
              </table:table-cell>
              <table:table-cell office:value-type="float" office:value="43129.6045811">
                <text:p>43129.60458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0490909091">
                <text:p>1.00490909091</text:p>
              </table:table-cell>
              <table:table-cell office:value-type="float" office:value="45560.7331541">
                <text:p>45560.73315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0654545455">
                <text:p>1.00654545455</text:p>
              </table:table-cell>
              <table:table-cell office:value-type="float" office:value="47741.38825">
                <text:p>47741.388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0818181818">
                <text:p>1.00818181818</text:p>
              </table:table-cell>
              <table:table-cell office:value-type="float" office:value="49270.8957125">
                <text:p>49270.8957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0981818182">
                <text:p>1.00981818182</text:p>
              </table:table-cell>
              <table:table-cell office:value-type="float" office:value="50119.6310706">
                <text:p>50119.631070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1145454545">
                <text:p>1.01145454545</text:p>
              </table:table-cell>
              <table:table-cell office:value-type="float" office:value="50560.5446309">
                <text:p>50560.54463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1309090909">
                <text:p>1.01309090909</text:p>
              </table:table-cell>
              <table:table-cell office:value-type="float" office:value="50768.2198031">
                <text:p>50768.21980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472727273">
                <text:p>1.01472727273</text:p>
              </table:table-cell>
              <table:table-cell office:value-type="float" office:value="50879.8873681">
                <text:p>50879.887368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1636363636">
                <text:p>1.01636363636</text:p>
              </table:table-cell>
              <table:table-cell office:value-type="float" office:value="51000.714773">
                <text:p>51000.7147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18">
                <text:p>1.018</text:p>
              </table:table-cell>
              <table:table-cell office:value-type="float" office:value="51086.8969347">
                <text:p>51086.89693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01963636364">
                <text:p>1.01963636364</text:p>
              </table:table-cell>
              <table:table-cell office:value-type="float" office:value="51037.8305473">
                <text:p>51037.83054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2127272727">
                <text:p>1.02127272727</text:p>
              </table:table-cell>
              <table:table-cell office:value-type="float" office:value="50799.2458998">
                <text:p>50799.24589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2290909091">
                <text:p>1.02290909091</text:p>
              </table:table-cell>
              <table:table-cell office:value-type="float" office:value="50425.8334696">
                <text:p>50425.83346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02454545455">
                <text:p>1.02454545455</text:p>
              </table:table-cell>
              <table:table-cell office:value-type="float" office:value="50112.0352764">
                <text:p>50112.03527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025">
                <text:p>1.025</text:p>
              </table:table-cell>
              <table:table-cell office:value-type="float" office:value="50054.1411079">
                <text:p>50054.14110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2663636364">
                <text:p>1.02663636364</text:p>
              </table:table-cell>
              <table:table-cell office:value-type="float" office:value="50144.2186598">
                <text:p>50144.21865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2827272727">
                <text:p>1.02827272727</text:p>
              </table:table-cell>
              <table:table-cell office:value-type="float" office:value="50594.3968887">
                <text:p>50594.39688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2990909091">
                <text:p>1.02990909091</text:p>
              </table:table-cell>
              <table:table-cell office:value-type="float" office:value="51299.9306608">
                <text:p>51299.9306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3154545455">
                <text:p>1.03154545455</text:p>
              </table:table-cell>
              <table:table-cell office:value-type="float" office:value="51994.6489175">
                <text:p>51994.64891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3318181818">
                <text:p>1.03318181818</text:p>
              </table:table-cell>
              <table:table-cell office:value-type="float" office:value="52398.0727542">
                <text:p>52398.07275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3481818182">
                <text:p>1.03481818182</text:p>
              </table:table-cell>
              <table:table-cell office:value-type="float" office:value="52449.6235981">
                <text:p>52449.62359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3645454545">
                <text:p>1.03645454545</text:p>
              </table:table-cell>
              <table:table-cell office:value-type="float" office:value="52253.969143">
                <text:p>52253.9691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3809090909">
                <text:p>1.03809090909</text:p>
              </table:table-cell>
              <table:table-cell office:value-type="float" office:value="51999.2377879">
                <text:p>51999.237787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3972727273">
                <text:p>1.03972727273</text:p>
              </table:table-cell>
              <table:table-cell office:value-type="float" office:value="51797.8922934">
                <text:p>51797.89229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4136363636">
                <text:p>1.04136363636</text:p>
              </table:table-cell>
              <table:table-cell office:value-type="float" office:value="51664.7408927">
                <text:p>51664.74089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43">
                <text:p>1.043</text:p>
              </table:table-cell>
              <table:table-cell office:value-type="float" office:value="51643.0959542">
                <text:p>51643.09595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4463636364">
                <text:p>1.04463636364</text:p>
              </table:table-cell>
              <table:table-cell office:value-type="float" office:value="51756.8653919">
                <text:p>51756.86539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4627272727">
                <text:p>1.04627272727</text:p>
              </table:table-cell>
              <table:table-cell office:value-type="float" office:value="51927.7614363">
                <text:p>51927.76143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4790909091">
                <text:p>1.04790909091</text:p>
              </table:table-cell>
              <table:table-cell office:value-type="float" office:value="51960.4785207">
                <text:p>51960.47852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4954545455">
                <text:p>1.04954545455</text:p>
              </table:table-cell>
              <table:table-cell office:value-type="float" office:value="51602.1871099">
                <text:p>51602.18710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5">
                <text:p>1.05</text:p>
              </table:table-cell>
              <table:table-cell office:value-type="float" office:value="51398.1882076">
                <text:p>51398.18820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5163636364">
                <text:p>1.05163636364</text:p>
              </table:table-cell>
              <table:table-cell office:value-type="float" office:value="50330.2913728">
                <text:p>50330.29137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5327272727">
                <text:p>1.05327272727</text:p>
              </table:table-cell>
              <table:table-cell office:value-type="float" office:value="48629.766888">
                <text:p>48629.7668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5490909091">
                <text:p>1.05490909091</text:p>
              </table:table-cell>
              <table:table-cell office:value-type="float" office:value="46413.8688439">
                <text:p>46413.86884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5654545455">
                <text:p>1.05654545455</text:p>
              </table:table-cell>
              <table:table-cell office:value-type="float" office:value="44005.3073292">
                <text:p>44005.30732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5818181818">
                <text:p>1.05818181818</text:p>
              </table:table-cell>
              <table:table-cell office:value-type="float" office:value="41822.7261497">
                <text:p>41822.72614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5981818182">
                <text:p>1.05981818182</text:p>
              </table:table-cell>
              <table:table-cell office:value-type="float" office:value="40389.0727529">
                <text:p>40389.07275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6145454545">
                <text:p>1.06145454545</text:p>
              </table:table-cell>
              <table:table-cell office:value-type="float" office:value="40164.2179962">
                <text:p>40164.21799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6309090909">
                <text:p>1.06309090909</text:p>
              </table:table-cell>
              <table:table-cell office:value-type="float" office:value="41095.4830915">
                <text:p>41095.48309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6472727273">
                <text:p>1.06472727273</text:p>
              </table:table-cell>
              <table:table-cell office:value-type="float" office:value="42530.999695">
                <text:p>42530.9996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6636363636">
                <text:p>1.06636363636</text:p>
              </table:table-cell>
              <table:table-cell office:value-type="float" office:value="43990.6855697">
                <text:p>43990.68556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68">
                <text:p>1.068</text:p>
              </table:table-cell>
              <table:table-cell office:value-type="float" office:value="45463.428777">
                <text:p>45463.4287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6963636364">
                <text:p>1.06963636364</text:p>
              </table:table-cell>
              <table:table-cell office:value-type="float" office:value="47146.0239706">
                <text:p>47146.02397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7127272727">
                <text:p>1.07127272727</text:p>
              </table:table-cell>
              <table:table-cell office:value-type="float" office:value="49413.6386589">
                <text:p>49413.63865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7290909091">
                <text:p>1.07290909091</text:p>
              </table:table-cell>
              <table:table-cell office:value-type="float" office:value="52771.5708297">
                <text:p>52771.57082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7454545455">
                <text:p>1.07454545455</text:p>
              </table:table-cell>
              <table:table-cell office:value-type="float" office:value="57151.0297343">
                <text:p>57151.02973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75">
                <text:p>1.075</text:p>
              </table:table-cell>
              <table:table-cell office:value-type="float" office:value="58483.6640849">
                <text:p>58483.66408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7663636364">
                <text:p>1.07663636364</text:p>
              </table:table-cell>
              <table:table-cell office:value-type="float" office:value="63424.9402566">
                <text:p>63424.94025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827272727">
                <text:p>1.07827272727</text:p>
              </table:table-cell>
              <table:table-cell office:value-type="float" office:value="67485.4862642">
                <text:p>67485.48626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7990909091">
                <text:p>1.07990909091</text:p>
              </table:table-cell>
              <table:table-cell office:value-type="float" office:value="69370.4200463">
                <text:p>69370.42004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8154545455">
                <text:p>1.08154545455</text:p>
              </table:table-cell>
              <table:table-cell office:value-type="float" office:value="68129.6568696">
                <text:p>68129.65686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8318181818">
                <text:p>1.08318181818</text:p>
              </table:table-cell>
              <table:table-cell office:value-type="float" office:value="64126.4375587">
                <text:p>64126.43755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8481818182">
                <text:p>1.08481818182</text:p>
              </table:table-cell>
              <table:table-cell office:value-type="float" office:value="59072.6104022">
                <text:p>59072.61040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8645454545">
                <text:p>1.08645454545</text:p>
              </table:table-cell>
              <table:table-cell office:value-type="float" office:value="54559.5068994">
                <text:p>54559.50689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8809090909">
                <text:p>1.08809090909</text:p>
              </table:table-cell>
              <table:table-cell office:value-type="float" office:value="51514.1748722">
                <text:p>51514.17487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8972727273">
                <text:p>1.08972727273</text:p>
              </table:table-cell>
              <table:table-cell office:value-type="float" office:value="50133.4595515">
                <text:p>50133.45955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9136363636">
                <text:p>1.09136363636</text:p>
              </table:table-cell>
              <table:table-cell office:value-type="float" office:value="49942.4606724">
                <text:p>49942.46067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93">
                <text:p>1.093</text:p>
              </table:table-cell>
              <table:table-cell office:value-type="float" office:value="50142.7035358">
                <text:p>50142.70353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9463636364">
                <text:p>1.09463636364</text:p>
              </table:table-cell>
              <table:table-cell office:value-type="float" office:value="50533.544663">
                <text:p>50533.5446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9627272727">
                <text:p>1.09627272727</text:p>
              </table:table-cell>
              <table:table-cell office:value-type="float" office:value="50869.4009435">
                <text:p>50869.40094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9790909091">
                <text:p>1.09790909091</text:p>
              </table:table-cell>
              <table:table-cell office:value-type="float" office:value="51045.839352">
                <text:p>51045.8393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9954545455">
                <text:p>1.09954545455</text:p>
              </table:table-cell>
              <table:table-cell office:value-type="float" office:value="51134.8979895">
                <text:p>51134.89798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">
                <text:p>1.1</text:p>
              </table:table-cell>
              <table:table-cell office:value-type="float" office:value="51136.5605498">
                <text:p>51136.56054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0163636364">
                <text:p>1.10163636364</text:p>
              </table:table-cell>
              <table:table-cell office:value-type="float" office:value="51157.0199512">
                <text:p>51157.01995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0327272727">
                <text:p>1.10327272727</text:p>
              </table:table-cell>
              <table:table-cell office:value-type="float" office:value="51086.63528">
                <text:p>51086.635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0490909091">
                <text:p>1.10490909091</text:p>
              </table:table-cell>
              <table:table-cell office:value-type="float" office:value="50918.2498492">
                <text:p>50918.24984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0654545455">
                <text:p>1.10654545455</text:p>
              </table:table-cell>
              <table:table-cell office:value-type="float" office:value="50665.452856">
                <text:p>50665.4528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0818181818">
                <text:p>1.10818181818</text:p>
              </table:table-cell>
              <table:table-cell office:value-type="float" office:value="50361.9831684">
                <text:p>50361.98316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0981818182">
                <text:p>1.10981818182</text:p>
              </table:table-cell>
              <table:table-cell office:value-type="float" office:value="50066.6039533">
                <text:p>50066.60395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1145454545">
                <text:p>1.11145454545</text:p>
              </table:table-cell>
              <table:table-cell office:value-type="float" office:value="49859.6718566">
                <text:p>49859.67185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1309090909">
                <text:p>1.11309090909</text:p>
              </table:table-cell>
              <table:table-cell office:value-type="float" office:value="49820.6867175">
                <text:p>49820.68671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472727273">
                <text:p>1.11472727273</text:p>
              </table:table-cell>
              <table:table-cell office:value-type="float" office:value="50001.1434205">
                <text:p>50001.14342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636363636">
                <text:p>1.11636363636</text:p>
              </table:table-cell>
              <table:table-cell office:value-type="float" office:value="50374.2542791">
                <text:p>50374.25427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8">
                <text:p>1.118</text:p>
              </table:table-cell>
              <table:table-cell office:value-type="float" office:value="50846.748115">
                <text:p>50846.7481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963636364">
                <text:p>1.11963636364</text:p>
              </table:table-cell>
              <table:table-cell office:value-type="float" office:value="51301.6148573">
                <text:p>51301.61485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2127272727">
                <text:p>1.12127272727</text:p>
              </table:table-cell>
              <table:table-cell office:value-type="float" office:value="51649.4510471">
                <text:p>51649.4510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2290909091">
                <text:p>1.12290909091</text:p>
              </table:table-cell>
              <table:table-cell office:value-type="float" office:value="51858.5241005">
                <text:p>51858.52410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2454545455">
                <text:p>1.12454545455</text:p>
              </table:table-cell>
              <table:table-cell office:value-type="float" office:value="51959.6780415">
                <text:p>51959.67804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25">
                <text:p>1.125</text:p>
              </table:table-cell>
              <table:table-cell office:value-type="float" office:value="51957.1693779">
                <text:p>51957.16937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2663636364">
                <text:p>1.12663636364</text:p>
              </table:table-cell>
              <table:table-cell office:value-type="float" office:value="52019.5140345">
                <text:p>52019.51403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2827272727">
                <text:p>1.12827272727</text:p>
              </table:table-cell>
              <table:table-cell office:value-type="float" office:value="52103.6648318">
                <text:p>52103.66483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2990909091">
                <text:p>1.12990909091</text:p>
              </table:table-cell>
              <table:table-cell office:value-type="float" office:value="52211.1376525">
                <text:p>52211.13765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3154545455">
                <text:p>1.13154545455</text:p>
              </table:table-cell>
              <table:table-cell office:value-type="float" office:value="52322.731671">
                <text:p>52322.7316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3318181818">
                <text:p>1.13318181818</text:p>
              </table:table-cell>
              <table:table-cell office:value-type="float" office:value="52413.8372729">
                <text:p>52413.83727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3481818182">
                <text:p>1.13481818182</text:p>
              </table:table-cell>
              <table:table-cell office:value-type="float" office:value="52472.2103349">
                <text:p>52472.21033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645454545">
                <text:p>1.13645454545</text:p>
              </table:table-cell>
              <table:table-cell office:value-type="float" office:value="52504.1378727">
                <text:p>52504.13787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3809090909">
                <text:p>1.13809090909</text:p>
              </table:table-cell>
              <table:table-cell office:value-type="float" office:value="52543.4130868">
                <text:p>52543.41308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3972727273">
                <text:p>1.13972727273</text:p>
              </table:table-cell>
              <table:table-cell office:value-type="float" office:value="52623.5306704">
                <text:p>52623.53067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4136363636">
                <text:p>1.14136363636</text:p>
              </table:table-cell>
              <table:table-cell office:value-type="float" office:value="52751.6419099">
                <text:p>52751.64190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43">
                <text:p>1.143</text:p>
              </table:table-cell>
              <table:table-cell office:value-type="float" office:value="52890.9218527">
                <text:p>52890.92185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4463636364">
                <text:p>1.14463636364</text:p>
              </table:table-cell>
              <table:table-cell office:value-type="float" office:value="53007.0009133">
                <text:p>53007.00091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4627272727">
                <text:p>1.14627272727</text:p>
              </table:table-cell>
              <table:table-cell office:value-type="float" office:value="53070.096808">
                <text:p>53070.0968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4790909091">
                <text:p>1.14790909091</text:p>
              </table:table-cell>
              <table:table-cell office:value-type="float" office:value="53104.1135273">
                <text:p>53104.11352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4954545455">
                <text:p>1.14954545455</text:p>
              </table:table-cell>
              <table:table-cell office:value-type="float" office:value="53140.8616248">
                <text:p>53140.86162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5">
                <text:p>1.15</text:p>
              </table:table-cell>
              <table:table-cell office:value-type="float" office:value="53124.2127345">
                <text:p>53124.21273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5163636364">
                <text:p>1.15163636364</text:p>
              </table:table-cell>
              <table:table-cell office:value-type="float" office:value="53259.1234392">
                <text:p>53259.12343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5327272727">
                <text:p>1.15327272727</text:p>
              </table:table-cell>
              <table:table-cell office:value-type="float" office:value="53520.2006432">
                <text:p>53520.200643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5490909091">
                <text:p>1.15490909091</text:p>
              </table:table-cell>
              <table:table-cell office:value-type="float" office:value="53940.3492943">
                <text:p>53940.34929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5654545455">
                <text:p>1.15654545455</text:p>
              </table:table-cell>
              <table:table-cell office:value-type="float" office:value="54479.6224857">
                <text:p>54479.62248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818181818">
                <text:p>1.15818181818</text:p>
              </table:table-cell>
              <table:table-cell office:value-type="float" office:value="55072.7069071">
                <text:p>55072.70690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5981818182">
                <text:p>1.15981818182</text:p>
              </table:table-cell>
              <table:table-cell office:value-type="float" office:value="55651.4549261">
                <text:p>55651.454926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6145454545">
                <text:p>1.16145454545</text:p>
              </table:table-cell>
              <table:table-cell office:value-type="float" office:value="56115.7766974">
                <text:p>56115.77669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6309090909">
                <text:p>1.16309090909</text:p>
              </table:table-cell>
              <table:table-cell office:value-type="float" office:value="56396.1060619">
                <text:p>56396.10606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6472727273">
                <text:p>1.16472727273</text:p>
              </table:table-cell>
              <table:table-cell office:value-type="float" office:value="56542.4212463">
                <text:p>56542.42124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6636363636">
                <text:p>1.16636363636</text:p>
              </table:table-cell>
              <table:table-cell office:value-type="float" office:value="56591.012781">
                <text:p>56591.0127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68">
                <text:p>1.168</text:p>
              </table:table-cell>
              <table:table-cell office:value-type="float" office:value="56664.5574504">
                <text:p>56664.55745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6963636364">
                <text:p>1.16963636364</text:p>
              </table:table-cell>
              <table:table-cell office:value-type="float" office:value="56954.3147039">
                <text:p>56954.31470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7127272727">
                <text:p>1.17127272727</text:p>
              </table:table-cell>
              <table:table-cell office:value-type="float" office:value="57614.4640639">
                <text:p>57614.46406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7290909091">
                <text:p>1.17290909091</text:p>
              </table:table-cell>
              <table:table-cell office:value-type="float" office:value="58674.3844892">
                <text:p>58674.38448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7454545455">
                <text:p>1.17454545455</text:p>
              </table:table-cell>
              <table:table-cell office:value-type="float" office:value="60044.4956187">
                <text:p>60044.49561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175">
                <text:p>1.175</text:p>
              </table:table-cell>
              <table:table-cell office:value-type="float" office:value="60285.4421812">
                <text:p>60285.44218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7663636364">
                <text:p>1.17663636364</text:p>
              </table:table-cell>
              <table:table-cell office:value-type="float" office:value="61729.3068216">
                <text:p>61729.30682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7827272727">
                <text:p>1.17827272727</text:p>
              </table:table-cell>
              <table:table-cell office:value-type="float" office:value="62805.2423671">
                <text:p>62805.24236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7990909091">
                <text:p>1.17990909091</text:p>
              </table:table-cell>
              <table:table-cell office:value-type="float" office:value="63502.85152">
                <text:p>63502.851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8154545455">
                <text:p>1.18154545455</text:p>
              </table:table-cell>
              <table:table-cell office:value-type="float" office:value="63826.5083386">
                <text:p>63826.50833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8318181818">
                <text:p>1.18318181818</text:p>
              </table:table-cell>
              <table:table-cell office:value-type="float" office:value="64081.4829692">
                <text:p>64081.48296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8481818182">
                <text:p>1.18481818182</text:p>
              </table:table-cell>
              <table:table-cell office:value-type="float" office:value="64744.3068651">
                <text:p>64744.30686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8645454545">
                <text:p>1.18645454545</text:p>
              </table:table-cell>
              <table:table-cell office:value-type="float" office:value="66267.2856077">
                <text:p>66267.28560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8809090909">
                <text:p>1.18809090909</text:p>
              </table:table-cell>
              <table:table-cell office:value-type="float" office:value="69014.938267">
                <text:p>69014.9382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8972727273">
                <text:p>1.18972727273</text:p>
              </table:table-cell>
              <table:table-cell office:value-type="float" office:value="73021.8379599">
                <text:p>73021.83795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9136363636">
                <text:p>1.19136363636</text:p>
              </table:table-cell>
              <table:table-cell office:value-type="float" office:value="78044.7806659">
                <text:p>78044.78066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93">
                <text:p>1.193</text:p>
              </table:table-cell>
              <table:table-cell office:value-type="float" office:value="83557.1967705">
                <text:p>83557.19677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9463636364">
                <text:p>1.19463636364</text:p>
              </table:table-cell>
              <table:table-cell office:value-type="float" office:value="88874.9655374">
                <text:p>88874.96553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9627272727">
                <text:p>1.19627272727</text:p>
              </table:table-cell>
              <table:table-cell office:value-type="float" office:value="93469.2485751">
                <text:p>93469.24857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9790909091">
                <text:p>1.19790909091</text:p>
              </table:table-cell>
              <table:table-cell office:value-type="float" office:value="97208.9525444">
                <text:p>97208.95254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9954545455">
                <text:p>1.19954545455</text:p>
              </table:table-cell>
              <table:table-cell office:value-type="float" office:value="100145.340906">
                <text:p>100145.3409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">
                <text:p>1.2</text:p>
              </table:table-cell>
              <table:table-cell office:value-type="float" office:value="100541.67248">
                <text:p>100541.672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0163636364">
                <text:p>1.20163636364</text:p>
              </table:table-cell>
              <table:table-cell office:value-type="float" office:value="102403.10351">
                <text:p>102403.103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0327272727">
                <text:p>1.20327272727</text:p>
              </table:table-cell>
              <table:table-cell office:value-type="float" office:value="103288.136891">
                <text:p>103288.1368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0490909091">
                <text:p>1.20490909091</text:p>
              </table:table-cell>
              <table:table-cell office:value-type="float" office:value="103477.585656">
                <text:p>103477.5856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0654545455">
                <text:p>1.20654545455</text:p>
              </table:table-cell>
              <table:table-cell office:value-type="float" office:value="103357.766064">
                <text:p>103357.7660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0818181818">
                <text:p>1.20818181818</text:p>
              </table:table-cell>
              <table:table-cell office:value-type="float" office:value="103202.962856">
                <text:p>103202.9628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0981818182">
                <text:p>1.20981818182</text:p>
              </table:table-cell>
              <table:table-cell office:value-type="float" office:value="103081.905422">
                <text:p>103081.9054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1145454545">
                <text:p>1.21145454545</text:p>
              </table:table-cell>
              <table:table-cell office:value-type="float" office:value="102922.067155">
                <text:p>102922.0671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1309090909">
                <text:p>1.21309090909</text:p>
              </table:table-cell>
              <table:table-cell office:value-type="float" office:value="102797.975789">
                <text:p>102797.9757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1472727273">
                <text:p>1.21472727273</text:p>
              </table:table-cell>
              <table:table-cell office:value-type="float" office:value="102628.388796">
                <text:p>102628.3887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1636363636">
                <text:p>1.21636363636</text:p>
              </table:table-cell>
              <table:table-cell office:value-type="float" office:value="102458.269329">
                <text:p>102458.2693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18">
                <text:p>1.218</text:p>
              </table:table-cell>
              <table:table-cell office:value-type="float" office:value="102219.038092">
                <text:p>102219.0380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1963636364">
                <text:p>1.21963636364</text:p>
              </table:table-cell>
              <table:table-cell office:value-type="float" office:value="101975.790522">
                <text:p>101975.7905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2127272727">
                <text:p>1.22127272727</text:p>
              </table:table-cell>
              <table:table-cell office:value-type="float" office:value="101679.39645">
                <text:p>101679.396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2290909091">
                <text:p>1.22290909091</text:p>
              </table:table-cell>
              <table:table-cell office:value-type="float" office:value="101397.900572">
                <text:p>101397.9005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2454545455">
                <text:p>1.22454545455</text:p>
              </table:table-cell>
              <table:table-cell office:value-type="float" office:value="101103.524893">
                <text:p>101103.5248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25">
                <text:p>1.225</text:p>
              </table:table-cell>
              <table:table-cell office:value-type="float" office:value="100944.003459">
                <text:p>100944.0034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2663636364">
                <text:p>1.22663636364</text:p>
              </table:table-cell>
              <table:table-cell office:value-type="float" office:value="100732.252719">
                <text:p>100732.2527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2827272727">
                <text:p>1.22827272727</text:p>
              </table:table-cell>
              <table:table-cell office:value-type="float" office:value="100555.536314">
                <text:p>100555.5363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2990909091">
                <text:p>1.22990909091</text:p>
              </table:table-cell>
              <table:table-cell office:value-type="float" office:value="100465.448644">
                <text:p>100465.4486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3154545455">
                <text:p>1.23154545455</text:p>
              </table:table-cell>
              <table:table-cell office:value-type="float" office:value="100363.697804">
                <text:p>100363.6978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3318181818">
                <text:p>1.23318181818</text:p>
              </table:table-cell>
              <table:table-cell office:value-type="float" office:value="100287.550827">
                <text:p>100287.5508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3481818182">
                <text:p>1.23481818182</text:p>
              </table:table-cell>
              <table:table-cell office:value-type="float" office:value="100155.776786">
                <text:p>100155.7767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645454545">
                <text:p>1.23645454545</text:p>
              </table:table-cell>
              <table:table-cell office:value-type="float" office:value="100029.131236">
                <text:p>100029.1312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3809090909">
                <text:p>1.23809090909</text:p>
              </table:table-cell>
              <table:table-cell office:value-type="float" office:value="99858.2799391">
                <text:p>99858.27993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3972727273">
                <text:p>1.23972727273</text:p>
              </table:table-cell>
              <table:table-cell office:value-type="float" office:value="99705.2583462">
                <text:p>99705.25834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4136363636">
                <text:p>1.24136363636</text:p>
              </table:table-cell>
              <table:table-cell office:value-type="float" office:value="99525.7471829">
                <text:p>99525.74718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43">
                <text:p>1.243</text:p>
              </table:table-cell>
              <table:table-cell office:value-type="float" office:value="99371.0389467">
                <text:p>99371.03894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4463636364">
                <text:p>1.24463636364</text:p>
              </table:table-cell>
              <table:table-cell office:value-type="float" office:value="99198.7146655">
                <text:p>99198.71466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4627272727">
                <text:p>1.24627272727</text:p>
              </table:table-cell>
              <table:table-cell office:value-type="float" office:value="99041.8233702">
                <text:p>99041.82337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4790909091">
                <text:p>1.24790909091</text:p>
              </table:table-cell>
              <table:table-cell office:value-type="float" office:value="98865.9255271">
                <text:p>98865.92552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954545455">
                <text:p>1.24954545455</text:p>
              </table:table-cell>
              <table:table-cell office:value-type="float" office:value="98701.9003216">
                <text:p>98701.90032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5">
                <text:p>1.25</text:p>
              </table:table-cell>
              <table:table-cell office:value-type="float" office:value="98581.0632433">
                <text:p>98581.06324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5163636364">
                <text:p>1.25163636364</text:p>
              </table:table-cell>
              <table:table-cell office:value-type="float" office:value="98415.9034677">
                <text:p>98415.90346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5327272727">
                <text:p>1.25327272727</text:p>
              </table:table-cell>
              <table:table-cell office:value-type="float" office:value="73021.0974172">
                <text:p>73021.09741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5490909091">
                <text:p>1.25490909091</text:p>
              </table:table-cell>
              <table:table-cell office:value-type="float" office:value="80614.0385415">
                <text:p>80614.03854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654545455">
                <text:p>1.25654545455</text:p>
              </table:table-cell>
              <table:table-cell office:value-type="float" office:value="86352.6332646">
                <text:p>86352.63326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5818181818">
                <text:p>1.25818181818</text:p>
              </table:table-cell>
              <table:table-cell office:value-type="float" office:value="89251.5546108">
                <text:p>89251.55461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5981818182">
                <text:p>1.25981818182</text:p>
              </table:table-cell>
              <table:table-cell office:value-type="float" office:value="89847.4540291">
                <text:p>89847.45402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6145454545">
                <text:p>1.26145454545</text:p>
              </table:table-cell>
              <table:table-cell office:value-type="float" office:value="89235.3891887">
                <text:p>89235.38918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6309090909">
                <text:p>1.26309090909</text:p>
              </table:table-cell>
              <table:table-cell office:value-type="float" office:value="88211.3035417">
                <text:p>88211.30354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6472727273">
                <text:p>1.26472727273</text:p>
              </table:table-cell>
              <table:table-cell office:value-type="float" office:value="86836.7184506">
                <text:p>86836.71845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6636363636">
                <text:p>1.26636363636</text:p>
              </table:table-cell>
              <table:table-cell office:value-type="float" office:value="85809.2627513">
                <text:p>85809.26275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68">
                <text:p>1.268</text:p>
              </table:table-cell>
              <table:table-cell office:value-type="float" office:value="85582.6164144">
                <text:p>85582.61641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6963636364">
                <text:p>1.26963636364</text:p>
              </table:table-cell>
              <table:table-cell office:value-type="float" office:value="85583.7762098">
                <text:p>85583.77620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7127272727">
                <text:p>1.27127272727</text:p>
              </table:table-cell>
              <table:table-cell office:value-type="float" office:value="85305.5626941">
                <text:p>85305.56269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7290909091">
                <text:p>1.27290909091</text:p>
              </table:table-cell>
              <table:table-cell office:value-type="float" office:value="84885.4537606">
                <text:p>84885.45376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7454545455">
                <text:p>1.27454545455</text:p>
              </table:table-cell>
              <table:table-cell office:value-type="float" office:value="84323.5186227">
                <text:p>84323.51862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75">
                <text:p>1.275</text:p>
              </table:table-cell>
              <table:table-cell office:value-type="float" office:value="84015.6018384">
                <text:p>84015.60183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7663636364">
                <text:p>1.27663636364</text:p>
              </table:table-cell>
              <table:table-cell office:value-type="float" office:value="83339.1588928">
                <text:p>83339.15889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7827272727">
                <text:p>1.27827272727</text:p>
              </table:table-cell>
              <table:table-cell office:value-type="float" office:value="83321.7714643">
                <text:p>83321.7714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7990909091">
                <text:p>1.27990909091</text:p>
              </table:table-cell>
              <table:table-cell office:value-type="float" office:value="84423.1394001">
                <text:p>84423.1394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8154545455">
                <text:p>1.28154545455</text:p>
              </table:table-cell>
              <table:table-cell office:value-type="float" office:value="86529.6516225">
                <text:p>86529.65162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8318181818">
                <text:p>1.28318181818</text:p>
              </table:table-cell>
              <table:table-cell office:value-type="float" office:value="89050.8647575">
                <text:p>89050.86475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8481818182">
                <text:p>1.28481818182</text:p>
              </table:table-cell>
              <table:table-cell office:value-type="float" office:value="91015.6835222">
                <text:p>91015.68352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8645454545">
                <text:p>1.28645454545</text:p>
              </table:table-cell>
              <table:table-cell office:value-type="float" office:value="91484.1266658">
                <text:p>91484.12666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8809090909">
                <text:p>1.28809090909</text:p>
              </table:table-cell>
              <table:table-cell office:value-type="float" office:value="90944.9273072">
                <text:p>90944.92730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8972727273">
                <text:p>1.28972727273</text:p>
              </table:table-cell>
              <table:table-cell office:value-type="float" office:value="90503.5583192">
                <text:p>90503.55831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9136363636">
                <text:p>1.29136363636</text:p>
              </table:table-cell>
              <table:table-cell office:value-type="float" office:value="91002.890917">
                <text:p>91002.8909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93">
                <text:p>1.293</text:p>
              </table:table-cell>
              <table:table-cell office:value-type="float" office:value="92010.8151849">
                <text:p>92010.81518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9463636364">
                <text:p>1.29463636364</text:p>
              </table:table-cell>
              <table:table-cell office:value-type="float" office:value="92486.0601283">
                <text:p>92486.06012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9627272727">
                <text:p>1.29627272727</text:p>
              </table:table-cell>
              <table:table-cell office:value-type="float" office:value="91619.2298175">
                <text:p>91619.22981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9790909091">
                <text:p>1.29790909091</text:p>
              </table:table-cell>
              <table:table-cell office:value-type="float" office:value="89993.255949">
                <text:p>89993.2559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9954545455">
                <text:p>1.29954545455</text:p>
              </table:table-cell>
              <table:table-cell office:value-type="float" office:value="88907.5070354">
                <text:p>88907.50703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">
                <text:p>1.3</text:p>
              </table:table-cell>
              <table:table-cell office:value-type="float" office:value="88640.4701026">
                <text:p>88640.47010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0163636364">
                <text:p>1.30163636364</text:p>
              </table:table-cell>
              <table:table-cell office:value-type="float" office:value="88750.2020608">
                <text:p>88750.20206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0327272727">
                <text:p>1.30327272727</text:p>
              </table:table-cell>
              <table:table-cell office:value-type="float" office:value="89273.9156508">
                <text:p>89273.91565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0490909091">
                <text:p>1.30490909091</text:p>
              </table:table-cell>
              <table:table-cell office:value-type="float" office:value="89639.8463808">
                <text:p>89639.84638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30654545455">
                <text:p>1.30654545455</text:p>
              </table:table-cell>
              <table:table-cell office:value-type="float" office:value="88858.9156023">
                <text:p>88858.91560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0818181818">
                <text:p>1.30818181818</text:p>
              </table:table-cell>
              <table:table-cell office:value-type="float" office:value="85991.6493884">
                <text:p>85991.64938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0981818182">
                <text:p>1.30981818182</text:p>
              </table:table-cell>
              <table:table-cell office:value-type="float" office:value="81423.3536597">
                <text:p>81423.35365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1145454545">
                <text:p>1.31145454545</text:p>
              </table:table-cell>
              <table:table-cell office:value-type="float" office:value="77692.7585883">
                <text:p>77692.75858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1309090909">
                <text:p>1.31309090909</text:p>
              </table:table-cell>
              <table:table-cell office:value-type="float" office:value="77941.6777637">
                <text:p>77941.67776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1472727273">
                <text:p>1.31472727273</text:p>
              </table:table-cell>
              <table:table-cell office:value-type="float" office:value="83154.1302442">
                <text:p>83154.13024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1636363636">
                <text:p>1.31636363636</text:p>
              </table:table-cell>
              <table:table-cell office:value-type="float" office:value="89771.6187793">
                <text:p>89771.61877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18">
                <text:p>1.318</text:p>
              </table:table-cell>
              <table:table-cell office:value-type="float" office:value="93939.5610522">
                <text:p>93939.56105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31963636364">
                <text:p>1.31963636364</text:p>
              </table:table-cell>
              <table:table-cell office:value-type="float" office:value="95263.5711015">
                <text:p>95263.57110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2127272727">
                <text:p>1.32127272727</text:p>
              </table:table-cell>
              <table:table-cell office:value-type="float" office:value="94181.2229586">
                <text:p>94181.22295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2290909091">
                <text:p>1.32290909091</text:p>
              </table:table-cell>
              <table:table-cell office:value-type="float" office:value="90459.2540489">
                <text:p>90459.25404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2454545455">
                <text:p>1.32454545455</text:p>
              </table:table-cell>
              <table:table-cell office:value-type="float" office:value="84422.8055219">
                <text:p>84422.80552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25">
                <text:p>1.325</text:p>
              </table:table-cell>
              <table:table-cell office:value-type="float" office:value="82222.2731036">
                <text:p>82222.27310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2663636364">
                <text:p>1.32663636364</text:p>
              </table:table-cell>
              <table:table-cell office:value-type="float" office:value="74516.8087226">
                <text:p>74516.80872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2827272727">
                <text:p>1.32827272727</text:p>
              </table:table-cell>
              <table:table-cell office:value-type="float" office:value="68151.1746797">
                <text:p>68151.17467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2990909091">
                <text:p>1.32990909091</text:p>
              </table:table-cell>
              <table:table-cell office:value-type="float" office:value="68652.5380819">
                <text:p>68652.53808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3154545455">
                <text:p>1.33154545455</text:p>
              </table:table-cell>
              <table:table-cell office:value-type="float" office:value="76728.8621611">
                <text:p>76728.86216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3318181818">
                <text:p>1.33318181818</text:p>
              </table:table-cell>
              <table:table-cell office:value-type="float" office:value="84923.0827625">
                <text:p>84923.0827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33481818182">
                <text:p>1.33481818182</text:p>
              </table:table-cell>
              <table:table-cell office:value-type="float" office:value="88261.0232187">
                <text:p>88261.02321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3645454545">
                <text:p>1.33645454545</text:p>
              </table:table-cell>
              <table:table-cell office:value-type="float" office:value="87042.6298236">
                <text:p>87042.62982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3809090909">
                <text:p>1.33809090909</text:p>
              </table:table-cell>
              <table:table-cell office:value-type="float" office:value="83618.0348011">
                <text:p>83618.0348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33972727273">
                <text:p>1.33972727273</text:p>
              </table:table-cell>
              <table:table-cell office:value-type="float" office:value="81909.8012762">
                <text:p>81909.80127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4136363636">
                <text:p>1.34136363636</text:p>
              </table:table-cell>
              <table:table-cell office:value-type="float" office:value="82728.7924212">
                <text:p>82728.79242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43">
                <text:p>1.343</text:p>
              </table:table-cell>
              <table:table-cell office:value-type="float" office:value="84618.7044908">
                <text:p>84618.70449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34463636364">
                <text:p>1.34463636364</text:p>
              </table:table-cell>
              <table:table-cell office:value-type="float" office:value="85887.5898976">
                <text:p>85887.58989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34627272727">
                <text:p>1.34627272727</text:p>
              </table:table-cell>
              <table:table-cell office:value-type="float" office:value="86132.888723">
                <text:p>86132.8887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34790909091">
                <text:p>1.34790909091</text:p>
              </table:table-cell>
              <table:table-cell office:value-type="float" office:value="85770.1163817">
                <text:p>85770.11638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34954545455">
                <text:p>1.34954545455</text:p>
              </table:table-cell>
              <table:table-cell office:value-type="float" office:value="85086.2712347">
                <text:p>85086.27123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5">
                <text:p>1.35</text:p>
              </table:table-cell>
              <table:table-cell office:value-type="float" office:value="84756.5220536">
                <text:p>84756.52205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5163636364">
                <text:p>1.35163636364</text:p>
              </table:table-cell>
              <table:table-cell office:value-type="float" office:value="84365.3853495">
                <text:p>84365.38534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5327272727">
                <text:p>1.35327272727</text:p>
              </table:table-cell>
              <table:table-cell office:value-type="float" office:value="84349.5717545">
                <text:p>84349.57175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5490909091">
                <text:p>1.35490909091</text:p>
              </table:table-cell>
              <table:table-cell office:value-type="float" office:value="84547.9593215">
                <text:p>84547.95932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5654545455">
                <text:p>1.35654545455</text:p>
              </table:table-cell>
              <table:table-cell office:value-type="float" office:value="84871.7799569">
                <text:p>84871.779956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35818181818">
                <text:p>1.35818181818</text:p>
              </table:table-cell>
              <table:table-cell office:value-type="float" office:value="85308.5105206">
                <text:p>85308.51052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5981818182">
                <text:p>1.35981818182</text:p>
              </table:table-cell>
              <table:table-cell office:value-type="float" office:value="85656.5603175">
                <text:p>85656.56031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6145454545">
                <text:p>1.36145454545</text:p>
              </table:table-cell>
              <table:table-cell office:value-type="float" office:value="85733.6368773">
                <text:p>85733.63687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6309090909">
                <text:p>1.36309090909</text:p>
              </table:table-cell>
              <table:table-cell office:value-type="float" office:value="85701.3959609">
                <text:p>85701.395960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472727273">
                <text:p>1.36472727273</text:p>
              </table:table-cell>
              <table:table-cell office:value-type="float" office:value="85815.8879108">
                <text:p>85815.88791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6636363636">
                <text:p>1.36636363636</text:p>
              </table:table-cell>
              <table:table-cell office:value-type="float" office:value="85921.3184738">
                <text:p>85921.31847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68">
                <text:p>1.368</text:p>
              </table:table-cell>
              <table:table-cell office:value-type="float" office:value="86259.6412817">
                <text:p>86259.64128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6963636364">
                <text:p>1.36963636364</text:p>
              </table:table-cell>
              <table:table-cell office:value-type="float" office:value="86598.3342801">
                <text:p>86598.33428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127272727">
                <text:p>1.37127272727</text:p>
              </table:table-cell>
              <table:table-cell office:value-type="float" office:value="86585.6636326">
                <text:p>86585.66363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7290909091">
                <text:p>1.37290909091</text:p>
              </table:table-cell>
              <table:table-cell office:value-type="float" office:value="86244.0898353">
                <text:p>86244.0898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7454545455">
                <text:p>1.37454545455</text:p>
              </table:table-cell>
              <table:table-cell office:value-type="float" office:value="85797.3291492">
                <text:p>85797.32914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75">
                <text:p>1.375</text:p>
              </table:table-cell>
              <table:table-cell office:value-type="float" office:value="85583.1704073">
                <text:p>85583.17040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7663636364">
                <text:p>1.37663636364</text:p>
              </table:table-cell>
              <table:table-cell office:value-type="float" office:value="85288.3067585">
                <text:p>85288.306758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7827272727">
                <text:p>1.37827272727</text:p>
              </table:table-cell>
              <table:table-cell office:value-type="float" office:value="85145.774912">
                <text:p>85145.7749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7990909091">
                <text:p>1.37990909091</text:p>
              </table:table-cell>
              <table:table-cell office:value-type="float" office:value="85091.1910591">
                <text:p>85091.19105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8154545455">
                <text:p>1.38154545455</text:p>
              </table:table-cell>
              <table:table-cell office:value-type="float" office:value="85129.4159076">
                <text:p>85129.41590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8318181818">
                <text:p>1.38318181818</text:p>
              </table:table-cell>
              <table:table-cell office:value-type="float" office:value="85218.8738391">
                <text:p>85218.87383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38481818182">
                <text:p>1.38481818182</text:p>
              </table:table-cell>
              <table:table-cell office:value-type="float" office:value="85299.2859134">
                <text:p>85299.28591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8645454545">
                <text:p>1.38645454545</text:p>
              </table:table-cell>
              <table:table-cell office:value-type="float" office:value="85304.2955351">
                <text:p>85304.29553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38809090909">
                <text:p>1.38809090909</text:p>
              </table:table-cell>
              <table:table-cell office:value-type="float" office:value="85198.0781265">
                <text:p>85198.07812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38972727273">
                <text:p>1.38972727273</text:p>
              </table:table-cell>
              <table:table-cell office:value-type="float" office:value="85056.0166141">
                <text:p>85056.01661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9136363636">
                <text:p>1.39136363636</text:p>
              </table:table-cell>
              <table:table-cell office:value-type="float" office:value="84988.9350637">
                <text:p>84988.93506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93">
                <text:p>1.393</text:p>
              </table:table-cell>
              <table:table-cell office:value-type="float" office:value="84993.6529953">
                <text:p>84993.65299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9463636364">
                <text:p>1.39463636364</text:p>
              </table:table-cell>
              <table:table-cell office:value-type="float" office:value="84979.7019699">
                <text:p>84979.70196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9627272727">
                <text:p>1.39627272727</text:p>
              </table:table-cell>
              <table:table-cell office:value-type="float" office:value="84929.0326496">
                <text:p>84929.03264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9790909091">
                <text:p>1.39790909091</text:p>
              </table:table-cell>
              <table:table-cell office:value-type="float" office:value="84736.5526354">
                <text:p>84736.55263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9954545455">
                <text:p>1.39954545455</text:p>
              </table:table-cell>
              <table:table-cell office:value-type="float" office:value="84313.1846332">
                <text:p>84313.18463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4">
                <text:p>1.4</text:p>
              </table:table-cell>
              <table:table-cell office:value-type="float" office:value="84021.6523367">
                <text:p>84021.65233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40163636364">
                <text:p>1.40163636364</text:p>
              </table:table-cell>
              <table:table-cell office:value-type="float" office:value="83547.4035961">
                <text:p>83547.403596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0327272727">
                <text:p>1.40327272727</text:p>
              </table:table-cell>
              <table:table-cell office:value-type="float" office:value="83468.6699468">
                <text:p>83468.66994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490909091">
                <text:p>1.40490909091</text:p>
              </table:table-cell>
              <table:table-cell office:value-type="float" office:value="84070.0997052">
                <text:p>84070.09970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654545455">
                <text:p>1.40654545455</text:p>
              </table:table-cell>
              <table:table-cell office:value-type="float" office:value="85149.440207">
                <text:p>85149.4402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818181818">
                <text:p>1.40818181818</text:p>
              </table:table-cell>
              <table:table-cell office:value-type="float" office:value="86031.5708914">
                <text:p>86031.57089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981818182">
                <text:p>1.40981818182</text:p>
              </table:table-cell>
              <table:table-cell office:value-type="float" office:value="86486.8209658">
                <text:p>86486.82096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1145454545">
                <text:p>1.41145454545</text:p>
              </table:table-cell>
              <table:table-cell office:value-type="float" office:value="86593.9723572">
                <text:p>86593.97235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1309090909">
                <text:p>1.41309090909</text:p>
              </table:table-cell>
              <table:table-cell office:value-type="float" office:value="86507.3559499">
                <text:p>86507.35594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1472727273">
                <text:p>1.41472727273</text:p>
              </table:table-cell>
              <table:table-cell office:value-type="float" office:value="86410.6898078">
                <text:p>86410.689807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1636363636">
                <text:p>1.41636363636</text:p>
              </table:table-cell>
              <table:table-cell office:value-type="float" office:value="86408.9930955">
                <text:p>86408.99309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418">
                <text:p>1.418</text:p>
              </table:table-cell>
              <table:table-cell office:value-type="float" office:value="86440.1424282">
                <text:p>86440.14242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1963636364">
                <text:p>1.41963636364</text:p>
              </table:table-cell>
              <table:table-cell office:value-type="float" office:value="86370.0741499">
                <text:p>86370.07414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2127272727">
                <text:p>1.42127272727</text:p>
              </table:table-cell>
              <table:table-cell office:value-type="float" office:value="86057.495817">
                <text:p>86057.4958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42290909091">
                <text:p>1.42290909091</text:p>
              </table:table-cell>
              <table:table-cell office:value-type="float" office:value="85614.5773332">
                <text:p>85614.57733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2454545455">
                <text:p>1.42454545455</text:p>
              </table:table-cell>
              <table:table-cell office:value-type="float" office:value="85387.3415215">
                <text:p>85387.34152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425">
                <text:p>1.425</text:p>
              </table:table-cell>
              <table:table-cell office:value-type="float" office:value="85280.1330243">
                <text:p>85280.13302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42663636364">
                <text:p>1.42663636364</text:p>
              </table:table-cell>
              <table:table-cell office:value-type="float" office:value="85902.7254613">
                <text:p>85902.72546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2827272727">
                <text:p>1.42827272727</text:p>
              </table:table-cell>
              <table:table-cell office:value-type="float" office:value="87327.7440275">
                <text:p>87327.74402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2990909091">
                <text:p>1.42990909091</text:p>
              </table:table-cell>
              <table:table-cell office:value-type="float" office:value="89190.302843">
                <text:p>89190.3028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3154545455">
                <text:p>1.43154545455</text:p>
              </table:table-cell>
              <table:table-cell office:value-type="float" office:value="90977.8303642">
                <text:p>90977.83036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43318181818">
                <text:p>1.43318181818</text:p>
              </table:table-cell>
              <table:table-cell office:value-type="float" office:value="92565.6463336">
                <text:p>92565.64633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3481818182">
                <text:p>1.43481818182</text:p>
              </table:table-cell>
              <table:table-cell office:value-type="float" office:value="94558.4155116">
                <text:p>94558.41551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3645454545">
                <text:p>1.43645454545</text:p>
              </table:table-cell>
              <table:table-cell office:value-type="float" office:value="97148.545827">
                <text:p>97148.5458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3809090909">
                <text:p>1.43809090909</text:p>
              </table:table-cell>
              <table:table-cell office:value-type="float" office:value="99857.738139">
                <text:p>99857.73813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972727273">
                <text:p>1.43972727273</text:p>
              </table:table-cell>
              <table:table-cell office:value-type="float" office:value="101370.720945">
                <text:p>101370.7209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4136363636">
                <text:p>1.44136363636</text:p>
              </table:table-cell>
              <table:table-cell office:value-type="float" office:value="100938.397486">
                <text:p>100938.3974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43">
                <text:p>1.443</text:p>
              </table:table-cell>
              <table:table-cell office:value-type="float" office:value="100704.719955">
                <text:p>100704.7199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4463636364">
                <text:p>1.44463636364</text:p>
              </table:table-cell>
              <table:table-cell office:value-type="float" office:value="101891.444472">
                <text:p>101891.4444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4627272727">
                <text:p>1.44627272727</text:p>
              </table:table-cell>
              <table:table-cell office:value-type="float" office:value="106614.815313">
                <text:p>106614.8153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4790909091">
                <text:p>1.44790909091</text:p>
              </table:table-cell>
              <table:table-cell office:value-type="float" office:value="115922.088674">
                <text:p>115922.0886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4954545455">
                <text:p>1.44954545455</text:p>
              </table:table-cell>
              <table:table-cell office:value-type="float" office:value="129839.731432">
                <text:p>129839.7314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5">
                <text:p>1.45</text:p>
              </table:table-cell>
              <table:table-cell office:value-type="float" office:value="133655.0392">
                <text:p>133655.03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5163636364">
                <text:p>1.45163636364</text:p>
              </table:table-cell>
              <table:table-cell office:value-type="float" office:value="147828.820642">
                <text:p>147828.8206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5327272727">
                <text:p>1.45327272727</text:p>
              </table:table-cell>
              <table:table-cell office:value-type="float" office:value="156423.640717">
                <text:p>156423.6407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5490909091">
                <text:p>1.45490909091</text:p>
              </table:table-cell>
              <table:table-cell office:value-type="float" office:value="156349.662721">
                <text:p>156349.6627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5654545455">
                <text:p>1.45654545455</text:p>
              </table:table-cell>
              <table:table-cell office:value-type="float" office:value="155043.218947">
                <text:p>155043.2189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5818181818">
                <text:p>1.45818181818</text:p>
              </table:table-cell>
              <table:table-cell office:value-type="float" office:value="153382.41816">
                <text:p>153382.418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5981818182">
                <text:p>1.45981818182</text:p>
              </table:table-cell>
              <table:table-cell office:value-type="float" office:value="152007.871636">
                <text:p>152007.8716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6145454545">
                <text:p>1.46145454545</text:p>
              </table:table-cell>
              <table:table-cell office:value-type="float" office:value="150355.090651">
                <text:p>150355.0906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6309090909">
                <text:p>1.46309090909</text:p>
              </table:table-cell>
              <table:table-cell office:value-type="float" office:value="148968.498848">
                <text:p>148968.49884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6472727273">
                <text:p>1.46472727273</text:p>
              </table:table-cell>
              <table:table-cell office:value-type="float" office:value="147455.776562">
                <text:p>147455.7765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6636363636">
                <text:p>1.46636363636</text:p>
              </table:table-cell>
              <table:table-cell office:value-type="float" office:value="146215.673749">
                <text:p>146215.6737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68">
                <text:p>1.468</text:p>
              </table:table-cell>
              <table:table-cell office:value-type="float" office:value="144876.701467">
                <text:p>144876.7014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6963636364">
                <text:p>1.46963636364</text:p>
              </table:table-cell>
              <table:table-cell office:value-type="float" office:value="143711.63499">
                <text:p>143711.634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7127272727">
                <text:p>1.47127272727</text:p>
              </table:table-cell>
              <table:table-cell office:value-type="float" office:value="142442.117445">
                <text:p>142442.1174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7290909091">
                <text:p>1.47290909091</text:p>
              </table:table-cell>
              <table:table-cell office:value-type="float" office:value="141283.742929">
                <text:p>141283.7429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7454545455">
                <text:p>1.47454545455</text:p>
              </table:table-cell>
              <table:table-cell office:value-type="float" office:value="139971.411669">
                <text:p>139971.4116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75">
                <text:p>1.475</text:p>
              </table:table-cell>
              <table:table-cell office:value-type="float" office:value="139240.423331">
                <text:p>139240.4233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47663636364">
                <text:p>1.47663636364</text:p>
              </table:table-cell>
              <table:table-cell office:value-type="float" office:value="138042.78005">
                <text:p>138042.780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47827272727">
                <text:p>1.47827272727</text:p>
              </table:table-cell>
              <table:table-cell office:value-type="float" office:value="136913.197587">
                <text:p>136913.1975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7990909091">
                <text:p>1.47990909091</text:p>
              </table:table-cell>
              <table:table-cell office:value-type="float" office:value="136124.342115">
                <text:p>136124.3421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8154545455">
                <text:p>1.48154545455</text:p>
              </table:table-cell>
              <table:table-cell office:value-type="float" office:value="135435.806882">
                <text:p>135435.8068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8318181818">
                <text:p>1.48318181818</text:p>
              </table:table-cell>
              <table:table-cell office:value-type="float" office:value="134845.39355">
                <text:p>134845.393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8481818182">
                <text:p>1.48481818182</text:p>
              </table:table-cell>
              <table:table-cell office:value-type="float" office:value="134033.831193">
                <text:p>134033.8311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8645454545">
                <text:p>1.48645454545</text:p>
              </table:table-cell>
              <table:table-cell office:value-type="float" office:value="133277.561963">
                <text:p>133277.5619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8809090909">
                <text:p>1.48809090909</text:p>
              </table:table-cell>
              <table:table-cell office:value-type="float" office:value="132354.000564">
                <text:p>132354.0005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8972727273">
                <text:p>1.48972727273</text:p>
              </table:table-cell>
              <table:table-cell office:value-type="float" office:value="131546.518265">
                <text:p>131546.5182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9136363636">
                <text:p>1.49136363636</text:p>
              </table:table-cell>
              <table:table-cell office:value-type="float" office:value="130604.746967">
                <text:p>130604.7469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493">
                <text:p>1.493</text:p>
              </table:table-cell>
              <table:table-cell office:value-type="float" office:value="129840.671313">
                <text:p>129840.6713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9463636364">
                <text:p>1.49463636364</text:p>
              </table:table-cell>
              <table:table-cell office:value-type="float" office:value="128970.910065">
                <text:p>128970.91006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49627272727">
                <text:p>1.49627272727</text:p>
              </table:table-cell>
              <table:table-cell office:value-type="float" office:value="128284.108624">
                <text:p>128284.1086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9790909091">
                <text:p>1.49790909091</text:p>
              </table:table-cell>
              <table:table-cell office:value-type="float" office:value="127433.808614">
                <text:p>127433.8086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9954545455">
                <text:p>1.49954545455</text:p>
              </table:table-cell>
              <table:table-cell office:value-type="float" office:value="126755.707352">
                <text:p>126755.7073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5">
                <text:p>1.5</text:p>
              </table:table-cell>
              <table:table-cell office:value-type="float" office:value="126214.57003">
                <text:p>126214.5700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0163636364">
                <text:p>1.50163636364</text:p>
              </table:table-cell>
              <table:table-cell office:value-type="float" office:value="96598.4357494">
                <text:p>96598.43574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0327272727">
                <text:p>1.50327272727</text:p>
              </table:table-cell>
              <table:table-cell office:value-type="float" office:value="109639.601901">
                <text:p>109639.6019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0490909091">
                <text:p>1.50490909091</text:p>
              </table:table-cell>
              <table:table-cell office:value-type="float" office:value="116131.696091">
                <text:p>116131.6960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0654545455">
                <text:p>1.50654545455</text:p>
              </table:table-cell>
              <table:table-cell office:value-type="float" office:value="115779.058113">
                <text:p>115779.0581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0818181818">
                <text:p>1.50818181818</text:p>
              </table:table-cell>
              <table:table-cell office:value-type="float" office:value="112276.256655">
                <text:p>112276.2566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0981818182">
                <text:p>1.50981818182</text:p>
              </table:table-cell>
              <table:table-cell office:value-type="float" office:value="110452.77482">
                <text:p>110452.774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1145454545">
                <text:p>1.51145454545</text:p>
              </table:table-cell>
              <table:table-cell office:value-type="float" office:value="109888.295903">
                <text:p>109888.2959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1309090909">
                <text:p>1.51309090909</text:p>
              </table:table-cell>
              <table:table-cell office:value-type="float" office:value="109196.392558">
                <text:p>109196.3925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1472727273">
                <text:p>1.51472727273</text:p>
              </table:table-cell>
              <table:table-cell office:value-type="float" office:value="108131.96201">
                <text:p>108131.962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1636363636">
                <text:p>1.51636363636</text:p>
              </table:table-cell>
              <table:table-cell office:value-type="float" office:value="107171.28418">
                <text:p>107171.284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18">
                <text:p>1.518</text:p>
              </table:table-cell>
              <table:table-cell office:value-type="float" office:value="107227.841111">
                <text:p>107227.8411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1963636364">
                <text:p>1.51963636364</text:p>
              </table:table-cell>
              <table:table-cell office:value-type="float" office:value="109152.030893">
                <text:p>109152.03089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2127272727">
                <text:p>1.52127272727</text:p>
              </table:table-cell>
              <table:table-cell office:value-type="float" office:value="111945.684869">
                <text:p>111945.6848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52290909091">
                <text:p>1.52290909091</text:p>
              </table:table-cell>
              <table:table-cell office:value-type="float" office:value="114059.553686">
                <text:p>114059.5536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52454545455">
                <text:p>1.52454545455</text:p>
              </table:table-cell>
              <table:table-cell office:value-type="float" office:value="114451.709613">
                <text:p>114451.7096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25">
                <text:p>1.525</text:p>
              </table:table-cell>
              <table:table-cell office:value-type="float" office:value="113792.736221">
                <text:p>113792.7362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2663636364">
                <text:p>1.52663636364</text:p>
              </table:table-cell>
              <table:table-cell office:value-type="float" office:value="112439.542904">
                <text:p>112439.5429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52827272727">
                <text:p>1.52827272727</text:p>
              </table:table-cell>
              <table:table-cell office:value-type="float" office:value="111140.55676">
                <text:p>111140.556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2990909091">
                <text:p>1.52990909091</text:p>
              </table:table-cell>
              <table:table-cell office:value-type="float" office:value="109334.49312">
                <text:p>109334.493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3154545455">
                <text:p>1.53154545455</text:p>
              </table:table-cell>
              <table:table-cell office:value-type="float" office:value="107657.183899">
                <text:p>107657.1838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3318181818">
                <text:p>1.53318181818</text:p>
              </table:table-cell>
              <table:table-cell office:value-type="float" office:value="107920.209278">
                <text:p>107920.2092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481818182">
                <text:p>1.53481818182</text:p>
              </table:table-cell>
              <table:table-cell office:value-type="float" office:value="111048.467677">
                <text:p>111048.46767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3645454545">
                <text:p>1.53645454545</text:p>
              </table:table-cell>
              <table:table-cell office:value-type="float" office:value="117236.959286">
                <text:p>117236.9592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3809090909">
                <text:p>1.53809090909</text:p>
              </table:table-cell>
              <table:table-cell office:value-type="float" office:value="121992.81817">
                <text:p>121992.818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3972727273">
                <text:p>1.53972727273</text:p>
              </table:table-cell>
              <table:table-cell office:value-type="float" office:value="122424.37955">
                <text:p>122424.379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4136363636">
                <text:p>1.54136363636</text:p>
              </table:table-cell>
              <table:table-cell office:value-type="float" office:value="119848.509773">
                <text:p>119848.5097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43">
                <text:p>1.543</text:p>
              </table:table-cell>
              <table:table-cell office:value-type="float" office:value="114814.763334">
                <text:p>114814.7633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4463636364">
                <text:p>1.54463636364</text:p>
              </table:table-cell>
              <table:table-cell office:value-type="float" office:value="109662.627157">
                <text:p>109662.6271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4627272727">
                <text:p>1.54627272727</text:p>
              </table:table-cell>
              <table:table-cell office:value-type="float" office:value="106882.833744">
                <text:p>106882.8337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4790909091">
                <text:p>1.54790909091</text:p>
              </table:table-cell>
              <table:table-cell office:value-type="float" office:value="106198.375594">
                <text:p>106198.3755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4954545455">
                <text:p>1.54954545455</text:p>
              </table:table-cell>
              <table:table-cell office:value-type="float" office:value="106616.860656">
                <text:p>106616.8606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5">
                <text:p>1.55</text:p>
              </table:table-cell>
              <table:table-cell office:value-type="float" office:value="106314.407567">
                <text:p>106314.4075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5163636364">
                <text:p>1.55163636364</text:p>
              </table:table-cell>
              <table:table-cell office:value-type="float" office:value="107084.99686">
                <text:p>107084.996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5327272727">
                <text:p>1.55327272727</text:p>
              </table:table-cell>
              <table:table-cell office:value-type="float" office:value="108611.900802">
                <text:p>108611.9008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5490909091">
                <text:p>1.55490909091</text:p>
              </table:table-cell>
              <table:table-cell office:value-type="float" office:value="110601.54835">
                <text:p>110601.548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5654545455">
                <text:p>1.55654545455</text:p>
              </table:table-cell>
              <table:table-cell office:value-type="float" office:value="109706.713654">
                <text:p>109706.7136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5818181818">
                <text:p>1.55818181818</text:p>
              </table:table-cell>
              <table:table-cell office:value-type="float" office:value="104110.577899">
                <text:p>104110.5778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5981818182">
                <text:p>1.55981818182</text:p>
              </table:table-cell>
              <table:table-cell office:value-type="float" office:value="95801.0266795">
                <text:p>95801.02667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6145454545">
                <text:p>1.56145454545</text:p>
              </table:table-cell>
              <table:table-cell office:value-type="float" office:value="91069.3232083">
                <text:p>91069.32320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6309090909">
                <text:p>1.56309090909</text:p>
              </table:table-cell>
              <table:table-cell office:value-type="float" office:value="95721.5996499">
                <text:p>95721.59964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6472727273">
                <text:p>1.56472727273</text:p>
              </table:table-cell>
              <table:table-cell office:value-type="float" office:value="103309.423003">
                <text:p>103309.42300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6636363636">
                <text:p>1.56636363636</text:p>
              </table:table-cell>
              <table:table-cell office:value-type="float" office:value="107755.414307">
                <text:p>107755.4143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68">
                <text:p>1.568</text:p>
              </table:table-cell>
              <table:table-cell office:value-type="float" office:value="109564.581724">
                <text:p>109564.5817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56963636364">
                <text:p>1.56963636364</text:p>
              </table:table-cell>
              <table:table-cell office:value-type="float" office:value="110381.628236">
                <text:p>110381.62823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7127272727">
                <text:p>1.57127272727</text:p>
              </table:table-cell>
              <table:table-cell office:value-type="float" office:value="110994.825171">
                <text:p>110994.82517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7290909091">
                <text:p>1.57290909091</text:p>
              </table:table-cell>
              <table:table-cell office:value-type="float" office:value="111218.110813">
                <text:p>111218.1108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7454545455">
                <text:p>1.57454545455</text:p>
              </table:table-cell>
              <table:table-cell office:value-type="float" office:value="109005.533869">
                <text:p>109005.5338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75">
                <text:p>1.575</text:p>
              </table:table-cell>
              <table:table-cell office:value-type="float" office:value="107073.011395">
                <text:p>107073.0113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57663636364">
                <text:p>1.57663636364</text:p>
              </table:table-cell>
              <table:table-cell office:value-type="float" office:value="98593.8499673">
                <text:p>98593.849967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57827272727">
                <text:p>1.57827272727</text:p>
              </table:table-cell>
              <table:table-cell office:value-type="float" office:value="86022.2805868">
                <text:p>86022.280586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7990909091">
                <text:p>1.57990909091</text:p>
              </table:table-cell>
              <table:table-cell office:value-type="float" office:value="80985.9042255">
                <text:p>80985.90422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58154545455">
                <text:p>1.58154545455</text:p>
              </table:table-cell>
              <table:table-cell office:value-type="float" office:value="95088.7777628">
                <text:p>95088.77776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58318181818">
                <text:p>1.58318181818</text:p>
              </table:table-cell>
              <table:table-cell office:value-type="float" office:value="117732.795688">
                <text:p>117732.79568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8481818182">
                <text:p>1.58481818182</text:p>
              </table:table-cell>
              <table:table-cell office:value-type="float" office:value="134849.373894">
                <text:p>134849.3738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8645454545">
                <text:p>1.58645454545</text:p>
              </table:table-cell>
              <table:table-cell office:value-type="float" office:value="130673.738954">
                <text:p>130673.7389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8809090909">
                <text:p>1.58809090909</text:p>
              </table:table-cell>
              <table:table-cell office:value-type="float" office:value="112345.530443">
                <text:p>112345.5304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8972727273">
                <text:p>1.58972727273</text:p>
              </table:table-cell>
              <table:table-cell office:value-type="float" office:value="104059.169506">
                <text:p>104059.16950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59136363636">
                <text:p>1.59136363636</text:p>
              </table:table-cell>
              <table:table-cell office:value-type="float" office:value="103273.147749">
                <text:p>103273.1477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93">
                <text:p>1.593</text:p>
              </table:table-cell>
              <table:table-cell office:value-type="float" office:value="102824.427681">
                <text:p>102824.4276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59463636364">
                <text:p>1.59463636364</text:p>
              </table:table-cell>
              <table:table-cell office:value-type="float" office:value="102010.232065">
                <text:p>102010.2320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59627272727">
                <text:p>1.59627272727</text:p>
              </table:table-cell>
              <table:table-cell office:value-type="float" office:value="101552.265442">
                <text:p>101552.2654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59790909091">
                <text:p>1.59790909091</text:p>
              </table:table-cell>
              <table:table-cell office:value-type="float" office:value="101655.540867">
                <text:p>101655.5408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59954545455">
                <text:p>1.59954545455</text:p>
              </table:table-cell>
              <table:table-cell office:value-type="float" office:value="102053.676604">
                <text:p>102053.6766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6">
                <text:p>1.6</text:p>
              </table:table-cell>
              <table:table-cell office:value-type="float" office:value="101781.231153">
                <text:p>101781.2311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60163636364">
                <text:p>1.60163636364</text:p>
              </table:table-cell>
              <table:table-cell office:value-type="float" office:value="101923.908113">
                <text:p>101923.9081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60327272727">
                <text:p>1.60327272727</text:p>
              </table:table-cell>
              <table:table-cell office:value-type="float" office:value="101659.292359">
                <text:p>101659.29235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60490909091">
                <text:p>1.60490909091</text:p>
              </table:table-cell>
              <table:table-cell office:value-type="float" office:value="101381.942898">
                <text:p>101381.94289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60654545455">
                <text:p>1.60654545455</text:p>
              </table:table-cell>
              <table:table-cell office:value-type="float" office:value="101487.05848">
                <text:p>101487.058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60818181818">
                <text:p>1.60818181818</text:p>
              </table:table-cell>
              <table:table-cell office:value-type="float" office:value="101636.433207">
                <text:p>101636.4332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60981818182">
                <text:p>1.60981818182</text:p>
              </table:table-cell>
              <table:table-cell office:value-type="float" office:value="101145.233178">
                <text:p>101145.2331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61145454545">
                <text:p>1.61145454545</text:p>
              </table:table-cell>
              <table:table-cell office:value-type="float" office:value="99843.1558902">
                <text:p>99843.155890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61309090909">
                <text:p>1.61309090909</text:p>
              </table:table-cell>
              <table:table-cell office:value-type="float" office:value="99042.4383809">
                <text:p>99042.43838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61472727273">
                <text:p>1.61472727273</text:p>
              </table:table-cell>
              <table:table-cell office:value-type="float" office:value="99969.62327">
                <text:p>99969.6232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1636363636">
                <text:p>1.61636363636</text:p>
              </table:table-cell>
              <table:table-cell office:value-type="float" office:value="101984.956551">
                <text:p>101984.95655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618">
                <text:p>1.618</text:p>
              </table:table-cell>
              <table:table-cell office:value-type="float" office:value="103603.138901">
                <text:p>103603.1389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61963636364">
                <text:p>1.61963636364</text:p>
              </table:table-cell>
              <table:table-cell office:value-type="float" office:value="103984.282953">
                <text:p>103984.28295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62127272727">
                <text:p>1.62127272727</text:p>
              </table:table-cell>
              <table:table-cell office:value-type="float" office:value="103685.570863">
                <text:p>103685.57086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62290909091">
                <text:p>1.62290909091</text:p>
              </table:table-cell>
              <table:table-cell office:value-type="float" office:value="103273.495737">
                <text:p>103273.4957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62454545455">
                <text:p>1.62454545455</text:p>
              </table:table-cell>
              <table:table-cell office:value-type="float" office:value="102944.892912">
                <text:p>102944.8929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625">
                <text:p>1.625</text:p>
              </table:table-cell>
              <table:table-cell office:value-type="float" office:value="102473.710594">
                <text:p>102473.71059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2663636364">
                <text:p>1.62663636364</text:p>
              </table:table-cell>
              <table:table-cell office:value-type="float" office:value="102152.372733">
                <text:p>102152.37273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62827272727">
                <text:p>1.62827272727</text:p>
              </table:table-cell>
              <table:table-cell office:value-type="float" office:value="101886.220505">
                <text:p>101886.2205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2990909091">
                <text:p>1.62990909091</text:p>
              </table:table-cell>
              <table:table-cell office:value-type="float" office:value="101671.107146">
                <text:p>101671.1071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63154545455">
                <text:p>1.63154545455</text:p>
              </table:table-cell>
              <table:table-cell office:value-type="float" office:value="101510.417387">
                <text:p>101510.4173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63318181818">
                <text:p>1.63318181818</text:p>
              </table:table-cell>
              <table:table-cell office:value-type="float" office:value="101437.150396">
                <text:p>101437.1503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63481818182">
                <text:p>1.63481818182</text:p>
              </table:table-cell>
              <table:table-cell office:value-type="float" office:value="101485.908909">
                <text:p>101485.90890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63645454545">
                <text:p>1.63645454545</text:p>
              </table:table-cell>
              <table:table-cell office:value-type="float" office:value="101515.367199">
                <text:p>101515.3671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63809090909">
                <text:p>1.63809090909</text:p>
              </table:table-cell>
              <table:table-cell office:value-type="float" office:value="101343.074552">
                <text:p>101343.0745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63972727273">
                <text:p>1.63972727273</text:p>
              </table:table-cell>
              <table:table-cell office:value-type="float" office:value="100975.137051">
                <text:p>100975.1370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64136363636">
                <text:p>1.64136363636</text:p>
              </table:table-cell>
              <table:table-cell office:value-type="float" office:value="100536.841524">
                <text:p>100536.8415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643">
                <text:p>1.643</text:p>
              </table:table-cell>
              <table:table-cell office:value-type="float" office:value="100180.360841">
                <text:p>100180.36084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64463636364">
                <text:p>1.64463636364</text:p>
              </table:table-cell>
              <table:table-cell office:value-type="float" office:value="100129.399158">
                <text:p>100129.3991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64627272727">
                <text:p>1.64627272727</text:p>
              </table:table-cell>
              <table:table-cell office:value-type="float" office:value="100595.550669">
                <text:p>100595.55066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64790909091">
                <text:p>1.64790909091</text:p>
              </table:table-cell>
              <table:table-cell office:value-type="float" office:value="101501.507621">
                <text:p>101501.5076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4954545455">
                <text:p>1.64954545455</text:p>
              </table:table-cell>
              <table:table-cell office:value-type="float" office:value="102450.092631">
                <text:p>102450.0926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65">
                <text:p>1.65</text:p>
              </table:table-cell>
              <table:table-cell office:value-type="float" office:value="102255.699931">
                <text:p>102255.69993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65163636364">
                <text:p>1.65163636364</text:p>
              </table:table-cell>
              <table:table-cell office:value-type="float" office:value="102478.747989">
                <text:p>102478.7479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65327272727">
                <text:p>1.65327272727</text:p>
              </table:table-cell>
              <table:table-cell office:value-type="float" office:value="102164.905234">
                <text:p>102164.90523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65490909091">
                <text:p>1.65490909091</text:p>
              </table:table-cell>
              <table:table-cell office:value-type="float" office:value="101747.435827">
                <text:p>101747.4358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65654545455">
                <text:p>1.65654545455</text:p>
              </table:table-cell>
              <table:table-cell office:value-type="float" office:value="101386.255731">
                <text:p>101386.2557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65818181818">
                <text:p>1.65818181818</text:p>
              </table:table-cell>
              <table:table-cell office:value-type="float" office:value="100909.920835">
                <text:p>100909.9208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65981818182">
                <text:p>1.65981818182</text:p>
              </table:table-cell>
              <table:table-cell office:value-type="float" office:value="100391.733937">
                <text:p>100391.73393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66145454545">
                <text:p>1.66145454545</text:p>
              </table:table-cell>
              <table:table-cell office:value-type="float" office:value="100272.27733">
                <text:p>100272.277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66309090909">
                <text:p>1.66309090909</text:p>
              </table:table-cell>
              <table:table-cell office:value-type="float" office:value="100452.152432">
                <text:p>100452.1524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66472727273">
                <text:p>1.66472727273</text:p>
              </table:table-cell>
              <table:table-cell office:value-type="float" office:value="100758.776021">
                <text:p>100758.77602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66636363636">
                <text:p>1.66636363636</text:p>
              </table:table-cell>
              <table:table-cell office:value-type="float" office:value="100986.136716">
                <text:p>100986.1367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668">
                <text:p>1.668</text:p>
              </table:table-cell>
              <table:table-cell office:value-type="float" office:value="101220.923589">
                <text:p>101220.9235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66963636364">
                <text:p>1.66963636364</text:p>
              </table:table-cell>
              <table:table-cell office:value-type="float" office:value="101204.303376">
                <text:p>101204.30337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7127272727">
                <text:p>1.67127272727</text:p>
              </table:table-cell>
              <table:table-cell office:value-type="float" office:value="100766.232833">
                <text:p>100766.23283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67290909091">
                <text:p>1.67290909091</text:p>
              </table:table-cell>
              <table:table-cell office:value-type="float" office:value="100038.133776">
                <text:p>100038.1337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67454545455">
                <text:p>1.67454545455</text:p>
              </table:table-cell>
              <table:table-cell office:value-type="float" office:value="99819.7674403">
                <text:p>99819.76744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675">
                <text:p>1.675</text:p>
              </table:table-cell>
              <table:table-cell office:value-type="float" office:value="99535.2487515">
                <text:p>99535.24875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67663636364">
                <text:p>1.67663636364</text:p>
              </table:table-cell>
              <table:table-cell office:value-type="float" office:value="100220.160869">
                <text:p>100220.16086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7827272727">
                <text:p>1.67827272727</text:p>
              </table:table-cell>
              <table:table-cell office:value-type="float" office:value="101247.976118">
                <text:p>101247.97611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7990909091">
                <text:p>1.67990909091</text:p>
              </table:table-cell>
              <table:table-cell office:value-type="float" office:value="102012.35756">
                <text:p>102012.357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68154545455">
                <text:p>1.68154545455</text:p>
              </table:table-cell>
              <table:table-cell office:value-type="float" office:value="102300.815982">
                <text:p>102300.81598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68318181818">
                <text:p>1.68318181818</text:p>
              </table:table-cell>
              <table:table-cell office:value-type="float" office:value="102031.257514">
                <text:p>102031.25751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68481818182">
                <text:p>1.68481818182</text:p>
              </table:table-cell>
              <table:table-cell office:value-type="float" office:value="101282.121484">
                <text:p>101282.12148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68645454545">
                <text:p>1.68645454545</text:p>
              </table:table-cell>
              <table:table-cell office:value-type="float" office:value="99980.0204107">
                <text:p>99980.02041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68809090909">
                <text:p>1.68809090909</text:p>
              </table:table-cell>
              <table:table-cell office:value-type="float" office:value="99130.0234537">
                <text:p>99130.02345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68972727273">
                <text:p>1.68972727273</text:p>
              </table:table-cell>
              <table:table-cell office:value-type="float" office:value="101849.326763">
                <text:p>101849.32676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69136363636">
                <text:p>1.69136363636</text:p>
              </table:table-cell>
              <table:table-cell office:value-type="float" office:value="109425.699664">
                <text:p>109425.6996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693">
                <text:p>1.693</text:p>
              </table:table-cell>
              <table:table-cell office:value-type="float" office:value="115759.928661">
                <text:p>115759.92866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69463636364">
                <text:p>1.69463636364</text:p>
              </table:table-cell>
              <table:table-cell office:value-type="float" office:value="119290.038109">
                <text:p>119290.03810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69627272727">
                <text:p>1.69627272727</text:p>
              </table:table-cell>
              <table:table-cell office:value-type="float" office:value="125449.557854">
                <text:p>125449.55785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69790909091">
                <text:p>1.69790909091</text:p>
              </table:table-cell>
              <table:table-cell office:value-type="float" office:value="131135.954605">
                <text:p>131135.9546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69954545455">
                <text:p>1.69954545455</text:p>
              </table:table-cell>
              <table:table-cell office:value-type="float" office:value="134092.774192">
                <text:p>134092.7741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">
                <text:p>1.7</text:p>
              </table:table-cell>
              <table:table-cell office:value-type="float" office:value="134266.454565">
                <text:p>134266.4545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70163636364">
                <text:p>1.70163636364</text:p>
              </table:table-cell>
              <table:table-cell office:value-type="float" office:value="139728.655722">
                <text:p>139728.65572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0327272727">
                <text:p>1.70327272727</text:p>
              </table:table-cell>
              <table:table-cell office:value-type="float" office:value="153075.006557">
                <text:p>153075.0065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70490909091">
                <text:p>1.70490909091</text:p>
              </table:table-cell>
              <table:table-cell office:value-type="float" office:value="160001.114757">
                <text:p>160001.11475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0654545455">
                <text:p>1.70654545455</text:p>
              </table:table-cell>
              <table:table-cell office:value-type="float" office:value="157199.465749">
                <text:p>157199.46574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0818181818">
                <text:p>1.70818181818</text:p>
              </table:table-cell>
              <table:table-cell office:value-type="float" office:value="153433.323509">
                <text:p>153433.32350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70981818182">
                <text:p>1.70981818182</text:p>
              </table:table-cell>
              <table:table-cell office:value-type="float" office:value="150105.340075">
                <text:p>150105.3400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1145454545">
                <text:p>1.71145454545</text:p>
              </table:table-cell>
              <table:table-cell office:value-type="float" office:value="147074.740216">
                <text:p>147074.7402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1309090909">
                <text:p>1.71309090909</text:p>
              </table:table-cell>
              <table:table-cell office:value-type="float" office:value="144500.579824">
                <text:p>144500.5798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1472727273">
                <text:p>1.71472727273</text:p>
              </table:table-cell>
              <table:table-cell office:value-type="float" office:value="141958.552547">
                <text:p>141958.55254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1636363636">
                <text:p>1.71636363636</text:p>
              </table:table-cell>
              <table:table-cell office:value-type="float" office:value="139681.773427">
                <text:p>139681.77342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18">
                <text:p>1.718</text:p>
              </table:table-cell>
              <table:table-cell office:value-type="float" office:value="137333.986837">
                <text:p>137333.9868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71963636364">
                <text:p>1.71963636364</text:p>
              </table:table-cell>
              <table:table-cell office:value-type="float" office:value="135336.710428">
                <text:p>135336.7104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72127272727">
                <text:p>1.72127272727</text:p>
              </table:table-cell>
              <table:table-cell office:value-type="float" office:value="133200.916043">
                <text:p>133200.91604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72290909091">
                <text:p>1.72290909091</text:p>
              </table:table-cell>
              <table:table-cell office:value-type="float" office:value="131270.487225">
                <text:p>131270.4872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2454545455">
                <text:p>1.72454545455</text:p>
              </table:table-cell>
              <table:table-cell office:value-type="float" office:value="129071.092226">
                <text:p>129071.0922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725">
                <text:p>1.725</text:p>
              </table:table-cell>
              <table:table-cell office:value-type="float" office:value="128181.865335">
                <text:p>128181.8653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72663636364">
                <text:p>1.72663636364</text:p>
              </table:table-cell>
              <table:table-cell office:value-type="float" office:value="126315.056844">
                <text:p>126315.0568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2827272727">
                <text:p>1.72827272727</text:p>
              </table:table-cell>
              <table:table-cell office:value-type="float" office:value="125119.138023">
                <text:p>125119.13802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2990909091">
                <text:p>1.72990909091</text:p>
              </table:table-cell>
              <table:table-cell office:value-type="float" office:value="124082.11599">
                <text:p>124082.1159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3154545455">
                <text:p>1.73154545455</text:p>
              </table:table-cell>
              <table:table-cell office:value-type="float" office:value="123060.740935">
                <text:p>123060.74093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73318181818">
                <text:p>1.73318181818</text:p>
              </table:table-cell>
              <table:table-cell office:value-type="float" office:value="121812.934078">
                <text:p>121812.93407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3481818182">
                <text:p>1.73481818182</text:p>
              </table:table-cell>
              <table:table-cell office:value-type="float" office:value="120512.209261">
                <text:p>120512.2092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73645454545">
                <text:p>1.73645454545</text:p>
              </table:table-cell>
              <table:table-cell office:value-type="float" office:value="119241.569774">
                <text:p>119241.56977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73809090909">
                <text:p>1.73809090909</text:p>
              </table:table-cell>
              <table:table-cell office:value-type="float" office:value="118047.311592">
                <text:p>118047.3115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73972727273">
                <text:p>1.73972727273</text:p>
              </table:table-cell>
              <table:table-cell office:value-type="float" office:value="116968.256627">
                <text:p>116968.25662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4136363636">
                <text:p>1.74136363636</text:p>
              </table:table-cell>
              <table:table-cell office:value-type="float" office:value="115884.716072">
                <text:p>115884.7160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43">
                <text:p>1.743</text:p>
              </table:table-cell>
              <table:table-cell office:value-type="float" office:value="114897.262784">
                <text:p>114897.26278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4463636364">
                <text:p>1.74463636364</text:p>
              </table:table-cell>
              <table:table-cell office:value-type="float" office:value="113920.835529">
                <text:p>113920.83552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4627272727">
                <text:p>1.74627272727</text:p>
              </table:table-cell>
              <table:table-cell office:value-type="float" office:value="113074.776543">
                <text:p>113074.7765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74790909091">
                <text:p>1.74790909091</text:p>
              </table:table-cell>
              <table:table-cell office:value-type="float" office:value="112215.553002">
                <text:p>112215.5530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4954545455">
                <text:p>1.74954545455</text:p>
              </table:table-cell>
              <table:table-cell office:value-type="float" office:value="111413.449541">
                <text:p>111413.4495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75">
                <text:p>1.75</text:p>
              </table:table-cell>
              <table:table-cell office:value-type="float" office:value="110848.40458">
                <text:p>110848.4045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5163636364">
                <text:p>1.75163636364</text:p>
              </table:table-cell>
              <table:table-cell office:value-type="float" office:value="110080.22919">
                <text:p>110080.229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75327272727">
                <text:p>1.75327272727</text:p>
              </table:table-cell>
              <table:table-cell office:value-type="float" office:value="84397.3094002">
                <text:p>84397.30940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75490909091">
                <text:p>1.75490909091</text:p>
              </table:table-cell>
              <table:table-cell office:value-type="float" office:value="95766.1042386">
                <text:p>95766.104238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75654545455">
                <text:p>1.75654545455</text:p>
              </table:table-cell>
              <table:table-cell office:value-type="float" office:value="100725.945532">
                <text:p>100725.9455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5818181818">
                <text:p>1.75818181818</text:p>
              </table:table-cell>
              <table:table-cell office:value-type="float" office:value="100103.093464">
                <text:p>100103.09346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5981818182">
                <text:p>1.75981818182</text:p>
              </table:table-cell>
              <table:table-cell office:value-type="float" office:value="98967.0603826">
                <text:p>98967.060382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6145454545">
                <text:p>1.76145454545</text:p>
              </table:table-cell>
              <table:table-cell office:value-type="float" office:value="100324.478596">
                <text:p>100324.4785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76309090909">
                <text:p>1.76309090909</text:p>
              </table:table-cell>
              <table:table-cell office:value-type="float" office:value="103172.222671">
                <text:p>103172.22267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76472727273">
                <text:p>1.76472727273</text:p>
              </table:table-cell>
              <table:table-cell office:value-type="float" office:value="104746.705211">
                <text:p>104746.7052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6636363636">
                <text:p>1.76636363636</text:p>
              </table:table-cell>
              <table:table-cell office:value-type="float" office:value="103435.403461">
                <text:p>103435.40346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68">
                <text:p>1.768</text:p>
              </table:table-cell>
              <table:table-cell office:value-type="float" office:value="100820.593154">
                <text:p>100820.5931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6963636364">
                <text:p>1.76963636364</text:p>
              </table:table-cell>
              <table:table-cell office:value-type="float" office:value="99183.3573955">
                <text:p>99183.35739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77127272727">
                <text:p>1.77127272727</text:p>
              </table:table-cell>
              <table:table-cell office:value-type="float" office:value="98515.1933745">
                <text:p>98515.19337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7290909091">
                <text:p>1.77290909091</text:p>
              </table:table-cell>
              <table:table-cell office:value-type="float" office:value="97155.0727975">
                <text:p>97155.07279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7454545455">
                <text:p>1.77454545455</text:p>
              </table:table-cell>
              <table:table-cell office:value-type="float" office:value="94164.1834595">
                <text:p>94164.183459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75">
                <text:p>1.775</text:p>
              </table:table-cell>
              <table:table-cell office:value-type="float" office:value="92767.0448409">
                <text:p>92767.04484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77663636364">
                <text:p>1.77663636364</text:p>
              </table:table-cell>
              <table:table-cell office:value-type="float" office:value="90551.0382981">
                <text:p>90551.03829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7827272727">
                <text:p>1.77827272727</text:p>
              </table:table-cell>
              <table:table-cell office:value-type="float" office:value="91838.5904286">
                <text:p>91838.59042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77990909091">
                <text:p>1.77990909091</text:p>
              </table:table-cell>
              <table:table-cell office:value-type="float" office:value="95892.4111869">
                <text:p>95892.41118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8154545455">
                <text:p>1.78154545455</text:p>
              </table:table-cell>
              <table:table-cell office:value-type="float" office:value="99493.8388769">
                <text:p>99493.83887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78318181818">
                <text:p>1.78318181818</text:p>
              </table:table-cell>
              <table:table-cell office:value-type="float" office:value="100243.752812">
                <text:p>100243.7528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8481818182">
                <text:p>1.78481818182</text:p>
              </table:table-cell>
              <table:table-cell office:value-type="float" office:value="99285.1181042">
                <text:p>99285.118104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78645454545">
                <text:p>1.78645454545</text:p>
              </table:table-cell>
              <table:table-cell office:value-type="float" office:value="99358.3969476">
                <text:p>99358.396947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78809090909">
                <text:p>1.78809090909</text:p>
              </table:table-cell>
              <table:table-cell office:value-type="float" office:value="103045.497638">
                <text:p>103045.49763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78972727273">
                <text:p>1.78972727273</text:p>
              </table:table-cell>
              <table:table-cell office:value-type="float" office:value="109528.188638">
                <text:p>109528.18863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79136363636">
                <text:p>1.79136363636</text:p>
              </table:table-cell>
              <table:table-cell office:value-type="float" office:value="114287.570563">
                <text:p>114287.5705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93">
                <text:p>1.793</text:p>
              </table:table-cell>
              <table:table-cell office:value-type="float" office:value="112718.734525">
                <text:p>112718.73452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79463636364">
                <text:p>1.79463636364</text:p>
              </table:table-cell>
              <table:table-cell office:value-type="float" office:value="107408.424629">
                <text:p>107408.42462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79627272727">
                <text:p>1.79627272727</text:p>
              </table:table-cell>
              <table:table-cell office:value-type="float" office:value="104076.734884">
                <text:p>104076.7348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9790909091">
                <text:p>1.79790909091</text:p>
              </table:table-cell>
              <table:table-cell office:value-type="float" office:value="103632.186841">
                <text:p>103632.1868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9954545455">
                <text:p>1.79954545455</text:p>
              </table:table-cell>
              <table:table-cell office:value-type="float" office:value="101730.134552">
                <text:p>101730.13455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8">
                <text:p>1.8</text:p>
              </table:table-cell>
              <table:table-cell office:value-type="float" office:value="100157.786403">
                <text:p>100157.7864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80163636364">
                <text:p>1.80163636364</text:p>
              </table:table-cell>
              <table:table-cell office:value-type="float" office:value="95053.934739">
                <text:p>95053.9347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80327272727">
                <text:p>1.80327272727</text:p>
              </table:table-cell>
              <table:table-cell office:value-type="float" office:value="91304.6831655">
                <text:p>91304.68316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80490909091">
                <text:p>1.80490909091</text:p>
              </table:table-cell>
              <table:table-cell office:value-type="float" office:value="91353.6881027">
                <text:p>91353.68810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80654545455">
                <text:p>1.80654545455</text:p>
              </table:table-cell>
              <table:table-cell office:value-type="float" office:value="92627.9761479">
                <text:p>92627.97614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80818181818">
                <text:p>1.80818181818</text:p>
              </table:table-cell>
              <table:table-cell office:value-type="float" office:value="90644.7387862">
                <text:p>90644.738786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80981818182">
                <text:p>1.80981818182</text:p>
              </table:table-cell>
              <table:table-cell office:value-type="float" office:value="85708.0953185">
                <text:p>85708.09531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81145454545">
                <text:p>1.81145454545</text:p>
              </table:table-cell>
              <table:table-cell office:value-type="float" office:value="83723.3580968">
                <text:p>83723.35809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81309090909">
                <text:p>1.81309090909</text:p>
              </table:table-cell>
              <table:table-cell office:value-type="float" office:value="88785.7384459">
                <text:p>88785.738445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81472727273">
                <text:p>1.81472727273</text:p>
              </table:table-cell>
              <table:table-cell office:value-type="float" office:value="95543.3358342">
                <text:p>95543.335834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1636363636">
                <text:p>1.81636363636</text:p>
              </table:table-cell>
              <table:table-cell office:value-type="float" office:value="98642.2071304">
                <text:p>98642.207130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18">
                <text:p>1.818</text:p>
              </table:table-cell>
              <table:table-cell office:value-type="float" office:value="98257.4560762">
                <text:p>98257.456076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1963636364">
                <text:p>1.81963636364</text:p>
              </table:table-cell>
              <table:table-cell office:value-type="float" office:value="97914.2631108">
                <text:p>97914.26311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2127272727">
                <text:p>1.82127272727</text:p>
              </table:table-cell>
              <table:table-cell office:value-type="float" office:value="101807.746546">
                <text:p>101807.7465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82290909091">
                <text:p>1.82290909091</text:p>
              </table:table-cell>
              <table:table-cell office:value-type="float" office:value="107087.172979">
                <text:p>107087.17297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82454545455">
                <text:p>1.82454545455</text:p>
              </table:table-cell>
              <table:table-cell office:value-type="float" office:value="108663.518901">
                <text:p>108663.5189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825">
                <text:p>1.825</text:p>
              </table:table-cell>
              <table:table-cell office:value-type="float" office:value="107475.043407">
                <text:p>107475.0434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82663636364">
                <text:p>1.82663636364</text:p>
              </table:table-cell>
              <table:table-cell office:value-type="float" office:value="102023.379764">
                <text:p>102023.3797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2827272727">
                <text:p>1.82827272727</text:p>
              </table:table-cell>
              <table:table-cell office:value-type="float" office:value="97371.9332833">
                <text:p>97371.93328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82990909091">
                <text:p>1.82990909091</text:p>
              </table:table-cell>
              <table:table-cell office:value-type="float" office:value="95808.269889">
                <text:p>95808.2698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83154545455">
                <text:p>1.83154545455</text:p>
              </table:table-cell>
              <table:table-cell office:value-type="float" office:value="93312.1267037">
                <text:p>93312.126703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83318181818">
                <text:p>1.83318181818</text:p>
              </table:table-cell>
              <table:table-cell office:value-type="float" office:value="85894.3312393">
                <text:p>85894.331239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83481818182">
                <text:p>1.83481818182</text:p>
              </table:table-cell>
              <table:table-cell office:value-type="float" office:value="78328.5980553">
                <text:p>78328.59805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3645454545">
                <text:p>1.83645454545</text:p>
              </table:table-cell>
              <table:table-cell office:value-type="float" office:value="77825.7550239">
                <text:p>77825.755023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3809090909">
                <text:p>1.83809090909</text:p>
              </table:table-cell>
              <table:table-cell office:value-type="float" office:value="85264.8478625">
                <text:p>85264.84786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83972727273">
                <text:p>1.83972727273</text:p>
              </table:table-cell>
              <table:table-cell office:value-type="float" office:value="92188.4047144">
                <text:p>92188.404714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84136363636">
                <text:p>1.84136363636</text:p>
              </table:table-cell>
              <table:table-cell office:value-type="float" office:value="95106.5838291">
                <text:p>95106.583829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843">
                <text:p>1.843</text:p>
              </table:table-cell>
              <table:table-cell office:value-type="float" office:value="95850.9830027">
                <text:p>95850.98300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84463636364">
                <text:p>1.84463636364</text:p>
              </table:table-cell>
              <table:table-cell office:value-type="float" office:value="94849.9441954">
                <text:p>94849.944195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4627272727">
                <text:p>1.84627272727</text:p>
              </table:table-cell>
              <table:table-cell office:value-type="float" office:value="93576.8680034">
                <text:p>93576.86800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4790909091">
                <text:p>1.84790909091</text:p>
              </table:table-cell>
              <table:table-cell office:value-type="float" office:value="93055.619268">
                <text:p>93055.6192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4954545455">
                <text:p>1.84954545455</text:p>
              </table:table-cell>
              <table:table-cell office:value-type="float" office:value="92867.3050407">
                <text:p>92867.30504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5">
                <text:p>1.85</text:p>
              </table:table-cell>
              <table:table-cell office:value-type="float" office:value="92421.1251878">
                <text:p>92421.125187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5163636364">
                <text:p>1.85163636364</text:p>
              </table:table-cell>
              <table:table-cell office:value-type="float" office:value="91980.2211124">
                <text:p>91980.221112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5327272727">
                <text:p>1.85327272727</text:p>
              </table:table-cell>
              <table:table-cell office:value-type="float" office:value="91689.4073033">
                <text:p>91689.40730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490909091">
                <text:p>1.85490909091</text:p>
              </table:table-cell>
              <table:table-cell office:value-type="float" office:value="91836.8126088">
                <text:p>91836.812608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5654545455">
                <text:p>1.85654545455</text:p>
              </table:table-cell>
              <table:table-cell office:value-type="float" office:value="92184.1313322">
                <text:p>92184.13133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5818181818">
                <text:p>1.85818181818</text:p>
              </table:table-cell>
              <table:table-cell office:value-type="float" office:value="92440.6688344">
                <text:p>92440.66883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5981818182">
                <text:p>1.85981818182</text:p>
              </table:table-cell>
              <table:table-cell office:value-type="float" office:value="92768.2106335">
                <text:p>92768.210633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6145454545">
                <text:p>1.86145454545</text:p>
              </table:table-cell>
              <table:table-cell office:value-type="float" office:value="93248.549255">
                <text:p>93248.5492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86309090909">
                <text:p>1.86309090909</text:p>
              </table:table-cell>
              <table:table-cell office:value-type="float" office:value="93746.2184006">
                <text:p>93746.218400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6472727273">
                <text:p>1.86472727273</text:p>
              </table:table-cell>
              <table:table-cell office:value-type="float" office:value="94215.1970247">
                <text:p>94215.197024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6636363636">
                <text:p>1.86636363636</text:p>
              </table:table-cell>
              <table:table-cell office:value-type="float" office:value="94779.1674215">
                <text:p>94779.167421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868">
                <text:p>1.868</text:p>
              </table:table-cell>
              <table:table-cell office:value-type="float" office:value="95299.3847215">
                <text:p>95299.384721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86963636364">
                <text:p>1.86963636364</text:p>
              </table:table-cell>
              <table:table-cell office:value-type="float" office:value="95373.4809035">
                <text:p>95373.480903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87127272727">
                <text:p>1.87127272727</text:p>
              </table:table-cell>
              <table:table-cell office:value-type="float" office:value="94653.3332733">
                <text:p>94653.33327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87290909091">
                <text:p>1.87290909091</text:p>
              </table:table-cell>
              <table:table-cell office:value-type="float" office:value="93530.0436758">
                <text:p>93530.043675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7454545455">
                <text:p>1.87454545455</text:p>
              </table:table-cell>
              <table:table-cell office:value-type="float" office:value="92674.4544547">
                <text:p>92674.454454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875">
                <text:p>1.875</text:p>
              </table:table-cell>
              <table:table-cell office:value-type="float" office:value="92170.52372">
                <text:p>92170.5237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87663636364">
                <text:p>1.87663636364</text:p>
              </table:table-cell>
              <table:table-cell office:value-type="float" office:value="91512.9497006">
                <text:p>91512.949700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87827272727">
                <text:p>1.87827272727</text:p>
              </table:table-cell>
              <table:table-cell office:value-type="float" office:value="91150.200473">
                <text:p>91150.20047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87990909091">
                <text:p>1.87990909091</text:p>
              </table:table-cell>
              <table:table-cell office:value-type="float" office:value="91261.6964804">
                <text:p>91261.696480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88154545455">
                <text:p>1.88154545455</text:p>
              </table:table-cell>
              <table:table-cell office:value-type="float" office:value="91615.9423953">
                <text:p>91615.942395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88318181818">
                <text:p>1.88318181818</text:p>
              </table:table-cell>
              <table:table-cell office:value-type="float" office:value="91917.7940051">
                <text:p>91917.79400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88481818182">
                <text:p>1.88481818182</text:p>
              </table:table-cell>
              <table:table-cell office:value-type="float" office:value="92052.2259577">
                <text:p>92052.225957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88645454545">
                <text:p>1.88645454545</text:p>
              </table:table-cell>
              <table:table-cell office:value-type="float" office:value="92174.911712">
                <text:p>92174.91171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8809090909">
                <text:p>1.88809090909</text:p>
              </table:table-cell>
              <table:table-cell office:value-type="float" office:value="92324.5808138">
                <text:p>92324.580813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88972727273">
                <text:p>1.88972727273</text:p>
              </table:table-cell>
              <table:table-cell office:value-type="float" office:value="92384.5399766">
                <text:p>92384.539976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89136363636">
                <text:p>1.89136363636</text:p>
              </table:table-cell>
              <table:table-cell office:value-type="float" office:value="92105.6561612">
                <text:p>92105.65616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893">
                <text:p>1.893</text:p>
              </table:table-cell>
              <table:table-cell office:value-type="float" office:value="91510.4587829">
                <text:p>91510.458782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89463636364">
                <text:p>1.89463636364</text:p>
              </table:table-cell>
              <table:table-cell office:value-type="float" office:value="90893.1471662">
                <text:p>90893.147166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89627272727">
                <text:p>1.89627272727</text:p>
              </table:table-cell>
              <table:table-cell office:value-type="float" office:value="90554.8609533">
                <text:p>90554.86095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89790909091">
                <text:p>1.89790909091</text:p>
              </table:table-cell>
              <table:table-cell office:value-type="float" office:value="90415.2797797">
                <text:p>90415.27977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89954545455">
                <text:p>1.89954545455</text:p>
              </table:table-cell>
              <table:table-cell office:value-type="float" office:value="90252.0462089">
                <text:p>90252.046208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9">
                <text:p>1.9</text:p>
              </table:table-cell>
              <table:table-cell office:value-type="float" office:value="89809.7266162">
                <text:p>89809.726616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90163636364">
                <text:p>1.90163636364</text:p>
              </table:table-cell>
              <table:table-cell office:value-type="float" office:value="89429.9036106">
                <text:p>89429.903610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90327272727">
                <text:p>1.90327272727</text:p>
              </table:table-cell>
              <table:table-cell office:value-type="float" office:value="89311.687459">
                <text:p>89311.6874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90490909091">
                <text:p>1.90490909091</text:p>
              </table:table-cell>
              <table:table-cell office:value-type="float" office:value="90096.1138139">
                <text:p>90096.113813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90654545455">
                <text:p>1.90654545455</text:p>
              </table:table-cell>
              <table:table-cell office:value-type="float" office:value="91148.4731772">
                <text:p>91148.473177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90818181818">
                <text:p>1.90818181818</text:p>
              </table:table-cell>
              <table:table-cell office:value-type="float" office:value="91402.3916988">
                <text:p>91402.39169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90981818182">
                <text:p>1.90981818182</text:p>
              </table:table-cell>
              <table:table-cell office:value-type="float" office:value="90908.8179748">
                <text:p>90908.81797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91145454545">
                <text:p>1.91145454545</text:p>
              </table:table-cell>
              <table:table-cell office:value-type="float" office:value="90458.7788405">
                <text:p>90458.778840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91309090909">
                <text:p>1.91309090909</text:p>
              </table:table-cell>
              <table:table-cell office:value-type="float" office:value="90531.3147667">
                <text:p>90531.314766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91472727273">
                <text:p>1.91472727273</text:p>
              </table:table-cell>
              <table:table-cell office:value-type="float" office:value="90963.021472">
                <text:p>90963.0214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91636363636">
                <text:p>1.91636363636</text:p>
              </table:table-cell>
              <table:table-cell office:value-type="float" office:value="91198.8652672">
                <text:p>91198.865267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918">
                <text:p>1.918</text:p>
              </table:table-cell>
              <table:table-cell office:value-type="float" office:value="90951.9153337">
                <text:p>90951.915333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91963636364">
                <text:p>1.91963636364</text:p>
              </table:table-cell>
              <table:table-cell office:value-type="float" office:value="90517.8856274">
                <text:p>90517.885627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92127272727">
                <text:p>1.92127272727</text:p>
              </table:table-cell>
              <table:table-cell office:value-type="float" office:value="90330.6017683">
                <text:p>90330.601768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2290909091">
                <text:p>1.92290909091</text:p>
              </table:table-cell>
              <table:table-cell office:value-type="float" office:value="90778.8342982">
                <text:p>90778.834298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92454545455">
                <text:p>1.92454545455</text:p>
              </table:table-cell>
              <table:table-cell office:value-type="float" office:value="91564.9808772">
                <text:p>91564.980877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925">
                <text:p>1.925</text:p>
              </table:table-cell>
              <table:table-cell office:value-type="float" office:value="91455.3250594">
                <text:p>91455.325059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92663636364">
                <text:p>1.92663636364</text:p>
              </table:table-cell>
              <table:table-cell office:value-type="float" office:value="91821.9124243">
                <text:p>91821.91242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2827272727">
                <text:p>1.92827272727</text:p>
              </table:table-cell>
              <table:table-cell office:value-type="float" office:value="91651.4720192">
                <text:p>91651.472019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92990909091">
                <text:p>1.92990909091</text:p>
              </table:table-cell>
              <table:table-cell office:value-type="float" office:value="91487.0690175">
                <text:p>91487.069017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93154545455">
                <text:p>1.93154545455</text:p>
              </table:table-cell>
              <table:table-cell office:value-type="float" office:value="91703.1054201">
                <text:p>91703.105420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93318181818">
                <text:p>1.93318181818</text:p>
              </table:table-cell>
              <table:table-cell office:value-type="float" office:value="91811.6977806">
                <text:p>91811.697780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93481818182">
                <text:p>1.93481818182</text:p>
              </table:table-cell>
              <table:table-cell office:value-type="float" office:value="91493.2172691">
                <text:p>91493.217269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93645454545">
                <text:p>1.93645454545</text:p>
              </table:table-cell>
              <table:table-cell office:value-type="float" office:value="91203.9376814">
                <text:p>91203.93768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3809090909">
                <text:p>1.93809090909</text:p>
              </table:table-cell>
              <table:table-cell office:value-type="float" office:value="91783.0564797">
                <text:p>91783.056479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93972727273">
                <text:p>1.93972727273</text:p>
              </table:table-cell>
              <table:table-cell office:value-type="float" office:value="93232.191085">
                <text:p>93232.19108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4136363636">
                <text:p>1.94136363636</text:p>
              </table:table-cell>
              <table:table-cell office:value-type="float" office:value="95074.2628225">
                <text:p>95074.26282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943">
                <text:p>1.943</text:p>
              </table:table-cell>
              <table:table-cell office:value-type="float" office:value="95874.1820678">
                <text:p>95874.182067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94463636364">
                <text:p>1.94463636364</text:p>
              </table:table-cell>
              <table:table-cell office:value-type="float" office:value="94842.2971251">
                <text:p>94842.297125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94627272727">
                <text:p>1.94627272727</text:p>
              </table:table-cell>
              <table:table-cell office:value-type="float" office:value="94817.6455794">
                <text:p>94817.645579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94790909091">
                <text:p>1.94790909091</text:p>
              </table:table-cell>
              <table:table-cell office:value-type="float" office:value="100390.570387">
                <text:p>100390.57038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94954545455">
                <text:p>1.94954545455</text:p>
              </table:table-cell>
              <table:table-cell office:value-type="float" office:value="114074.197901">
                <text:p>114074.1979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95">
                <text:p>1.95</text:p>
              </table:table-cell>
              <table:table-cell office:value-type="float" office:value="117943.808053">
                <text:p>117943.80805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95163636364">
                <text:p>1.95163636364</text:p>
              </table:table-cell>
              <table:table-cell office:value-type="float" office:value="134458.054916">
                <text:p>134458.05491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95327272727">
                <text:p>1.95327272727</text:p>
              </table:table-cell>
              <table:table-cell office:value-type="float" office:value="142286.752533">
                <text:p>142286.7525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95490909091">
                <text:p>1.95490909091</text:p>
              </table:table-cell>
              <table:table-cell office:value-type="float" office:value="141308.537381">
                <text:p>141308.53738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95654545455">
                <text:p>1.95654545455</text:p>
              </table:table-cell>
              <table:table-cell office:value-type="float" office:value="140059.34456">
                <text:p>140059.3445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95818181818">
                <text:p>1.95818181818</text:p>
              </table:table-cell>
              <table:table-cell office:value-type="float" office:value="136817.822943">
                <text:p>136817.82294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95981818182">
                <text:p>1.95981818182</text:p>
              </table:table-cell>
              <table:table-cell office:value-type="float" office:value="134175.327016">
                <text:p>134175.3270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96145454545">
                <text:p>1.96145454545</text:p>
              </table:table-cell>
              <table:table-cell office:value-type="float" office:value="131743.594916">
                <text:p>131743.59491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96309090909">
                <text:p>1.96309090909</text:p>
              </table:table-cell>
              <table:table-cell office:value-type="float" office:value="129439.281203">
                <text:p>129439.2812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96472727273">
                <text:p>1.96472727273</text:p>
              </table:table-cell>
              <table:table-cell office:value-type="float" office:value="127572.097489">
                <text:p>127572.09748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96636363636">
                <text:p>1.96636363636</text:p>
              </table:table-cell>
              <table:table-cell office:value-type="float" office:value="125690.640645">
                <text:p>125690.64064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968">
                <text:p>1.968</text:p>
              </table:table-cell>
              <table:table-cell office:value-type="float" office:value="124182.774448">
                <text:p>124182.7744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96963636364">
                <text:p>1.96963636364</text:p>
              </table:table-cell>
              <table:table-cell office:value-type="float" office:value="122465.275568">
                <text:p>122465.27556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97127272727">
                <text:p>1.97127272727</text:p>
              </table:table-cell>
              <table:table-cell office:value-type="float" office:value="121261.137738">
                <text:p>121261.13773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97290909091">
                <text:p>1.97290909091</text:p>
              </table:table-cell>
              <table:table-cell office:value-type="float" office:value="119835.460634">
                <text:p>119835.4606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97454545455">
                <text:p>1.97454545455</text:p>
              </table:table-cell>
              <table:table-cell office:value-type="float" office:value="118720.815016">
                <text:p>118720.81501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975">
                <text:p>1.975</text:p>
              </table:table-cell>
              <table:table-cell office:value-type="float" office:value="117877.626933">
                <text:p>117877.6269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97663636364">
                <text:p>1.97663636364</text:p>
              </table:table-cell>
              <table:table-cell office:value-type="float" office:value="116448.312933">
                <text:p>116448.3129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97827272727">
                <text:p>1.97827272727</text:p>
              </table:table-cell>
              <table:table-cell office:value-type="float" office:value="115401.664283">
                <text:p>115401.6642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97990909091">
                <text:p>1.97990909091</text:p>
              </table:table-cell>
              <table:table-cell office:value-type="float" office:value="114484.471346">
                <text:p>114484.4713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98154545455">
                <text:p>1.98154545455</text:p>
              </table:table-cell>
              <table:table-cell office:value-type="float" office:value="114031.713641">
                <text:p>114031.71364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98318181818">
                <text:p>1.98318181818</text:p>
              </table:table-cell>
              <table:table-cell office:value-type="float" office:value="113276.657868">
                <text:p>113276.65786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98481818182">
                <text:p>1.98481818182</text:p>
              </table:table-cell>
              <table:table-cell office:value-type="float" office:value="112577.208968">
                <text:p>112577.20896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98645454545">
                <text:p>1.98645454545</text:p>
              </table:table-cell>
              <table:table-cell office:value-type="float" office:value="111632.486365">
                <text:p>111632.48636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98809090909">
                <text:p>1.98809090909</text:p>
              </table:table-cell>
              <table:table-cell office:value-type="float" office:value="110927.472302">
                <text:p>110927.47230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98972727273">
                <text:p>1.98972727273</text:p>
              </table:table-cell>
              <table:table-cell office:value-type="float" office:value="110150.295534">
                <text:p>110150.29553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99136363636">
                <text:p>1.99136363636</text:p>
              </table:table-cell>
              <table:table-cell office:value-type="float" office:value="109530.729723">
                <text:p>109530.72972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993">
                <text:p>1.993</text:p>
              </table:table-cell>
              <table:table-cell office:value-type="float" office:value="108752.167565">
                <text:p>108752.1675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99463636364">
                <text:p>1.99463636364</text:p>
              </table:table-cell>
              <table:table-cell office:value-type="float" office:value="108055.27218">
                <text:p>108055.2721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99627272727">
                <text:p>1.99627272727</text:p>
              </table:table-cell>
              <table:table-cell office:value-type="float" office:value="107301.772107">
                <text:p>107301.7721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99790909091">
                <text:p>1.99790909091</text:p>
              </table:table-cell>
              <table:table-cell office:value-type="float" office:value="106697.110527">
                <text:p>106697.1105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99954545455">
                <text:p>1.99954545455</text:p>
              </table:table-cell>
              <table:table-cell office:value-type="float" office:value="106045.421493">
                <text:p>106045.42149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  <table:table-cell office:value-type="float" office:value="105667.664352">
                <text:p>105667.66435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00163636364">
                <text:p>2.00163636364</text:p>
              </table:table-cell>
              <table:table-cell office:value-type="float" office:value="75830.2752397">
                <text:p>75830.275239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00327272727">
                <text:p>2.00327272727</text:p>
              </table:table-cell>
              <table:table-cell office:value-type="float" office:value="81448.4534022">
                <text:p>81448.453402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00490909091">
                <text:p>2.00490909091</text:p>
              </table:table-cell>
              <table:table-cell office:value-type="float" office:value="87050.9002053">
                <text:p>87050.900205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00654545455">
                <text:p>2.00654545455</text:p>
              </table:table-cell>
              <table:table-cell office:value-type="float" office:value="92897.2870967">
                <text:p>92897.287096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00818181818">
                <text:p>2.00818181818</text:p>
              </table:table-cell>
              <table:table-cell office:value-type="float" office:value="96402.21014">
                <text:p>96402.2101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00981818182">
                <text:p>2.00981818182</text:p>
              </table:table-cell>
              <table:table-cell office:value-type="float" office:value="95841.256632">
                <text:p>95841.2566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01145454545">
                <text:p>2.01145454545</text:p>
              </table:table-cell>
              <table:table-cell office:value-type="float" office:value="92735.0646139">
                <text:p>92735.064613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01309090909">
                <text:p>2.01309090909</text:p>
              </table:table-cell>
              <table:table-cell office:value-type="float" office:value="88370.031603">
                <text:p>88370.03160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01472727273">
                <text:p>2.01472727273</text:p>
              </table:table-cell>
              <table:table-cell office:value-type="float" office:value="84944.0267893">
                <text:p>84944.026789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01636363636">
                <text:p>2.01636363636</text:p>
              </table:table-cell>
              <table:table-cell office:value-type="float" office:value="84685.1819868">
                <text:p>84685.181986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018">
                <text:p>2.018</text:p>
              </table:table-cell>
              <table:table-cell office:value-type="float" office:value="86869.0671434">
                <text:p>86869.067143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01963636364">
                <text:p>2.01963636364</text:p>
              </table:table-cell>
              <table:table-cell office:value-type="float" office:value="89696.9610241">
                <text:p>89696.961024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02127272727">
                <text:p>2.02127272727</text:p>
              </table:table-cell>
              <table:table-cell office:value-type="float" office:value="92108.8668985">
                <text:p>92108.866898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02290909091">
                <text:p>2.02290909091</text:p>
              </table:table-cell>
              <table:table-cell office:value-type="float" office:value="93828.324722">
                <text:p>93828.3247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02454545455">
                <text:p>2.02454545455</text:p>
              </table:table-cell>
              <table:table-cell office:value-type="float" office:value="94852.2001008">
                <text:p>94852.20010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025">
                <text:p>2.025</text:p>
              </table:table-cell>
              <table:table-cell office:value-type="float" office:value="94611.6561835">
                <text:p>94611.656183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02663636364">
                <text:p>2.02663636364</text:p>
              </table:table-cell>
              <table:table-cell office:value-type="float" office:value="94319.4923689">
                <text:p>94319.49236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02827272727">
                <text:p>2.02827272727</text:p>
              </table:table-cell>
              <table:table-cell office:value-type="float" office:value="91918.6777256">
                <text:p>91918.677725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02990909091">
                <text:p>2.02990909091</text:p>
              </table:table-cell>
              <table:table-cell office:value-type="float" office:value="87974.82">
                <text:p>87974.8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03154545455">
                <text:p>2.03154545455</text:p>
              </table:table-cell>
              <table:table-cell office:value-type="float" office:value="85526.1561237">
                <text:p>85526.156123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03318181818">
                <text:p>2.03318181818</text:p>
              </table:table-cell>
              <table:table-cell office:value-type="float" office:value="86213.9467871">
                <text:p>86213.946787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03481818182">
                <text:p>2.03481818182</text:p>
              </table:table-cell>
              <table:table-cell office:value-type="float" office:value="89258.825417">
                <text:p>89258.82541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03645454545">
                <text:p>2.03645454545</text:p>
              </table:table-cell>
              <table:table-cell office:value-type="float" office:value="95085.1377949">
                <text:p>95085.137794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03809090909">
                <text:p>2.03809090909</text:p>
              </table:table-cell>
              <table:table-cell office:value-type="float" office:value="101280.431582">
                <text:p>101280.43158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03972727273">
                <text:p>2.03972727273</text:p>
              </table:table-cell>
              <table:table-cell office:value-type="float" office:value="104944.568869">
                <text:p>104944.5688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04136363636">
                <text:p>2.04136363636</text:p>
              </table:table-cell>
              <table:table-cell office:value-type="float" office:value="105652.450934">
                <text:p>105652.4509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043">
                <text:p>2.043</text:p>
              </table:table-cell>
              <table:table-cell office:value-type="float" office:value="101293.327625">
                <text:p>101293.3276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04463636364">
                <text:p>2.04463636364</text:p>
              </table:table-cell>
              <table:table-cell office:value-type="float" office:value="91906.342563">
                <text:p>91906.34256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04627272727">
                <text:p>2.04627272727</text:p>
              </table:table-cell>
              <table:table-cell office:value-type="float" office:value="84321.2152841">
                <text:p>84321.215284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04790909091">
                <text:p>2.04790909091</text:p>
              </table:table-cell>
              <table:table-cell office:value-type="float" office:value="82528.9982351">
                <text:p>82528.998235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04954545455">
                <text:p>2.04954545455</text:p>
              </table:table-cell>
              <table:table-cell office:value-type="float" office:value="84888.6095906">
                <text:p>84888.609590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05">
                <text:p>2.05</text:p>
              </table:table-cell>
              <table:table-cell office:value-type="float" office:value="85738.354164">
                <text:p>85738.35416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05163636364">
                <text:p>2.05163636364</text:p>
              </table:table-cell>
              <table:table-cell office:value-type="float" office:value="90805.4220339">
                <text:p>90805.422033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5327272727">
                <text:p>2.05327272727</text:p>
              </table:table-cell>
              <table:table-cell office:value-type="float" office:value="94682.3953306">
                <text:p>94682.39533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05490909091">
                <text:p>2.05490909091</text:p>
              </table:table-cell>
              <table:table-cell office:value-type="float" office:value="94897.1287903">
                <text:p>94897.128790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05654545455">
                <text:p>2.05654545455</text:p>
              </table:table-cell>
              <table:table-cell office:value-type="float" office:value="90548.8297414">
                <text:p>90548.82974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05818181818">
                <text:p>2.05818181818</text:p>
              </table:table-cell>
              <table:table-cell office:value-type="float" office:value="82235.8397371">
                <text:p>82235.839737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05981818182">
                <text:p>2.05981818182</text:p>
              </table:table-cell>
              <table:table-cell office:value-type="float" office:value="73434.772766">
                <text:p>73434.77276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06145454545">
                <text:p>2.06145454545</text:p>
              </table:table-cell>
              <table:table-cell office:value-type="float" office:value="70771.6265928">
                <text:p>70771.626592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06309090909">
                <text:p>2.06309090909</text:p>
              </table:table-cell>
              <table:table-cell office:value-type="float" office:value="75446.3400736">
                <text:p>75446.340073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06472727273">
                <text:p>2.06472727273</text:p>
              </table:table-cell>
              <table:table-cell office:value-type="float" office:value="82390.2053288">
                <text:p>82390.205328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06636363636">
                <text:p>2.06636363636</text:p>
              </table:table-cell>
              <table:table-cell office:value-type="float" office:value="88179.3564643">
                <text:p>88179.35646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068">
                <text:p>2.068</text:p>
              </table:table-cell>
              <table:table-cell office:value-type="float" office:value="92772.6191996">
                <text:p>92772.619199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06963636364">
                <text:p>2.06963636364</text:p>
              </table:table-cell>
              <table:table-cell office:value-type="float" office:value="96294.1499225">
                <text:p>96294.149922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07127272727">
                <text:p>2.07127272727</text:p>
              </table:table-cell>
              <table:table-cell office:value-type="float" office:value="98718.1628346">
                <text:p>98718.162834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07290909091">
                <text:p>2.07290909091</text:p>
              </table:table-cell>
              <table:table-cell office:value-type="float" office:value="98386.089501">
                <text:p>98386.0895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07454545455">
                <text:p>2.07454545455</text:p>
              </table:table-cell>
              <table:table-cell office:value-type="float" office:value="93223.5957691">
                <text:p>93223.59576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075">
                <text:p>2.075</text:p>
              </table:table-cell>
              <table:table-cell office:value-type="float" office:value="90539.7468129">
                <text:p>90539.74681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07663636364">
                <text:p>2.07663636364</text:p>
              </table:table-cell>
              <table:table-cell office:value-type="float" office:value="81494.740089">
                <text:p>81494.74008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07827272727">
                <text:p>2.07827272727</text:p>
              </table:table-cell>
              <table:table-cell office:value-type="float" office:value="76983.7976229">
                <text:p>76983.79762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07990909091">
                <text:p>2.07990909091</text:p>
              </table:table-cell>
              <table:table-cell office:value-type="float" office:value="77691.2720644">
                <text:p>77691.27206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08154545455">
                <text:p>2.08154545455</text:p>
              </table:table-cell>
              <table:table-cell office:value-type="float" office:value="79765.6127016">
                <text:p>79765.612701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08318181818">
                <text:p>2.08318181818</text:p>
              </table:table-cell>
              <table:table-cell office:value-type="float" office:value="82646.5485771">
                <text:p>82646.548577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08481818182">
                <text:p>2.08481818182</text:p>
              </table:table-cell>
              <table:table-cell office:value-type="float" office:value="90145.789186">
                <text:p>90145.78918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08645454545">
                <text:p>2.08645454545</text:p>
              </table:table-cell>
              <table:table-cell office:value-type="float" office:value="98109.4566354">
                <text:p>98109.456635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08809090909">
                <text:p>2.08809090909</text:p>
              </table:table-cell>
              <table:table-cell office:value-type="float" office:value="99124.8856978">
                <text:p>99124.88569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08972727273">
                <text:p>2.08972727273</text:p>
              </table:table-cell>
              <table:table-cell office:value-type="float" office:value="91737.9852537">
                <text:p>91737.985253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09136363636">
                <text:p>2.09136363636</text:p>
              </table:table-cell>
              <table:table-cell office:value-type="float" office:value="85470.3575742">
                <text:p>85470.357574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093">
                <text:p>2.093</text:p>
              </table:table-cell>
              <table:table-cell office:value-type="float" office:value="83371.1950046">
                <text:p>83371.195004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09463636364">
                <text:p>2.09463636364</text:p>
              </table:table-cell>
              <table:table-cell office:value-type="float" office:value="83034.7477981">
                <text:p>83034.747798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09627272727">
                <text:p>2.09627272727</text:p>
              </table:table-cell>
              <table:table-cell office:value-type="float" office:value="84208.0547199">
                <text:p>84208.05471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09790909091">
                <text:p>2.09790909091</text:p>
              </table:table-cell>
              <table:table-cell office:value-type="float" office:value="85535.9772099">
                <text:p>85535.97720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09954545455">
                <text:p>2.09954545455</text:p>
              </table:table-cell>
              <table:table-cell office:value-type="float" office:value="86227.2443891">
                <text:p>86227.244389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1">
                <text:p>2.1</text:p>
              </table:table-cell>
              <table:table-cell office:value-type="float" office:value="86004.1448394">
                <text:p>86004.14483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10163636364">
                <text:p>2.10163636364</text:p>
              </table:table-cell>
              <table:table-cell office:value-type="float" office:value="85998.6755558">
                <text:p>85998.675555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10327272727">
                <text:p>2.10327272727</text:p>
              </table:table-cell>
              <table:table-cell office:value-type="float" office:value="85571.3261295">
                <text:p>85571.326129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10490909091">
                <text:p>2.10490909091</text:p>
              </table:table-cell>
              <table:table-cell office:value-type="float" office:value="85106.1986736">
                <text:p>85106.198673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10654545455">
                <text:p>2.10654545455</text:p>
              </table:table-cell>
              <table:table-cell office:value-type="float" office:value="85194.213211">
                <text:p>85194.2132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10818181818">
                <text:p>2.10818181818</text:p>
              </table:table-cell>
              <table:table-cell office:value-type="float" office:value="86023.7730302">
                <text:p>86023.773030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10981818182">
                <text:p>2.10981818182</text:p>
              </table:table-cell>
              <table:table-cell office:value-type="float" office:value="87144.0035775">
                <text:p>87144.003577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11145454545">
                <text:p>2.11145454545</text:p>
              </table:table-cell>
              <table:table-cell office:value-type="float" office:value="88222.2563751">
                <text:p>88222.256375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11309090909">
                <text:p>2.11309090909</text:p>
              </table:table-cell>
              <table:table-cell office:value-type="float" office:value="88742.9693979">
                <text:p>88742.969397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11472727273">
                <text:p>2.11472727273</text:p>
              </table:table-cell>
              <table:table-cell office:value-type="float" office:value="88714.8737439">
                <text:p>88714.873743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11636363636">
                <text:p>2.11636363636</text:p>
              </table:table-cell>
              <table:table-cell office:value-type="float" office:value="88920.6550485">
                <text:p>88920.65504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118">
                <text:p>2.118</text:p>
              </table:table-cell>
              <table:table-cell office:value-type="float" office:value="89037.3760852">
                <text:p>89037.37608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1963636364">
                <text:p>2.11963636364</text:p>
              </table:table-cell>
              <table:table-cell office:value-type="float" office:value="89312.866205">
                <text:p>89312.86620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12127272727">
                <text:p>2.12127272727</text:p>
              </table:table-cell>
              <table:table-cell office:value-type="float" office:value="89636.0459015">
                <text:p>89636.04590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2290909091">
                <text:p>2.12290909091</text:p>
              </table:table-cell>
              <table:table-cell office:value-type="float" office:value="89534.4420313">
                <text:p>89534.44203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12454545455">
                <text:p>2.12454545455</text:p>
              </table:table-cell>
              <table:table-cell office:value-type="float" office:value="88904.2378317">
                <text:p>88904.23783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25">
                <text:p>2.125</text:p>
              </table:table-cell>
              <table:table-cell office:value-type="float" office:value="88379.7465965">
                <text:p>88379.746596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12663636364">
                <text:p>2.12663636364</text:p>
              </table:table-cell>
              <table:table-cell office:value-type="float" office:value="87427.5315605">
                <text:p>87427.531560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2827272727">
                <text:p>2.12827272727</text:p>
              </table:table-cell>
              <table:table-cell office:value-type="float" office:value="86646.5110565">
                <text:p>86646.511056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2990909091">
                <text:p>2.12990909091</text:p>
              </table:table-cell>
              <table:table-cell office:value-type="float" office:value="86476.1790265">
                <text:p>86476.179026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13154545455">
                <text:p>2.13154545455</text:p>
              </table:table-cell>
              <table:table-cell office:value-type="float" office:value="86812.99411">
                <text:p>86812.994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13318181818">
                <text:p>2.13318181818</text:p>
              </table:table-cell>
              <table:table-cell office:value-type="float" office:value="87207.0558537">
                <text:p>87207.055853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13481818182">
                <text:p>2.13481818182</text:p>
              </table:table-cell>
              <table:table-cell office:value-type="float" office:value="87522.4148913">
                <text:p>87522.414891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13645454545">
                <text:p>2.13645454545</text:p>
              </table:table-cell>
              <table:table-cell office:value-type="float" office:value="87723.556464">
                <text:p>87723.55646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13809090909">
                <text:p>2.13809090909</text:p>
              </table:table-cell>
              <table:table-cell office:value-type="float" office:value="87769.25803">
                <text:p>87769.2580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13972727273">
                <text:p>2.13972727273</text:p>
              </table:table-cell>
              <table:table-cell office:value-type="float" office:value="87624.816874">
                <text:p>87624.81687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14136363636">
                <text:p>2.14136363636</text:p>
              </table:table-cell>
              <table:table-cell office:value-type="float" office:value="87323.6471054">
                <text:p>87323.647105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143">
                <text:p>2.143</text:p>
              </table:table-cell>
              <table:table-cell office:value-type="float" office:value="86672.6824135">
                <text:p>86672.682413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14463636364">
                <text:p>2.14463636364</text:p>
              </table:table-cell>
              <table:table-cell office:value-type="float" office:value="86038.0216544">
                <text:p>86038.021654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4627272727">
                <text:p>2.14627272727</text:p>
              </table:table-cell>
              <table:table-cell office:value-type="float" office:value="85671.5906336">
                <text:p>85671.590633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14790909091">
                <text:p>2.14790909091</text:p>
              </table:table-cell>
              <table:table-cell office:value-type="float" office:value="85581.5717901">
                <text:p>85581.571790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4954545455">
                <text:p>2.14954545455</text:p>
              </table:table-cell>
              <table:table-cell office:value-type="float" office:value="85781.6240655">
                <text:p>85781.62406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15">
                <text:p>2.15</text:p>
              </table:table-cell>
              <table:table-cell office:value-type="float" office:value="85749.0231031">
                <text:p>85749.02310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15163636364">
                <text:p>2.15163636364</text:p>
              </table:table-cell>
              <table:table-cell office:value-type="float" office:value="86831.9715958">
                <text:p>86831.971595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15327272727">
                <text:p>2.15327272727</text:p>
              </table:table-cell>
              <table:table-cell office:value-type="float" office:value="88711.329085">
                <text:p>88711.32908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15490909091">
                <text:p>2.15490909091</text:p>
              </table:table-cell>
              <table:table-cell office:value-type="float" office:value="90910.9036373">
                <text:p>90910.903637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15654545455">
                <text:p>2.15654545455</text:p>
              </table:table-cell>
              <table:table-cell office:value-type="float" office:value="91956.5746987">
                <text:p>91956.574698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15818181818">
                <text:p>2.15818181818</text:p>
              </table:table-cell>
              <table:table-cell office:value-type="float" office:value="91032.5403224">
                <text:p>91032.540322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15981818182">
                <text:p>2.15981818182</text:p>
              </table:table-cell>
              <table:table-cell office:value-type="float" office:value="89842.4749206">
                <text:p>89842.47492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16145454545">
                <text:p>2.16145454545</text:p>
              </table:table-cell>
              <table:table-cell office:value-type="float" office:value="89515.3290121">
                <text:p>89515.329012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16309090909">
                <text:p>2.16309090909</text:p>
              </table:table-cell>
              <table:table-cell office:value-type="float" office:value="89784.6865149">
                <text:p>89784.686514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16472727273">
                <text:p>2.16472727273</text:p>
              </table:table-cell>
              <table:table-cell office:value-type="float" office:value="90396.8618269">
                <text:p>90396.861826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16636363636">
                <text:p>2.16636363636</text:p>
              </table:table-cell>
              <table:table-cell office:value-type="float" office:value="91007.0420811">
                <text:p>91007.042081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168">
                <text:p>2.168</text:p>
              </table:table-cell>
              <table:table-cell office:value-type="float" office:value="91441.4487633">
                <text:p>91441.44876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6963636364">
                <text:p>2.16963636364</text:p>
              </table:table-cell>
              <table:table-cell office:value-type="float" office:value="91230.0344058">
                <text:p>91230.03440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17127272727">
                <text:p>2.17127272727</text:p>
              </table:table-cell>
              <table:table-cell office:value-type="float" office:value="90621.8154147">
                <text:p>90621.815414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17290909091">
                <text:p>2.17290909091</text:p>
              </table:table-cell>
              <table:table-cell office:value-type="float" office:value="89840.4583648">
                <text:p>89840.458364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17454545455">
                <text:p>2.17454545455</text:p>
              </table:table-cell>
              <table:table-cell office:value-type="float" office:value="89449.2047616">
                <text:p>89449.204761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175">
                <text:p>2.175</text:p>
              </table:table-cell>
              <table:table-cell office:value-type="float" office:value="89061.9566214">
                <text:p>89061.95662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17663636364">
                <text:p>2.17663636364</text:p>
              </table:table-cell>
              <table:table-cell office:value-type="float" office:value="89511.7618394">
                <text:p>89511.76183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17827272727">
                <text:p>2.17827272727</text:p>
              </table:table-cell>
              <table:table-cell office:value-type="float" office:value="90468.6557175">
                <text:p>90468.655717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17990909091">
                <text:p>2.17990909091</text:p>
              </table:table-cell>
              <table:table-cell office:value-type="float" office:value="91161.9461663">
                <text:p>91161.946166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18154545455">
                <text:p>2.18154545455</text:p>
              </table:table-cell>
              <table:table-cell office:value-type="float" office:value="91912.9215519">
                <text:p>91912.921551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18318181818">
                <text:p>2.18318181818</text:p>
              </table:table-cell>
              <table:table-cell office:value-type="float" office:value="92521.3196714">
                <text:p>92521.31967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18481818182">
                <text:p>2.18481818182</text:p>
              </table:table-cell>
              <table:table-cell office:value-type="float" office:value="92696.2116456">
                <text:p>92696.211645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18645454545">
                <text:p>2.18645454545</text:p>
              </table:table-cell>
              <table:table-cell office:value-type="float" office:value="92065.5060748">
                <text:p>92065.506074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18809090909">
                <text:p>2.18809090909</text:p>
              </table:table-cell>
              <table:table-cell office:value-type="float" office:value="91359.9334041">
                <text:p>91359.93340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18972727273">
                <text:p>2.18972727273</text:p>
              </table:table-cell>
              <table:table-cell office:value-type="float" office:value="90976.2119598">
                <text:p>90976.211959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19136363636">
                <text:p>2.19136363636</text:p>
              </table:table-cell>
              <table:table-cell office:value-type="float" office:value="91324.4060617">
                <text:p>91324.406061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193">
                <text:p>2.193</text:p>
              </table:table-cell>
              <table:table-cell office:value-type="float" office:value="93347.3455606">
                <text:p>93347.345560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19463636364">
                <text:p>2.19463636364</text:p>
              </table:table-cell>
              <table:table-cell office:value-type="float" office:value="98291.5738917">
                <text:p>98291.573891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19627272727">
                <text:p>2.19627272727</text:p>
              </table:table-cell>
              <table:table-cell office:value-type="float" office:value="106449.457384">
                <text:p>106449.45738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19790909091">
                <text:p>2.19790909091</text:p>
              </table:table-cell>
              <table:table-cell office:value-type="float" office:value="117446.32571">
                <text:p>117446.3257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19954545455">
                <text:p>2.19954545455</text:p>
              </table:table-cell>
              <table:table-cell office:value-type="float" office:value="128931.877816">
                <text:p>128931.87781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2">
                <text:p>2.2</text:p>
              </table:table-cell>
              <table:table-cell office:value-type="float" office:value="129679.689253">
                <text:p>129679.6892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20163636364">
                <text:p>2.20163636364</text:p>
              </table:table-cell>
              <table:table-cell office:value-type="float" office:value="137470.108662">
                <text:p>137470.10866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20327272727">
                <text:p>2.20327272727</text:p>
              </table:table-cell>
              <table:table-cell office:value-type="float" office:value="140517.672892">
                <text:p>140517.67289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20490909091">
                <text:p>2.20490909091</text:p>
              </table:table-cell>
              <table:table-cell office:value-type="float" office:value="138144.52773">
                <text:p>138144.5277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20654545455">
                <text:p>2.20654545455</text:p>
              </table:table-cell>
              <table:table-cell office:value-type="float" office:value="136305.076368">
                <text:p>136305.07636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20818181818">
                <text:p>2.20818181818</text:p>
              </table:table-cell>
              <table:table-cell office:value-type="float" office:value="133847.191074">
                <text:p>133847.19107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20981818182">
                <text:p>2.20981818182</text:p>
              </table:table-cell>
              <table:table-cell office:value-type="float" office:value="131845.297758">
                <text:p>131845.29775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21145454545">
                <text:p>2.21145454545</text:p>
              </table:table-cell>
              <table:table-cell office:value-type="float" office:value="130042.410543">
                <text:p>130042.4105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21309090909">
                <text:p>2.21309090909</text:p>
              </table:table-cell>
              <table:table-cell office:value-type="float" office:value="128389.182019">
                <text:p>128389.18201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21472727273">
                <text:p>2.21472727273</text:p>
              </table:table-cell>
              <table:table-cell office:value-type="float" office:value="126817.402605">
                <text:p>126817.40260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21636363636">
                <text:p>2.21636363636</text:p>
              </table:table-cell>
              <table:table-cell office:value-type="float" office:value="125240.002849">
                <text:p>125240.00284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218">
                <text:p>2.218</text:p>
              </table:table-cell>
              <table:table-cell office:value-type="float" office:value="123759.447985">
                <text:p>123759.44798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21963636364">
                <text:p>2.21963636364</text:p>
              </table:table-cell>
              <table:table-cell office:value-type="float" office:value="122257.601705">
                <text:p>122257.6017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22127272727">
                <text:p>2.22127272727</text:p>
              </table:table-cell>
              <table:table-cell office:value-type="float" office:value="120912.153306">
                <text:p>120912.15330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22290909091">
                <text:p>2.22290909091</text:p>
              </table:table-cell>
              <table:table-cell office:value-type="float" office:value="119422.963433">
                <text:p>119422.9634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22454545455">
                <text:p>2.22454545455</text:p>
              </table:table-cell>
              <table:table-cell office:value-type="float" office:value="117952.369649">
                <text:p>117952.36964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225">
                <text:p>2.225</text:p>
              </table:table-cell>
              <table:table-cell office:value-type="float" office:value="117007.719096">
                <text:p>117007.71909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22663636364">
                <text:p>2.22663636364</text:p>
              </table:table-cell>
              <table:table-cell office:value-type="float" office:value="115544.371174">
                <text:p>115544.37117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22827272727">
                <text:p>2.22827272727</text:p>
              </table:table-cell>
              <table:table-cell office:value-type="float" office:value="114354.183429">
                <text:p>114354.18342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22990909091">
                <text:p>2.22990909091</text:p>
              </table:table-cell>
              <table:table-cell office:value-type="float" office:value="113318.047789">
                <text:p>113318.0477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23154545455">
                <text:p>2.23154545455</text:p>
              </table:table-cell>
              <table:table-cell office:value-type="float" office:value="112462.258687">
                <text:p>112462.2586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23318181818">
                <text:p>2.23318181818</text:p>
              </table:table-cell>
              <table:table-cell office:value-type="float" office:value="111542.121816">
                <text:p>111542.12181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23481818182">
                <text:p>2.23481818182</text:p>
              </table:table-cell>
              <table:table-cell office:value-type="float" office:value="110612.560303">
                <text:p>110612.56030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23645454545">
                <text:p>2.23645454545</text:p>
              </table:table-cell>
              <table:table-cell office:value-type="float" office:value="109534.460267">
                <text:p>109534.46026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23809090909">
                <text:p>2.23809090909</text:p>
              </table:table-cell>
              <table:table-cell office:value-type="float" office:value="108461.00401">
                <text:p>108461.0040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23972727273">
                <text:p>2.23972727273</text:p>
              </table:table-cell>
              <table:table-cell office:value-type="float" office:value="107330.43591">
                <text:p>107330.4359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24136363636">
                <text:p>2.24136363636</text:p>
              </table:table-cell>
              <table:table-cell office:value-type="float" office:value="106319.491052">
                <text:p>106319.4910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43">
                <text:p>2.243</text:p>
              </table:table-cell>
              <table:table-cell office:value-type="float" office:value="105359.63915">
                <text:p>105359.639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24463636364">
                <text:p>2.24463636364</text:p>
              </table:table-cell>
              <table:table-cell office:value-type="float" office:value="104534.84977">
                <text:p>104534.8497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4627272727">
                <text:p>2.24627272727</text:p>
              </table:table-cell>
              <table:table-cell office:value-type="float" office:value="103708.553773">
                <text:p>103708.55377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24790909091">
                <text:p>2.24790909091</text:p>
              </table:table-cell>
              <table:table-cell office:value-type="float" office:value="102943.994639">
                <text:p>102943.99463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24954545455">
                <text:p>2.24954545455</text:p>
              </table:table-cell>
              <table:table-cell office:value-type="float" office:value="102123.417307">
                <text:p>102123.41730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25">
                <text:p>2.25</text:p>
              </table:table-cell>
              <table:table-cell office:value-type="float" office:value="101632.423445">
                <text:p>101632.42344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25163636364">
                <text:p>2.25163636364</text:p>
              </table:table-cell>
              <table:table-cell office:value-type="float" office:value="100855.332292">
                <text:p>100855.3322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25327272727">
                <text:p>2.25327272727</text:p>
              </table:table-cell>
              <table:table-cell office:value-type="float" office:value="77249.8997575">
                <text:p>77249.899757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25490909091">
                <text:p>2.25490909091</text:p>
              </table:table-cell>
              <table:table-cell office:value-type="float" office:value="85356.1996747">
                <text:p>85356.199674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25654545455">
                <text:p>2.25654545455</text:p>
              </table:table-cell>
              <table:table-cell office:value-type="float" office:value="87294.7919234">
                <text:p>87294.791923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25818181818">
                <text:p>2.25818181818</text:p>
              </table:table-cell>
              <table:table-cell office:value-type="float" office:value="86651.2790026">
                <text:p>86651.27900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25981818182">
                <text:p>2.25981818182</text:p>
              </table:table-cell>
              <table:table-cell office:value-type="float" office:value="87533.1214656">
                <text:p>87533.12146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26145454545">
                <text:p>2.26145454545</text:p>
              </table:table-cell>
              <table:table-cell office:value-type="float" office:value="90437.4570121">
                <text:p>90437.457012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26309090909">
                <text:p>2.26309090909</text:p>
              </table:table-cell>
              <table:table-cell office:value-type="float" office:value="92917.8906462">
                <text:p>92917.890646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26472727273">
                <text:p>2.26472727273</text:p>
              </table:table-cell>
              <table:table-cell office:value-type="float" office:value="92959.5381816">
                <text:p>92959.538181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26636363636">
                <text:p>2.26636363636</text:p>
              </table:table-cell>
              <table:table-cell office:value-type="float" office:value="90453.0421957">
                <text:p>90453.04219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268">
                <text:p>2.268</text:p>
              </table:table-cell>
              <table:table-cell office:value-type="float" office:value="88184.9209032">
                <text:p>88184.92090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26963636364">
                <text:p>2.26963636364</text:p>
              </table:table-cell>
              <table:table-cell office:value-type="float" office:value="88404.3654022">
                <text:p>88404.365402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27127272727">
                <text:p>2.27127272727</text:p>
              </table:table-cell>
              <table:table-cell office:value-type="float" office:value="90310.848707">
                <text:p>90310.8487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27290909091">
                <text:p>2.27290909091</text:p>
              </table:table-cell>
              <table:table-cell office:value-type="float" office:value="90917.211249">
                <text:p>90917.21124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27454545455">
                <text:p>2.27454545455</text:p>
              </table:table-cell>
              <table:table-cell office:value-type="float" office:value="88773.2973009">
                <text:p>88773.29730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275">
                <text:p>2.275</text:p>
              </table:table-cell>
              <table:table-cell office:value-type="float" office:value="87403.0990806">
                <text:p>87403.09908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27663636364">
                <text:p>2.27663636364</text:p>
              </table:table-cell>
              <table:table-cell office:value-type="float" office:value="84599.2207121">
                <text:p>84599.220712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27827272727">
                <text:p>2.27827272727</text:p>
              </table:table-cell>
              <table:table-cell office:value-type="float" office:value="84185.8420768">
                <text:p>84185.84207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27990909091">
                <text:p>2.27990909091</text:p>
              </table:table-cell>
              <table:table-cell office:value-type="float" office:value="86218.2110372">
                <text:p>86218.21103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28154545455">
                <text:p>2.28154545455</text:p>
              </table:table-cell>
              <table:table-cell office:value-type="float" office:value="88431.1694287">
                <text:p>88431.169428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28318181818">
                <text:p>2.28318181818</text:p>
              </table:table-cell>
              <table:table-cell office:value-type="float" office:value="89080.0624644">
                <text:p>89080.06246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28481818182">
                <text:p>2.28481818182</text:p>
              </table:table-cell>
              <table:table-cell office:value-type="float" office:value="89110.4501744">
                <text:p>89110.450174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28645454545">
                <text:p>2.28645454545</text:p>
              </table:table-cell>
              <table:table-cell office:value-type="float" office:value="91296.7724457">
                <text:p>91296.772445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28809090909">
                <text:p>2.28809090909</text:p>
              </table:table-cell>
              <table:table-cell office:value-type="float" office:value="96702.5151825">
                <text:p>96702.51518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28972727273">
                <text:p>2.28972727273</text:p>
              </table:table-cell>
              <table:table-cell office:value-type="float" office:value="102147.515218">
                <text:p>102147.51521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29136363636">
                <text:p>2.29136363636</text:p>
              </table:table-cell>
              <table:table-cell office:value-type="float" office:value="102463.669705">
                <text:p>102463.6697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293">
                <text:p>2.293</text:p>
              </table:table-cell>
              <table:table-cell office:value-type="float" office:value="96651.8109376">
                <text:p>96651.81093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29463636364">
                <text:p>2.29463636364</text:p>
              </table:table-cell>
              <table:table-cell office:value-type="float" office:value="89948.1647629">
                <text:p>89948.16476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29627272727">
                <text:p>2.29627272727</text:p>
              </table:table-cell>
              <table:table-cell office:value-type="float" office:value="87169.3511399">
                <text:p>87169.351139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29790909091">
                <text:p>2.29790909091</text:p>
              </table:table-cell>
              <table:table-cell office:value-type="float" office:value="88389.7946502">
                <text:p>88389.794650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29954545455">
                <text:p>2.29954545455</text:p>
              </table:table-cell>
              <table:table-cell office:value-type="float" office:value="89268.0418168">
                <text:p>89268.041816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3">
                <text:p>2.3</text:p>
              </table:table-cell>
              <table:table-cell office:value-type="float" office:value="88395.3714332">
                <text:p>88395.37143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30163636364">
                <text:p>2.30163636364</text:p>
              </table:table-cell>
              <table:table-cell office:value-type="float" office:value="84634.2158137">
                <text:p>84634.215813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30327272727">
                <text:p>2.30327272727</text:p>
              </table:table-cell>
              <table:table-cell office:value-type="float" office:value="81075.8942104">
                <text:p>81075.8942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30490909091">
                <text:p>2.30490909091</text:p>
              </table:table-cell>
              <table:table-cell office:value-type="float" office:value="81924.5448515">
                <text:p>81924.544851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30654545455">
                <text:p>2.30654545455</text:p>
              </table:table-cell>
              <table:table-cell office:value-type="float" office:value="85116.757021">
                <text:p>85116.75702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30818181818">
                <text:p>2.30818181818</text:p>
              </table:table-cell>
              <table:table-cell office:value-type="float" office:value="84648.2710473">
                <text:p>84648.271047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30981818182">
                <text:p>2.30981818182</text:p>
              </table:table-cell>
              <table:table-cell office:value-type="float" office:value="77635.7648028">
                <text:p>77635.76480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31145454545">
                <text:p>2.31145454545</text:p>
              </table:table-cell>
              <table:table-cell office:value-type="float" office:value="69650.3992793">
                <text:p>69650.39927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31309090909">
                <text:p>2.31309090909</text:p>
              </table:table-cell>
              <table:table-cell office:value-type="float" office:value="71875.7644324">
                <text:p>71875.764432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31472727273">
                <text:p>2.31472727273</text:p>
              </table:table-cell>
              <table:table-cell office:value-type="float" office:value="82641.47481">
                <text:p>82641.4748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31636363636">
                <text:p>2.31636363636</text:p>
              </table:table-cell>
              <table:table-cell office:value-type="float" office:value="88444.1610224">
                <text:p>88444.161022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318">
                <text:p>2.318</text:p>
              </table:table-cell>
              <table:table-cell office:value-type="float" office:value="86689.9464052">
                <text:p>86689.946405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1963636364">
                <text:p>2.31963636364</text:p>
              </table:table-cell>
              <table:table-cell office:value-type="float" office:value="86024.7279465">
                <text:p>86024.727946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32127272727">
                <text:p>2.32127272727</text:p>
              </table:table-cell>
              <table:table-cell office:value-type="float" office:value="91112.390482">
                <text:p>91112.39048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32290909091">
                <text:p>2.32290909091</text:p>
              </table:table-cell>
              <table:table-cell office:value-type="float" office:value="100087.726004">
                <text:p>100087.72600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32454545455">
                <text:p>2.32454545455</text:p>
              </table:table-cell>
              <table:table-cell office:value-type="float" office:value="99851.6828839">
                <text:p>99851.68288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25">
                <text:p>2.325</text:p>
              </table:table-cell>
              <table:table-cell office:value-type="float" office:value="96816.6275438">
                <text:p>96816.627543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32663636364">
                <text:p>2.32663636364</text:p>
              </table:table-cell>
              <table:table-cell office:value-type="float" office:value="83983.2479326">
                <text:p>83983.247932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32827272727">
                <text:p>2.32827272727</text:p>
              </table:table-cell>
              <table:table-cell office:value-type="float" office:value="73708.8832631">
                <text:p>73708.883263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32990909091">
                <text:p>2.32990909091</text:p>
              </table:table-cell>
              <table:table-cell office:value-type="float" office:value="74071.7910721">
                <text:p>74071.791072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33154545455">
                <text:p>2.33154545455</text:p>
              </table:table-cell>
              <table:table-cell office:value-type="float" office:value="85081.1865967">
                <text:p>85081.186596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33318181818">
                <text:p>2.33318181818</text:p>
              </table:table-cell>
              <table:table-cell office:value-type="float" office:value="93299.6423786">
                <text:p>93299.642378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33481818182">
                <text:p>2.33481818182</text:p>
              </table:table-cell>
              <table:table-cell office:value-type="float" office:value="89190.2351494">
                <text:p>89190.235149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33645454545">
                <text:p>2.33645454545</text:p>
              </table:table-cell>
              <table:table-cell office:value-type="float" office:value="79253.2154811">
                <text:p>79253.21548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.33809090909">
                <text:p>2.33809090909</text:p>
              </table:table-cell>
              <table:table-cell office:value-type="float" office:value="76747.0232885">
                <text:p>76747.023288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33972727273">
                <text:p>2.33972727273</text:p>
              </table:table-cell>
              <table:table-cell office:value-type="float" office:value="81881.4469305">
                <text:p>81881.446930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.34136363636">
                <text:p>2.34136363636</text:p>
              </table:table-cell>
              <table:table-cell office:value-type="float" office:value="85724.7181563">
                <text:p>85724.718156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.343">
                <text:p>2.343</text:p>
              </table:table-cell>
              <table:table-cell office:value-type="float" office:value="84824.3589366">
                <text:p>84824.35893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34463636364">
                <text:p>2.34463636364</text:p>
              </table:table-cell>
              <table:table-cell office:value-type="float" office:value="82593.2193671">
                <text:p>82593.219367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34627272727">
                <text:p>2.34627272727</text:p>
              </table:table-cell>
              <table:table-cell office:value-type="float" office:value="81948.16649">
                <text:p>81948.1664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34790909091">
                <text:p>2.34790909091</text:p>
              </table:table-cell>
              <table:table-cell office:value-type="float" office:value="82106.7512733">
                <text:p>82106.75127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34954545455">
                <text:p>2.34954545455</text:p>
              </table:table-cell>
              <table:table-cell office:value-type="float" office:value="81747.4538643">
                <text:p>81747.45386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35">
                <text:p>2.35</text:p>
              </table:table-cell>
              <table:table-cell office:value-type="float" office:value="81127.4693753">
                <text:p>81127.469375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35163636364">
                <text:p>2.35163636364</text:p>
              </table:table-cell>
              <table:table-cell office:value-type="float" office:value="80295.5748652">
                <text:p>80295.57486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35327272727">
                <text:p>2.35327272727</text:p>
              </table:table-cell>
              <table:table-cell office:value-type="float" office:value="80184.1919087">
                <text:p>80184.191908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35490909091">
                <text:p>2.35490909091</text:p>
              </table:table-cell>
              <table:table-cell office:value-type="float" office:value="80757.1171086">
                <text:p>80757.117108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35654545455">
                <text:p>2.35654545455</text:p>
              </table:table-cell>
              <table:table-cell office:value-type="float" office:value="81463.2581137">
                <text:p>81463.258113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35818181818">
                <text:p>2.35818181818</text:p>
              </table:table-cell>
              <table:table-cell office:value-type="float" office:value="81890.5668584">
                <text:p>81890.566858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35981818182">
                <text:p>2.35981818182</text:p>
              </table:table-cell>
              <table:table-cell office:value-type="float" office:value="82319.8785455">
                <text:p>82319.87854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.36145454545">
                <text:p>2.36145454545</text:p>
              </table:table-cell>
              <table:table-cell office:value-type="float" office:value="83164.2616063">
                <text:p>83164.261606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36309090909">
                <text:p>2.36309090909</text:p>
              </table:table-cell>
              <table:table-cell office:value-type="float" office:value="84148.9673922">
                <text:p>84148.96739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36472727273">
                <text:p>2.36472727273</text:p>
              </table:table-cell>
              <table:table-cell office:value-type="float" office:value="84597.7758459">
                <text:p>84597.775845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36636363636">
                <text:p>2.36636363636</text:p>
              </table:table-cell>
              <table:table-cell office:value-type="float" office:value="84226.9401787">
                <text:p>84226.940178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.368">
                <text:p>2.368</text:p>
              </table:table-cell>
              <table:table-cell office:value-type="float" office:value="83538.7554645">
                <text:p>83538.755464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36963636364">
                <text:p>2.36963636364</text:p>
              </table:table-cell>
              <table:table-cell office:value-type="float" office:value="83303.1254187">
                <text:p>83303.125418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.37127272727">
                <text:p>2.37127272727</text:p>
              </table:table-cell>
              <table:table-cell office:value-type="float" office:value="83790.7689316">
                <text:p>83790.768931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37290909091">
                <text:p>2.37290909091</text:p>
              </table:table-cell>
              <table:table-cell office:value-type="float" office:value="84194.1733256">
                <text:p>84194.173325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37454545455">
                <text:p>2.37454545455</text:p>
              </table:table-cell>
              <table:table-cell office:value-type="float" office:value="83646.0548244">
                <text:p>83646.054824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375">
                <text:p>2.375</text:p>
              </table:table-cell>
              <table:table-cell office:value-type="float" office:value="83028.6485413">
                <text:p>83028.648541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.37663636364">
                <text:p>2.37663636364</text:p>
              </table:table-cell>
              <table:table-cell office:value-type="float" office:value="81877.6815289">
                <text:p>81877.681528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37827272727">
                <text:p>2.37827272727</text:p>
              </table:table-cell>
              <table:table-cell office:value-type="float" office:value="81078.5562041">
                <text:p>81078.556204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.37990909091">
                <text:p>2.37990909091</text:p>
              </table:table-cell>
              <table:table-cell office:value-type="float" office:value="81204.175051">
                <text:p>81204.17505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38154545455">
                <text:p>2.38154545455</text:p>
              </table:table-cell>
              <table:table-cell office:value-type="float" office:value="81970.7389839">
                <text:p>81970.738983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38318181818">
                <text:p>2.38318181818</text:p>
              </table:table-cell>
              <table:table-cell office:value-type="float" office:value="82617.3388999">
                <text:p>82617.338899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38481818182">
                <text:p>2.38481818182</text:p>
              </table:table-cell>
              <table:table-cell office:value-type="float" office:value="82970.7824627">
                <text:p>82970.782462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.38645454545">
                <text:p>2.38645454545</text:p>
              </table:table-cell>
              <table:table-cell office:value-type="float" office:value="83266.9095529">
                <text:p>83266.909552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.38809090909">
                <text:p>2.38809090909</text:p>
              </table:table-cell>
              <table:table-cell office:value-type="float" office:value="83645.7793195">
                <text:p>83645.779319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38972727273">
                <text:p>2.38972727273</text:p>
              </table:table-cell>
              <table:table-cell office:value-type="float" office:value="83845.4885464">
                <text:p>83845.48854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39136363636">
                <text:p>2.39136363636</text:p>
              </table:table-cell>
              <table:table-cell office:value-type="float" office:value="83414.8442111">
                <text:p>83414.844211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393">
                <text:p>2.393</text:p>
              </table:table-cell>
              <table:table-cell office:value-type="float" office:value="82331.9904881">
                <text:p>82331.990488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39463636364">
                <text:p>2.39463636364</text:p>
              </table:table-cell>
              <table:table-cell office:value-type="float" office:value="81056.3593096">
                <text:p>81056.359309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.39627272727">
                <text:p>2.39627272727</text:p>
              </table:table-cell>
              <table:table-cell office:value-type="float" office:value="80322.8283236">
                <text:p>80322.828323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39790909091">
                <text:p>2.39790909091</text:p>
              </table:table-cell>
              <table:table-cell office:value-type="float" office:value="80415.8146367">
                <text:p>80415.81463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39954545455">
                <text:p>2.39954545455</text:p>
              </table:table-cell>
              <table:table-cell office:value-type="float" office:value="80947.6225095">
                <text:p>80947.622509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4">
                <text:p>2.4</text:p>
              </table:table-cell>
              <table:table-cell office:value-type="float" office:value="80777.6621157">
                <text:p>80777.662115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40163636364">
                <text:p>2.40163636364</text:p>
              </table:table-cell>
              <table:table-cell office:value-type="float" office:value="81374.076368">
                <text:p>81374.0763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40327272727">
                <text:p>2.40327272727</text:p>
              </table:table-cell>
              <table:table-cell office:value-type="float" office:value="81997.7343668">
                <text:p>81997.734366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40490909091">
                <text:p>2.40490909091</text:p>
              </table:table-cell>
              <table:table-cell office:value-type="float" office:value="82703.4809469">
                <text:p>82703.48094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40654545455">
                <text:p>2.40654545455</text:p>
              </table:table-cell>
              <table:table-cell office:value-type="float" office:value="83248.1587677">
                <text:p>83248.158767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40818181818">
                <text:p>2.40818181818</text:p>
              </table:table-cell>
              <table:table-cell office:value-type="float" office:value="83269.4047359">
                <text:p>83269.404735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40981818182">
                <text:p>2.40981818182</text:p>
              </table:table-cell>
              <table:table-cell office:value-type="float" office:value="82597.6146731">
                <text:p>82597.614673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41145454545">
                <text:p>2.41145454545</text:p>
              </table:table-cell>
              <table:table-cell office:value-type="float" office:value="81923.4200984">
                <text:p>81923.420098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41309090909">
                <text:p>2.41309090909</text:p>
              </table:table-cell>
              <table:table-cell office:value-type="float" office:value="81980.2596766">
                <text:p>81980.259676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41472727273">
                <text:p>2.41472727273</text:p>
              </table:table-cell>
              <table:table-cell office:value-type="float" office:value="82785.0829365">
                <text:p>82785.082936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41636363636">
                <text:p>2.41636363636</text:p>
              </table:table-cell>
              <table:table-cell office:value-type="float" office:value="83550.0565068">
                <text:p>83550.056506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418">
                <text:p>2.418</text:p>
              </table:table-cell>
              <table:table-cell office:value-type="float" office:value="83436.574499">
                <text:p>83436.57449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41963636364">
                <text:p>2.41963636364</text:p>
              </table:table-cell>
              <table:table-cell office:value-type="float" office:value="82570.2524679">
                <text:p>82570.25246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42127272727">
                <text:p>2.42127272727</text:p>
              </table:table-cell>
              <table:table-cell office:value-type="float" office:value="81889.5700615">
                <text:p>81889.570061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42290909091">
                <text:p>2.42290909091</text:p>
              </table:table-cell>
              <table:table-cell office:value-type="float" office:value="82358.8167455">
                <text:p>82358.816745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42454545455">
                <text:p>2.42454545455</text:p>
              </table:table-cell>
              <table:table-cell office:value-type="float" office:value="83963.2261883">
                <text:p>83963.226188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425">
                <text:p>2.425</text:p>
              </table:table-cell>
              <table:table-cell office:value-type="float" office:value="84056.5138858">
                <text:p>84056.513885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42663636364">
                <text:p>2.42663636364</text:p>
              </table:table-cell>
              <table:table-cell office:value-type="float" office:value="85389.6830692">
                <text:p>85389.683069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42827272727">
                <text:p>2.42827272727</text:p>
              </table:table-cell>
              <table:table-cell office:value-type="float" office:value="85851.3740861">
                <text:p>85851.374086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42990909091">
                <text:p>2.42990909091</text:p>
              </table:table-cell>
              <table:table-cell office:value-type="float" office:value="85716.5259425">
                <text:p>85716.525942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43154545455">
                <text:p>2.43154545455</text:p>
              </table:table-cell>
              <table:table-cell office:value-type="float" office:value="85993.7685723">
                <text:p>85993.768572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43318181818">
                <text:p>2.43318181818</text:p>
              </table:table-cell>
              <table:table-cell office:value-type="float" office:value="86137.155704">
                <text:p>86137.15570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43481818182">
                <text:p>2.43481818182</text:p>
              </table:table-cell>
              <table:table-cell office:value-type="float" office:value="85223.3407631">
                <text:p>85223.340763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43645454545">
                <text:p>2.43645454545</text:p>
              </table:table-cell>
              <table:table-cell office:value-type="float" office:value="83712.2183555">
                <text:p>83712.21835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3809090909">
                <text:p>2.43809090909</text:p>
              </table:table-cell>
              <table:table-cell office:value-type="float" office:value="83379.0073377">
                <text:p>83379.007337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3972727273">
                <text:p>2.43972727273</text:p>
              </table:table-cell>
              <table:table-cell office:value-type="float" office:value="84342.827368">
                <text:p>84342.82736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44136363636">
                <text:p>2.44136363636</text:p>
              </table:table-cell>
              <table:table-cell office:value-type="float" office:value="85190.638264">
                <text:p>85190.63826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443">
                <text:p>2.443</text:p>
              </table:table-cell>
              <table:table-cell office:value-type="float" office:value="85140.4672965">
                <text:p>85140.467296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44463636364">
                <text:p>2.44463636364</text:p>
              </table:table-cell>
              <table:table-cell office:value-type="float" office:value="84432.4991267">
                <text:p>84432.499126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44627272727">
                <text:p>2.44627272727</text:p>
              </table:table-cell>
              <table:table-cell office:value-type="float" office:value="83542.668649">
                <text:p>83542.66864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44790909091">
                <text:p>2.44790909091</text:p>
              </table:table-cell>
              <table:table-cell office:value-type="float" office:value="84373.1576832">
                <text:p>84373.15768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44954545455">
                <text:p>2.44954545455</text:p>
              </table:table-cell>
              <table:table-cell office:value-type="float" office:value="87054.4974304">
                <text:p>87054.497430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45">
                <text:p>2.45</text:p>
              </table:table-cell>
              <table:table-cell office:value-type="float" office:value="88099.434262">
                <text:p>88099.43426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45163636364">
                <text:p>2.45163636364</text:p>
              </table:table-cell>
              <table:table-cell office:value-type="float" office:value="93594.7705236">
                <text:p>93594.770523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45327272727">
                <text:p>2.45327272727</text:p>
              </table:table-cell>
              <table:table-cell office:value-type="float" office:value="102693.501188">
                <text:p>102693.50118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45490909091">
                <text:p>2.45490909091</text:p>
              </table:table-cell>
              <table:table-cell office:value-type="float" office:value="116389.081751">
                <text:p>116389.08175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45654545455">
                <text:p>2.45654545455</text:p>
              </table:table-cell>
              <table:table-cell office:value-type="float" office:value="118058.621528">
                <text:p>118058.62152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45818181818">
                <text:p>2.45818181818</text:p>
              </table:table-cell>
              <table:table-cell office:value-type="float" office:value="115866.012066">
                <text:p>115866.01206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45981818182">
                <text:p>2.45981818182</text:p>
              </table:table-cell>
              <table:table-cell office:value-type="float" office:value="113593.364231">
                <text:p>113593.36423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46145454545">
                <text:p>2.46145454545</text:p>
              </table:table-cell>
              <table:table-cell office:value-type="float" office:value="111469.962092">
                <text:p>111469.9620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46309090909">
                <text:p>2.46309090909</text:p>
              </table:table-cell>
              <table:table-cell office:value-type="float" office:value="109630.946646">
                <text:p>109630.94664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46472727273">
                <text:p>2.46472727273</text:p>
              </table:table-cell>
              <table:table-cell office:value-type="float" office:value="108111.165087">
                <text:p>108111.16508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46636363636">
                <text:p>2.46636363636</text:p>
              </table:table-cell>
              <table:table-cell office:value-type="float" office:value="106850.972523">
                <text:p>106850.97252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468">
                <text:p>2.468</text:p>
              </table:table-cell>
              <table:table-cell office:value-type="float" office:value="105477.041299">
                <text:p>105477.04129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46963636364">
                <text:p>2.46963636364</text:p>
              </table:table-cell>
              <table:table-cell office:value-type="float" office:value="104196.953474">
                <text:p>104196.95347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47127272727">
                <text:p>2.47127272727</text:p>
              </table:table-cell>
              <table:table-cell office:value-type="float" office:value="102920.987132">
                <text:p>102920.9871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47290909091">
                <text:p>2.47290909091</text:p>
              </table:table-cell>
              <table:table-cell office:value-type="float" office:value="101879.058673">
                <text:p>101879.05867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47454545455">
                <text:p>2.47454545455</text:p>
              </table:table-cell>
              <table:table-cell office:value-type="float" office:value="100663.552555">
                <text:p>100663.5525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475">
                <text:p>2.475</text:p>
              </table:table-cell>
              <table:table-cell office:value-type="float" office:value="99948.2404207">
                <text:p>99948.240420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47663636364">
                <text:p>2.47663636364</text:p>
              </table:table-cell>
              <table:table-cell office:value-type="float" office:value="98885.5190105">
                <text:p>98885.519010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47827272727">
                <text:p>2.47827272727</text:p>
              </table:table-cell>
              <table:table-cell office:value-type="float" office:value="97764.36638">
                <text:p>97764.3663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47990909091">
                <text:p>2.47990909091</text:p>
              </table:table-cell>
              <table:table-cell office:value-type="float" office:value="97169.9781509">
                <text:p>97169.978150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48154545455">
                <text:p>2.48154545455</text:p>
              </table:table-cell>
              <table:table-cell office:value-type="float" office:value="96564.6283661">
                <text:p>96564.628366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48318181818">
                <text:p>2.48318181818</text:p>
              </table:table-cell>
              <table:table-cell office:value-type="float" office:value="96104.4361352">
                <text:p>96104.43613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48481818182">
                <text:p>2.48481818182</text:p>
              </table:table-cell>
              <table:table-cell office:value-type="float" office:value="95333.2771912">
                <text:p>95333.277191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48645454545">
                <text:p>2.48645454545</text:p>
              </table:table-cell>
              <table:table-cell office:value-type="float" office:value="94743.331992">
                <text:p>94743.33199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48809090909">
                <text:p>2.48809090909</text:p>
              </table:table-cell>
              <table:table-cell office:value-type="float" office:value="94058.0200909">
                <text:p>94058.020090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48972727273">
                <text:p>2.48972727273</text:p>
              </table:table-cell>
              <table:table-cell office:value-type="float" office:value="93533.0758508">
                <text:p>93533.075850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49136363636">
                <text:p>2.49136363636</text:p>
              </table:table-cell>
              <table:table-cell office:value-type="float" office:value="92854.6364369">
                <text:p>92854.636436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493">
                <text:p>2.493</text:p>
              </table:table-cell>
              <table:table-cell office:value-type="float" office:value="92268.6509668">
                <text:p>92268.650966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49463636364">
                <text:p>2.49463636364</text:p>
              </table:table-cell>
              <table:table-cell office:value-type="float" office:value="91625.6578688">
                <text:p>91625.657868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49627272727">
                <text:p>2.49627272727</text:p>
              </table:table-cell>
              <table:table-cell office:value-type="float" office:value="91153.7401135">
                <text:p>91153.740113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49790909091">
                <text:p>2.49790909091</text:p>
              </table:table-cell>
              <table:table-cell office:value-type="float" office:value="90719.5826012">
                <text:p>90719.582601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49954545455">
                <text:p>2.49954545455</text:p>
              </table:table-cell>
              <table:table-cell office:value-type="float" office:value="90350.7551359">
                <text:p>90350.7551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